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C reading" table:style-name="ta1">
        <office:forms form:automatic-focus="false" form:apply-design-mode="false"/>
        <table:shapes>
          <draw:frame draw:z-index="0" draw:style-name="gr1" draw:text-style-name="P1" svg:width="453.51pt" svg:height="255.09pt" svg:x="318.59pt" svg:y="3753.16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4736443" calcext:value-type="float">
            <text:p>0.124736443</text:p>
          </table:table-cell>
          <table:table-cell office:value-type="float" office:value="0.781224463" calcext:value-type="float">
            <text:p>0.781224463</text:p>
          </table:table-cell>
          <table:table-cell office:value-type="float" office:value="0.687733971" calcext:value-type="float">
            <text:p>0.687733971</text:p>
          </table:table-cell>
          <table:table-cell office:value-type="float" office:value="0.450488979" calcext:value-type="float">
            <text:p>0.450488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6223579" calcext:value-type="float">
            <text:p>0.126223579</text:p>
          </table:table-cell>
          <table:table-cell office:value-type="float" office:value="0.640918689" calcext:value-type="float">
            <text:p>0.640918689</text:p>
          </table:table-cell>
          <table:table-cell office:value-type="float" office:value="0.694760763" calcext:value-type="float">
            <text:p>0.694760763</text:p>
          </table:table-cell>
          <table:table-cell office:value-type="float" office:value="0.557572312" calcext:value-type="float">
            <text:p>0.557572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6886383" calcext:value-type="float">
            <text:p>0.126886383</text:p>
          </table:table-cell>
          <table:table-cell office:value-type="float" office:value="0.805820323" calcext:value-type="float">
            <text:p>0.805820323</text:p>
          </table:table-cell>
          <table:table-cell office:value-type="float" office:value="0.599283647" calcext:value-type="float">
            <text:p>0.599283647</text:p>
          </table:table-cell>
          <table:table-cell office:value-type="float" office:value="0.447062903" calcext:value-type="float">
            <text:p>0.447062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497927" calcext:value-type="float">
            <text:p>0.127497927</text:p>
          </table:table-cell>
          <table:table-cell office:value-type="float" office:value="0.633108095" calcext:value-type="float">
            <text:p>0.633108095</text:p>
          </table:table-cell>
          <table:table-cell office:value-type="float" office:value="0.661376794" calcext:value-type="float">
            <text:p>0.661376794</text:p>
          </table:table-cell>
          <table:table-cell office:value-type="float" office:value="0.572207638" calcext:value-type="float">
            <text:p>0.572207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7489582" calcext:value-type="float">
            <text:p>0.127489582</text:p>
          </table:table-cell>
          <table:table-cell office:value-type="float" office:value="0.806180335" calcext:value-type="float">
            <text:p>0.806180335</text:p>
          </table:table-cell>
          <table:table-cell office:value-type="float" office:value="0.599737835" calcext:value-type="float">
            <text:p>0.599737835</text:p>
          </table:table-cell>
          <table:table-cell office:value-type="float" office:value="0.44540649" calcext:value-type="float">
            <text:p>0.44540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7558723" calcext:value-type="float">
            <text:p>0.127558723</text:p>
          </table:table-cell>
          <table:table-cell office:value-type="float" office:value="0.644686895" calcext:value-type="float">
            <text:p>0.644686895</text:p>
          </table:table-cell>
          <table:table-cell office:value-type="float" office:value="0.606442762" calcext:value-type="float">
            <text:p>0.606442762</text:p>
          </table:table-cell>
          <table:table-cell office:value-type="float" office:value="0.510191382" calcext:value-type="float">
            <text:p>0.5101913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6329675" calcext:value-type="float">
            <text:p>0.126329675</text:p>
          </table:table-cell>
          <table:table-cell office:value-type="float" office:value="0.743656247" calcext:value-type="float">
            <text:p>0.743656247</text:p>
          </table:table-cell>
          <table:table-cell office:value-type="float" office:value="0.742148845" calcext:value-type="float">
            <text:p>0.742148845</text:p>
          </table:table-cell>
          <table:table-cell office:value-type="float" office:value="0.470460709" calcext:value-type="float">
            <text:p>0.470460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7422825" calcext:value-type="float">
            <text:p>0.127422825</text:p>
          </table:table-cell>
          <table:table-cell office:value-type="float" office:value="0.640778618" calcext:value-type="float">
            <text:p>0.640778618</text:p>
          </table:table-cell>
          <table:table-cell office:value-type="float" office:value="0.668113311" calcext:value-type="float">
            <text:p>0.668113311</text:p>
          </table:table-cell>
          <table:table-cell office:value-type="float" office:value="0.558683939" calcext:value-type="float">
            <text:p>0.5586839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8057614" calcext:value-type="float">
            <text:p>0.128057614</text:p>
          </table:table-cell>
          <table:table-cell office:value-type="float" office:value="0.684679828" calcext:value-type="float">
            <text:p>0.684679828</text:p>
          </table:table-cell>
          <table:table-cell office:value-type="float" office:value="0.616433098" calcext:value-type="float">
            <text:p>0.616433098</text:p>
          </table:table-cell>
          <table:table-cell office:value-type="float" office:value="0.54862625" calcext:value-type="float">
            <text:p>0.54862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8039733" calcext:value-type="float">
            <text:p>0.128039733</text:p>
          </table:table-cell>
          <table:table-cell office:value-type="float" office:value="0.781258438" calcext:value-type="float">
            <text:p>0.781258438</text:p>
          </table:table-cell>
          <table:table-cell office:value-type="float" office:value="0.599529815" calcext:value-type="float">
            <text:p>0.599529815</text:p>
          </table:table-cell>
          <table:table-cell office:value-type="float" office:value="0.454317982" calcext:value-type="float">
            <text:p>0.454317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8307358" calcext:value-type="float">
            <text:p>0.128307358</text:p>
          </table:table-cell>
          <table:table-cell office:value-type="float" office:value="0.630978421" calcext:value-type="float">
            <text:p>0.630978421</text:p>
          </table:table-cell>
          <table:table-cell office:value-type="float" office:value="0.669413885" calcext:value-type="float">
            <text:p>0.669413885</text:p>
          </table:table-cell>
          <table:table-cell office:value-type="float" office:value="0.575751731" calcext:value-type="float">
            <text:p>0.575751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7419845" calcext:value-type="float">
            <text:p>0.127419845</text:p>
          </table:table-cell>
          <table:table-cell office:value-type="float" office:value="0.765932294" calcext:value-type="float">
            <text:p>0.765932294</text:p>
          </table:table-cell>
          <table:table-cell office:value-type="float" office:value="0.66468366" calcext:value-type="float">
            <text:p>0.66468366</text:p>
          </table:table-cell>
          <table:table-cell office:value-type="float" office:value="0.447534972" calcext:value-type="float">
            <text:p>0.4475349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8538028" calcext:value-type="float">
            <text:p>0.128538028</text:p>
          </table:table-cell>
          <table:table-cell office:value-type="float" office:value="0.642258005" calcext:value-type="float">
            <text:p>0.642258005</text:p>
          </table:table-cell>
          <table:table-cell office:value-type="float" office:value="0.683111034" calcext:value-type="float">
            <text:p>0.683111034</text:p>
          </table:table-cell>
          <table:table-cell office:value-type="float" office:value="0.569438406" calcext:value-type="float">
            <text:p>0.569438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7518788" calcext:value-type="float">
            <text:p>0.127518788</text:p>
          </table:table-cell>
          <table:table-cell office:value-type="float" office:value="0.688411079" calcext:value-type="float">
            <text:p>0.688411079</text:p>
          </table:table-cell>
          <table:table-cell office:value-type="float" office:value="0.737276165" calcext:value-type="float">
            <text:p>0.737276165</text:p>
          </table:table-cell>
          <table:table-cell office:value-type="float" office:value="0.466342028" calcext:value-type="float">
            <text:p>0.466342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715484" calcext:value-type="float">
            <text:p>0.127715484</text:p>
          </table:table-cell>
          <table:table-cell office:value-type="float" office:value="0.638808684" calcext:value-type="float">
            <text:p>0.638808684</text:p>
          </table:table-cell>
          <table:table-cell office:value-type="float" office:value="0.675107321" calcext:value-type="float">
            <text:p>0.675107321</text:p>
          </table:table-cell>
          <table:table-cell office:value-type="float" office:value="0.566160746" calcext:value-type="float">
            <text:p>0.566160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7632633" calcext:value-type="float">
            <text:p>0.127632633</text:p>
          </table:table-cell>
          <table:table-cell office:value-type="float" office:value="0.738976686" calcext:value-type="float">
            <text:p>0.738976686</text:p>
          </table:table-cell>
          <table:table-cell office:value-type="float" office:value="0.743485182" calcext:value-type="float">
            <text:p>0.743485182</text:p>
          </table:table-cell>
          <table:table-cell office:value-type="float" office:value="0.476147589" calcext:value-type="float">
            <text:p>0.476147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8002182" calcext:value-type="float">
            <text:p>0.128002182</text:p>
          </table:table-cell>
          <table:table-cell office:value-type="float" office:value="0.628410057" calcext:value-type="float">
            <text:p>0.628410057</text:p>
          </table:table-cell>
          <table:table-cell office:value-type="float" office:value="0.630251244" calcext:value-type="float">
            <text:p>0.630251244</text:p>
          </table:table-cell>
          <table:table-cell office:value-type="float" office:value="0.538360541" calcext:value-type="float">
            <text:p>0.5383605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749137" calcext:value-type="float">
            <text:p>0.12749137</text:p>
          </table:table-cell>
          <table:table-cell office:value-type="float" office:value="0.666669687" calcext:value-type="float">
            <text:p>0.666669687</text:p>
          </table:table-cell>
          <table:table-cell office:value-type="float" office:value="0.73157498" calcext:value-type="float">
            <text:p>0.73157498</text:p>
          </table:table-cell>
          <table:table-cell office:value-type="float" office:value="0.47659522" calcext:value-type="float">
            <text:p>0.476595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8558889" calcext:value-type="float">
            <text:p>0.128558889</text:p>
          </table:table-cell>
          <table:table-cell office:value-type="float" office:value="0.805901981" calcext:value-type="float">
            <text:p>0.805901981</text:p>
          </table:table-cell>
          <table:table-cell office:value-type="float" office:value="0.598004532" calcext:value-type="float">
            <text:p>0.598004532</text:p>
          </table:table-cell>
          <table:table-cell office:value-type="float" office:value="0.452497059" calcext:value-type="float">
            <text:p>0.4524970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8193513" calcext:value-type="float">
            <text:p>0.128193513</text:p>
          </table:table-cell>
          <table:table-cell office:value-type="float" office:value="0.798891282" calcext:value-type="float">
            <text:p>0.798891282</text:p>
          </table:table-cell>
          <table:table-cell office:value-type="float" office:value="0.623217895" calcext:value-type="float">
            <text:p>0.623217895</text:p>
          </table:table-cell>
          <table:table-cell office:value-type="float" office:value="0.450899059" calcext:value-type="float">
            <text:p>0.450899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8636972" calcext:value-type="float">
            <text:p>0.128636972</text:p>
          </table:table-cell>
          <table:table-cell office:value-type="float" office:value="0.767869445" calcext:value-type="float">
            <text:p>0.767869445</text:p>
          </table:table-cell>
          <table:table-cell office:value-type="float" office:value="0.716964688" calcext:value-type="float">
            <text:p>0.716964688</text:p>
          </table:table-cell>
          <table:table-cell office:value-type="float" office:value="0.457064564" calcext:value-type="float">
            <text:p>0.4570645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7646938" calcext:value-type="float">
            <text:p>0.127646938</text:p>
          </table:table-cell>
          <table:table-cell office:value-type="float" office:value="0.667312821" calcext:value-type="float">
            <text:p>0.667312821</text:p>
          </table:table-cell>
          <table:table-cell office:value-type="float" office:value="0.718126979" calcext:value-type="float">
            <text:p>0.718126979</text:p>
          </table:table-cell>
          <table:table-cell office:value-type="float" office:value="0.509841503" calcext:value-type="float">
            <text:p>0.5098415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799801" calcext:value-type="float">
            <text:p>0.12799801</text:p>
          </table:table-cell>
          <table:table-cell office:value-type="float" office:value="0.70082494" calcext:value-type="float">
            <text:p>0.70082494</text:p>
          </table:table-cell>
          <table:table-cell office:value-type="float" office:value="0.741567104" calcext:value-type="float">
            <text:p>0.741567104</text:p>
          </table:table-cell>
          <table:table-cell office:value-type="float" office:value="0.461443718" calcext:value-type="float">
            <text:p>0.4614437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29016057" calcext:value-type="float">
            <text:p>0.129016057</text:p>
          </table:table-cell>
          <table:table-cell office:value-type="float" office:value="0.75447926" calcext:value-type="float">
            <text:p>0.75447926</text:p>
          </table:table-cell>
          <table:table-cell office:value-type="float" office:value="0.693445288" calcext:value-type="float">
            <text:p>0.693445288</text:p>
          </table:table-cell>
          <table:table-cell office:value-type="float" office:value="0.450447851" calcext:value-type="float">
            <text:p>0.4504478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9375473" calcext:value-type="float">
            <text:p>0.129375473</text:p>
          </table:table-cell>
          <table:table-cell office:value-type="float" office:value="0.669865688" calcext:value-type="float">
            <text:p>0.669865688</text:p>
          </table:table-cell>
          <table:table-cell office:value-type="float" office:value="0.712949123" calcext:value-type="float">
            <text:p>0.712949123</text:p>
          </table:table-cell>
          <table:table-cell office:value-type="float" office:value="0.556926198" calcext:value-type="float">
            <text:p>0.556926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0190865" calcext:value-type="float">
            <text:p>0.130190865</text:p>
          </table:table-cell>
          <table:table-cell office:value-type="float" office:value="0.688235246" calcext:value-type="float">
            <text:p>0.688235246</text:p>
          </table:table-cell>
          <table:table-cell office:value-type="float" office:value="0.595080923" calcext:value-type="float">
            <text:p>0.595080923</text:p>
          </table:table-cell>
          <table:table-cell office:value-type="float" office:value="0.487893878" calcext:value-type="float">
            <text:p>0.4878938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30632535" calcext:value-type="float">
            <text:p>0.130632535</text:p>
          </table:table-cell>
          <table:table-cell office:value-type="float" office:value="0.796547031" calcext:value-type="float">
            <text:p>0.796547031</text:p>
          </table:table-cell>
          <table:table-cell office:value-type="float" office:value="0.596879196" calcext:value-type="float">
            <text:p>0.596879196</text:p>
          </table:table-cell>
          <table:table-cell office:value-type="float" office:value="0.44786995" calcext:value-type="float">
            <text:p>0.447869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9372493" calcext:value-type="float">
            <text:p>0.129372493</text:p>
          </table:table-cell>
          <table:table-cell office:value-type="float" office:value="0.630905107" calcext:value-type="float">
            <text:p>0.630905107</text:p>
          </table:table-cell>
          <table:table-cell office:value-type="float" office:value="0.671116194" calcext:value-type="float">
            <text:p>0.671116194</text:p>
          </table:table-cell>
          <table:table-cell office:value-type="float" office:value="0.564713545" calcext:value-type="float">
            <text:p>0.5647135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9604355" calcext:value-type="float">
            <text:p>0.129604355</text:p>
          </table:table-cell>
          <table:table-cell office:value-type="float" office:value="0.652174431" calcext:value-type="float">
            <text:p>0.652174431</text:p>
          </table:table-cell>
          <table:table-cell office:value-type="float" office:value="0.717489209" calcext:value-type="float">
            <text:p>0.717489209</text:p>
          </table:table-cell>
          <table:table-cell office:value-type="float" office:value="0.543850725" calcext:value-type="float">
            <text:p>0.5438507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0015627" calcext:value-type="float">
            <text:p>0.130015627</text:p>
          </table:table-cell>
          <table:table-cell office:value-type="float" office:value="0.797298646" calcext:value-type="float">
            <text:p>0.797298646</text:p>
          </table:table-cell>
          <table:table-cell office:value-type="float" office:value="0.606463624" calcext:value-type="float">
            <text:p>0.606463624</text:p>
          </table:table-cell>
          <table:table-cell office:value-type="float" office:value="0.446310693" calcext:value-type="float">
            <text:p>0.4463106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9570976" calcext:value-type="float">
            <text:p>0.129570976</text:p>
          </table:table-cell>
          <table:table-cell office:value-type="float" office:value="0.628979877" calcext:value-type="float">
            <text:p>0.628979877</text:p>
          </table:table-cell>
          <table:table-cell office:value-type="float" office:value="0.673286995" calcext:value-type="float">
            <text:p>0.673286995</text:p>
          </table:table-cell>
          <table:table-cell office:value-type="float" office:value="0.577201912" calcext:value-type="float">
            <text:p>0.5772019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0103246" calcext:value-type="float">
            <text:p>0.130103246</text:p>
          </table:table-cell>
          <table:table-cell office:value-type="float" office:value="0.632006601" calcext:value-type="float">
            <text:p>0.632006601</text:p>
          </table:table-cell>
          <table:table-cell office:value-type="float" office:value="0.691541516" calcext:value-type="float">
            <text:p>0.691541516</text:p>
          </table:table-cell>
          <table:table-cell office:value-type="float" office:value="0.563018389" calcext:value-type="float">
            <text:p>0.563018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78788" calcext:value-type="float">
            <text:p>0.1278788</text:p>
          </table:table-cell>
          <table:table-cell office:value-type="float" office:value="0.757383794" calcext:value-type="float">
            <text:p>0.757383794</text:p>
          </table:table-cell>
          <table:table-cell office:value-type="float" office:value="0.715907897" calcext:value-type="float">
            <text:p>0.715907897</text:p>
          </table:table-cell>
          <table:table-cell office:value-type="float" office:value="0.456595475" calcext:value-type="float">
            <text:p>0.4565954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27465144" calcext:value-type="float">
            <text:p>0.127465144</text:p>
          </table:table-cell>
          <table:table-cell office:value-type="float" office:value="0.64872511" calcext:value-type="float">
            <text:p>0.64872511</text:p>
          </table:table-cell>
          <table:table-cell office:value-type="float" office:value="0.69444307" calcext:value-type="float">
            <text:p>0.69444307</text:p>
          </table:table-cell>
          <table:table-cell office:value-type="float" office:value="0.573765108" calcext:value-type="float">
            <text:p>0.573765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29432694" calcext:value-type="float">
            <text:p>0.129432694</text:p>
          </table:table-cell>
          <table:table-cell office:value-type="float" office:value="0.757724733" calcext:value-type="float">
            <text:p>0.757724733</text:p>
          </table:table-cell>
          <table:table-cell office:value-type="float" office:value="0.595006418" calcext:value-type="float">
            <text:p>0.595006418</text:p>
          </table:table-cell>
          <table:table-cell office:value-type="float" office:value="0.520469012" calcext:value-type="float">
            <text:p>0.520469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9270569" calcext:value-type="float">
            <text:p>0.129270569</text:p>
          </table:table-cell>
          <table:table-cell office:value-type="float" office:value="0.781095121" calcext:value-type="float">
            <text:p>0.781095121</text:p>
          </table:table-cell>
          <table:table-cell office:value-type="float" office:value="0.660594184" calcext:value-type="float">
            <text:p>0.660594184</text:p>
          </table:table-cell>
          <table:table-cell office:value-type="float" office:value="0.452136451" calcext:value-type="float">
            <text:p>0.4521364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8922478" calcext:value-type="float">
            <text:p>0.128922478</text:p>
          </table:table-cell>
          <table:table-cell office:value-type="float" office:value="0.775087568" calcext:value-type="float">
            <text:p>0.775087568</text:p>
          </table:table-cell>
          <table:table-cell office:value-type="float" office:value="0.684493266" calcext:value-type="float">
            <text:p>0.684493266</text:p>
          </table:table-cell>
          <table:table-cell office:value-type="float" office:value="0.453855449" calcext:value-type="float">
            <text:p>0.453855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8753797" calcext:value-type="float">
            <text:p>0.128753797</text:p>
          </table:table-cell>
          <table:table-cell office:value-type="float" office:value="0.800283051" calcext:value-type="float">
            <text:p>0.800283051</text:p>
          </table:table-cell>
          <table:table-cell office:value-type="float" office:value="0.594025921" calcext:value-type="float">
            <text:p>0.594025921</text:p>
          </table:table-cell>
          <table:table-cell office:value-type="float" office:value="0.486839472" calcext:value-type="float">
            <text:p>0.486839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8677503" calcext:value-type="float">
            <text:p>0.128677503</text:p>
          </table:table-cell>
          <table:table-cell office:value-type="float" office:value="0.626752451" calcext:value-type="float">
            <text:p>0.626752451</text:p>
          </table:table-cell>
          <table:table-cell office:value-type="float" office:value="0.645578581" calcext:value-type="float">
            <text:p>0.645578581</text:p>
          </table:table-cell>
          <table:table-cell office:value-type="float" office:value="0.548148221" calcext:value-type="float">
            <text:p>0.5481482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8345505" calcext:value-type="float">
            <text:p>0.128345505</text:p>
          </table:table-cell>
          <table:table-cell office:value-type="float" office:value="0.6258405" calcext:value-type="float">
            <text:p>0.6258405</text:p>
          </table:table-cell>
          <table:table-cell office:value-type="float" office:value="0.643025117" calcext:value-type="float">
            <text:p>0.643025117</text:p>
          </table:table-cell>
          <table:table-cell office:value-type="float" office:value="0.546848839" calcext:value-type="float">
            <text:p>0.5468488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9328982" calcext:value-type="float">
            <text:p>0.129328982</text:p>
          </table:table-cell>
          <table:table-cell office:value-type="float" office:value="0.636985378" calcext:value-type="float">
            <text:p>0.636985378</text:p>
          </table:table-cell>
          <table:table-cell office:value-type="float" office:value="0.608863307" calcext:value-type="float">
            <text:p>0.608863307</text:p>
          </table:table-cell>
          <table:table-cell office:value-type="float" office:value="0.521386924" calcext:value-type="float">
            <text:p>0.5213869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8306762" calcext:value-type="float">
            <text:p>0.128306762</text:p>
          </table:table-cell>
          <table:table-cell office:value-type="float" office:value="0.784585569" calcext:value-type="float">
            <text:p>0.784585569</text:p>
          </table:table-cell>
          <table:table-cell office:value-type="float" office:value="0.612116529" calcext:value-type="float">
            <text:p>0.612116529</text:p>
          </table:table-cell>
          <table:table-cell office:value-type="float" office:value="0.448371821" calcext:value-type="float">
            <text:p>0.4483718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9124538" calcext:value-type="float">
            <text:p>0.129124538</text:p>
          </table:table-cell>
          <table:table-cell office:value-type="float" office:value="0.785458778" calcext:value-type="float">
            <text:p>0.785458778</text:p>
          </table:table-cell>
          <table:table-cell office:value-type="float" office:value="0.59483118" calcext:value-type="float">
            <text:p>0.59483118</text:p>
          </table:table-cell>
          <table:table-cell office:value-type="float" office:value="0.453112179" calcext:value-type="float">
            <text:p>0.4531121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8316895" calcext:value-type="float">
            <text:p>0.128316895</text:p>
          </table:table-cell>
          <table:table-cell office:value-type="float" office:value="0.660708625" calcext:value-type="float">
            <text:p>0.660708625</text:p>
          </table:table-cell>
          <table:table-cell office:value-type="float" office:value="0.704895342" calcext:value-type="float">
            <text:p>0.704895342</text:p>
          </table:table-cell>
          <table:table-cell office:value-type="float" office:value="0.567731329" calcext:value-type="float">
            <text:p>0.5677313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28983275" calcext:value-type="float">
            <text:p>0.128983275</text:p>
          </table:table-cell>
          <table:table-cell office:value-type="float" office:value="0.660618026" calcext:value-type="float">
            <text:p>0.660618026</text:p>
          </table:table-cell>
          <table:table-cell office:value-type="float" office:value="0.72298893" calcext:value-type="float">
            <text:p>0.72298893</text:p>
          </table:table-cell>
          <table:table-cell office:value-type="float" office:value="0.48958367" calcext:value-type="float">
            <text:p>0.489583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930514" calcext:value-type="float">
            <text:p>0.12930514</text:p>
          </table:table-cell>
          <table:table-cell office:value-type="float" office:value="0.723541465" calcext:value-type="float">
            <text:p>0.723541465</text:p>
          </table:table-cell>
          <table:table-cell office:value-type="float" office:value="0.592386793" calcext:value-type="float">
            <text:p>0.592386793</text:p>
          </table:table-cell>
          <table:table-cell office:value-type="float" office:value="0.471374449" calcext:value-type="float">
            <text:p>0.4713744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270044" calcext:value-type="float">
            <text:p>0.1270044</text:p>
          </table:table-cell>
          <table:table-cell office:value-type="float" office:value="0.7388539" calcext:value-type="float">
            <text:p>0.7388539</text:p>
          </table:table-cell>
          <table:table-cell office:value-type="float" office:value="0.739692538" calcext:value-type="float">
            <text:p>0.739692538</text:p>
          </table:table-cell>
          <table:table-cell office:value-type="float" office:value="0.468064006" calcext:value-type="float">
            <text:p>0.4680640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28186956" calcext:value-type="float">
            <text:p>0.128186956</text:p>
          </table:table-cell>
          <table:table-cell office:value-type="float" office:value="0.632322506" calcext:value-type="float">
            <text:p>0.632322506</text:p>
          </table:table-cell>
          <table:table-cell office:value-type="float" office:value="0.659440238" calcext:value-type="float">
            <text:p>0.659440238</text:p>
          </table:table-cell>
          <table:table-cell office:value-type="float" office:value="0.555452175" calcext:value-type="float">
            <text:p>0.5554521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7651707" calcext:value-type="float">
            <text:p>0.127651707</text:p>
          </table:table-cell>
          <table:table-cell office:value-type="float" office:value="0.702352011" calcext:value-type="float">
            <text:p>0.702352011</text:p>
          </table:table-cell>
          <table:table-cell office:value-type="float" office:value="0.726444212" calcext:value-type="float">
            <text:p>0.726444212</text:p>
          </table:table-cell>
          <table:table-cell office:value-type="float" office:value="0.514465036" calcext:value-type="float">
            <text:p>0.5144650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27659455" calcext:value-type="float">
            <text:p>0.127659455</text:p>
          </table:table-cell>
          <table:table-cell office:value-type="float" office:value="0.731582729" calcext:value-type="float">
            <text:p>0.731582729</text:p>
          </table:table-cell>
          <table:table-cell office:value-type="float" office:value="0.728328315" calcext:value-type="float">
            <text:p>0.728328315</text:p>
          </table:table-cell>
          <table:table-cell office:value-type="float" office:value="0.453637892" calcext:value-type="float">
            <text:p>0.4536378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8805653" calcext:value-type="float">
            <text:p>0.128805653</text:p>
          </table:table-cell>
          <table:table-cell office:value-type="float" office:value="0.770105215" calcext:value-type="float">
            <text:p>0.770105215</text:p>
          </table:table-cell>
          <table:table-cell office:value-type="float" office:value="0.59432454" calcext:value-type="float">
            <text:p>0.59432454</text:p>
          </table:table-cell>
          <table:table-cell office:value-type="float" office:value="0.487740694" calcext:value-type="float">
            <text:p>0.4877406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8738896" calcext:value-type="float">
            <text:p>0.128738896</text:p>
          </table:table-cell>
          <table:table-cell office:value-type="float" office:value="0.742652505" calcext:value-type="float">
            <text:p>0.742652505</text:p>
          </table:table-cell>
          <table:table-cell office:value-type="float" office:value="0.737893073" calcext:value-type="float">
            <text:p>0.737893073</text:p>
          </table:table-cell>
          <table:table-cell office:value-type="float" office:value="0.465254243" calcext:value-type="float">
            <text:p>0.4652542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28372327" calcext:value-type="float">
            <text:p>0.128372327</text:p>
          </table:table-cell>
          <table:table-cell office:value-type="float" office:value="0.649012405" calcext:value-type="float">
            <text:p>0.649012405</text:p>
          </table:table-cell>
          <table:table-cell office:value-type="float" office:value="0.600826216" calcext:value-type="float">
            <text:p>0.600826216</text:p>
          </table:table-cell>
          <table:table-cell office:value-type="float" office:value="0.505293668" calcext:value-type="float">
            <text:p>0.5052936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8617898" calcext:value-type="float">
            <text:p>0.128617898</text:p>
          </table:table-cell>
          <table:table-cell office:value-type="float" office:value="0.798404312" calcext:value-type="float">
            <text:p>0.798404312</text:p>
          </table:table-cell>
          <table:table-cell office:value-type="float" office:value="0.605088544" calcext:value-type="float">
            <text:p>0.605088544</text:p>
          </table:table-cell>
          <table:table-cell office:value-type="float" office:value="0.446670109" calcext:value-type="float">
            <text:p>0.4466701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27658263" calcext:value-type="float">
            <text:p>0.127658263</text:p>
          </table:table-cell>
          <table:table-cell office:value-type="float" office:value="0.650604445" calcext:value-type="float">
            <text:p>0.650604445</text:p>
          </table:table-cell>
          <table:table-cell office:value-type="float" office:value="0.717786636" calcext:value-type="float">
            <text:p>0.717786636</text:p>
          </table:table-cell>
          <table:table-cell office:value-type="float" office:value="0.503545464" calcext:value-type="float">
            <text:p>0.5035454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28423587" calcext:value-type="float">
            <text:p>0.128423587</text:p>
          </table:table-cell>
          <table:table-cell office:value-type="float" office:value="0.74671337" calcext:value-type="float">
            <text:p>0.74671337</text:p>
          </table:table-cell>
          <table:table-cell office:value-type="float" office:value="0.739102452" calcext:value-type="float">
            <text:p>0.739102452</text:p>
          </table:table-cell>
          <table:table-cell office:value-type="float" office:value="0.461810882" calcext:value-type="float">
            <text:p>0.4618108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7984301" calcext:value-type="float">
            <text:p>0.127984301</text:p>
          </table:table-cell>
          <table:table-cell office:value-type="float" office:value="0.763172598" calcext:value-type="float">
            <text:p>0.763172598</text:p>
          </table:table-cell>
          <table:table-cell office:value-type="float" office:value="0.662194569" calcext:value-type="float">
            <text:p>0.662194569</text:p>
          </table:table-cell>
          <table:table-cell office:value-type="float" office:value="0.447673851" calcext:value-type="float">
            <text:p>0.4476738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28638164" calcext:value-type="float">
            <text:p>0.128638164</text:p>
          </table:table-cell>
          <table:table-cell office:value-type="float" office:value="0.792681669" calcext:value-type="float">
            <text:p>0.792681669</text:p>
          </table:table-cell>
          <table:table-cell office:value-type="float" office:value="0.595005822" calcext:value-type="float">
            <text:p>0.595005822</text:p>
          </table:table-cell>
          <table:table-cell office:value-type="float" office:value="0.449079329" calcext:value-type="float">
            <text:p>0.4490793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8451601" calcext:value-type="float">
            <text:p>0.128451601</text:p>
          </table:table-cell>
          <table:table-cell office:value-type="float" office:value="0.627420023" calcext:value-type="float">
            <text:p>0.627420023</text:p>
          </table:table-cell>
          <table:table-cell office:value-type="float" office:value="0.669531306" calcext:value-type="float">
            <text:p>0.669531306</text:p>
          </table:table-cell>
          <table:table-cell office:value-type="float" office:value="0.569865772" calcext:value-type="float">
            <text:p>0.5698657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26794592" calcext:value-type="float">
            <text:p>0.126794592</text:p>
          </table:table-cell>
          <table:table-cell office:value-type="float" office:value="0.667932709" calcext:value-type="float">
            <text:p>0.667932709</text:p>
          </table:table-cell>
          <table:table-cell office:value-type="float" office:value="0.710476722" calcext:value-type="float">
            <text:p>0.710476722</text:p>
          </table:table-cell>
          <table:table-cell office:value-type="float" office:value="0.55985219" calcext:value-type="float">
            <text:p>0.559852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73662" calcext:value-type="float">
            <text:p>0.1273662</text:p>
          </table:table-cell>
          <table:table-cell office:value-type="float" office:value="0.769562813" calcext:value-type="float">
            <text:p>0.769562813</text:p>
          </table:table-cell>
          <table:table-cell office:value-type="float" office:value="0.647437054" calcext:value-type="float">
            <text:p>0.647437054</text:p>
          </table:table-cell>
          <table:table-cell office:value-type="float" office:value="0.450974161" calcext:value-type="float">
            <text:p>0.4509741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27375141" calcext:value-type="float">
            <text:p>0.127375141</text:p>
          </table:table-cell>
          <table:table-cell office:value-type="float" office:value="0.659411628" calcext:value-type="float">
            <text:p>0.659411628</text:p>
          </table:table-cell>
          <table:table-cell office:value-type="float" office:value="0.704475725" calcext:value-type="float">
            <text:p>0.704475725</text:p>
          </table:table-cell>
          <table:table-cell office:value-type="float" office:value="0.566032596" calcext:value-type="float">
            <text:p>0.5660325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28343121" calcext:value-type="float">
            <text:p>0.128343121</text:p>
          </table:table-cell>
          <table:table-cell office:value-type="float" office:value="0.65093227" calcext:value-type="float">
            <text:p>0.65093227</text:p>
          </table:table-cell>
          <table:table-cell office:value-type="float" office:value="0.600997877" calcext:value-type="float">
            <text:p>0.600997877</text:p>
          </table:table-cell>
          <table:table-cell office:value-type="float" office:value="0.503923357" calcext:value-type="float">
            <text:p>0.5039233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27509252" calcext:value-type="float">
            <text:p>0.127509252</text:p>
          </table:table-cell>
          <table:table-cell office:value-type="float" office:value="0.67114242" calcext:value-type="float">
            <text:p>0.67114242</text:p>
          </table:table-cell>
          <table:table-cell office:value-type="float" office:value="0.710675801" calcext:value-type="float">
            <text:p>0.710675801</text:p>
          </table:table-cell>
          <table:table-cell office:value-type="float" office:value="0.558732815" calcext:value-type="float">
            <text:p>0.5587328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53611" calcext:value-type="float">
            <text:p>0.1253611</text:p>
          </table:table-cell>
          <table:table-cell office:value-type="float" office:value="0.705482448" calcext:value-type="float">
            <text:p>0.705482448</text:p>
          </table:table-cell>
          <table:table-cell office:value-type="float" office:value="0.740553229" calcext:value-type="float">
            <text:p>0.740553229</text:p>
          </table:table-cell>
          <table:table-cell office:value-type="float" office:value="0.478025136" calcext:value-type="float">
            <text:p>0.4780251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27339378" calcext:value-type="float">
            <text:p>0.127339378</text:p>
          </table:table-cell>
          <table:table-cell office:value-type="float" office:value="0.799955225" calcext:value-type="float">
            <text:p>0.799955225</text:p>
          </table:table-cell>
          <table:table-cell office:value-type="float" office:value="0.601687503" calcext:value-type="float">
            <text:p>0.601687503</text:p>
          </table:table-cell>
          <table:table-cell office:value-type="float" office:value="0.445532256" calcext:value-type="float">
            <text:p>0.4455322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26885787" calcext:value-type="float">
            <text:p>0.126885787</text:p>
          </table:table-cell>
          <table:table-cell office:value-type="float" office:value="0.801888204" calcext:value-type="float">
            <text:p>0.801888204</text:p>
          </table:table-cell>
          <table:table-cell office:value-type="float" office:value="0.595566105" calcext:value-type="float">
            <text:p>0.595566105</text:p>
          </table:table-cell>
          <table:table-cell office:value-type="float" office:value="0.463534649" calcext:value-type="float">
            <text:p>0.4635346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27415076" calcext:value-type="float">
            <text:p>0.127415076</text:p>
          </table:table-cell>
          <table:table-cell office:value-type="float" office:value="0.681417666" calcext:value-type="float">
            <text:p>0.681417666</text:p>
          </table:table-cell>
          <table:table-cell office:value-type="float" office:value="0.59703834" calcext:value-type="float">
            <text:p>0.59703834</text:p>
          </table:table-cell>
          <table:table-cell office:value-type="float" office:value="0.491430222" calcext:value-type="float">
            <text:p>0.4914302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2753965" calcext:value-type="float">
            <text:p>0.12753965</text:p>
          </table:table-cell>
          <table:table-cell office:value-type="float" office:value="0.646889883" calcext:value-type="float">
            <text:p>0.646889883</text:p>
          </table:table-cell>
          <table:table-cell office:value-type="float" office:value="0.713811006" calcext:value-type="float">
            <text:p>0.713811006</text:p>
          </table:table-cell>
          <table:table-cell office:value-type="float" office:value="0.557236738" calcext:value-type="float">
            <text:p>0.5572367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28328815" calcext:value-type="float">
            <text:p>0.128328815</text:p>
          </table:table-cell>
          <table:table-cell office:value-type="float" office:value="0.728920785" calcext:value-type="float">
            <text:p>0.728920785</text:p>
          </table:table-cell>
          <table:table-cell office:value-type="float" office:value="0.594328117" calcext:value-type="float">
            <text:p>0.594328117</text:p>
          </table:table-cell>
          <table:table-cell office:value-type="float" office:value="0.470125731" calcext:value-type="float">
            <text:p>0.4701257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7429381" calcext:value-type="float">
            <text:p>0.127429381</text:p>
          </table:table-cell>
          <table:table-cell office:value-type="float" office:value="0.650479871" calcext:value-type="float">
            <text:p>0.650479871</text:p>
          </table:table-cell>
          <table:table-cell office:value-type="float" office:value="0.716046776" calcext:value-type="float">
            <text:p>0.716046776</text:p>
          </table:table-cell>
          <table:table-cell office:value-type="float" office:value="0.553145475" calcext:value-type="float">
            <text:p>0.5531454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28563658" calcext:value-type="float">
            <text:p>0.128563658</text:p>
          </table:table-cell>
          <table:table-cell office:value-type="float" office:value="0.80184052" calcext:value-type="float">
            <text:p>0.80184052</text:p>
          </table:table-cell>
          <table:table-cell office:value-type="float" office:value="0.600327921" calcext:value-type="float">
            <text:p>0.600327921</text:p>
          </table:table-cell>
          <table:table-cell office:value-type="float" office:value="0.446700507" calcext:value-type="float">
            <text:p>0.4467005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28152386" calcext:value-type="float">
            <text:p>0.128152386</text:p>
          </table:table-cell>
          <table:table-cell office:value-type="float" office:value="0.629124716" calcext:value-type="float">
            <text:p>0.629124716</text:p>
          </table:table-cell>
          <table:table-cell office:value-type="float" office:value="0.616281702" calcext:value-type="float">
            <text:p>0.616281702</text:p>
          </table:table-cell>
          <table:table-cell office:value-type="float" office:value="0.524445239" calcext:value-type="float">
            <text:p>0.5244452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28081456" calcext:value-type="float">
            <text:p>0.128081456</text:p>
          </table:table-cell>
          <table:table-cell office:value-type="float" office:value="0.766407343" calcext:value-type="float">
            <text:p>0.766407343</text:p>
          </table:table-cell>
          <table:table-cell office:value-type="float" office:value="0.709060515" calcext:value-type="float">
            <text:p>0.709060515</text:p>
          </table:table-cell>
          <table:table-cell office:value-type="float" office:value="0.454751903" calcext:value-type="float">
            <text:p>0.4547519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28222123" calcext:value-type="float">
            <text:p>0.128222123</text:p>
          </table:table-cell>
          <table:table-cell office:value-type="float" office:value="0.647717195" calcext:value-type="float">
            <text:p>0.647717195</text:p>
          </table:table-cell>
          <table:table-cell office:value-type="float" office:value="0.603773666" calcext:value-type="float">
            <text:p>0.603773666</text:p>
          </table:table-cell>
          <table:table-cell office:value-type="float" office:value="0.506132305" calcext:value-type="float">
            <text:p>0.5061323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27940789" calcext:value-type="float">
            <text:p>0.127940789</text:p>
          </table:table-cell>
          <table:table-cell office:value-type="float" office:value="0.625403002" calcext:value-type="float">
            <text:p>0.625403002</text:p>
          </table:table-cell>
          <table:table-cell office:value-type="float" office:value="0.630437211" calcext:value-type="float">
            <text:p>0.630437211</text:p>
          </table:table-cell>
          <table:table-cell office:value-type="float" office:value="0.537678663" calcext:value-type="float">
            <text:p>0.5376786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27241627" calcext:value-type="float">
            <text:p>0.127241627</text:p>
          </table:table-cell>
          <table:table-cell office:value-type="float" office:value="0.78182051" calcext:value-type="float">
            <text:p>0.78182051</text:p>
          </table:table-cell>
          <table:table-cell office:value-type="float" office:value="0.66632398" calcext:value-type="float">
            <text:p>0.66632398</text:p>
          </table:table-cell>
          <table:table-cell office:value-type="float" office:value="0.451301986" calcext:value-type="float">
            <text:p>0.4513019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27199307" calcext:value-type="float">
            <text:p>0.127199307</text:p>
          </table:table-cell>
          <table:table-cell office:value-type="float" office:value="0.71729907" calcext:value-type="float">
            <text:p>0.71729907</text:p>
          </table:table-cell>
          <table:table-cell office:value-type="float" office:value="0.732589451" calcext:value-type="float">
            <text:p>0.732589451</text:p>
          </table:table-cell>
          <table:table-cell office:value-type="float" office:value="0.500625432" calcext:value-type="float">
            <text:p>0.5006254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27178446" calcext:value-type="float">
            <text:p>0.127178446</text:p>
          </table:table-cell>
          <table:table-cell office:value-type="float" office:value="0.666773995" calcext:value-type="float">
            <text:p>0.666773995</text:p>
          </table:table-cell>
          <table:table-cell office:value-type="float" office:value="0.707209791" calcext:value-type="float">
            <text:p>0.707209791</text:p>
          </table:table-cell>
          <table:table-cell office:value-type="float" office:value="0.562874146" calcext:value-type="float">
            <text:p>0.5628741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26776114" calcext:value-type="float">
            <text:p>0.126776114</text:p>
          </table:table-cell>
          <table:table-cell office:value-type="float" office:value="0.646768885" calcext:value-type="float">
            <text:p>0.646768885</text:p>
          </table:table-cell>
          <table:table-cell office:value-type="float" office:value="0.69617995" calcext:value-type="float">
            <text:p>0.69617995</text:p>
          </table:table-cell>
          <table:table-cell office:value-type="float" office:value="0.573051044" calcext:value-type="float">
            <text:p>0.5730510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7579585" calcext:value-type="float">
            <text:p>0.127579585</text:p>
          </table:table-cell>
          <table:table-cell office:value-type="float" office:value="0.630667881" calcext:value-type="float">
            <text:p>0.630667881</text:p>
          </table:table-cell>
          <table:table-cell office:value-type="float" office:value="0.643693881" calcext:value-type="float">
            <text:p>0.643693881</text:p>
          </table:table-cell>
          <table:table-cell office:value-type="float" office:value="0.546318358" calcext:value-type="float">
            <text:p>0.5463183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28847376" calcext:value-type="float">
            <text:p>0.128847376</text:p>
          </table:table-cell>
          <table:table-cell office:value-type="float" office:value="0.801972842" calcext:value-type="float">
            <text:p>0.801972842</text:p>
          </table:table-cell>
          <table:table-cell office:value-type="float" office:value="0.599927974" calcext:value-type="float">
            <text:p>0.599927974</text:p>
          </table:table-cell>
          <table:table-cell office:value-type="float" office:value="0.446240359" calcext:value-type="float">
            <text:p>0.4462403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28985659" calcext:value-type="float">
            <text:p>0.128985659</text:p>
          </table:table-cell>
          <table:table-cell office:value-type="float" office:value="0.80263803" calcext:value-type="float">
            <text:p>0.80263803</text:p>
          </table:table-cell>
          <table:table-cell office:value-type="float" office:value="0.600075793" calcext:value-type="float">
            <text:p>0.600075793</text:p>
          </table:table-cell>
          <table:table-cell office:value-type="float" office:value="0.444132739" calcext:value-type="float">
            <text:p>0.4441327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27384678" calcext:value-type="float">
            <text:p>0.127384678</text:p>
          </table:table-cell>
          <table:table-cell office:value-type="float" office:value="0.742611974" calcext:value-type="float">
            <text:p>0.742611974</text:p>
          </table:table-cell>
          <table:table-cell office:value-type="float" office:value="0.718262877" calcext:value-type="float">
            <text:p>0.718262877</text:p>
          </table:table-cell>
          <table:table-cell office:value-type="float" office:value="0.456638391" calcext:value-type="float">
            <text:p>0.4566383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28160134" calcext:value-type="float">
            <text:p>0.128160134</text:p>
          </table:table-cell>
          <table:table-cell office:value-type="float" office:value="0.683246336" calcext:value-type="float">
            <text:p>0.683246336</text:p>
          </table:table-cell>
          <table:table-cell office:value-type="float" office:value="0.715897169" calcext:value-type="float">
            <text:p>0.715897169</text:p>
          </table:table-cell>
          <table:table-cell office:value-type="float" office:value="0.545628136" calcext:value-type="float">
            <text:p>0.5456281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8860489" calcext:value-type="float">
            <text:p>0.128860489</text:p>
          </table:table-cell>
          <table:table-cell office:value-type="float" office:value="0.639682488" calcext:value-type="float">
            <text:p>0.639682488</text:p>
          </table:table-cell>
          <table:table-cell office:value-type="float" office:value="0.705038989" calcext:value-type="float">
            <text:p>0.705038989</text:p>
          </table:table-cell>
          <table:table-cell office:value-type="float" office:value="0.535649721" calcext:value-type="float">
            <text:p>0.5356497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28121391" calcext:value-type="float">
            <text:p>0.128121391</text:p>
          </table:table-cell>
          <table:table-cell office:value-type="float" office:value="0.63489087" calcext:value-type="float">
            <text:p>0.63489087</text:p>
          </table:table-cell>
          <table:table-cell office:value-type="float" office:value="0.667565545" calcext:value-type="float">
            <text:p>0.667565545</text:p>
          </table:table-cell>
          <table:table-cell office:value-type="float" office:value="0.558835335" calcext:value-type="float">
            <text:p>0.5588353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8415242" calcext:value-type="float">
            <text:p>0.128415242</text:p>
          </table:table-cell>
          <table:table-cell office:value-type="float" office:value="0.643517452" calcext:value-type="float">
            <text:p>0.643517452</text:p>
          </table:table-cell>
          <table:table-cell office:value-type="float" office:value="0.709071244" calcext:value-type="float">
            <text:p>0.709071244</text:p>
          </table:table-cell>
          <table:table-cell office:value-type="float" office:value="0.535083477" calcext:value-type="float">
            <text:p>0.5350834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28172055" calcext:value-type="float">
            <text:p>0.128172055</text:p>
          </table:table-cell>
          <table:table-cell office:value-type="float" office:value="0.708730901" calcext:value-type="float">
            <text:p>0.708730901</text:p>
          </table:table-cell>
          <table:table-cell office:value-type="float" office:value="0.732390372" calcext:value-type="float">
            <text:p>0.732390372</text:p>
          </table:table-cell>
          <table:table-cell office:value-type="float" office:value="0.497428834" calcext:value-type="float">
            <text:p>0.4974288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29551903" calcext:value-type="float">
            <text:p>0.129551903</text:p>
          </table:table-cell>
          <table:table-cell office:value-type="float" office:value="0.626316145" calcext:value-type="float">
            <text:p>0.626316145</text:p>
          </table:table-cell>
          <table:table-cell office:value-type="float" office:value="0.670865854" calcext:value-type="float">
            <text:p>0.670865854</text:p>
          </table:table-cell>
          <table:table-cell office:value-type="float" office:value="0.57220585" calcext:value-type="float">
            <text:p>0.572205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8794328" calcext:value-type="float">
            <text:p>0.128794328</text:p>
          </table:table-cell>
          <table:table-cell office:value-type="float" office:value="0.626593903" calcext:value-type="float">
            <text:p>0.626593903</text:p>
          </table:table-cell>
          <table:table-cell office:value-type="float" office:value="0.627720431" calcext:value-type="float">
            <text:p>0.627720431</text:p>
          </table:table-cell>
          <table:table-cell office:value-type="float" office:value="0.535835688" calcext:value-type="float">
            <text:p>0.5358356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29030958" calcext:value-type="float">
            <text:p>0.129030958</text:p>
          </table:table-cell>
          <table:table-cell office:value-type="float" office:value="0.634373502" calcext:value-type="float">
            <text:p>0.634373502</text:p>
          </table:table-cell>
          <table:table-cell office:value-type="float" office:value="0.683414421" calcext:value-type="float">
            <text:p>0.683414421</text:p>
          </table:table-cell>
          <table:table-cell office:value-type="float" office:value="0.566667982" calcext:value-type="float">
            <text:p>0.5666679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8582731" calcext:value-type="float">
            <text:p>0.128582731</text:p>
          </table:table-cell>
          <table:table-cell office:value-type="float" office:value="0.756369323" calcext:value-type="float">
            <text:p>0.756369323</text:p>
          </table:table-cell>
          <table:table-cell office:value-type="float" office:value="0.728599516" calcext:value-type="float">
            <text:p>0.728599516</text:p>
          </table:table-cell>
          <table:table-cell office:value-type="float" office:value="0.458306725" calcext:value-type="float">
            <text:p>0.4583067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291001" calcext:value-type="float">
            <text:p>0.1291001</text:p>
          </table:table-cell>
          <table:table-cell office:value-type="float" office:value="0.802254772" calcext:value-type="float">
            <text:p>0.802254772</text:p>
          </table:table-cell>
          <table:table-cell office:value-type="float" office:value="0.595934462" calcext:value-type="float">
            <text:p>0.595934462</text:p>
          </table:table-cell>
          <table:table-cell office:value-type="float" office:value="0.449865514" calcext:value-type="float">
            <text:p>0.4498655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28306166" calcext:value-type="float">
            <text:p>0.128306166</text:p>
          </table:table-cell>
          <table:table-cell office:value-type="float" office:value="0.639163332" calcext:value-type="float">
            <text:p>0.639163332</text:p>
          </table:table-cell>
          <table:table-cell office:value-type="float" office:value="0.677109441" calcext:value-type="float">
            <text:p>0.677109441</text:p>
          </table:table-cell>
          <table:table-cell office:value-type="float" office:value="0.567610331" calcext:value-type="float">
            <text:p>0.5676103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29377857" calcext:value-type="float">
            <text:p>0.129377857</text:p>
          </table:table-cell>
          <table:table-cell office:value-type="float" office:value="0.649012405" calcext:value-type="float">
            <text:p>0.649012405</text:p>
          </table:table-cell>
          <table:table-cell office:value-type="float" office:value="0.716246452" calcext:value-type="float">
            <text:p>0.716246452</text:p>
          </table:table-cell>
          <table:table-cell office:value-type="float" office:value="0.551558799" calcext:value-type="float">
            <text:p>0.5515587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29256264" calcext:value-type="float">
            <text:p>0.129256264</text:p>
          </table:table-cell>
          <table:table-cell office:value-type="float" office:value="0.739479749" calcext:value-type="float">
            <text:p>0.739479749</text:p>
          </table:table-cell>
          <table:table-cell office:value-type="float" office:value="0.593557429" calcext:value-type="float">
            <text:p>0.593557429</text:p>
          </table:table-cell>
          <table:table-cell office:value-type="float" office:value="0.469143447" calcext:value-type="float">
            <text:p>0.4691434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29200832" calcext:value-type="float">
            <text:p>0.129200832</text:p>
          </table:table-cell>
          <table:table-cell office:value-type="float" office:value="0.791261887" calcext:value-type="float">
            <text:p>0.791261887</text:p>
          </table:table-cell>
          <table:table-cell office:value-type="float" office:value="0.594492626" calcext:value-type="float">
            <text:p>0.594492626</text:p>
          </table:table-cell>
          <table:table-cell office:value-type="float" office:value="0.47197884" calcext:value-type="float">
            <text:p>0.471978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29573361" calcext:value-type="float">
            <text:p>0.129573361</text:p>
          </table:table-cell>
          <table:table-cell office:value-type="float" office:value="0.798785782" calcext:value-type="float">
            <text:p>0.798785782</text:p>
          </table:table-cell>
          <table:table-cell office:value-type="float" office:value="0.604987217" calcext:value-type="float">
            <text:p>0.604987217</text:p>
          </table:table-cell>
          <table:table-cell office:value-type="float" office:value="0.446676665" calcext:value-type="float">
            <text:p>0.4466766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29542962" calcext:value-type="float">
            <text:p>0.129542962</text:p>
          </table:table-cell>
          <table:table-cell office:value-type="float" office:value="0.629758314" calcext:value-type="float">
            <text:p>0.629758314</text:p>
          </table:table-cell>
          <table:table-cell office:value-type="float" office:value="0.662236293" calcext:value-type="float">
            <text:p>0.662236293</text:p>
          </table:table-cell>
          <table:table-cell office:value-type="float" office:value="0.572537252" calcext:value-type="float">
            <text:p>0.5725372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9520909" calcext:value-type="float">
            <text:p>0.129520909</text:p>
          </table:table-cell>
          <table:table-cell office:value-type="float" office:value="0.794018602" calcext:value-type="float">
            <text:p>0.794018602</text:p>
          </table:table-cell>
          <table:table-cell office:value-type="float" office:value="0.59664793" calcext:value-type="float">
            <text:p>0.59664793</text:p>
          </table:table-cell>
          <table:table-cell office:value-type="float" office:value="0.447561198" calcext:value-type="float">
            <text:p>0.4475611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29706279" calcext:value-type="float">
            <text:p>0.129706279</text:p>
          </table:table-cell>
          <table:table-cell office:value-type="float" office:value="0.63060768" calcext:value-type="float">
            <text:p>0.63060768</text:p>
          </table:table-cell>
          <table:table-cell office:value-type="float" office:value="0.646222907" calcext:value-type="float">
            <text:p>0.646222907</text:p>
          </table:table-cell>
          <table:table-cell office:value-type="float" office:value="0.548773473" calcext:value-type="float">
            <text:p>0.5487734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29856483" calcext:value-type="float">
            <text:p>0.129856483</text:p>
          </table:table-cell>
          <table:table-cell office:value-type="float" office:value="0.627185777" calcext:value-type="float">
            <text:p>0.627185777</text:p>
          </table:table-cell>
          <table:table-cell office:value-type="float" office:value="0.614125206" calcext:value-type="float">
            <text:p>0.614125206</text:p>
          </table:table-cell>
          <table:table-cell office:value-type="float" office:value="0.521728459" calcext:value-type="float">
            <text:p>0.5217284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28950492" calcext:value-type="float">
            <text:p>0.128950492</text:p>
          </table:table-cell>
          <table:table-cell office:value-type="float" office:value="0.794900154" calcext:value-type="float">
            <text:p>0.794900154</text:p>
          </table:table-cell>
          <table:table-cell office:value-type="float" office:value="0.625904873" calcext:value-type="float">
            <text:p>0.625904873</text:p>
          </table:table-cell>
          <table:table-cell office:value-type="float" office:value="0.449118072" calcext:value-type="float">
            <text:p>0.4491180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29721776" calcext:value-type="float">
            <text:p>0.129721776</text:p>
          </table:table-cell>
          <table:table-cell office:value-type="float" office:value="0.801684952" calcext:value-type="float">
            <text:p>0.801684952</text:p>
          </table:table-cell>
          <table:table-cell office:value-type="float" office:value="0.598848533" calcext:value-type="float">
            <text:p>0.598848533</text:p>
          </table:table-cell>
          <table:table-cell office:value-type="float" office:value="0.446426326" calcext:value-type="float">
            <text:p>0.4464263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30369083" calcext:value-type="float">
            <text:p>0.130369083</text:p>
          </table:table-cell>
          <table:table-cell office:value-type="float" office:value="0.68303772" calcext:value-type="float">
            <text:p>0.68303772</text:p>
          </table:table-cell>
          <table:table-cell office:value-type="float" office:value="0.612193419" calcext:value-type="float">
            <text:p>0.612193419</text:p>
          </table:table-cell>
          <table:table-cell office:value-type="float" office:value="0.547149247" calcext:value-type="float">
            <text:p>0.5471492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28940955" calcext:value-type="float">
            <text:p>0.128940955</text:p>
          </table:table-cell>
          <table:table-cell office:value-type="float" office:value="0.770129057" calcext:value-type="float">
            <text:p>0.770129057</text:p>
          </table:table-cell>
          <table:table-cell office:value-type="float" office:value="0.595418286" calcext:value-type="float">
            <text:p>0.595418286</text:p>
          </table:table-cell>
          <table:table-cell office:value-type="float" office:value="0.456151421" calcext:value-type="float">
            <text:p>0.4561514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2931408" calcext:value-type="float">
            <text:p>0.12931408</text:p>
          </table:table-cell>
          <table:table-cell office:value-type="float" office:value="0.798279738" calcext:value-type="float">
            <text:p>0.798279738</text:p>
          </table:table-cell>
          <table:table-cell office:value-type="float" office:value="0.598428321" calcext:value-type="float">
            <text:p>0.598428321</text:p>
          </table:table-cell>
          <table:table-cell office:value-type="float" office:value="0.457283313" calcext:value-type="float">
            <text:p>0.4572833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29588262" calcext:value-type="float">
            <text:p>0.129588262</text:p>
          </table:table-cell>
          <table:table-cell office:value-type="float" office:value="0.801011419" calcext:value-type="float">
            <text:p>0.801011419</text:p>
          </table:table-cell>
          <table:table-cell office:value-type="float" office:value="0.596728992" calcext:value-type="float">
            <text:p>0.596728992</text:p>
          </table:table-cell>
          <table:table-cell office:value-type="float" office:value="0.446322614" calcext:value-type="float">
            <text:p>0.4463226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29332558" calcext:value-type="float">
            <text:p>0.129332558</text:p>
          </table:table-cell>
          <table:table-cell office:value-type="float" office:value="0.642678814" calcext:value-type="float">
            <text:p>0.642678814</text:p>
          </table:table-cell>
          <table:table-cell office:value-type="float" office:value="0.710735406" calcext:value-type="float">
            <text:p>0.710735406</text:p>
          </table:table-cell>
          <table:table-cell office:value-type="float" office:value="0.527138177" calcext:value-type="float">
            <text:p>0.5271381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9786149" calcext:value-type="float">
            <text:p>0.129786149</text:p>
          </table:table-cell>
          <table:table-cell office:value-type="float" office:value="0.791045522" calcext:value-type="float">
            <text:p>0.791045522</text:p>
          </table:table-cell>
          <table:table-cell office:value-type="float" office:value="0.596873235" calcext:value-type="float">
            <text:p>0.596873235</text:p>
          </table:table-cell>
          <table:table-cell office:value-type="float" office:value="0.450239831" calcext:value-type="float">
            <text:p>0.4502398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29175202" calcext:value-type="float">
            <text:p>0.129175202</text:p>
          </table:table-cell>
          <table:table-cell office:value-type="float" office:value="0.633053855" calcext:value-type="float">
            <text:p>0.633053855</text:p>
          </table:table-cell>
          <table:table-cell office:value-type="float" office:value="0.683223687" calcext:value-type="float">
            <text:p>0.683223687</text:p>
          </table:table-cell>
          <table:table-cell office:value-type="float" office:value="0.568461486" calcext:value-type="float">
            <text:p>0.5684614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29277126" calcext:value-type="float">
            <text:p>0.129277126</text:p>
          </table:table-cell>
          <table:table-cell office:value-type="float" office:value="0.658468683" calcext:value-type="float">
            <text:p>0.658468683</text:p>
          </table:table-cell>
          <table:table-cell office:value-type="float" office:value="0.599570346" calcext:value-type="float">
            <text:p>0.599570346</text:p>
          </table:table-cell>
          <table:table-cell office:value-type="float" office:value="0.49955076" calcext:value-type="float">
            <text:p>0.499550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27789989" calcext:value-type="float">
            <text:p>0.127789989</text:p>
          </table:table-cell>
          <table:table-cell office:value-type="float" office:value="0.713940348" calcext:value-type="float">
            <text:p>0.713940348</text:p>
          </table:table-cell>
          <table:table-cell office:value-type="float" office:value="0.729700414" calcext:value-type="float">
            <text:p>0.729700414</text:p>
          </table:table-cell>
          <table:table-cell office:value-type="float" office:value="0.508244694" calcext:value-type="float">
            <text:p>0.5082446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27637998" calcext:value-type="float">
            <text:p>0.127637998</text:p>
          </table:table-cell>
          <table:table-cell office:value-type="float" office:value="0.63791521" calcext:value-type="float">
            <text:p>0.63791521</text:p>
          </table:table-cell>
          <table:table-cell office:value-type="float" office:value="0.677093944" calcext:value-type="float">
            <text:p>0.677093944</text:p>
          </table:table-cell>
          <table:table-cell office:value-type="float" office:value="0.564661093" calcext:value-type="float">
            <text:p>0.5646610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28478423" calcext:value-type="float">
            <text:p>0.128478423</text:p>
          </table:table-cell>
          <table:table-cell office:value-type="float" office:value="0.649487454" calcext:value-type="float">
            <text:p>0.649487454</text:p>
          </table:table-cell>
          <table:table-cell office:value-type="float" office:value="0.717520203" calcext:value-type="float">
            <text:p>0.717520203</text:p>
          </table:table-cell>
          <table:table-cell office:value-type="float" office:value="0.504206479" calcext:value-type="float">
            <text:p>0.5042064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28743664" calcext:value-type="float">
            <text:p>0.128743664</text:p>
          </table:table-cell>
          <table:table-cell office:value-type="float" office:value="0.750231236" calcext:value-type="float">
            <text:p>0.750231236</text:p>
          </table:table-cell>
          <table:table-cell office:value-type="float" office:value="0.593601536" calcext:value-type="float">
            <text:p>0.593601536</text:p>
          </table:table-cell>
          <table:table-cell office:value-type="float" office:value="0.462245996" calcext:value-type="float">
            <text:p>0.4622459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7112881" calcext:value-type="float">
            <text:p>0.127112881</text:p>
          </table:table-cell>
          <table:table-cell office:value-type="float" office:value="0.703830207" calcext:value-type="float">
            <text:p>0.703830207</text:p>
          </table:table-cell>
          <table:table-cell office:value-type="float" office:value="0.740538924" calcext:value-type="float">
            <text:p>0.740538924</text:p>
          </table:table-cell>
          <table:table-cell office:value-type="float" office:value="0.458925421" calcext:value-type="float">
            <text:p>0.4589254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28151194" calcext:value-type="float">
            <text:p>0.128151194</text:p>
          </table:table-cell>
          <table:table-cell office:value-type="float" office:value="0.634891466" calcext:value-type="float">
            <text:p>0.634891466</text:p>
          </table:table-cell>
          <table:table-cell office:value-type="float" office:value="0.65426417" calcext:value-type="float">
            <text:p>0.65426417</text:p>
          </table:table-cell>
          <table:table-cell office:value-type="float" office:value="0.551192826" calcext:value-type="float">
            <text:p>0.5511928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28487364" calcext:value-type="float">
            <text:p>0.128487364</text:p>
          </table:table-cell>
          <table:table-cell office:value-type="float" office:value="0.804128147" calcext:value-type="float">
            <text:p>0.804128147</text:p>
          </table:table-cell>
          <table:table-cell office:value-type="float" office:value="0.595118474" calcext:value-type="float">
            <text:p>0.595118474</text:p>
          </table:table-cell>
          <table:table-cell office:value-type="float" office:value="0.460185463" calcext:value-type="float">
            <text:p>0.4601854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8040925" calcext:value-type="float">
            <text:p>0.128040925</text:p>
          </table:table-cell>
          <table:table-cell office:value-type="float" office:value="0.63091226" calcext:value-type="float">
            <text:p>0.63091226</text:p>
          </table:table-cell>
          <table:table-cell office:value-type="float" office:value="0.652378279" calcext:value-type="float">
            <text:p>0.652378279</text:p>
          </table:table-cell>
          <table:table-cell office:value-type="float" office:value="0.550246304" calcext:value-type="float">
            <text:p>0.5502463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28880755" calcext:value-type="float">
            <text:p>0.128880755</text:p>
          </table:table-cell>
          <table:table-cell office:value-type="float" office:value="0.631226972" calcext:value-type="float">
            <text:p>0.631226972</text:p>
          </table:table-cell>
          <table:table-cell office:value-type="float" office:value="0.685492836" calcext:value-type="float">
            <text:p>0.685492836</text:p>
          </table:table-cell>
          <table:table-cell office:value-type="float" office:value="0.572607586" calcext:value-type="float">
            <text:p>0.5726075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28549353" calcext:value-type="float">
            <text:p>0.128549353</text:p>
          </table:table-cell>
          <table:table-cell office:value-type="float" office:value="0.718287911" calcext:value-type="float">
            <text:p>0.718287911</text:p>
          </table:table-cell>
          <table:table-cell office:value-type="float" office:value="0.593804192" calcext:value-type="float">
            <text:p>0.593804192</text:p>
          </table:table-cell>
          <table:table-cell office:value-type="float" office:value="0.474140701" calcext:value-type="float">
            <text:p>0.4741407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28324643" calcext:value-type="float">
            <text:p>0.128324643</text:p>
          </table:table-cell>
          <table:table-cell office:value-type="float" office:value="0.793780779" calcext:value-type="float">
            <text:p>0.793780779</text:p>
          </table:table-cell>
          <table:table-cell office:value-type="float" office:value="0.601870489" calcext:value-type="float">
            <text:p>0.601870489</text:p>
          </table:table-cell>
          <table:table-cell office:value-type="float" office:value="0.450142676" calcext:value-type="float">
            <text:p>0.4501426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28437296" calcext:value-type="float">
            <text:p>0.128437296</text:p>
          </table:table-cell>
          <table:table-cell office:value-type="float" office:value="0.625528768" calcext:value-type="float">
            <text:p>0.625528768</text:p>
          </table:table-cell>
          <table:table-cell office:value-type="float" office:value="0.640434103" calcext:value-type="float">
            <text:p>0.640434103</text:p>
          </table:table-cell>
          <table:table-cell office:value-type="float" office:value="0.544746583" calcext:value-type="float">
            <text:p>0.5447465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27894894" calcext:value-type="float">
            <text:p>0.127894894</text:p>
          </table:table-cell>
          <table:table-cell office:value-type="float" office:value="0.643810707" calcext:value-type="float">
            <text:p>0.643810707</text:p>
          </table:table-cell>
          <table:table-cell office:value-type="float" office:value="0.689999543" calcext:value-type="float">
            <text:p>0.689999543</text:p>
          </table:table-cell>
          <table:table-cell office:value-type="float" office:value="0.573085615" calcext:value-type="float">
            <text:p>0.5730856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28147021" calcext:value-type="float">
            <text:p>0.128147021</text:p>
          </table:table-cell>
          <table:table-cell office:value-type="float" office:value="0.746552437" calcext:value-type="float">
            <text:p>0.746552437</text:p>
          </table:table-cell>
          <table:table-cell office:value-type="float" office:value="0.73355147" calcext:value-type="float">
            <text:p>0.73355147</text:p>
          </table:table-cell>
          <table:table-cell office:value-type="float" office:value="0.459713991" calcext:value-type="float">
            <text:p>0.45971399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28283516" calcext:value-type="float">
            <text:p>0.128283516</text:p>
          </table:table-cell>
          <table:table-cell office:value-type="float" office:value="0.766922923" calcext:value-type="float">
            <text:p>0.766922923</text:p>
          </table:table-cell>
          <table:table-cell office:value-type="float" office:value="0.71043321" calcext:value-type="float">
            <text:p>0.71043321</text:p>
          </table:table-cell>
          <table:table-cell office:value-type="float" office:value="0.455659682" calcext:value-type="float">
            <text:p>0.4556596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28578559" calcext:value-type="float">
            <text:p>0.128578559</text:p>
          </table:table-cell>
          <table:table-cell office:value-type="float" office:value="0.701029384" calcext:value-type="float">
            <text:p>0.701029384</text:p>
          </table:table-cell>
          <table:table-cell office:value-type="float" office:value="0.611203982" calcext:value-type="float">
            <text:p>0.611203982</text:p>
          </table:table-cell>
          <table:table-cell office:value-type="float" office:value="0.545659726" calcext:value-type="float">
            <text:p>0.545659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28130928" calcext:value-type="float">
            <text:p>0.128130928</text:p>
          </table:table-cell>
          <table:table-cell office:value-type="float" office:value="0.637445526" calcext:value-type="float">
            <text:p>0.637445526</text:p>
          </table:table-cell>
          <table:table-cell office:value-type="float" office:value="0.680134377" calcext:value-type="float">
            <text:p>0.680134377</text:p>
          </table:table-cell>
          <table:table-cell office:value-type="float" office:value="0.566393801" calcext:value-type="float">
            <text:p>0.5663938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2845935" calcext:value-type="float">
            <text:p>0.12845935</text:p>
          </table:table-cell>
          <table:table-cell office:value-type="float" office:value="0.630943254" calcext:value-type="float">
            <text:p>0.630943254</text:p>
          </table:table-cell>
          <table:table-cell office:value-type="float" office:value="0.661103208" calcext:value-type="float">
            <text:p>0.661103208</text:p>
          </table:table-cell>
          <table:table-cell office:value-type="float" office:value="0.553876228" calcext:value-type="float">
            <text:p>0.5538762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27668992" calcext:value-type="float">
            <text:p>0.127668992</text:p>
          </table:table-cell>
          <table:table-cell office:value-type="float" office:value="0.634157733" calcext:value-type="float">
            <text:p>0.634157733</text:p>
          </table:table-cell>
          <table:table-cell office:value-type="float" office:value="0.670798501" calcext:value-type="float">
            <text:p>0.670798501</text:p>
          </table:table-cell>
          <table:table-cell office:value-type="float" office:value="0.561946697" calcext:value-type="float">
            <text:p>0.5619466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2815477" calcext:value-type="float">
            <text:p>0.12815477</text:p>
          </table:table-cell>
          <table:table-cell office:value-type="float" office:value="0.638753252" calcext:value-type="float">
            <text:p>0.638753252</text:p>
          </table:table-cell>
          <table:table-cell office:value-type="float" office:value="0.674986324" calcext:value-type="float">
            <text:p>0.674986324</text:p>
          </table:table-cell>
          <table:table-cell office:value-type="float" office:value="0.562481351" calcext:value-type="float">
            <text:p>0.5624813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27902642" calcext:value-type="float">
            <text:p>0.127902642</text:p>
          </table:table-cell>
          <table:table-cell office:value-type="float" office:value="0.632250384" calcext:value-type="float">
            <text:p>0.632250384</text:p>
          </table:table-cell>
          <table:table-cell office:value-type="float" office:value="0.65289982" calcext:value-type="float">
            <text:p>0.65289982</text:p>
          </table:table-cell>
          <table:table-cell office:value-type="float" office:value="0.551802582" calcext:value-type="float">
            <text:p>0.5518025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28224507" calcext:value-type="float">
            <text:p>0.128224507</text:p>
          </table:table-cell>
          <table:table-cell office:value-type="float" office:value="0.646793323" calcext:value-type="float">
            <text:p>0.646793323</text:p>
          </table:table-cell>
          <table:table-cell office:value-type="float" office:value="0.695985639" calcext:value-type="float">
            <text:p>0.695985639</text:p>
          </table:table-cell>
          <table:table-cell office:value-type="float" office:value="0.570105978" calcext:value-type="float">
            <text:p>0.5701059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27842442" calcext:value-type="float">
            <text:p>0.127842442</text:p>
          </table:table-cell>
          <table:table-cell office:value-type="float" office:value="0.69905349" calcext:value-type="float">
            <text:p>0.69905349</text:p>
          </table:table-cell>
          <table:table-cell office:value-type="float" office:value="0.732932774" calcext:value-type="float">
            <text:p>0.732932774</text:p>
          </table:table-cell>
          <table:table-cell office:value-type="float" office:value="0.500543773" calcext:value-type="float">
            <text:p>0.50054377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28235832" calcext:value-type="float">
            <text:p>0.128235832</text:p>
          </table:table-cell>
          <table:table-cell office:value-type="float" office:value="0.633469896" calcext:value-type="float">
            <text:p>0.633469896</text:p>
          </table:table-cell>
          <table:table-cell office:value-type="float" office:value="0.661012013" calcext:value-type="float">
            <text:p>0.661012013</text:p>
          </table:table-cell>
          <table:table-cell office:value-type="float" office:value="0.554161138" calcext:value-type="float">
            <text:p>0.554161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27508655" calcext:value-type="float">
            <text:p>0.127508655</text:p>
          </table:table-cell>
          <table:table-cell office:value-type="float" office:value="0.731756774" calcext:value-type="float">
            <text:p>0.731756774</text:p>
          </table:table-cell>
          <table:table-cell office:value-type="float" office:value="0.740037649" calcext:value-type="float">
            <text:p>0.740037649</text:p>
          </table:table-cell>
          <table:table-cell office:value-type="float" office:value="0.473645386" calcext:value-type="float">
            <text:p>0.4736453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27784625" calcext:value-type="float">
            <text:p>0.127784625</text:p>
          </table:table-cell>
          <table:table-cell office:value-type="float" office:value="0.66963919" calcext:value-type="float">
            <text:p>0.66963919</text:p>
          </table:table-cell>
          <table:table-cell office:value-type="float" office:value="0.710703219" calcext:value-type="float">
            <text:p>0.710703219</text:p>
          </table:table-cell>
          <table:table-cell office:value-type="float" office:value="0.55515892" calcext:value-type="float">
            <text:p>0.555158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27315536" calcext:value-type="float">
            <text:p>0.127315536</text:p>
          </table:table-cell>
          <table:table-cell office:value-type="float" office:value="0.735661475" calcext:value-type="float">
            <text:p>0.735661475</text:p>
          </table:table-cell>
          <table:table-cell office:value-type="float" office:value="0.725120989" calcext:value-type="float">
            <text:p>0.725120989</text:p>
          </table:table-cell>
          <table:table-cell office:value-type="float" office:value="0.451752597" calcext:value-type="float">
            <text:p>0.4517525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8608361" calcext:value-type="float">
            <text:p>0.128608361</text:p>
          </table:table-cell>
          <table:table-cell office:value-type="float" office:value="0.72809228" calcext:value-type="float">
            <text:p>0.72809228</text:p>
          </table:table-cell>
          <table:table-cell office:value-type="float" office:value="0.593909096" calcext:value-type="float">
            <text:p>0.593909096</text:p>
          </table:table-cell>
          <table:table-cell office:value-type="float" office:value="0.46998566" calcext:value-type="float">
            <text:p>0.469985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28054038" calcext:value-type="float">
            <text:p>0.128054038</text:p>
          </table:table-cell>
          <table:table-cell office:value-type="float" office:value="0.80196271" calcext:value-type="float">
            <text:p>0.80196271</text:p>
          </table:table-cell>
          <table:table-cell office:value-type="float" office:value="0.603313518" calcext:value-type="float">
            <text:p>0.603313518</text:p>
          </table:table-cell>
          <table:table-cell office:value-type="float" office:value="0.445624643" calcext:value-type="float">
            <text:p>0.4456246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27772108" calcext:value-type="float">
            <text:p>0.127772108</text:p>
          </table:table-cell>
          <table:table-cell office:value-type="float" office:value="0.792340731" calcext:value-type="float">
            <text:p>0.792340731</text:p>
          </table:table-cell>
          <table:table-cell office:value-type="float" office:value="0.630813912" calcext:value-type="float">
            <text:p>0.630813912</text:p>
          </table:table-cell>
          <table:table-cell office:value-type="float" office:value="0.448485666" calcext:value-type="float">
            <text:p>0.4484856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27398387" calcext:value-type="float">
            <text:p>0.127398387</text:p>
          </table:table-cell>
          <table:table-cell office:value-type="float" office:value="0.627820567" calcext:value-type="float">
            <text:p>0.627820567</text:p>
          </table:table-cell>
          <table:table-cell office:value-type="float" office:value="0.622285083" calcext:value-type="float">
            <text:p>0.622285083</text:p>
          </table:table-cell>
          <table:table-cell office:value-type="float" office:value="0.529013935" calcext:value-type="float">
            <text:p>0.5290139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27944365" calcext:value-type="float">
            <text:p>0.127944365</text:p>
          </table:table-cell>
          <table:table-cell office:value-type="float" office:value="0.801740384" calcext:value-type="float">
            <text:p>0.801740384</text:p>
          </table:table-cell>
          <table:table-cell office:value-type="float" office:value="0.598353815" calcext:value-type="float">
            <text:p>0.598353815</text:p>
          </table:table-cell>
          <table:table-cell office:value-type="float" office:value="0.456411893" calcext:value-type="float">
            <text:p>0.4564118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27027646" calcext:value-type="float">
            <text:p>0.127027646</text:p>
          </table:table-cell>
          <table:table-cell office:value-type="float" office:value="0.648070055" calcext:value-type="float">
            <text:p>0.648070055</text:p>
          </table:table-cell>
          <table:table-cell office:value-type="float" office:value="0.694514596" calcext:value-type="float">
            <text:p>0.694514596</text:p>
          </table:table-cell>
          <table:table-cell office:value-type="float" office:value="0.570551225" calcext:value-type="float">
            <text:p>0.5705512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26477495" calcext:value-type="float">
            <text:p>0.126477495</text:p>
          </table:table-cell>
          <table:table-cell office:value-type="float" office:value="0.682969771" calcext:value-type="float">
            <text:p>0.682969771</text:p>
          </table:table-cell>
          <table:table-cell office:value-type="float" office:value="0.733760087" calcext:value-type="float">
            <text:p>0.733760087</text:p>
          </table:table-cell>
          <table:table-cell office:value-type="float" office:value="0.497033059" calcext:value-type="float">
            <text:p>0.4970330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27008572" calcext:value-type="float">
            <text:p>0.127008572</text:p>
          </table:table-cell>
          <table:table-cell office:value-type="float" office:value="0.624208525" calcext:value-type="float">
            <text:p>0.624208525</text:p>
          </table:table-cell>
          <table:table-cell office:value-type="float" office:value="0.62401779" calcext:value-type="float">
            <text:p>0.62401779</text:p>
          </table:table-cell>
          <table:table-cell office:value-type="float" office:value="0.532543723" calcext:value-type="float">
            <text:p>0.5325437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27714888" calcext:value-type="float">
            <text:p>0.127714888</text:p>
          </table:table-cell>
          <table:table-cell office:value-type="float" office:value="0.632472114" calcext:value-type="float">
            <text:p>0.632472114</text:p>
          </table:table-cell>
          <table:table-cell office:value-type="float" office:value="0.613209082" calcext:value-type="float">
            <text:p>0.613209082</text:p>
          </table:table-cell>
          <table:table-cell office:value-type="float" office:value="0.519307318" calcext:value-type="float">
            <text:p>0.5193073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27467528" calcext:value-type="float">
            <text:p>0.127467528</text:p>
          </table:table-cell>
          <table:table-cell office:value-type="float" office:value="0.782158468" calcext:value-type="float">
            <text:p>0.782158468</text:p>
          </table:table-cell>
          <table:table-cell office:value-type="float" office:value="0.616262033" calcext:value-type="float">
            <text:p>0.616262033</text:p>
          </table:table-cell>
          <table:table-cell office:value-type="float" office:value="0.445476227" calcext:value-type="float">
            <text:p>0.445476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7213016" calcext:value-type="float">
            <text:p>0.127213016</text:p>
          </table:table-cell>
          <table:table-cell office:value-type="float" office:value="0.699138129" calcext:value-type="float">
            <text:p>0.699138129</text:p>
          </table:table-cell>
          <table:table-cell office:value-type="float" office:value="0.721734848" calcext:value-type="float">
            <text:p>0.721734848</text:p>
          </table:table-cell>
          <table:table-cell office:value-type="float" office:value="0.526700083" calcext:value-type="float">
            <text:p>0.5267000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27512828" calcext:value-type="float">
            <text:p>0.127512828</text:p>
          </table:table-cell>
          <table:table-cell office:value-type="float" office:value="0.629234985" calcext:value-type="float">
            <text:p>0.629234985</text:p>
          </table:table-cell>
          <table:table-cell office:value-type="float" office:value="0.648460465" calcext:value-type="float">
            <text:p>0.648460465</text:p>
          </table:table-cell>
          <table:table-cell office:value-type="float" office:value="0.545576876" calcext:value-type="float">
            <text:p>0.5455768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27297059" calcext:value-type="float">
            <text:p>0.127297059</text:p>
          </table:table-cell>
          <table:table-cell office:value-type="float" office:value="0.628737882" calcext:value-type="float">
            <text:p>0.628737882</text:p>
          </table:table-cell>
          <table:table-cell office:value-type="float" office:value="0.641139226" calcext:value-type="float">
            <text:p>0.641139226</text:p>
          </table:table-cell>
          <table:table-cell office:value-type="float" office:value="0.542650884" calcext:value-type="float">
            <text:p>0.5426508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27265469" calcext:value-type="float">
            <text:p>0.127265469</text:p>
          </table:table-cell>
          <table:table-cell office:value-type="float" office:value="0.704048956" calcext:value-type="float">
            <text:p>0.704048956</text:p>
          </table:table-cell>
          <table:table-cell office:value-type="float" office:value="0.722546068" calcext:value-type="float">
            <text:p>0.722546068</text:p>
          </table:table-cell>
          <table:table-cell office:value-type="float" office:value="0.522400799" calcext:value-type="float">
            <text:p>0.5224007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6584187" calcext:value-type="float">
            <text:p>0.126584187</text:p>
          </table:table-cell>
          <table:table-cell office:value-type="float" office:value="0.688319884" calcext:value-type="float">
            <text:p>0.688319884</text:p>
          </table:table-cell>
          <table:table-cell office:value-type="float" office:value="0.734380571" calcext:value-type="float">
            <text:p>0.734380571</text:p>
          </table:table-cell>
          <table:table-cell office:value-type="float" office:value="0.494896232" calcext:value-type="float">
            <text:p>0.49489623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27544418" calcext:value-type="float">
            <text:p>0.127544418</text:p>
          </table:table-cell>
          <table:table-cell office:value-type="float" office:value="0.79579482" calcext:value-type="float">
            <text:p>0.79579482</text:p>
          </table:table-cell>
          <table:table-cell office:value-type="float" office:value="0.629463867" calcext:value-type="float">
            <text:p>0.629463867</text:p>
          </table:table-cell>
          <table:table-cell office:value-type="float" office:value="0.448159033" calcext:value-type="float">
            <text:p>0.4481590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27612964" calcext:value-type="float">
            <text:p>0.127612964</text:p>
          </table:table-cell>
          <table:table-cell office:value-type="float" office:value="0.792411064" calcext:value-type="float">
            <text:p>0.792411064</text:p>
          </table:table-cell>
          <table:table-cell office:value-type="float" office:value="0.593810152" calcext:value-type="float">
            <text:p>0.593810152</text:p>
          </table:table-cell>
          <table:table-cell office:value-type="float" office:value="0.470619854" calcext:value-type="float">
            <text:p>0.4706198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27689258" calcext:value-type="float">
            <text:p>0.127689258</text:p>
          </table:table-cell>
          <table:table-cell office:value-type="float" office:value="0.803873635" calcext:value-type="float">
            <text:p>0.803873635</text:p>
          </table:table-cell>
          <table:table-cell office:value-type="float" office:value="0.601379943" calcext:value-type="float">
            <text:p>0.601379943</text:p>
          </table:table-cell>
          <table:table-cell office:value-type="float" office:value="0.445234233" calcext:value-type="float">
            <text:p>0.4452342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26663462" calcext:value-type="float">
            <text:p>0.126663462</text:p>
          </table:table-cell>
          <table:table-cell office:value-type="float" office:value="0.770489069" calcext:value-type="float">
            <text:p>0.770489069</text:p>
          </table:table-cell>
          <table:table-cell office:value-type="float" office:value="0.651344139" calcext:value-type="float">
            <text:p>0.651344139</text:p>
          </table:table-cell>
          <table:table-cell office:value-type="float" office:value="0.445171648" calcext:value-type="float">
            <text:p>0.4451716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26473919" calcext:value-type="float">
            <text:p>0.126473919</text:p>
          </table:table-cell>
          <table:table-cell office:value-type="float" office:value="0.644617754" calcext:value-type="float">
            <text:p>0.644617754</text:p>
          </table:table-cell>
          <table:table-cell office:value-type="float" office:value="0.695229256" calcext:value-type="float">
            <text:p>0.695229256</text:p>
          </table:table-cell>
          <table:table-cell office:value-type="float" office:value="0.571919152" calcext:value-type="float">
            <text:p>0.5719191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26877442" calcext:value-type="float">
            <text:p>0.126877442</text:p>
          </table:table-cell>
          <table:table-cell office:value-type="float" office:value="0.772220584" calcext:value-type="float">
            <text:p>0.772220584</text:p>
          </table:table-cell>
          <table:table-cell office:value-type="float" office:value="0.69866904" calcext:value-type="float">
            <text:p>0.69866904</text:p>
          </table:table-cell>
          <table:table-cell office:value-type="float" office:value="0.452831442" calcext:value-type="float">
            <text:p>0.4528314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26584783" calcext:value-type="float">
            <text:p>0.126584783</text:p>
          </table:table-cell>
          <table:table-cell office:value-type="float" office:value="0.673684558" calcext:value-type="float">
            <text:p>0.673684558</text:p>
          </table:table-cell>
          <table:table-cell office:value-type="float" office:value="0.710927929" calcext:value-type="float">
            <text:p>0.710927929</text:p>
          </table:table-cell>
          <table:table-cell office:value-type="float" office:value="0.554151601" calcext:value-type="float">
            <text:p>0.5541516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27643958" calcext:value-type="float">
            <text:p>0.127643958</text:p>
          </table:table-cell>
          <table:table-cell office:value-type="float" office:value="0.798902607" calcext:value-type="float">
            <text:p>0.798902607</text:p>
          </table:table-cell>
          <table:table-cell office:value-type="float" office:value="0.597136688" calcext:value-type="float">
            <text:p>0.597136688</text:p>
          </table:table-cell>
          <table:table-cell office:value-type="float" office:value="0.445496493" calcext:value-type="float">
            <text:p>0.44549649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26358882" calcext:value-type="float">
            <text:p>0.126358882</text:p>
          </table:table-cell>
          <table:table-cell office:value-type="float" office:value="0.699129188" calcext:value-type="float">
            <text:p>0.699129188</text:p>
          </table:table-cell>
          <table:table-cell office:value-type="float" office:value="0.724514809" calcext:value-type="float">
            <text:p>0.724514809</text:p>
          </table:table-cell>
          <table:table-cell office:value-type="float" office:value="0.52596933" calcext:value-type="float">
            <text:p>0.525969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27418056" calcext:value-type="float">
            <text:p>0.127418056</text:p>
          </table:table-cell>
          <table:table-cell office:value-type="float" office:value="0.65661319" calcext:value-type="float">
            <text:p>0.65661319</text:p>
          </table:table-cell>
          <table:table-cell office:value-type="float" office:value="0.6003613" calcext:value-type="float">
            <text:p>0.6003613</text:p>
          </table:table-cell>
          <table:table-cell office:value-type="float" office:value="0.501166642" calcext:value-type="float">
            <text:p>0.5011666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27886549" calcext:value-type="float">
            <text:p>0.127886549</text:p>
          </table:table-cell>
          <table:table-cell office:value-type="float" office:value="0.629848913" calcext:value-type="float">
            <text:p>0.629848913</text:p>
          </table:table-cell>
          <table:table-cell office:value-type="float" office:value="0.647713619" calcext:value-type="float">
            <text:p>0.647713619</text:p>
          </table:table-cell>
          <table:table-cell office:value-type="float" office:value="0.547261899" calcext:value-type="float">
            <text:p>0.5472618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28089801" calcext:value-type="float">
            <text:p>0.128089801</text:p>
          </table:table-cell>
          <table:table-cell office:value-type="float" office:value="0.791244005" calcext:value-type="float">
            <text:p>0.791244005</text:p>
          </table:table-cell>
          <table:table-cell office:value-type="float" office:value="0.595422458" calcext:value-type="float">
            <text:p>0.595422458</text:p>
          </table:table-cell>
          <table:table-cell office:value-type="float" office:value="0.447396689" calcext:value-type="float">
            <text:p>0.4473966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28054634" calcext:value-type="float">
            <text:p>0.128054634</text:p>
          </table:table-cell>
          <table:table-cell office:value-type="float" office:value="0.799830055" calcext:value-type="float">
            <text:p>0.799830055</text:p>
          </table:table-cell>
          <table:table-cell office:value-type="float" office:value="0.600430441" calcext:value-type="float">
            <text:p>0.600430441</text:p>
          </table:table-cell>
          <table:table-cell office:value-type="float" office:value="0.445108467" calcext:value-type="float">
            <text:p>0.4451084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27329842" calcext:value-type="float">
            <text:p>0.127329842</text:p>
          </table:table-cell>
          <table:table-cell office:value-type="float" office:value="0.758487673" calcext:value-type="float">
            <text:p>0.758487673</text:p>
          </table:table-cell>
          <table:table-cell office:value-type="float" office:value="0.724079695" calcext:value-type="float">
            <text:p>0.724079695</text:p>
          </table:table-cell>
          <table:table-cell office:value-type="float" office:value="0.454563553" calcext:value-type="float">
            <text:p>0.4545635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26774922" calcext:value-type="float">
            <text:p>0.126774922</text:p>
          </table:table-cell>
          <table:table-cell office:value-type="float" office:value="0.631695465" calcext:value-type="float">
            <text:p>0.631695465</text:p>
          </table:table-cell>
          <table:table-cell office:value-type="float" office:value="0.650783259" calcext:value-type="float">
            <text:p>0.650783259</text:p>
          </table:table-cell>
          <table:table-cell office:value-type="float" office:value="0.548892683" calcext:value-type="float">
            <text:p>0.5488926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27472893" calcext:value-type="float">
            <text:p>0.127472893</text:p>
          </table:table-cell>
          <table:table-cell office:value-type="float" office:value="0.686053715" calcext:value-type="float">
            <text:p>0.686053715</text:p>
          </table:table-cell>
          <table:table-cell office:value-type="float" office:value="0.614222957" calcext:value-type="float">
            <text:p>0.614222957</text:p>
          </table:table-cell>
          <table:table-cell office:value-type="float" office:value="0.521159234" calcext:value-type="float">
            <text:p>0.5211592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27336994" calcext:value-type="float">
            <text:p>0.127336994</text:p>
          </table:table-cell>
          <table:table-cell office:value-type="float" office:value="0.798624253" calcext:value-type="float">
            <text:p>0.798624253</text:p>
          </table:table-cell>
          <table:table-cell office:value-type="float" office:value="0.596584749" calcext:value-type="float">
            <text:p>0.596584749</text:p>
          </table:table-cell>
          <table:table-cell office:value-type="float" office:value="0.444712096" calcext:value-type="float">
            <text:p>0.4447120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26579419" calcext:value-type="float">
            <text:p>0.126579419</text:p>
          </table:table-cell>
          <table:table-cell office:value-type="float" office:value="0.63417025" calcext:value-type="float">
            <text:p>0.63417025</text:p>
          </table:table-cell>
          <table:table-cell office:value-type="float" office:value="0.663714488" calcext:value-type="float">
            <text:p>0.663714488</text:p>
          </table:table-cell>
          <table:table-cell office:value-type="float" office:value="0.55455274" calcext:value-type="float">
            <text:p>0.554552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27025262" calcext:value-type="float">
            <text:p>0.127025262</text:p>
          </table:table-cell>
          <table:table-cell office:value-type="float" office:value="0.804461933" calcext:value-type="float">
            <text:p>0.804461933</text:p>
          </table:table-cell>
          <table:table-cell office:value-type="float" office:value="0.598215532" calcext:value-type="float">
            <text:p>0.598215532</text:p>
          </table:table-cell>
          <table:table-cell office:value-type="float" office:value="0.445196682" calcext:value-type="float">
            <text:p>0.4451966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26240865" calcext:value-type="float">
            <text:p>0.126240865</text:p>
          </table:table-cell>
          <table:table-cell office:value-type="float" office:value="0.628763512" calcext:value-type="float">
            <text:p>0.628763512</text:p>
          </table:table-cell>
          <table:table-cell office:value-type="float" office:value="0.637259559" calcext:value-type="float">
            <text:p>0.637259559</text:p>
          </table:table-cell>
          <table:table-cell office:value-type="float" office:value="0.540286367" calcext:value-type="float">
            <text:p>0.5402863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26660481" calcext:value-type="float">
            <text:p>0.126660481</text:p>
          </table:table-cell>
          <table:table-cell office:value-type="float" office:value="0.717294302" calcext:value-type="float">
            <text:p>0.717294302</text:p>
          </table:table-cell>
          <table:table-cell office:value-type="float" office:value="0.595747303" calcext:value-type="float">
            <text:p>0.595747303</text:p>
          </table:table-cell>
          <table:table-cell office:value-type="float" office:value="0.474984702" calcext:value-type="float">
            <text:p>0.4749847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24619618" calcext:value-type="float">
            <text:p>0.124619618</text:p>
          </table:table-cell>
          <table:table-cell office:value-type="float" office:value="0.697767818" calcext:value-type="float">
            <text:p>0.697767818</text:p>
          </table:table-cell>
          <table:table-cell office:value-type="float" office:value="0.721802798" calcext:value-type="float">
            <text:p>0.721802798</text:p>
          </table:table-cell>
          <table:table-cell office:value-type="float" office:value="0.531462494" calcext:value-type="float">
            <text:p>0.5314624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25638858" calcext:value-type="float">
            <text:p>0.125638858</text:p>
          </table:table-cell>
          <table:table-cell office:value-type="float" office:value="0.806599952" calcext:value-type="float">
            <text:p>0.806599952</text:p>
          </table:table-cell>
          <table:table-cell office:value-type="float" office:value="0.596354675" calcext:value-type="float">
            <text:p>0.596354675</text:p>
          </table:table-cell>
          <table:table-cell office:value-type="float" office:value="0.44983452" calcext:value-type="float">
            <text:p>0.449834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25971452" calcext:value-type="float">
            <text:p>0.125971452</text:p>
          </table:table-cell>
          <table:table-cell office:value-type="float" office:value="0.636481719" calcext:value-type="float">
            <text:p>0.636481719</text:p>
          </table:table-cell>
          <table:table-cell office:value-type="float" office:value="0.609530283" calcext:value-type="float">
            <text:p>0.609530283</text:p>
          </table:table-cell>
          <table:table-cell office:value-type="float" office:value="0.514866771" calcext:value-type="float">
            <text:p>0.5148667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26543656" calcext:value-type="float">
            <text:p>0.126543656</text:p>
          </table:table-cell>
          <table:table-cell office:value-type="float" office:value="0.70317396" calcext:value-type="float">
            <text:p>0.70317396</text:p>
          </table:table-cell>
          <table:table-cell office:value-type="float" office:value="0.595765781" calcext:value-type="float">
            <text:p>0.595765781</text:p>
          </table:table-cell>
          <table:table-cell office:value-type="float" office:value="0.478680191" calcext:value-type="float">
            <text:p>0.4786801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6086488" calcext:value-type="float">
            <text:p>0.126086488</text:p>
          </table:table-cell>
          <table:table-cell office:value-type="float" office:value="0.77147791" calcext:value-type="float">
            <text:p>0.77147791</text:p>
          </table:table-cell>
          <table:table-cell office:value-type="float" office:value="0.703027928" calcext:value-type="float">
            <text:p>0.703027928</text:p>
          </table:table-cell>
          <table:table-cell office:value-type="float" office:value="0.452225262" calcext:value-type="float">
            <text:p>0.4522252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26073972" calcext:value-type="float">
            <text:p>0.126073972</text:p>
          </table:table-cell>
          <table:table-cell office:value-type="float" office:value="0.778598878" calcext:value-type="float">
            <text:p>0.778598878</text:p>
          </table:table-cell>
          <table:table-cell office:value-type="float" office:value="0.595541667" calcext:value-type="float">
            <text:p>0.595541667</text:p>
          </table:table-cell>
          <table:table-cell office:value-type="float" office:value="0.450844222" calcext:value-type="float">
            <text:p>0.4508442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24766842" calcext:value-type="float">
            <text:p>0.124766842</text:p>
          </table:table-cell>
          <table:table-cell office:value-type="float" office:value="0.708922828" calcext:value-type="float">
            <text:p>0.708922828</text:p>
          </table:table-cell>
          <table:table-cell office:value-type="float" office:value="0.74195513" calcext:value-type="float">
            <text:p>0.74195513</text:p>
          </table:table-cell>
          <table:table-cell office:value-type="float" office:value="0.453573519" calcext:value-type="float">
            <text:p>0.4535735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25958935" calcext:value-type="float">
            <text:p>0.125958935</text:p>
          </table:table-cell>
          <table:table-cell office:value-type="float" office:value="0.761915536" calcext:value-type="float">
            <text:p>0.761915536</text:p>
          </table:table-cell>
          <table:table-cell office:value-type="float" office:value="0.718154993" calcext:value-type="float">
            <text:p>0.718154993</text:p>
          </table:table-cell>
          <table:table-cell office:value-type="float" office:value="0.452580506" calcext:value-type="float">
            <text:p>0.4525805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26237884" calcext:value-type="float">
            <text:p>0.126237884</text:p>
          </table:table-cell>
          <table:table-cell office:value-type="float" office:value="0.696993553" calcext:value-type="float">
            <text:p>0.696993553</text:p>
          </table:table-cell>
          <table:table-cell office:value-type="float" office:value="0.594913434" calcext:value-type="float">
            <text:p>0.594913434</text:p>
          </table:table-cell>
          <table:table-cell office:value-type="float" office:value="0.482862053" calcext:value-type="float">
            <text:p>0.4828620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26647368" calcext:value-type="float">
            <text:p>0.126647368</text:p>
          </table:table-cell>
          <table:table-cell office:value-type="float" office:value="0.790314769" calcext:value-type="float">
            <text:p>0.790314769</text:p>
          </table:table-cell>
          <table:table-cell office:value-type="float" office:value="0.643091278" calcext:value-type="float">
            <text:p>0.643091278</text:p>
          </table:table-cell>
          <table:table-cell office:value-type="float" office:value="0.446536594" calcext:value-type="float">
            <text:p>0.4465365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26060262" calcext:value-type="float">
            <text:p>0.126060262</text:p>
          </table:table-cell>
          <table:table-cell office:value-type="float" office:value="0.778482053" calcext:value-type="float">
            <text:p>0.778482053</text:p>
          </table:table-cell>
          <table:table-cell office:value-type="float" office:value="0.682630024" calcext:value-type="float">
            <text:p>0.682630024</text:p>
          </table:table-cell>
          <table:table-cell office:value-type="float" office:value="0.449964458" calcext:value-type="float">
            <text:p>0.4499644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25676408" calcext:value-type="float">
            <text:p>0.125676408</text:p>
          </table:table-cell>
          <table:table-cell office:value-type="float" office:value="0.638529734" calcext:value-type="float">
            <text:p>0.638529734</text:p>
          </table:table-cell>
          <table:table-cell office:value-type="float" office:value="0.675057253" calcext:value-type="float">
            <text:p>0.675057253</text:p>
          </table:table-cell>
          <table:table-cell office:value-type="float" office:value="0.560432143" calcext:value-type="float">
            <text:p>0.5604321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25429645" calcext:value-type="float">
            <text:p>0.125429645</text:p>
          </table:table-cell>
          <table:table-cell office:value-type="float" office:value="0.639285521" calcext:value-type="float">
            <text:p>0.639285521</text:p>
          </table:table-cell>
          <table:table-cell office:value-type="float" office:value="0.678736052" calcext:value-type="float">
            <text:p>0.678736052</text:p>
          </table:table-cell>
          <table:table-cell office:value-type="float" office:value="0.563727684" calcext:value-type="float">
            <text:p>0.5637276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654306" calcext:value-type="float">
            <text:p>0.12654306</text:p>
          </table:table-cell>
          <table:table-cell office:value-type="float" office:value="0.781380031" calcext:value-type="float">
            <text:p>0.781380031</text:p>
          </table:table-cell>
          <table:table-cell office:value-type="float" office:value="0.672502598" calcext:value-type="float">
            <text:p>0.672502598</text:p>
          </table:table-cell>
          <table:table-cell office:value-type="float" office:value="0.449610406" calcext:value-type="float">
            <text:p>0.4496104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26405969" calcext:value-type="float">
            <text:p>0.126405969</text:p>
          </table:table-cell>
          <table:table-cell office:value-type="float" office:value="0.717016544" calcext:value-type="float">
            <text:p>0.717016544</text:p>
          </table:table-cell>
          <table:table-cell office:value-type="float" office:value="0.603847576" calcext:value-type="float">
            <text:p>0.603847576</text:p>
          </table:table-cell>
          <table:table-cell office:value-type="float" office:value="0.544464653" calcext:value-type="float">
            <text:p>0.5444646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26115099" calcext:value-type="float">
            <text:p>0.126115099</text:p>
          </table:table-cell>
          <table:table-cell office:value-type="float" office:value="0.786081646" calcext:value-type="float">
            <text:p>0.786081646</text:p>
          </table:table-cell>
          <table:table-cell office:value-type="float" office:value="0.659596999" calcext:value-type="float">
            <text:p>0.659596999</text:p>
          </table:table-cell>
          <table:table-cell office:value-type="float" office:value="0.449389273" calcext:value-type="float">
            <text:p>0.4493892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26191989" calcext:value-type="float">
            <text:p>0.126191989</text:p>
          </table:table-cell>
          <table:table-cell office:value-type="float" office:value="0.799890852" calcext:value-type="float">
            <text:p>0.799890852</text:p>
          </table:table-cell>
          <table:table-cell office:value-type="float" office:value="0.598154735" calcext:value-type="float">
            <text:p>0.598154735</text:p>
          </table:table-cell>
          <table:table-cell office:value-type="float" office:value="0.445362383" calcext:value-type="float">
            <text:p>0.4453623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26062647" calcext:value-type="float">
            <text:p>0.126062647</text:p>
          </table:table-cell>
          <table:table-cell office:value-type="float" office:value="0.7997329" calcext:value-type="float">
            <text:p>0.7997329</text:p>
          </table:table-cell>
          <table:table-cell office:value-type="float" office:value="0.626454428" calcext:value-type="float">
            <text:p>0.626454428</text:p>
          </table:table-cell>
          <table:table-cell office:value-type="float" office:value="0.444979125" calcext:value-type="float">
            <text:p>0.444979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25857011" calcext:value-type="float">
            <text:p>0.125857011</text:p>
          </table:table-cell>
          <table:table-cell office:value-type="float" office:value="0.745185702" calcext:value-type="float">
            <text:p>0.745185702</text:p>
          </table:table-cell>
          <table:table-cell office:value-type="float" office:value="0.741506307" calcext:value-type="float">
            <text:p>0.741506307</text:p>
          </table:table-cell>
          <table:table-cell office:value-type="float" office:value="0.461463387" calcext:value-type="float">
            <text:p>0.4614633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6678363" calcext:value-type="float">
            <text:p>0.126678363</text:p>
          </table:table-cell>
          <table:table-cell office:value-type="float" office:value="0.799101686" calcext:value-type="float">
            <text:p>0.799101686</text:p>
          </table:table-cell>
          <table:table-cell office:value-type="float" office:value="0.597659421" calcext:value-type="float">
            <text:p>0.597659421</text:p>
          </table:table-cell>
          <table:table-cell office:value-type="float" office:value="0.444334202" calcext:value-type="float">
            <text:p>0.4443342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25707999" calcext:value-type="float">
            <text:p>0.125707999</text:p>
          </table:table-cell>
          <table:table-cell office:value-type="float" office:value="0.772605034" calcext:value-type="float">
            <text:p>0.772605034</text:p>
          </table:table-cell>
          <table:table-cell office:value-type="float" office:value="0.644900876" calcext:value-type="float">
            <text:p>0.644900876</text:p>
          </table:table-cell>
          <table:table-cell office:value-type="float" office:value="0.442470961" calcext:value-type="float">
            <text:p>0.4424709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25691906" calcext:value-type="float">
            <text:p>0.125691906</text:p>
          </table:table-cell>
          <table:table-cell office:value-type="float" office:value="0.741089075" calcext:value-type="float">
            <text:p>0.741089075</text:p>
          </table:table-cell>
          <table:table-cell office:value-type="float" office:value="0.742640584" calcext:value-type="float">
            <text:p>0.742640584</text:p>
          </table:table-cell>
          <table:table-cell office:value-type="float" office:value="0.463246162" calcext:value-type="float">
            <text:p>0.4632461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25541106" calcext:value-type="float">
            <text:p>0.125541106</text:p>
          </table:table-cell>
          <table:table-cell office:value-type="float" office:value="0.707652653" calcext:value-type="float">
            <text:p>0.707652653</text:p>
          </table:table-cell>
          <table:table-cell office:value-type="float" office:value="0.726267186" calcext:value-type="float">
            <text:p>0.726267186</text:p>
          </table:table-cell>
          <table:table-cell office:value-type="float" office:value="0.512967171" calcext:value-type="float">
            <text:p>0.5129671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26338616" calcext:value-type="float">
            <text:p>0.126338616</text:p>
          </table:table-cell>
          <table:table-cell office:value-type="float" office:value="0.632271246" calcext:value-type="float">
            <text:p>0.632271246</text:p>
          </table:table-cell>
          <table:table-cell office:value-type="float" office:value="0.68621584" calcext:value-type="float">
            <text:p>0.68621584</text:p>
          </table:table-cell>
          <table:table-cell office:value-type="float" office:value="0.568920442" calcext:value-type="float">
            <text:p>0.5689204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6848236" calcext:value-type="float">
            <text:p>0.126848236</text:p>
          </table:table-cell>
          <table:table-cell office:value-type="float" office:value="0.798705315" calcext:value-type="float">
            <text:p>0.798705315</text:p>
          </table:table-cell>
          <table:table-cell office:value-type="float" office:value="0.609916521" calcext:value-type="float">
            <text:p>0.609916521</text:p>
          </table:table-cell>
          <table:table-cell office:value-type="float" office:value="0.443670803" calcext:value-type="float">
            <text:p>0.4436708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26372591" calcext:value-type="float">
            <text:p>0.126372591</text:p>
          </table:table-cell>
          <table:table-cell office:value-type="float" office:value="0.803805089" calcext:value-type="float">
            <text:p>0.803805089</text:p>
          </table:table-cell>
          <table:table-cell office:value-type="float" office:value="0.598836017" calcext:value-type="float">
            <text:p>0.598836017</text:p>
          </table:table-cell>
          <table:table-cell office:value-type="float" office:value="0.443694048" calcext:value-type="float">
            <text:p>0.4436940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6109734" calcext:value-type="float">
            <text:p>0.126109734</text:p>
          </table:table-cell>
          <table:table-cell office:value-type="float" office:value="0.783547256" calcext:value-type="float">
            <text:p>0.783547256</text:p>
          </table:table-cell>
          <table:table-cell office:value-type="float" office:value="0.66796728" calcext:value-type="float">
            <text:p>0.66796728</text:p>
          </table:table-cell>
          <table:table-cell office:value-type="float" office:value="0.449207479" calcext:value-type="float">
            <text:p>0.4492074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25493422" calcext:value-type="float">
            <text:p>0.125493422</text:p>
          </table:table-cell>
          <table:table-cell office:value-type="float" office:value="0.766027065" calcext:value-type="float">
            <text:p>0.766027065</text:p>
          </table:table-cell>
          <table:table-cell office:value-type="float" office:value="0.718943562" calcext:value-type="float">
            <text:p>0.718943562</text:p>
          </table:table-cell>
          <table:table-cell office:value-type="float" office:value="0.45347696" calcext:value-type="float">
            <text:p>0.453476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26195565" calcext:value-type="float">
            <text:p>0.126195565</text:p>
          </table:table-cell>
          <table:table-cell office:value-type="float" office:value="0.757069678" calcext:value-type="float">
            <text:p>0.757069678</text:p>
          </table:table-cell>
          <table:table-cell office:value-type="float" office:value="0.595182847" calcext:value-type="float">
            <text:p>0.595182847</text:p>
          </table:table-cell>
          <table:table-cell office:value-type="float" office:value="0.459199006" calcext:value-type="float">
            <text:p>0.4591990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26010791" calcext:value-type="float">
            <text:p>0.126010791</text:p>
          </table:table-cell>
          <table:table-cell office:value-type="float" office:value="0.787221883" calcext:value-type="float">
            <text:p>0.787221883</text:p>
          </table:table-cell>
          <table:table-cell office:value-type="float" office:value="0.660066087" calcext:value-type="float">
            <text:p>0.660066087</text:p>
          </table:table-cell>
          <table:table-cell office:value-type="float" office:value="0.448949987" calcext:value-type="float">
            <text:p>0.44894998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27122417" calcext:value-type="float">
            <text:p>0.127122417</text:p>
          </table:table-cell>
          <table:table-cell office:value-type="float" office:value="0.7922096" calcext:value-type="float">
            <text:p>0.7922096</text:p>
          </table:table-cell>
          <table:table-cell office:value-type="float" office:value="0.637894349" calcext:value-type="float">
            <text:p>0.637894349</text:p>
          </table:table-cell>
          <table:table-cell office:value-type="float" office:value="0.445803457" calcext:value-type="float">
            <text:p>0.4458034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25227585" calcext:value-type="float">
            <text:p>0.125227585</text:p>
          </table:table-cell>
          <table:table-cell office:value-type="float" office:value="0.741307824" calcext:value-type="float">
            <text:p>0.741307824</text:p>
          </table:table-cell>
          <table:table-cell office:value-type="float" office:value="0.723432985" calcext:value-type="float">
            <text:p>0.723432985</text:p>
          </table:table-cell>
          <table:table-cell office:value-type="float" office:value="0.449656898" calcext:value-type="float">
            <text:p>0.4496568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2580277" calcext:value-type="float">
            <text:p>0.12580277</text:p>
          </table:table-cell>
          <table:table-cell office:value-type="float" office:value="0.75366208" calcext:value-type="float">
            <text:p>0.75366208</text:p>
          </table:table-cell>
          <table:table-cell office:value-type="float" office:value="0.729810086" calcext:value-type="float">
            <text:p>0.729810086</text:p>
          </table:table-cell>
          <table:table-cell office:value-type="float" office:value="0.454278046" calcext:value-type="float">
            <text:p>0.4542780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25520244" calcext:value-type="float">
            <text:p>0.125520244</text:p>
          </table:table-cell>
          <table:table-cell office:value-type="float" office:value="0.633624868" calcext:value-type="float">
            <text:p>0.633624868</text:p>
          </table:table-cell>
          <table:table-cell office:value-type="float" office:value="0.650026876" calcext:value-type="float">
            <text:p>0.650026876</text:p>
          </table:table-cell>
          <table:table-cell office:value-type="float" office:value="0.546096032" calcext:value-type="float">
            <text:p>0.5460960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5958935" calcext:value-type="float">
            <text:p>0.125958935</text:p>
          </table:table-cell>
          <table:table-cell office:value-type="float" office:value="0.634824709" calcext:value-type="float">
            <text:p>0.634824709</text:p>
          </table:table-cell>
          <table:table-cell office:value-type="float" office:value="0.684961162" calcext:value-type="float">
            <text:p>0.684961162</text:p>
          </table:table-cell>
          <table:table-cell office:value-type="float" office:value="0.568533012" calcext:value-type="float">
            <text:p>0.5685330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5458852" calcext:value-type="float">
            <text:p>0.125458852</text:p>
          </table:table-cell>
          <table:table-cell office:value-type="float" office:value="0.632655696" calcext:value-type="float">
            <text:p>0.632655696</text:p>
          </table:table-cell>
          <table:table-cell office:value-type="float" office:value="0.660512526" calcext:value-type="float">
            <text:p>0.660512526</text:p>
          </table:table-cell>
          <table:table-cell office:value-type="float" office:value="0.551617211" calcext:value-type="float">
            <text:p>0.551617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5419512" calcext:value-type="float">
            <text:p>0.125419512</text:p>
          </table:table-cell>
          <table:table-cell office:value-type="float" office:value="0.736401765" calcext:value-type="float">
            <text:p>0.736401765</text:p>
          </table:table-cell>
          <table:table-cell office:value-type="float" office:value="0.740939467" calcext:value-type="float">
            <text:p>0.740939467</text:p>
          </table:table-cell>
          <table:table-cell office:value-type="float" office:value="0.470588263" calcext:value-type="float">
            <text:p>0.47058826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24933735" calcext:value-type="float">
            <text:p>0.124933735</text:p>
          </table:table-cell>
          <table:table-cell office:value-type="float" office:value="0.646983462" calcext:value-type="float">
            <text:p>0.646983462</text:p>
          </table:table-cell>
          <table:table-cell office:value-type="float" office:value="0.692903482" calcext:value-type="float">
            <text:p>0.692903482</text:p>
          </table:table-cell>
          <table:table-cell office:value-type="float" office:value="0.569394895" calcext:value-type="float">
            <text:p>0.5693948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26658693" calcext:value-type="float">
            <text:p>0.126658693</text:p>
          </table:table-cell>
          <table:table-cell office:value-type="float" office:value="0.782659743" calcext:value-type="float">
            <text:p>0.782659743</text:p>
          </table:table-cell>
          <table:table-cell office:value-type="float" office:value="0.671113213" calcext:value-type="float">
            <text:p>0.671113213</text:p>
          </table:table-cell>
          <table:table-cell office:value-type="float" office:value="0.449085885" calcext:value-type="float">
            <text:p>0.4490858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26596108" calcext:value-type="float">
            <text:p>0.126596108</text:p>
          </table:table-cell>
          <table:table-cell office:value-type="float" office:value="0.788075422" calcext:value-type="float">
            <text:p>0.788075422</text:p>
          </table:table-cell>
          <table:table-cell office:value-type="float" office:value="0.651069957" calcext:value-type="float">
            <text:p>0.651069957</text:p>
          </table:table-cell>
          <table:table-cell office:value-type="float" office:value="0.447712594" calcext:value-type="float">
            <text:p>0.4477125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2535812" calcext:value-type="float">
            <text:p>0.12535812</text:p>
          </table:table-cell>
          <table:table-cell office:value-type="float" office:value="0.722065058" calcext:value-type="float">
            <text:p>0.722065058</text:p>
          </table:table-cell>
          <table:table-cell office:value-type="float" office:value="0.732669918" calcext:value-type="float">
            <text:p>0.732669918</text:p>
          </table:table-cell>
          <table:table-cell office:value-type="float" office:value="0.492008983" calcext:value-type="float">
            <text:p>0.4920089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24987379" calcext:value-type="float">
            <text:p>0.124987379</text:p>
          </table:table-cell>
          <table:table-cell office:value-type="float" office:value="0.642892199" calcext:value-type="float">
            <text:p>0.642892199</text:p>
          </table:table-cell>
          <table:table-cell office:value-type="float" office:value="0.704673613" calcext:value-type="float">
            <text:p>0.704673613</text:p>
          </table:table-cell>
          <table:table-cell office:value-type="float" office:value="0.533998672" calcext:value-type="float">
            <text:p>0.5339986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27499715" calcext:value-type="float">
            <text:p>0.127499715</text:p>
          </table:table-cell>
          <table:table-cell office:value-type="float" office:value="0.801549649" calcext:value-type="float">
            <text:p>0.801549649</text:p>
          </table:table-cell>
          <table:table-cell office:value-type="float" office:value="0.600726676" calcext:value-type="float">
            <text:p>0.600726676</text:p>
          </table:table-cell>
          <table:table-cell office:value-type="float" office:value="0.441845112" calcext:value-type="float">
            <text:p>0.4418451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26703397" calcext:value-type="float">
            <text:p>0.126703397</text:p>
          </table:table-cell>
          <table:table-cell office:value-type="float" office:value="0.678098283" calcext:value-type="float">
            <text:p>0.678098283</text:p>
          </table:table-cell>
          <table:table-cell office:value-type="float" office:value="0.596275401" calcext:value-type="float">
            <text:p>0.596275401</text:p>
          </table:table-cell>
          <table:table-cell office:value-type="float" office:value="0.491581022" calcext:value-type="float">
            <text:p>0.4915810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25805751" calcext:value-type="float">
            <text:p>0.125805751</text:p>
          </table:table-cell>
          <table:table-cell office:value-type="float" office:value="0.661493619" calcext:value-type="float">
            <text:p>0.661493619</text:p>
          </table:table-cell>
          <table:table-cell office:value-type="float" office:value="0.722907272" calcext:value-type="float">
            <text:p>0.722907272</text:p>
          </table:table-cell>
          <table:table-cell office:value-type="float" office:value="0.528495971" calcext:value-type="float">
            <text:p>0.528495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26971618" calcext:value-type="float">
            <text:p>0.126971618</text:p>
          </table:table-cell>
          <table:table-cell office:value-type="float" office:value="0.793490504" calcext:value-type="float">
            <text:p>0.793490504</text:p>
          </table:table-cell>
          <table:table-cell office:value-type="float" office:value="0.595688891" calcext:value-type="float">
            <text:p>0.595688891</text:p>
          </table:table-cell>
          <table:table-cell office:value-type="float" office:value="0.443640404" calcext:value-type="float">
            <text:p>0.4436404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25607863" calcext:value-type="float">
            <text:p>0.125607863</text:p>
          </table:table-cell>
          <table:table-cell office:value-type="float" office:value="0.747441739" calcext:value-type="float">
            <text:p>0.747441739</text:p>
          </table:table-cell>
          <table:table-cell office:value-type="float" office:value="0.737171261" calcext:value-type="float">
            <text:p>0.737171261</text:p>
          </table:table-cell>
          <table:table-cell office:value-type="float" office:value="0.457063372" calcext:value-type="float">
            <text:p>0.4570633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26270667" calcext:value-type="float">
            <text:p>0.126270667</text:p>
          </table:table-cell>
          <table:table-cell office:value-type="float" office:value="0.802977777" calcext:value-type="float">
            <text:p>0.802977777</text:p>
          </table:table-cell>
          <table:table-cell office:value-type="float" office:value="0.597598028" calcext:value-type="float">
            <text:p>0.597598028</text:p>
          </table:table-cell>
          <table:table-cell office:value-type="float" office:value="0.44181233" calcext:value-type="float">
            <text:p>0.441812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25947014" calcext:value-type="float">
            <text:p>0.125947014</text:p>
          </table:table-cell>
          <table:table-cell office:value-type="float" office:value="0.659151156" calcext:value-type="float">
            <text:p>0.659151156</text:p>
          </table:table-cell>
          <table:table-cell office:value-type="float" office:value="0.598849726" calcext:value-type="float">
            <text:p>0.598849726</text:p>
          </table:table-cell>
          <table:table-cell office:value-type="float" office:value="0.494601785" calcext:value-type="float">
            <text:p>0.4946017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26167551" calcext:value-type="float">
            <text:p>0.126167551</text:p>
          </table:table-cell>
          <table:table-cell office:value-type="float" office:value="0.802403188" calcext:value-type="float">
            <text:p>0.802403188</text:p>
          </table:table-cell>
          <table:table-cell office:value-type="float" office:value="0.600581241" calcext:value-type="float">
            <text:p>0.600581241</text:p>
          </table:table-cell>
          <table:table-cell office:value-type="float" office:value="0.442673021" calcext:value-type="float">
            <text:p>0.4426730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25961915" calcext:value-type="float">
            <text:p>0.125961915</text:p>
          </table:table-cell>
          <table:table-cell office:value-type="float" office:value="0.63119121" calcext:value-type="float">
            <text:p>0.63119121</text:p>
          </table:table-cell>
          <table:table-cell office:value-type="float" office:value="0.656179864" calcext:value-type="float">
            <text:p>0.656179864</text:p>
          </table:table-cell>
          <table:table-cell office:value-type="float" office:value="0.550544328" calcext:value-type="float">
            <text:p>0.5505443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26423851" calcext:value-type="float">
            <text:p>0.126423851</text:p>
          </table:table-cell>
          <table:table-cell office:value-type="float" office:value="0.796054101" calcext:value-type="float">
            <text:p>0.796054101</text:p>
          </table:table-cell>
          <table:table-cell office:value-type="float" office:value="0.616951658" calcext:value-type="float">
            <text:p>0.616951658</text:p>
          </table:table-cell>
          <table:table-cell office:value-type="float" office:value="0.443592124" calcext:value-type="float">
            <text:p>0.4435921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25312224" calcext:value-type="float">
            <text:p>0.125312224</text:p>
          </table:table-cell>
          <table:table-cell office:value-type="float" office:value="0.746442765" calcext:value-type="float">
            <text:p>0.746442765</text:p>
          </table:table-cell>
          <table:table-cell office:value-type="float" office:value="0.733211128" calcext:value-type="float">
            <text:p>0.733211128</text:p>
          </table:table-cell>
          <table:table-cell office:value-type="float" office:value="0.455769951" calcext:value-type="float">
            <text:p>0.4557699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24787107" calcext:value-type="float">
            <text:p>0.124787107</text:p>
          </table:table-cell>
          <table:table-cell office:value-type="float" office:value="0.645557123" calcext:value-type="float">
            <text:p>0.645557123</text:p>
          </table:table-cell>
          <table:table-cell office:value-type="float" office:value="0.689508997" calcext:value-type="float">
            <text:p>0.689508997</text:p>
          </table:table-cell>
          <table:table-cell office:value-type="float" office:value="0.567913719" calcext:value-type="float">
            <text:p>0.5679137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5236526" calcext:value-type="float">
            <text:p>0.125236526</text:p>
          </table:table-cell>
          <table:table-cell office:value-type="float" office:value="0.734847872" calcext:value-type="float">
            <text:p>0.734847872</text:p>
          </table:table-cell>
          <table:table-cell office:value-type="float" office:value="0.739128678" calcext:value-type="float">
            <text:p>0.739128678</text:p>
          </table:table-cell>
          <table:table-cell office:value-type="float" office:value="0.470265802" calcext:value-type="float">
            <text:p>0.4702658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26195565" calcext:value-type="float">
            <text:p>0.126195565</text:p>
          </table:table-cell>
          <table:table-cell office:value-type="float" office:value="0.639622884" calcext:value-type="float">
            <text:p>0.639622884</text:p>
          </table:table-cell>
          <table:table-cell office:value-type="float" office:value="0.69598087" calcext:value-type="float">
            <text:p>0.69598087</text:p>
          </table:table-cell>
          <table:table-cell office:value-type="float" office:value="0.557701058" calcext:value-type="float">
            <text:p>0.5577010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24719754" calcext:value-type="float">
            <text:p>0.124719754</text:p>
          </table:table-cell>
          <table:table-cell office:value-type="float" office:value="0.649136382" calcext:value-type="float">
            <text:p>0.649136382</text:p>
          </table:table-cell>
          <table:table-cell office:value-type="float" office:value="0.694897854" calcext:value-type="float">
            <text:p>0.694897854</text:p>
          </table:table-cell>
          <table:table-cell office:value-type="float" office:value="0.568540164" calcext:value-type="float">
            <text:p>0.5685401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25902906" calcext:value-type="float">
            <text:p>0.125902906</text:p>
          </table:table-cell>
          <table:table-cell office:value-type="float" office:value="0.792610144" calcext:value-type="float">
            <text:p>0.792610144</text:p>
          </table:table-cell>
          <table:table-cell office:value-type="float" office:value="0.637953357" calcext:value-type="float">
            <text:p>0.637953357</text:p>
          </table:table-cell>
          <table:table-cell office:value-type="float" office:value="0.445569211" calcext:value-type="float">
            <text:p>0.4455692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25451103" calcext:value-type="float">
            <text:p>0.125451103</text:p>
          </table:table-cell>
          <table:table-cell office:value-type="float" office:value="0.757234187" calcext:value-type="float">
            <text:p>0.757234187</text:p>
          </table:table-cell>
          <table:table-cell office:value-type="float" office:value="0.730725018" calcext:value-type="float">
            <text:p>0.730725018</text:p>
          </table:table-cell>
          <table:table-cell office:value-type="float" office:value="0.450670177" calcext:value-type="float">
            <text:p>0.4506701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24496832" calcext:value-type="float">
            <text:p>0.124496832</text:p>
          </table:table-cell>
          <table:table-cell office:value-type="float" office:value="0.657101352" calcext:value-type="float">
            <text:p>0.657101352</text:p>
          </table:table-cell>
          <table:table-cell office:value-type="float" office:value="0.699530327" calcext:value-type="float">
            <text:p>0.699530327</text:p>
          </table:table-cell>
          <table:table-cell office:value-type="float" office:value="0.566535064" calcext:value-type="float">
            <text:p>0.5665350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26072779" calcext:value-type="float">
            <text:p>0.126072779</text:p>
          </table:table-cell>
          <table:table-cell office:value-type="float" office:value="0.68473228" calcext:value-type="float">
            <text:p>0.68473228</text:p>
          </table:table-cell>
          <table:table-cell office:value-type="float" office:value="0.598148179" calcext:value-type="float">
            <text:p>0.598148179</text:p>
          </table:table-cell>
          <table:table-cell office:value-type="float" office:value="0.486671983" calcext:value-type="float">
            <text:p>0.4866719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26628891" calcext:value-type="float">
            <text:p>0.126628891</text:p>
          </table:table-cell>
          <table:table-cell office:value-type="float" office:value="0.756262035" calcext:value-type="float">
            <text:p>0.756262035</text:p>
          </table:table-cell>
          <table:table-cell office:value-type="float" office:value="0.594130825" calcext:value-type="float">
            <text:p>0.594130825</text:p>
          </table:table-cell>
          <table:table-cell office:value-type="float" office:value="0.459875519" calcext:value-type="float">
            <text:p>0.4598755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26571074" calcext:value-type="float">
            <text:p>0.126571074</text:p>
          </table:table-cell>
          <table:table-cell office:value-type="float" office:value="0.700079882" calcext:value-type="float">
            <text:p>0.700079882</text:p>
          </table:table-cell>
          <table:table-cell office:value-type="float" office:value="0.594809126" calcext:value-type="float">
            <text:p>0.594809126</text:p>
          </table:table-cell>
          <table:table-cell office:value-type="float" office:value="0.47723001" calcext:value-type="float">
            <text:p>0.47723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24689952" calcext:value-type="float">
            <text:p>0.124689952</text:p>
          </table:table-cell>
          <table:table-cell office:value-type="float" office:value="0.66348203" calcext:value-type="float">
            <text:p>0.66348203</text:p>
          </table:table-cell>
          <table:table-cell office:value-type="float" office:value="0.700908387" calcext:value-type="float">
            <text:p>0.700908387</text:p>
          </table:table-cell>
          <table:table-cell office:value-type="float" office:value="0.5631072" calcext:value-type="float">
            <text:p>0.56310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5951782" calcext:value-type="float">
            <text:p>0.125951782</text:p>
          </table:table-cell>
          <table:table-cell office:value-type="float" office:value="0.70258447" calcext:value-type="float">
            <text:p>0.70258447</text:p>
          </table:table-cell>
          <table:table-cell office:value-type="float" office:value="0.594217848" calcext:value-type="float">
            <text:p>0.594217848</text:p>
          </table:table-cell>
          <table:table-cell office:value-type="float" office:value="0.476325807" calcext:value-type="float">
            <text:p>0.4763258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24933735" calcext:value-type="float">
            <text:p>0.124933735</text:p>
          </table:table-cell>
          <table:table-cell office:value-type="float" office:value="0.646314102" calcext:value-type="float">
            <text:p>0.646314102</text:p>
          </table:table-cell>
          <table:table-cell office:value-type="float" office:value="0.690234386" calcext:value-type="float">
            <text:p>0.690234386</text:p>
          </table:table-cell>
          <table:table-cell office:value-type="float" office:value="0.568743416" calcext:value-type="float">
            <text:p>0.5687434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25678197" calcext:value-type="float">
            <text:p>0.125678197</text:p>
          </table:table-cell>
          <table:table-cell office:value-type="float" office:value="0.79263637" calcext:value-type="float">
            <text:p>0.79263637</text:p>
          </table:table-cell>
          <table:table-cell office:value-type="float" office:value="0.633441285" calcext:value-type="float">
            <text:p>0.633441285</text:p>
          </table:table-cell>
          <table:table-cell office:value-type="float" office:value="0.442549639" calcext:value-type="float">
            <text:p>0.4425496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25708595" calcext:value-type="float">
            <text:p>0.125708595</text:p>
          </table:table-cell>
          <table:table-cell office:value-type="float" office:value="0.753944606" calcext:value-type="float">
            <text:p>0.753944606</text:p>
          </table:table-cell>
          <table:table-cell office:value-type="float" office:value="0.732469646" calcext:value-type="float">
            <text:p>0.732469646</text:p>
          </table:table-cell>
          <table:table-cell office:value-type="float" office:value="0.455524976" calcext:value-type="float">
            <text:p>0.4555249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26258746" calcext:value-type="float">
            <text:p>0.126258746</text:p>
          </table:table-cell>
          <table:table-cell office:value-type="float" office:value="0.716950383" calcext:value-type="float">
            <text:p>0.716950383</text:p>
          </table:table-cell>
          <table:table-cell office:value-type="float" office:value="0.596473288" calcext:value-type="float">
            <text:p>0.596473288</text:p>
          </table:table-cell>
          <table:table-cell office:value-type="float" office:value="0.472325739" calcext:value-type="float">
            <text:p>0.4723257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26560942" calcext:value-type="float">
            <text:p>0.126560942</text:p>
          </table:table-cell>
          <table:table-cell office:value-type="float" office:value="0.785119627" calcext:value-type="float">
            <text:p>0.785119627</text:p>
          </table:table-cell>
          <table:table-cell office:value-type="float" office:value="0.593611669" calcext:value-type="float">
            <text:p>0.593611669</text:p>
          </table:table-cell>
          <table:table-cell office:value-type="float" office:value="0.461551602" calcext:value-type="float">
            <text:p>0.4615516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26348749" calcext:value-type="float">
            <text:p>0.126348749</text:p>
          </table:table-cell>
          <table:table-cell office:value-type="float" office:value="0.737283318" calcext:value-type="float">
            <text:p>0.737283318</text:p>
          </table:table-cell>
          <table:table-cell office:value-type="float" office:value="0.595589947" calcext:value-type="float">
            <text:p>0.595589947</text:p>
          </table:table-cell>
          <table:table-cell office:value-type="float" office:value="0.464388784" calcext:value-type="float">
            <text:p>0.4643887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25446931" calcext:value-type="float">
            <text:p>0.125446931</text:p>
          </table:table-cell>
          <table:table-cell office:value-type="float" office:value="0.631400422" calcext:value-type="float">
            <text:p>0.631400422</text:p>
          </table:table-cell>
          <table:table-cell office:value-type="float" office:value="0.652299601" calcext:value-type="float">
            <text:p>0.652299601</text:p>
          </table:table-cell>
          <table:table-cell office:value-type="float" office:value="0.547151035" calcext:value-type="float">
            <text:p>0.5471510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2595059" calcext:value-type="float">
            <text:p>0.12595059</text:p>
          </table:table-cell>
          <table:table-cell office:value-type="float" office:value="0.628413633" calcext:value-type="float">
            <text:p>0.628413633</text:p>
          </table:table-cell>
          <table:table-cell office:value-type="float" office:value="0.676005563" calcext:value-type="float">
            <text:p>0.676005563</text:p>
          </table:table-cell>
          <table:table-cell office:value-type="float" office:value="0.570573875" calcext:value-type="float">
            <text:p>0.5705738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26641408" calcext:value-type="float">
            <text:p>0.126641408</text:p>
          </table:table-cell>
          <table:table-cell office:value-type="float" office:value="0.772034618" calcext:value-type="float">
            <text:p>0.772034618</text:p>
          </table:table-cell>
          <table:table-cell office:value-type="float" office:value="0.596765947" calcext:value-type="float">
            <text:p>0.596765947</text:p>
          </table:table-cell>
          <table:table-cell office:value-type="float" office:value="0.451046282" calcext:value-type="float">
            <text:p>0.4510462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26057282" calcext:value-type="float">
            <text:p>0.126057282</text:p>
          </table:table-cell>
          <table:table-cell office:value-type="float" office:value="0.758385153" calcext:value-type="float">
            <text:p>0.758385153</text:p>
          </table:table-cell>
          <table:table-cell office:value-type="float" office:value="0.596237254" calcext:value-type="float">
            <text:p>0.596237254</text:p>
          </table:table-cell>
          <table:table-cell office:value-type="float" office:value="0.455991084" calcext:value-type="float">
            <text:p>0.4559910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24531403" calcext:value-type="float">
            <text:p>0.124531403</text:p>
          </table:table-cell>
          <table:table-cell office:value-type="float" office:value="0.742624491" calcext:value-type="float">
            <text:p>0.742624491</text:p>
          </table:table-cell>
          <table:table-cell office:value-type="float" office:value="0.716140952" calcext:value-type="float">
            <text:p>0.716140952</text:p>
          </table:table-cell>
          <table:table-cell office:value-type="float" office:value="0.451085621" calcext:value-type="float">
            <text:p>0.4510856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24779358" calcext:value-type="float">
            <text:p>0.124779358</text:p>
          </table:table-cell>
          <table:table-cell office:value-type="float" office:value="0.700410092" calcext:value-type="float">
            <text:p>0.700410092</text:p>
          </table:table-cell>
          <table:table-cell office:value-type="float" office:value="0.722386327" calcext:value-type="float">
            <text:p>0.722386327</text:p>
          </table:table-cell>
          <table:table-cell office:value-type="float" office:value="0.518369736" calcext:value-type="float">
            <text:p>0.5183697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24964133" calcext:value-type="float">
            <text:p>0.124964133</text:p>
          </table:table-cell>
          <table:table-cell office:value-type="float" office:value="0.653665144" calcext:value-type="float">
            <text:p>0.653665144</text:p>
          </table:table-cell>
          <table:table-cell office:value-type="float" office:value="0.698906863" calcext:value-type="float">
            <text:p>0.698906863</text:p>
          </table:table-cell>
          <table:table-cell office:value-type="float" office:value="0.566521951" calcext:value-type="float">
            <text:p>0.5665219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25355139" calcext:value-type="float">
            <text:p>0.125355139</text:p>
          </table:table-cell>
          <table:table-cell office:value-type="float" office:value="0.638203101" calcext:value-type="float">
            <text:p>0.638203101</text:p>
          </table:table-cell>
          <table:table-cell office:value-type="float" office:value="0.678590021" calcext:value-type="float">
            <text:p>0.678590021</text:p>
          </table:table-cell>
          <table:table-cell office:value-type="float" office:value="0.564082332" calcext:value-type="float">
            <text:p>0.5640823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26311198" calcext:value-type="float">
            <text:p>0.126311198</text:p>
          </table:table-cell>
          <table:table-cell office:value-type="float" office:value="0.801730848" calcext:value-type="float">
            <text:p>0.801730848</text:p>
          </table:table-cell>
          <table:table-cell office:value-type="float" office:value="0.596789789" calcext:value-type="float">
            <text:p>0.596789789</text:p>
          </table:table-cell>
          <table:table-cell office:value-type="float" office:value="0.440769844" calcext:value-type="float">
            <text:p>0.4407698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25738993" calcext:value-type="float">
            <text:p>0.125738993</text:p>
          </table:table-cell>
          <table:table-cell office:value-type="float" office:value="0.784589742" calcext:value-type="float">
            <text:p>0.784589742</text:p>
          </table:table-cell>
          <table:table-cell office:value-type="float" office:value="0.659636934" calcext:value-type="float">
            <text:p>0.659636934</text:p>
          </table:table-cell>
          <table:table-cell office:value-type="float" office:value="0.443340593" calcext:value-type="float">
            <text:p>0.4433405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25073209" calcext:value-type="float">
            <text:p>0.125073209</text:p>
          </table:table-cell>
          <table:table-cell office:value-type="float" office:value="0.716901507" calcext:value-type="float">
            <text:p>0.716901507</text:p>
          </table:table-cell>
          <table:table-cell office:value-type="float" office:value="0.732101885" calcext:value-type="float">
            <text:p>0.732101885</text:p>
          </table:table-cell>
          <table:table-cell office:value-type="float" office:value="0.490393697" calcext:value-type="float">
            <text:p>0.49039369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25582829" calcext:value-type="float">
            <text:p>0.125582829</text:p>
          </table:table-cell>
          <table:table-cell office:value-type="float" office:value="0.634242372" calcext:value-type="float">
            <text:p>0.634242372</text:p>
          </table:table-cell>
          <table:table-cell office:value-type="float" office:value="0.666900953" calcext:value-type="float">
            <text:p>0.666900953</text:p>
          </table:table-cell>
          <table:table-cell office:value-type="float" office:value="0.554090804" calcext:value-type="float">
            <text:p>0.5540908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25473753" calcext:value-type="float">
            <text:p>0.125473753</text:p>
          </table:table-cell>
          <table:table-cell office:value-type="float" office:value="0.748630851" calcext:value-type="float">
            <text:p>0.748630851</text:p>
          </table:table-cell>
          <table:table-cell office:value-type="float" office:value="0.735602467" calcext:value-type="float">
            <text:p>0.735602467</text:p>
          </table:table-cell>
          <table:table-cell office:value-type="float" office:value="0.455683524" calcext:value-type="float">
            <text:p>0.4556835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24807969" calcext:value-type="float">
            <text:p>0.124807969</text:p>
          </table:table-cell>
          <table:table-cell office:value-type="float" office:value="0.698735201" calcext:value-type="float">
            <text:p>0.698735201</text:p>
          </table:table-cell>
          <table:table-cell office:value-type="float" office:value="0.739145963" calcext:value-type="float">
            <text:p>0.739145963</text:p>
          </table:table-cell>
          <table:table-cell office:value-type="float" office:value="0.454253012" calcext:value-type="float">
            <text:p>0.4542530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24912873" calcext:value-type="float">
            <text:p>0.124912873</text:p>
          </table:table-cell>
          <table:table-cell office:value-type="float" office:value="0.723812666" calcext:value-type="float">
            <text:p>0.723812666</text:p>
          </table:table-cell>
          <table:table-cell office:value-type="float" office:value="0.735063044" calcext:value-type="float">
            <text:p>0.735063044</text:p>
          </table:table-cell>
          <table:table-cell office:value-type="float" office:value="0.485263525" calcext:value-type="float">
            <text:p>0.48526352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25516072" calcext:value-type="float">
            <text:p>0.125516072</text:p>
          </table:table-cell>
          <table:table-cell office:value-type="float" office:value="0.626217201" calcext:value-type="float">
            <text:p>0.626217201</text:p>
          </table:table-cell>
          <table:table-cell office:value-type="float" office:value="0.624556616" calcext:value-type="float">
            <text:p>0.624556616</text:p>
          </table:table-cell>
          <table:table-cell office:value-type="float" office:value="0.545848673" calcext:value-type="float">
            <text:p>0.5458486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25265732" calcext:value-type="float">
            <text:p>0.125265732</text:p>
          </table:table-cell>
          <table:table-cell office:value-type="float" office:value="0.631486849" calcext:value-type="float">
            <text:p>0.631486849</text:p>
          </table:table-cell>
          <table:table-cell office:value-type="float" office:value="0.628155545" calcext:value-type="float">
            <text:p>0.628155545</text:p>
          </table:table-cell>
          <table:table-cell office:value-type="float" office:value="0.535641376" calcext:value-type="float">
            <text:p>0.53564137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2502791" calcext:value-type="float">
            <text:p>0.12502791</text:p>
          </table:table-cell>
          <table:table-cell office:value-type="float" office:value="0.636608677" calcext:value-type="float">
            <text:p>0.636608677</text:p>
          </table:table-cell>
          <table:table-cell office:value-type="float" office:value="0.667568525" calcext:value-type="float">
            <text:p>0.667568525</text:p>
          </table:table-cell>
          <table:table-cell office:value-type="float" office:value="0.555954642" calcext:value-type="float">
            <text:p>0.55595464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25336662" calcext:value-type="float">
            <text:p>0.125336662</text:p>
          </table:table-cell>
          <table:table-cell office:value-type="float" office:value="0.77561805" calcext:value-type="float">
            <text:p>0.77561805</text:p>
          </table:table-cell>
          <table:table-cell office:value-type="float" office:value="0.690409027" calcext:value-type="float">
            <text:p>0.690409027</text:p>
          </table:table-cell>
          <table:table-cell office:value-type="float" office:value="0.449190789" calcext:value-type="float">
            <text:p>0.44919078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24738827" calcext:value-type="float">
            <text:p>0.124738827</text:p>
          </table:table-cell>
          <table:table-cell office:value-type="float" office:value="0.789523219" calcext:value-type="float">
            <text:p>0.789523219</text:p>
          </table:table-cell>
          <table:table-cell office:value-type="float" office:value="0.598483157" calcext:value-type="float">
            <text:p>0.598483157</text:p>
          </table:table-cell>
          <table:table-cell office:value-type="float" office:value="0.45386141" calcext:value-type="float">
            <text:p>0.4538614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25587598" calcext:value-type="float">
            <text:p>0.125587598</text:p>
          </table:table-cell>
          <table:table-cell office:value-type="float" office:value="0.794474577" calcext:value-type="float">
            <text:p>0.794474577</text:p>
          </table:table-cell>
          <table:table-cell office:value-type="float" office:value="0.636851863" calcext:value-type="float">
            <text:p>0.636851863</text:p>
          </table:table-cell>
          <table:table-cell office:value-type="float" office:value="0.444528513" calcext:value-type="float">
            <text:p>0.4445285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24765053" calcext:value-type="float">
            <text:p>0.124765053</text:p>
          </table:table-cell>
          <table:table-cell office:value-type="float" office:value="0.7716001" calcext:value-type="float">
            <text:p>0.7716001</text:p>
          </table:table-cell>
          <table:table-cell office:value-type="float" office:value="0.660901744" calcext:value-type="float">
            <text:p>0.660901744</text:p>
          </table:table-cell>
          <table:table-cell office:value-type="float" office:value="0.446558648" calcext:value-type="float">
            <text:p>0.44655864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24588028" calcext:value-type="float">
            <text:p>0.124588028</text:p>
          </table:table-cell>
          <table:table-cell office:value-type="float" office:value="0.63967772" calcext:value-type="float">
            <text:p>0.63967772</text:p>
          </table:table-cell>
          <table:table-cell office:value-type="float" office:value="0.673622569" calcext:value-type="float">
            <text:p>0.673622569</text:p>
          </table:table-cell>
          <table:table-cell office:value-type="float" office:value="0.569922992" calcext:value-type="float">
            <text:p>0.5699229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25778928" calcext:value-type="float">
            <text:p>0.125778928</text:p>
          </table:table-cell>
          <table:table-cell office:value-type="float" office:value="0.804837442" calcext:value-type="float">
            <text:p>0.804837442</text:p>
          </table:table-cell>
          <table:table-cell office:value-type="float" office:value="0.597200465" calcext:value-type="float">
            <text:p>0.597200465</text:p>
          </table:table-cell>
          <table:table-cell office:value-type="float" office:value="0.439242177" calcext:value-type="float">
            <text:p>0.43924217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26538888" calcext:value-type="float">
            <text:p>0.126538888</text:p>
          </table:table-cell>
          <table:table-cell office:value-type="float" office:value="0.80768118" calcext:value-type="float">
            <text:p>0.80768118</text:p>
          </table:table-cell>
          <table:table-cell office:value-type="float" office:value="0.596872639" calcext:value-type="float">
            <text:p>0.596872639</text:p>
          </table:table-cell>
          <table:table-cell office:value-type="float" office:value="0.441548281" calcext:value-type="float">
            <text:p>0.44154828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26365438" calcext:value-type="float">
            <text:p>0.126365438</text:p>
          </table:table-cell>
          <table:table-cell office:value-type="float" office:value="0.685069047" calcext:value-type="float">
            <text:p>0.685069047</text:p>
          </table:table-cell>
          <table:table-cell office:value-type="float" office:value="0.734993307" calcext:value-type="float">
            <text:p>0.734993307</text:p>
          </table:table-cell>
          <table:table-cell office:value-type="float" office:value="0.455558354" calcext:value-type="float">
            <text:p>0.45555835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25406399" calcext:value-type="float">
            <text:p>0.125406399</text:p>
          </table:table-cell>
          <table:table-cell office:value-type="float" office:value="0.76750228" calcext:value-type="float">
            <text:p>0.76750228</text:p>
          </table:table-cell>
          <table:table-cell office:value-type="float" office:value="0.705832327" calcext:value-type="float">
            <text:p>0.705832327</text:p>
          </table:table-cell>
          <table:table-cell office:value-type="float" office:value="0.446372681" calcext:value-type="float">
            <text:p>0.44637268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25992313" calcext:value-type="float">
            <text:p>0.125992313</text:p>
          </table:table-cell>
          <table:table-cell office:value-type="float" office:value="0.630757884" calcext:value-type="float">
            <text:p>0.630757884</text:p>
          </table:table-cell>
          <table:table-cell office:value-type="float" office:value="0.613381936" calcext:value-type="float">
            <text:p>0.613381936</text:p>
          </table:table-cell>
          <table:table-cell office:value-type="float" office:value="0.517236652" calcext:value-type="float">
            <text:p>0.5172366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25753895" calcext:value-type="float">
            <text:p>0.125753895</text:p>
          </table:table-cell>
          <table:table-cell office:value-type="float" office:value="0.780433509" calcext:value-type="float">
            <text:p>0.780433509</text:p>
          </table:table-cell>
          <table:table-cell office:value-type="float" office:value="0.671448788" calcext:value-type="float">
            <text:p>0.671448788</text:p>
          </table:table-cell>
          <table:table-cell office:value-type="float" office:value="0.447064095" calcext:value-type="float">
            <text:p>0.44706409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26409546" calcext:value-type="float">
            <text:p>0.126409546</text:p>
          </table:table-cell>
          <table:table-cell office:value-type="float" office:value="0.683708272" calcext:value-type="float">
            <text:p>0.683708272</text:p>
          </table:table-cell>
          <table:table-cell office:value-type="float" office:value="0.595096421" calcext:value-type="float">
            <text:p>0.595096421</text:p>
          </table:table-cell>
          <table:table-cell office:value-type="float" office:value="0.547157591" calcext:value-type="float">
            <text:p>0.54715759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5907675" calcext:value-type="float">
            <text:p>0.125907675</text:p>
          </table:table-cell>
          <table:table-cell office:value-type="float" office:value="0.626255945" calcext:value-type="float">
            <text:p>0.626255945</text:p>
          </table:table-cell>
          <table:table-cell office:value-type="float" office:value="0.623086169" calcext:value-type="float">
            <text:p>0.623086169</text:p>
          </table:table-cell>
          <table:table-cell office:value-type="float" office:value="0.527517858" calcext:value-type="float">
            <text:p>0.5275178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26048342" calcext:value-type="float">
            <text:p>0.126048342</text:p>
          </table:table-cell>
          <table:table-cell office:value-type="float" office:value="0.784593914" calcext:value-type="float">
            <text:p>0.784593914</text:p>
          </table:table-cell>
          <table:table-cell office:value-type="float" office:value="0.648925382" calcext:value-type="float">
            <text:p>0.648925382</text:p>
          </table:table-cell>
          <table:table-cell office:value-type="float" office:value="0.444193535" calcext:value-type="float">
            <text:p>0.44419353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25834957" calcext:value-type="float">
            <text:p>0.125834957</text:p>
          </table:table-cell>
          <table:table-cell office:value-type="float" office:value="0.765980573" calcext:value-type="float">
            <text:p>0.765980573</text:p>
          </table:table-cell>
          <table:table-cell office:value-type="float" office:value="0.707006539" calcext:value-type="float">
            <text:p>0.707006539</text:p>
          </table:table-cell>
          <table:table-cell office:value-type="float" office:value="0.448639446" calcext:value-type="float">
            <text:p>0.4486394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25998274" calcext:value-type="float">
            <text:p>0.125998274</text:p>
          </table:table-cell>
          <table:table-cell office:value-type="float" office:value="0.636320786" calcext:value-type="float">
            <text:p>0.636320786</text:p>
          </table:table-cell>
          <table:table-cell office:value-type="float" office:value="0.612070633" calcext:value-type="float">
            <text:p>0.612070633</text:p>
          </table:table-cell>
          <table:table-cell office:value-type="float" office:value="0.535497729" calcext:value-type="float">
            <text:p>0.5354977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2566568" calcext:value-type="float">
            <text:p>0.12566568</text:p>
          </table:table-cell>
          <table:table-cell office:value-type="float" office:value="0.634126143" calcext:value-type="float">
            <text:p>0.634126143</text:p>
          </table:table-cell>
          <table:table-cell office:value-type="float" office:value="0.658613522" calcext:value-type="float">
            <text:p>0.658613522</text:p>
          </table:table-cell>
          <table:table-cell office:value-type="float" office:value="0.549146598" calcext:value-type="float">
            <text:p>0.5491465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26086488" calcext:value-type="float">
            <text:p>0.126086488</text:p>
          </table:table-cell>
          <table:table-cell office:value-type="float" office:value="0.684876524" calcext:value-type="float">
            <text:p>0.684876524</text:p>
          </table:table-cell>
          <table:table-cell office:value-type="float" office:value="0.597037148" calcext:value-type="float">
            <text:p>0.597037148</text:p>
          </table:table-cell>
          <table:table-cell office:value-type="float" office:value="0.483859835" calcext:value-type="float">
            <text:p>0.48385983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25399843" calcext:value-type="float">
            <text:p>0.125399843</text:p>
          </table:table-cell>
          <table:table-cell office:value-type="float" office:value="0.769125315" calcext:value-type="float">
            <text:p>0.769125315</text:p>
          </table:table-cell>
          <table:table-cell office:value-type="float" office:value="0.704671228" calcext:value-type="float">
            <text:p>0.704671228</text:p>
          </table:table-cell>
          <table:table-cell office:value-type="float" office:value="0.448492819" calcext:value-type="float">
            <text:p>0.4484928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25330105" calcext:value-type="float">
            <text:p>0.125330105</text:p>
          </table:table-cell>
          <table:table-cell office:value-type="float" office:value="0.628156737" calcext:value-type="float">
            <text:p>0.628156737</text:p>
          </table:table-cell>
          <table:table-cell office:value-type="float" office:value="0.641745405" calcext:value-type="float">
            <text:p>0.641745405</text:p>
          </table:table-cell>
          <table:table-cell office:value-type="float" office:value="0.540373986" calcext:value-type="float">
            <text:p>0.5403739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25685945" calcext:value-type="float">
            <text:p>0.125685945</text:p>
          </table:table-cell>
          <table:table-cell office:value-type="float" office:value="0.628340915" calcext:value-type="float">
            <text:p>0.628340915</text:p>
          </table:table-cell>
          <table:table-cell office:value-type="float" office:value="0.620032027" calcext:value-type="float">
            <text:p>0.620032027</text:p>
          </table:table-cell>
          <table:table-cell office:value-type="float" office:value="0.525039497" calcext:value-type="float">
            <text:p>0.52503949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25451103" calcext:value-type="float">
            <text:p>0.125451103</text:p>
          </table:table-cell>
          <table:table-cell office:value-type="float" office:value="0.632096008" calcext:value-type="float">
            <text:p>0.632096008</text:p>
          </table:table-cell>
          <table:table-cell office:value-type="float" office:value="0.6755478" calcext:value-type="float">
            <text:p>0.6755478</text:p>
          </table:table-cell>
          <table:table-cell office:value-type="float" office:value="0.559958286" calcext:value-type="float">
            <text:p>0.559958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2574555" calcext:value-type="float">
            <text:p>0.12574555</text:p>
          </table:table-cell>
          <table:table-cell office:value-type="float" office:value="0.759422274" calcext:value-type="float">
            <text:p>0.759422274</text:p>
          </table:table-cell>
          <table:table-cell office:value-type="float" office:value="0.594540309" calcext:value-type="float">
            <text:p>0.594540309</text:p>
          </table:table-cell>
          <table:table-cell office:value-type="float" office:value="0.457035954" calcext:value-type="float">
            <text:p>0.45703595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257682" calcext:value-type="float">
            <text:p>0.1257682</text:p>
          </table:table-cell>
          <table:table-cell office:value-type="float" office:value="0.804170466" calcext:value-type="float">
            <text:p>0.804170466</text:p>
          </table:table-cell>
          <table:table-cell office:value-type="float" office:value="0.601854992" calcext:value-type="float">
            <text:p>0.601854992</text:p>
          </table:table-cell>
          <table:table-cell office:value-type="float" office:value="0.438610964" calcext:value-type="float">
            <text:p>0.4386109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2405993" calcext:value-type="float">
            <text:p>0.12405993</text:p>
          </table:table-cell>
          <table:table-cell office:value-type="float" office:value="0.713490929" calcext:value-type="float">
            <text:p>0.713490929</text:p>
          </table:table-cell>
          <table:table-cell office:value-type="float" office:value="0.727734056" calcext:value-type="float">
            <text:p>0.727734056</text:p>
          </table:table-cell>
          <table:table-cell office:value-type="float" office:value="0.503631294" calcext:value-type="float">
            <text:p>0.5036312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25780121" calcext:value-type="float">
            <text:p>0.125780121</text:p>
          </table:table-cell>
          <table:table-cell office:value-type="float" office:value="0.689497672" calcext:value-type="float">
            <text:p>0.689497672</text:p>
          </table:table-cell>
          <table:table-cell office:value-type="float" office:value="0.595966649" calcext:value-type="float">
            <text:p>0.595966649</text:p>
          </table:table-cell>
          <table:table-cell office:value-type="float" office:value="0.48402196" calcext:value-type="float">
            <text:p>0.484021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26013771" calcext:value-type="float">
            <text:p>0.126013771</text:p>
          </table:table-cell>
          <table:table-cell office:value-type="float" office:value="0.747569889" calcext:value-type="float">
            <text:p>0.747569889</text:p>
          </table:table-cell>
          <table:table-cell office:value-type="float" office:value="0.593565177" calcext:value-type="float">
            <text:p>0.593565177</text:p>
          </table:table-cell>
          <table:table-cell office:value-type="float" office:value="0.461766775" calcext:value-type="float">
            <text:p>0.4617667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24463454" calcext:value-type="float">
            <text:p>0.124463454</text:p>
          </table:table-cell>
          <table:table-cell office:value-type="float" office:value="0.751321405" calcext:value-type="float">
            <text:p>0.751321405</text:p>
          </table:table-cell>
          <table:table-cell office:value-type="float" office:value="0.706484998" calcext:value-type="float">
            <text:p>0.706484998</text:p>
          </table:table-cell>
          <table:table-cell office:value-type="float" office:value="0.448582226" calcext:value-type="float">
            <text:p>0.4485822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24301925" calcext:value-type="float">
            <text:p>0.124301925</text:p>
          </table:table-cell>
          <table:table-cell office:value-type="float" office:value="0.676594457" calcext:value-type="float">
            <text:p>0.676594457</text:p>
          </table:table-cell>
          <table:table-cell office:value-type="float" office:value="0.718407121" calcext:value-type="float">
            <text:p>0.718407121</text:p>
          </table:table-cell>
          <table:table-cell office:value-type="float" office:value="0.531188313" calcext:value-type="float">
            <text:p>0.5311883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25041023" calcext:value-type="float">
            <text:p>0.125041023</text:p>
          </table:table-cell>
          <table:table-cell office:value-type="float" office:value="0.638697224" calcext:value-type="float">
            <text:p>0.638697224</text:p>
          </table:table-cell>
          <table:table-cell office:value-type="float" office:value="0.671877941" calcext:value-type="float">
            <text:p>0.671877941</text:p>
          </table:table-cell>
          <table:table-cell office:value-type="float" office:value="0.556967921" calcext:value-type="float">
            <text:p>0.5569679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5658527" calcext:value-type="float">
            <text:p>0.125658527</text:p>
          </table:table-cell>
          <table:table-cell office:value-type="float" office:value="0.629776791" calcext:value-type="float">
            <text:p>0.629776791</text:p>
          </table:table-cell>
          <table:table-cell office:value-type="float" office:value="0.623124316" calcext:value-type="float">
            <text:p>0.623124316</text:p>
          </table:table-cell>
          <table:table-cell office:value-type="float" office:value="0.528555575" calcext:value-type="float">
            <text:p>0.52855557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26283184" calcext:value-type="float">
            <text:p>0.126283184</text:p>
          </table:table-cell>
          <table:table-cell office:value-type="float" office:value="0.759028883" calcext:value-type="float">
            <text:p>0.759028883</text:p>
          </table:table-cell>
          <table:table-cell office:value-type="float" office:value="0.597710681" calcext:value-type="float">
            <text:p>0.597710681</text:p>
          </table:table-cell>
          <table:table-cell office:value-type="float" office:value="0.515216054" calcext:value-type="float">
            <text:p>0.5152160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26189605" calcext:value-type="float">
            <text:p>0.126189605</text:p>
          </table:table-cell>
          <table:table-cell office:value-type="float" office:value="0.738279311" calcext:value-type="float">
            <text:p>0.738279311</text:p>
          </table:table-cell>
          <table:table-cell office:value-type="float" office:value="0.59372909" calcext:value-type="float">
            <text:p>0.59372909</text:p>
          </table:table-cell>
          <table:table-cell office:value-type="float" office:value="0.463226493" calcext:value-type="float">
            <text:p>0.4632264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24567166" calcext:value-type="float">
            <text:p>0.124567166</text:p>
          </table:table-cell>
          <table:table-cell office:value-type="float" office:value="0.676100931" calcext:value-type="float">
            <text:p>0.676100931</text:p>
          </table:table-cell>
          <table:table-cell office:value-type="float" office:value="0.714406456" calcext:value-type="float">
            <text:p>0.714406456</text:p>
          </table:table-cell>
          <table:table-cell office:value-type="float" office:value="0.543803637" calcext:value-type="float">
            <text:p>0.5438036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25781313" calcext:value-type="float">
            <text:p>0.125781313</text:p>
          </table:table-cell>
          <table:table-cell office:value-type="float" office:value="0.788624977" calcext:value-type="float">
            <text:p>0.788624977</text:p>
          </table:table-cell>
          <table:table-cell office:value-type="float" office:value="0.606991125" calcext:value-type="float">
            <text:p>0.606991125</text:p>
          </table:table-cell>
          <table:table-cell office:value-type="float" office:value="0.442662292" calcext:value-type="float">
            <text:p>0.442662292</text:p>
          </table:table-cell>
        </table:table-row>
      </table:table>
      <table:table table:name="26C Readings" table:style-name="ta1">
        <table:shapes>
          <draw:frame draw:z-index="0" draw:style-name="gr1" draw:text-style-name="P1" svg:width="453.51pt" svg:height="255.09pt" svg:x="318.59pt" svg:y="3817.16pt">
            <loext:p draw:notify-on-update-of-ranges="'26C Readings'.A2:'26C Readings'.A301 '26C Readings'.B1:'26C Readings'.B1 '26C Readings'.B2:'26C Readings'.B301 '26C Readings'.C1:'26C Readings'.C1 '26C Readings'.C2:'26C Readings'.C301 '26C Readings'.D1:'26C Readings'.D1 '26C Readings'.D2:'26C Readings'.D301 '26C Readings'.E1:'26C Readings'.E1 '26C Readings'.E2:'26C Readings'.E3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2787756" calcext:value-type="float">
            <text:p>0.232787756</text:p>
          </table:table-cell>
          <table:table-cell office:value-type="float" office:value="0.696532213" calcext:value-type="float">
            <text:p>0.696532213</text:p>
          </table:table-cell>
          <table:table-cell office:value-type="float" office:value="0.761621089" calcext:value-type="float">
            <text:p>0.761621089</text:p>
          </table:table-cell>
          <table:table-cell office:value-type="float" office:value="0.631696657" calcext:value-type="float">
            <text:p>0.6316966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3253864" calcext:value-type="float">
            <text:p>0.233253864</text:p>
          </table:table-cell>
          <table:table-cell office:value-type="float" office:value="0.650345761" calcext:value-type="float">
            <text:p>0.650345761</text:p>
          </table:table-cell>
          <table:table-cell office:value-type="float" office:value="0.709326352" calcext:value-type="float">
            <text:p>0.709326352</text:p>
          </table:table-cell>
          <table:table-cell office:value-type="float" office:value="0.680437169" calcext:value-type="float">
            <text:p>0.680437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3335523" calcext:value-type="float">
            <text:p>0.233335523</text:p>
          </table:table-cell>
          <table:table-cell office:value-type="float" office:value="0.705798949" calcext:value-type="float">
            <text:p>0.705798949</text:p>
          </table:table-cell>
          <table:table-cell office:value-type="float" office:value="0.754159779" calcext:value-type="float">
            <text:p>0.754159779</text:p>
          </table:table-cell>
          <table:table-cell office:value-type="float" office:value="0.653023202" calcext:value-type="float">
            <text:p>0.653023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2387213" calcext:value-type="float">
            <text:p>0.232387213</text:p>
          </table:table-cell>
          <table:table-cell office:value-type="float" office:value="0.773154589" calcext:value-type="float">
            <text:p>0.773154589</text:p>
          </table:table-cell>
          <table:table-cell office:value-type="float" office:value="0.628046468" calcext:value-type="float">
            <text:p>0.628046468</text:p>
          </table:table-cell>
          <table:table-cell office:value-type="float" office:value="0.581502388" calcext:value-type="float">
            <text:p>0.581502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3785538" calcext:value-type="float">
            <text:p>0.233785538</text:p>
          </table:table-cell>
          <table:table-cell office:value-type="float" office:value="0.745217889" calcext:value-type="float">
            <text:p>0.745217889</text:p>
          </table:table-cell>
          <table:table-cell office:value-type="float" office:value="0.771128031" calcext:value-type="float">
            <text:p>0.771128031</text:p>
          </table:table-cell>
          <table:table-cell office:value-type="float" office:value="0.598412227" calcext:value-type="float">
            <text:p>0.598412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3471421" calcext:value-type="float">
            <text:p>0.233471421</text:p>
          </table:table-cell>
          <table:table-cell office:value-type="float" office:value="0.8003057" calcext:value-type="float">
            <text:p>0.8003057</text:p>
          </table:table-cell>
          <table:table-cell office:value-type="float" office:value="0.686367832" calcext:value-type="float">
            <text:p>0.686367832</text:p>
          </table:table-cell>
          <table:table-cell office:value-type="float" office:value="0.571919152" calcext:value-type="float">
            <text:p>0.571919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4330324" calcext:value-type="float">
            <text:p>0.234330324</text:p>
          </table:table-cell>
          <table:table-cell office:value-type="float" office:value="0.739371865" calcext:value-type="float">
            <text:p>0.739371865</text:p>
          </table:table-cell>
          <table:table-cell office:value-type="float" office:value="0.769963952" calcext:value-type="float">
            <text:p>0.769963952</text:p>
          </table:table-cell>
          <table:table-cell office:value-type="float" office:value="0.60384996" calcext:value-type="float">
            <text:p>0.60384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3016042" calcext:value-type="float">
            <text:p>0.233016042</text:p>
          </table:table-cell>
          <table:table-cell office:value-type="float" office:value="0.663622697" calcext:value-type="float">
            <text:p>0.663622697</text:p>
          </table:table-cell>
          <table:table-cell office:value-type="float" office:value="0.636307673" calcext:value-type="float">
            <text:p>0.636307673</text:p>
          </table:table-cell>
          <table:table-cell office:value-type="float" office:value="0.630543903" calcext:value-type="float">
            <text:p>0.630543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036474" calcext:value-type="float">
            <text:p>0.234036474</text:p>
          </table:table-cell>
          <table:table-cell office:value-type="float" office:value="0.788706635" calcext:value-type="float">
            <text:p>0.788706635</text:p>
          </table:table-cell>
          <table:table-cell office:value-type="float" office:value="0.721163836" calcext:value-type="float">
            <text:p>0.721163836</text:p>
          </table:table-cell>
          <table:table-cell office:value-type="float" office:value="0.570362874" calcext:value-type="float">
            <text:p>0.5703628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3659176" calcext:value-type="float">
            <text:p>0.233659176</text:p>
          </table:table-cell>
          <table:table-cell office:value-type="float" office:value="0.649948198" calcext:value-type="float">
            <text:p>0.649948198</text:p>
          </table:table-cell>
          <table:table-cell office:value-type="float" office:value="0.711156811" calcext:value-type="float">
            <text:p>0.711156811</text:p>
          </table:table-cell>
          <table:table-cell office:value-type="float" office:value="0.682923875" calcext:value-type="float">
            <text:p>0.682923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4169988" calcext:value-type="float">
            <text:p>0.234169988</text:p>
          </table:table-cell>
          <table:table-cell office:value-type="float" office:value="0.683705888" calcext:value-type="float">
            <text:p>0.683705888</text:p>
          </table:table-cell>
          <table:table-cell office:value-type="float" office:value="0.753289551" calcext:value-type="float">
            <text:p>0.753289551</text:p>
          </table:table-cell>
          <table:table-cell office:value-type="float" office:value="0.65450855" calcext:value-type="float">
            <text:p>0.654508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4218268" calcext:value-type="float">
            <text:p>0.234218268</text:p>
          </table:table-cell>
          <table:table-cell office:value-type="float" office:value="0.691897356" calcext:value-type="float">
            <text:p>0.691897356</text:p>
          </table:table-cell>
          <table:table-cell office:value-type="float" office:value="0.765845271" calcext:value-type="float">
            <text:p>0.765845271</text:p>
          </table:table-cell>
          <table:table-cell office:value-type="float" office:value="0.590378116" calcext:value-type="float">
            <text:p>0.5903781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3871965" calcext:value-type="float">
            <text:p>0.233871965</text:p>
          </table:table-cell>
          <table:table-cell office:value-type="float" office:value="0.811655022" calcext:value-type="float">
            <text:p>0.811655022</text:p>
          </table:table-cell>
          <table:table-cell office:value-type="float" office:value="0.634730534" calcext:value-type="float">
            <text:p>0.634730534</text:p>
          </table:table-cell>
          <table:table-cell office:value-type="float" office:value="0.566648312" calcext:value-type="float">
            <text:p>0.5666483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4254627" calcext:value-type="float">
            <text:p>0.234254627</text:p>
          </table:table-cell>
          <table:table-cell office:value-type="float" office:value="0.806948043" calcext:value-type="float">
            <text:p>0.806948043</text:p>
          </table:table-cell>
          <table:table-cell office:value-type="float" office:value="0.640504437" calcext:value-type="float">
            <text:p>0.640504437</text:p>
          </table:table-cell>
          <table:table-cell office:value-type="float" office:value="0.568060347" calcext:value-type="float">
            <text:p>0.568060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4414963" calcext:value-type="float">
            <text:p>0.234414963</text:p>
          </table:table-cell>
          <table:table-cell office:value-type="float" office:value="0.671089968" calcext:value-type="float">
            <text:p>0.671089968</text:p>
          </table:table-cell>
          <table:table-cell office:value-type="float" office:value="0.736703364" calcext:value-type="float">
            <text:p>0.736703364</text:p>
          </table:table-cell>
          <table:table-cell office:value-type="float" office:value="0.690322601" calcext:value-type="float">
            <text:p>0.6903226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4220056" calcext:value-type="float">
            <text:p>0.234220056</text:p>
          </table:table-cell>
          <table:table-cell office:value-type="float" office:value="0.772833916" calcext:value-type="float">
            <text:p>0.772833916</text:p>
          </table:table-cell>
          <table:table-cell office:value-type="float" office:value="0.686552606" calcext:value-type="float">
            <text:p>0.686552606</text:p>
          </table:table-cell>
          <table:table-cell office:value-type="float" office:value="0.567447611" calcext:value-type="float">
            <text:p>0.5674476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4402446" calcext:value-type="float">
            <text:p>0.234402446</text:p>
          </table:table-cell>
          <table:table-cell office:value-type="float" office:value="0.811662175" calcext:value-type="float">
            <text:p>0.811662175</text:p>
          </table:table-cell>
          <table:table-cell office:value-type="float" office:value="0.628549532" calcext:value-type="float">
            <text:p>0.628549532</text:p>
          </table:table-cell>
          <table:table-cell office:value-type="float" office:value="0.568015643" calcext:value-type="float">
            <text:p>0.568015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3939914" calcext:value-type="float">
            <text:p>0.233939914</text:p>
          </table:table-cell>
          <table:table-cell office:value-type="float" office:value="0.811537005" calcext:value-type="float">
            <text:p>0.811537005</text:p>
          </table:table-cell>
          <table:table-cell office:value-type="float" office:value="0.629084185" calcext:value-type="float">
            <text:p>0.629084185</text:p>
          </table:table-cell>
          <table:table-cell office:value-type="float" office:value="0.568193265" calcext:value-type="float">
            <text:p>0.568193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4711198" calcext:value-type="float">
            <text:p>0.234711198</text:p>
          </table:table-cell>
          <table:table-cell office:value-type="float" office:value="0.799455142" calcext:value-type="float">
            <text:p>0.799455142</text:p>
          </table:table-cell>
          <table:table-cell office:value-type="float" office:value="0.666185697" calcext:value-type="float">
            <text:p>0.666185697</text:p>
          </table:table-cell>
          <table:table-cell office:value-type="float" office:value="0.570862361" calcext:value-type="float">
            <text:p>0.570862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3984021" calcext:value-type="float">
            <text:p>0.233984021</text:p>
          </table:table-cell>
          <table:table-cell office:value-type="float" office:value="0.805337525" calcext:value-type="float">
            <text:p>0.805337525</text:p>
          </table:table-cell>
          <table:table-cell office:value-type="float" office:value="0.645905214" calcext:value-type="float">
            <text:p>0.645905214</text:p>
          </table:table-cell>
          <table:table-cell office:value-type="float" office:value="0.56818194" calcext:value-type="float">
            <text:p>0.568181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4392313" calcext:value-type="float">
            <text:p>0.234392313</text:p>
          </table:table-cell>
          <table:table-cell office:value-type="float" office:value="0.660323579" calcext:value-type="float">
            <text:p>0.660323579</text:p>
          </table:table-cell>
          <table:table-cell office:value-type="float" office:value="0.728535739" calcext:value-type="float">
            <text:p>0.728535739</text:p>
          </table:table-cell>
          <table:table-cell office:value-type="float" office:value="0.692557775" calcext:value-type="float">
            <text:p>0.6925577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5160021" calcext:value-type="float">
            <text:p>0.235160021</text:p>
          </table:table-cell>
          <table:table-cell office:value-type="float" office:value="0.81185589" calcext:value-type="float">
            <text:p>0.81185589</text:p>
          </table:table-cell>
          <table:table-cell office:value-type="float" office:value="0.627061203" calcext:value-type="float">
            <text:p>0.627061203</text:p>
          </table:table-cell>
          <table:table-cell office:value-type="float" office:value="0.568670102" calcext:value-type="float">
            <text:p>0.5686701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4262375" calcext:value-type="float">
            <text:p>0.234262375</text:p>
          </table:table-cell>
          <table:table-cell office:value-type="float" office:value="0.784457419" calcext:value-type="float">
            <text:p>0.784457419</text:p>
          </table:table-cell>
          <table:table-cell office:value-type="float" office:value="0.627401546" calcext:value-type="float">
            <text:p>0.627401546</text:p>
          </table:table-cell>
          <table:table-cell office:value-type="float" office:value="0.582149098" calcext:value-type="float">
            <text:p>0.5821490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3919648" calcext:value-type="float">
            <text:p>0.233919648</text:p>
          </table:table-cell>
          <table:table-cell office:value-type="float" office:value="0.648567158" calcext:value-type="float">
            <text:p>0.648567158</text:p>
          </table:table-cell>
          <table:table-cell office:value-type="float" office:value="0.644285756" calcext:value-type="float">
            <text:p>0.644285756</text:p>
          </table:table-cell>
          <table:table-cell office:value-type="float" office:value="0.642455893" calcext:value-type="float">
            <text:p>0.6424558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5099224" calcext:value-type="float">
            <text:p>0.235099224</text:p>
          </table:table-cell>
          <table:table-cell office:value-type="float" office:value="0.732041685" calcext:value-type="float">
            <text:p>0.732041685</text:p>
          </table:table-cell>
          <table:table-cell office:value-type="float" office:value="0.764727088" calcext:value-type="float">
            <text:p>0.764727088</text:p>
          </table:table-cell>
          <table:table-cell office:value-type="float" office:value="0.621545389" calcext:value-type="float">
            <text:p>0.6215453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35150484" calcext:value-type="float">
            <text:p>0.235150484</text:p>
          </table:table-cell>
          <table:table-cell office:value-type="float" office:value="0.74090132" calcext:value-type="float">
            <text:p>0.74090132</text:p>
          </table:table-cell>
          <table:table-cell office:value-type="float" office:value="0.770567747" calcext:value-type="float">
            <text:p>0.770567747</text:p>
          </table:table-cell>
          <table:table-cell office:value-type="float" office:value="0.599875522" calcext:value-type="float">
            <text:p>0.5998755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5051541" calcext:value-type="float">
            <text:p>0.235051541</text:p>
          </table:table-cell>
          <table:table-cell office:value-type="float" office:value="0.736638991" calcext:value-type="float">
            <text:p>0.736638991</text:p>
          </table:table-cell>
          <table:table-cell office:value-type="float" office:value="0.769416782" calcext:value-type="float">
            <text:p>0.769416782</text:p>
          </table:table-cell>
          <table:table-cell office:value-type="float" office:value="0.596116852" calcext:value-type="float">
            <text:p>0.5961168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35079555" calcext:value-type="float">
            <text:p>0.235079555</text:p>
          </table:table-cell>
          <table:table-cell office:value-type="float" office:value="0.775724742" calcext:value-type="float">
            <text:p>0.775724742</text:p>
          </table:table-cell>
          <table:table-cell office:value-type="float" office:value="0.742917745" calcext:value-type="float">
            <text:p>0.742917745</text:p>
          </table:table-cell>
          <table:table-cell office:value-type="float" office:value="0.574514338" calcext:value-type="float">
            <text:p>0.5745143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5024123" calcext:value-type="float">
            <text:p>0.235024123</text:p>
          </table:table-cell>
          <table:table-cell office:value-type="float" office:value="0.806939102" calcext:value-type="float">
            <text:p>0.806939102</text:p>
          </table:table-cell>
          <table:table-cell office:value-type="float" office:value="0.630540327" calcext:value-type="float">
            <text:p>0.630540327</text:p>
          </table:table-cell>
          <table:table-cell office:value-type="float" office:value="0.580322216" calcext:value-type="float">
            <text:p>0.5803222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3531857" calcext:value-type="float">
            <text:p>0.23531857</text:p>
          </table:table-cell>
          <table:table-cell office:value-type="float" office:value="0.755267233" calcext:value-type="float">
            <text:p>0.755267233</text:p>
          </table:table-cell>
          <table:table-cell office:value-type="float" office:value="0.769607516" calcext:value-type="float">
            <text:p>0.769607516</text:p>
          </table:table-cell>
          <table:table-cell office:value-type="float" office:value="0.586295794" calcext:value-type="float">
            <text:p>0.5862957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4597353" calcext:value-type="float">
            <text:p>0.234597353</text:p>
          </table:table-cell>
          <table:table-cell office:value-type="float" office:value="0.657819588" calcext:value-type="float">
            <text:p>0.657819588</text:p>
          </table:table-cell>
          <table:table-cell office:value-type="float" office:value="0.726246324" calcext:value-type="float">
            <text:p>0.726246324</text:p>
          </table:table-cell>
          <table:table-cell office:value-type="float" office:value="0.693200909" calcext:value-type="float">
            <text:p>0.6932009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4211711" calcext:value-type="float">
            <text:p>0.234211711</text:p>
          </table:table-cell>
          <table:table-cell office:value-type="float" office:value="0.637967067" calcext:value-type="float">
            <text:p>0.637967067</text:p>
          </table:table-cell>
          <table:table-cell office:value-type="float" office:value="0.678206763" calcext:value-type="float">
            <text:p>0.678206763</text:p>
          </table:table-cell>
          <table:table-cell office:value-type="float" office:value="0.665858467" calcext:value-type="float">
            <text:p>0.665858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4426288" calcext:value-type="float">
            <text:p>0.234426288</text:p>
          </table:table-cell>
          <table:table-cell office:value-type="float" office:value="0.643060284" calcext:value-type="float">
            <text:p>0.643060284</text:p>
          </table:table-cell>
          <table:table-cell office:value-type="float" office:value="0.696358764" calcext:value-type="float">
            <text:p>0.696358764</text:p>
          </table:table-cell>
          <table:table-cell office:value-type="float" office:value="0.67416974" calcext:value-type="float">
            <text:p>0.674169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5016374" calcext:value-type="float">
            <text:p>0.235016374</text:p>
          </table:table-cell>
          <table:table-cell office:value-type="float" office:value="0.75315544" calcext:value-type="float">
            <text:p>0.75315544</text:p>
          </table:table-cell>
          <table:table-cell office:value-type="float" office:value="0.774065348" calcext:value-type="float">
            <text:p>0.774065348</text:p>
          </table:table-cell>
          <table:table-cell office:value-type="float" office:value="0.589072178" calcext:value-type="float">
            <text:p>0.5890721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4082965" calcext:value-type="float">
            <text:p>0.234082965</text:p>
          </table:table-cell>
          <table:table-cell office:value-type="float" office:value="0.81289003" calcext:value-type="float">
            <text:p>0.81289003</text:p>
          </table:table-cell>
          <table:table-cell office:value-type="float" office:value="0.627669171" calcext:value-type="float">
            <text:p>0.627669171</text:p>
          </table:table-cell>
          <table:table-cell office:value-type="float" office:value="0.5684895" calcext:value-type="float">
            <text:p>0.56848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4125284" calcext:value-type="float">
            <text:p>0.234125284</text:p>
          </table:table-cell>
          <table:table-cell office:value-type="float" office:value="0.655248243" calcext:value-type="float">
            <text:p>0.655248243</text:p>
          </table:table-cell>
          <table:table-cell office:value-type="float" office:value="0.669458588" calcext:value-type="float">
            <text:p>0.669458588</text:p>
          </table:table-cell>
          <table:table-cell office:value-type="float" office:value="0.680063448" calcext:value-type="float">
            <text:p>0.6800634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33971504" calcext:value-type="float">
            <text:p>0.233971504</text:p>
          </table:table-cell>
          <table:table-cell office:value-type="float" office:value="0.679703436" calcext:value-type="float">
            <text:p>0.679703436</text:p>
          </table:table-cell>
          <table:table-cell office:value-type="float" office:value="0.635183529" calcext:value-type="float">
            <text:p>0.635183529</text:p>
          </table:table-cell>
          <table:table-cell office:value-type="float" office:value="0.625318959" calcext:value-type="float">
            <text:p>0.6253189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3445609" calcext:value-type="float">
            <text:p>0.23445609</text:p>
          </table:table-cell>
          <table:table-cell office:value-type="float" office:value="0.654365498" calcext:value-type="float">
            <text:p>0.654365498</text:p>
          </table:table-cell>
          <table:table-cell office:value-type="float" office:value="0.724737731" calcext:value-type="float">
            <text:p>0.724737731</text:p>
          </table:table-cell>
          <table:table-cell office:value-type="float" office:value="0.6933833" calcext:value-type="float">
            <text:p>0.69338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5226182" calcext:value-type="float">
            <text:p>0.235226182</text:p>
          </table:table-cell>
          <table:table-cell office:value-type="float" office:value="0.777968261" calcext:value-type="float">
            <text:p>0.777968261</text:p>
          </table:table-cell>
          <table:table-cell office:value-type="float" office:value="0.734378783" calcext:value-type="float">
            <text:p>0.734378783</text:p>
          </table:table-cell>
          <table:table-cell office:value-type="float" office:value="0.576760838" calcext:value-type="float">
            <text:p>0.5767608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35313205" calcext:value-type="float">
            <text:p>0.235313205</text:p>
          </table:table-cell>
          <table:table-cell office:value-type="float" office:value="0.726658789" calcext:value-type="float">
            <text:p>0.726658789</text:p>
          </table:table-cell>
          <table:table-cell office:value-type="float" office:value="0.762987824" calcext:value-type="float">
            <text:p>0.762987824</text:p>
          </table:table-cell>
          <table:table-cell office:value-type="float" office:value="0.627008751" calcext:value-type="float">
            <text:p>0.6270087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4307675" calcext:value-type="float">
            <text:p>0.234307675</text:p>
          </table:table-cell>
          <table:table-cell office:value-type="float" office:value="0.812360145" calcext:value-type="float">
            <text:p>0.812360145</text:p>
          </table:table-cell>
          <table:table-cell office:value-type="float" office:value="0.629826859" calcext:value-type="float">
            <text:p>0.629826859</text:p>
          </table:table-cell>
          <table:table-cell office:value-type="float" office:value="0.56738443" calcext:value-type="float">
            <text:p>0.567384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34767227" calcext:value-type="float">
            <text:p>0.234767227</text:p>
          </table:table-cell>
          <table:table-cell office:value-type="float" office:value="0.655854423" calcext:value-type="float">
            <text:p>0.655854423</text:p>
          </table:table-cell>
          <table:table-cell office:value-type="float" office:value="0.723618355" calcext:value-type="float">
            <text:p>0.723618355</text:p>
          </table:table-cell>
          <table:table-cell office:value-type="float" office:value="0.691567146" calcext:value-type="float">
            <text:p>0.6915671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5006241" calcext:value-type="float">
            <text:p>0.235006241</text:p>
          </table:table-cell>
          <table:table-cell office:value-type="float" office:value="0.704453075" calcext:value-type="float">
            <text:p>0.704453075</text:p>
          </table:table-cell>
          <table:table-cell office:value-type="float" office:value="0.752051562" calcext:value-type="float">
            <text:p>0.752051562</text:p>
          </table:table-cell>
          <table:table-cell office:value-type="float" office:value="0.65735646" calcext:value-type="float">
            <text:p>0.657356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34066872" calcext:value-type="float">
            <text:p>0.234066872</text:p>
          </table:table-cell>
          <table:table-cell office:value-type="float" office:value="0.753211469" calcext:value-type="float">
            <text:p>0.753211469</text:p>
          </table:table-cell>
          <table:table-cell office:value-type="float" office:value="0.630279259" calcext:value-type="float">
            <text:p>0.630279259</text:p>
          </table:table-cell>
          <table:table-cell office:value-type="float" office:value="0.594314408" calcext:value-type="float">
            <text:p>0.5943144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34400062" calcext:value-type="float">
            <text:p>0.234400062</text:p>
          </table:table-cell>
          <table:table-cell office:value-type="float" office:value="0.733510343" calcext:value-type="float">
            <text:p>0.733510343</text:p>
          </table:table-cell>
          <table:table-cell office:value-type="float" office:value="0.628580526" calcext:value-type="float">
            <text:p>0.628580526</text:p>
          </table:table-cell>
          <table:table-cell office:value-type="float" office:value="0.60539074" calcext:value-type="float">
            <text:p>0.605390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4252242" calcext:value-type="float">
            <text:p>0.234252242</text:p>
          </table:table-cell>
          <table:table-cell office:value-type="float" office:value="0.647037106" calcext:value-type="float">
            <text:p>0.647037106</text:p>
          </table:table-cell>
          <table:table-cell office:value-type="float" office:value="0.673333487" calcext:value-type="float">
            <text:p>0.673333487</text:p>
          </table:table-cell>
          <table:table-cell office:value-type="float" office:value="0.68068274" calcext:value-type="float">
            <text:p>0.680682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5330491" calcext:value-type="float">
            <text:p>0.235330491</text:p>
          </table:table-cell>
          <table:table-cell office:value-type="float" office:value="0.718630042" calcext:value-type="float">
            <text:p>0.718630042</text:p>
          </table:table-cell>
          <table:table-cell office:value-type="float" office:value="0.758835168" calcext:value-type="float">
            <text:p>0.758835168</text:p>
          </table:table-cell>
          <table:table-cell office:value-type="float" office:value="0.640358405" calcext:value-type="float">
            <text:p>0.6403584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4283237" calcext:value-type="float">
            <text:p>0.234283237</text:p>
          </table:table-cell>
          <table:table-cell office:value-type="float" office:value="0.658440668" calcext:value-type="float">
            <text:p>0.658440668</text:p>
          </table:table-cell>
          <table:table-cell office:value-type="float" office:value="0.638396816" calcext:value-type="float">
            <text:p>0.638396816</text:p>
          </table:table-cell>
          <table:table-cell office:value-type="float" office:value="0.636076407" calcext:value-type="float">
            <text:p>0.6360764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452702" calcext:value-type="float">
            <text:p>0.23452702</text:p>
          </table:table-cell>
          <table:table-cell office:value-type="float" office:value="0.803929067" calcext:value-type="float">
            <text:p>0.803929067</text:p>
          </table:table-cell>
          <table:table-cell office:value-type="float" office:value="0.658646304" calcext:value-type="float">
            <text:p>0.658646304</text:p>
          </table:table-cell>
          <table:table-cell office:value-type="float" office:value="0.567621656" calcext:value-type="float">
            <text:p>0.5676216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4409003" calcext:value-type="float">
            <text:p>0.234409003</text:p>
          </table:table-cell>
          <table:table-cell office:value-type="float" office:value="0.721822467" calcext:value-type="float">
            <text:p>0.721822467</text:p>
          </table:table-cell>
          <table:table-cell office:value-type="float" office:value="0.770235153" calcext:value-type="float">
            <text:p>0.770235153</text:p>
          </table:table-cell>
          <table:table-cell office:value-type="float" office:value="0.595286559" calcext:value-type="float">
            <text:p>0.5952865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5027699" calcext:value-type="float">
            <text:p>0.235027699</text:p>
          </table:table-cell>
          <table:table-cell office:value-type="float" office:value="0.791814422" calcext:value-type="float">
            <text:p>0.791814422</text:p>
          </table:table-cell>
          <table:table-cell office:value-type="float" office:value="0.677893243" calcext:value-type="float">
            <text:p>0.677893243</text:p>
          </table:table-cell>
          <table:table-cell office:value-type="float" office:value="0.570016571" calcext:value-type="float">
            <text:p>0.5700165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3404899" calcext:value-type="float">
            <text:p>0.23404899</text:p>
          </table:table-cell>
          <table:table-cell office:value-type="float" office:value="0.650459606" calcext:value-type="float">
            <text:p>0.650459606</text:p>
          </table:table-cell>
          <table:table-cell office:value-type="float" office:value="0.643966275" calcext:value-type="float">
            <text:p>0.643966275</text:p>
          </table:table-cell>
          <table:table-cell office:value-type="float" office:value="0.63809164" calcext:value-type="float">
            <text:p>0.638091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34519271" calcext:value-type="float">
            <text:p>0.234519271</text:p>
          </table:table-cell>
          <table:table-cell office:value-type="float" office:value="0.678156695" calcext:value-type="float">
            <text:p>0.678156695</text:p>
          </table:table-cell>
          <table:table-cell office:value-type="float" office:value="0.740689128" calcext:value-type="float">
            <text:p>0.740689128</text:p>
          </table:table-cell>
          <table:table-cell office:value-type="float" office:value="0.683034144" calcext:value-type="float">
            <text:p>0.6830341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34670071" calcext:value-type="float">
            <text:p>0.234670071</text:p>
          </table:table-cell>
          <table:table-cell office:value-type="float" office:value="0.787174796" calcext:value-type="float">
            <text:p>0.787174796</text:p>
          </table:table-cell>
          <table:table-cell office:value-type="float" office:value="0.676280341" calcext:value-type="float">
            <text:p>0.676280341</text:p>
          </table:table-cell>
          <table:table-cell office:value-type="float" office:value="0.573039123" calcext:value-type="float">
            <text:p>0.573039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33784942" calcext:value-type="float">
            <text:p>0.233784942</text:p>
          </table:table-cell>
          <table:table-cell office:value-type="float" office:value="0.811410643" calcext:value-type="float">
            <text:p>0.811410643</text:p>
          </table:table-cell>
          <table:table-cell office:value-type="float" office:value="0.628104881" calcext:value-type="float">
            <text:p>0.628104881</text:p>
          </table:table-cell>
          <table:table-cell office:value-type="float" office:value="0.568143793" calcext:value-type="float">
            <text:p>0.5681437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34066276" calcext:value-type="float">
            <text:p>0.234066276</text:p>
          </table:table-cell>
          <table:table-cell office:value-type="float" office:value="0.806141592" calcext:value-type="float">
            <text:p>0.806141592</text:p>
          </table:table-cell>
          <table:table-cell office:value-type="float" office:value="0.652109462" calcext:value-type="float">
            <text:p>0.652109462</text:p>
          </table:table-cell>
          <table:table-cell office:value-type="float" office:value="0.565891929" calcext:value-type="float">
            <text:p>0.5658919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33614473" calcext:value-type="float">
            <text:p>0.233614473</text:p>
          </table:table-cell>
          <table:table-cell office:value-type="float" office:value="0.726942507" calcext:value-type="float">
            <text:p>0.726942507</text:p>
          </table:table-cell>
          <table:table-cell office:value-type="float" office:value="0.628259257" calcext:value-type="float">
            <text:p>0.628259257</text:p>
          </table:table-cell>
          <table:table-cell office:value-type="float" office:value="0.60244329" calcext:value-type="float">
            <text:p>0.602443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34166412" calcext:value-type="float">
            <text:p>0.234166412</text:p>
          </table:table-cell>
          <table:table-cell office:value-type="float" office:value="0.640579538" calcext:value-type="float">
            <text:p>0.640579538</text:p>
          </table:table-cell>
          <table:table-cell office:value-type="float" office:value="0.683383427" calcext:value-type="float">
            <text:p>0.683383427</text:p>
          </table:table-cell>
          <table:table-cell office:value-type="float" office:value="0.667809924" calcext:value-type="float">
            <text:p>0.6678099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34474568" calcext:value-type="float">
            <text:p>0.234474568</text:p>
          </table:table-cell>
          <table:table-cell office:value-type="float" office:value="0.673751911" calcext:value-type="float">
            <text:p>0.673751911</text:p>
          </table:table-cell>
          <table:table-cell office:value-type="float" office:value="0.755764932" calcext:value-type="float">
            <text:p>0.755764932</text:p>
          </table:table-cell>
          <table:table-cell office:value-type="float" office:value="0.611372663" calcext:value-type="float">
            <text:p>0.6113726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34841136" calcext:value-type="float">
            <text:p>0.234841136</text:p>
          </table:table-cell>
          <table:table-cell office:value-type="float" office:value="0.778681133" calcext:value-type="float">
            <text:p>0.778681133</text:p>
          </table:table-cell>
          <table:table-cell office:value-type="float" office:value="0.731657235" calcext:value-type="float">
            <text:p>0.731657235</text:p>
          </table:table-cell>
          <table:table-cell office:value-type="float" office:value="0.575569937" calcext:value-type="float">
            <text:p>0.5755699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3445609" calcext:value-type="float">
            <text:p>0.23445609</text:p>
          </table:table-cell>
          <table:table-cell office:value-type="float" office:value="0.789926146" calcext:value-type="float">
            <text:p>0.789926146</text:p>
          </table:table-cell>
          <table:table-cell office:value-type="float" office:value="0.698261344" calcext:value-type="float">
            <text:p>0.698261344</text:p>
          </table:table-cell>
          <table:table-cell office:value-type="float" office:value="0.57315118" calcext:value-type="float">
            <text:p>0.57315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4667091" calcext:value-type="float">
            <text:p>0.234667091</text:p>
          </table:table-cell>
          <table:table-cell office:value-type="float" office:value="0.789731835" calcext:value-type="float">
            <text:p>0.789731835</text:p>
          </table:table-cell>
          <table:table-cell office:value-type="float" office:value="0.710799779" calcext:value-type="float">
            <text:p>0.710799779</text:p>
          </table:table-cell>
          <table:table-cell office:value-type="float" office:value="0.574582288" calcext:value-type="float">
            <text:p>0.5745822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34811334" calcext:value-type="float">
            <text:p>0.234811334</text:p>
          </table:table-cell>
          <table:table-cell office:value-type="float" office:value="0.741164177" calcext:value-type="float">
            <text:p>0.741164177</text:p>
          </table:table-cell>
          <table:table-cell office:value-type="float" office:value="0.772881004" calcext:value-type="float">
            <text:p>0.772881004</text:p>
          </table:table-cell>
          <table:table-cell office:value-type="float" office:value="0.582773159" calcext:value-type="float">
            <text:p>0.5827731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34711198" calcext:value-type="float">
            <text:p>0.234711198</text:p>
          </table:table-cell>
          <table:table-cell office:value-type="float" office:value="0.663307388" calcext:value-type="float">
            <text:p>0.663307388</text:p>
          </table:table-cell>
          <table:table-cell office:value-type="float" office:value="0.732031552" calcext:value-type="float">
            <text:p>0.732031552</text:p>
          </table:table-cell>
          <table:table-cell office:value-type="float" office:value="0.692169749" calcext:value-type="float">
            <text:p>0.6921697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34574107" calcext:value-type="float">
            <text:p>0.234574107</text:p>
          </table:table-cell>
          <table:table-cell office:value-type="float" office:value="0.645036178" calcext:value-type="float">
            <text:p>0.645036178</text:p>
          </table:table-cell>
          <table:table-cell office:value-type="float" office:value="0.723326888" calcext:value-type="float">
            <text:p>0.723326888</text:p>
          </table:table-cell>
          <table:table-cell office:value-type="float" office:value="0.693637215" calcext:value-type="float">
            <text:p>0.6936372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34485893" calcext:value-type="float">
            <text:p>0.234485893</text:p>
          </table:table-cell>
          <table:table-cell office:value-type="float" office:value="0.651145655" calcext:value-type="float">
            <text:p>0.651145655</text:p>
          </table:table-cell>
          <table:table-cell office:value-type="float" office:value="0.737072317" calcext:value-type="float">
            <text:p>0.737072317</text:p>
          </table:table-cell>
          <table:table-cell office:value-type="float" office:value="0.669124802" calcext:value-type="float">
            <text:p>0.6691248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34855441" calcext:value-type="float">
            <text:p>0.234855441</text:p>
          </table:table-cell>
          <table:table-cell office:value-type="float" office:value="0.748728007" calcext:value-type="float">
            <text:p>0.748728007</text:p>
          </table:table-cell>
          <table:table-cell office:value-type="float" office:value="0.774714443" calcext:value-type="float">
            <text:p>0.774714443</text:p>
          </table:table-cell>
          <table:table-cell office:value-type="float" office:value="0.596624088" calcext:value-type="float">
            <text:p>0.5966240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35250024" calcext:value-type="float">
            <text:p>0.235250024</text:p>
          </table:table-cell>
          <table:table-cell office:value-type="float" office:value="0.741705983" calcext:value-type="float">
            <text:p>0.741705983</text:p>
          </table:table-cell>
          <table:table-cell office:value-type="float" office:value="0.771034452" calcext:value-type="float">
            <text:p>0.771034452</text:p>
          </table:table-cell>
          <table:table-cell office:value-type="float" office:value="0.600435209" calcext:value-type="float">
            <text:p>0.6004352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34519271" calcext:value-type="float">
            <text:p>0.234519271</text:p>
          </table:table-cell>
          <table:table-cell office:value-type="float" office:value="0.657387454" calcext:value-type="float">
            <text:p>0.657387454</text:p>
          </table:table-cell>
          <table:table-cell office:value-type="float" office:value="0.736240832" calcext:value-type="float">
            <text:p>0.736240832</text:p>
          </table:table-cell>
          <table:table-cell office:value-type="float" office:value="0.669261297" calcext:value-type="float">
            <text:p>0.6692612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33525662" calcext:value-type="float">
            <text:p>0.233525662</text:p>
          </table:table-cell>
          <table:table-cell office:value-type="float" office:value="0.756805033" calcext:value-type="float">
            <text:p>0.756805033</text:p>
          </table:table-cell>
          <table:table-cell office:value-type="float" office:value="0.629742221" calcext:value-type="float">
            <text:p>0.629742221</text:p>
          </table:table-cell>
          <table:table-cell office:value-type="float" office:value="0.593121719" calcext:value-type="float">
            <text:p>0.5931217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35254197" calcext:value-type="float">
            <text:p>0.235254197</text:p>
          </table:table-cell>
          <table:table-cell office:value-type="float" office:value="0.769186708" calcext:value-type="float">
            <text:p>0.769186708</text:p>
          </table:table-cell>
          <table:table-cell office:value-type="float" office:value="0.75010249" calcext:value-type="float">
            <text:p>0.75010249</text:p>
          </table:table-cell>
          <table:table-cell office:value-type="float" office:value="0.577836702" calcext:value-type="float">
            <text:p>0.5778367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35083131" calcext:value-type="float">
            <text:p>0.235083131</text:p>
          </table:table-cell>
          <table:table-cell office:value-type="float" office:value="0.794509744" calcext:value-type="float">
            <text:p>0.794509744</text:p>
          </table:table-cell>
          <table:table-cell office:value-type="float" office:value="0.686641417" calcext:value-type="float">
            <text:p>0.686641417</text:p>
          </table:table-cell>
          <table:table-cell office:value-type="float" office:value="0.572536656" calcext:value-type="float">
            <text:p>0.5725366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4220652" calcext:value-type="float">
            <text:p>0.234220652</text:p>
          </table:table-cell>
          <table:table-cell office:value-type="float" office:value="0.811638333" calcext:value-type="float">
            <text:p>0.811638333</text:p>
          </table:table-cell>
          <table:table-cell office:value-type="float" office:value="0.630307869" calcext:value-type="float">
            <text:p>0.630307869</text:p>
          </table:table-cell>
          <table:table-cell office:value-type="float" office:value="0.568667718" calcext:value-type="float">
            <text:p>0.5686677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3947067" calcext:value-type="float">
            <text:p>0.233947067</text:p>
          </table:table-cell>
          <table:table-cell office:value-type="float" office:value="0.710861172" calcext:value-type="float">
            <text:p>0.710861172</text:p>
          </table:table-cell>
          <table:table-cell office:value-type="float" office:value="0.629788116" calcext:value-type="float">
            <text:p>0.629788116</text:p>
          </table:table-cell>
          <table:table-cell office:value-type="float" office:value="0.610166861" calcext:value-type="float">
            <text:p>0.6101668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34758286" calcext:value-type="float">
            <text:p>0.234758286</text:p>
          </table:table-cell>
          <table:table-cell office:value-type="float" office:value="0.733897773" calcext:value-type="float">
            <text:p>0.733897773</text:p>
          </table:table-cell>
          <table:table-cell office:value-type="float" office:value="0.767511221" calcext:value-type="float">
            <text:p>0.767511221</text:p>
          </table:table-cell>
          <table:table-cell office:value-type="float" office:value="0.616082623" calcext:value-type="float">
            <text:p>0.6160826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3524168" calcext:value-type="float">
            <text:p>0.23524168</text:p>
          </table:table-cell>
          <table:table-cell office:value-type="float" office:value="0.75786242" calcext:value-type="float">
            <text:p>0.75786242</text:p>
          </table:table-cell>
          <table:table-cell office:value-type="float" office:value="0.767189356" calcext:value-type="float">
            <text:p>0.767189356</text:p>
          </table:table-cell>
          <table:table-cell office:value-type="float" office:value="0.584490369" calcext:value-type="float">
            <text:p>0.584490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34261183" calcext:value-type="float">
            <text:p>0.234261183</text:p>
          </table:table-cell>
          <table:table-cell office:value-type="float" office:value="0.658642728" calcext:value-type="float">
            <text:p>0.658642728</text:p>
          </table:table-cell>
          <table:table-cell office:value-type="float" office:value="0.747271269" calcext:value-type="float">
            <text:p>0.747271269</text:p>
          </table:table-cell>
          <table:table-cell office:value-type="float" office:value="0.628956035" calcext:value-type="float">
            <text:p>0.6289560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34190254" calcext:value-type="float">
            <text:p>0.234190254</text:p>
          </table:table-cell>
          <table:table-cell office:value-type="float" office:value="0.639750438" calcext:value-type="float">
            <text:p>0.639750438</text:p>
          </table:table-cell>
          <table:table-cell office:value-type="float" office:value="0.689633571" calcext:value-type="float">
            <text:p>0.689633571</text:p>
          </table:table-cell>
          <table:table-cell office:value-type="float" office:value="0.670106491" calcext:value-type="float">
            <text:p>0.6701064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4871535" calcext:value-type="float">
            <text:p>0.234871535</text:p>
          </table:table-cell>
          <table:table-cell office:value-type="float" office:value="0.811322428" calcext:value-type="float">
            <text:p>0.811322428</text:p>
          </table:table-cell>
          <table:table-cell office:value-type="float" office:value="0.637105183" calcext:value-type="float">
            <text:p>0.637105183</text:p>
          </table:table-cell>
          <table:table-cell office:value-type="float" office:value="0.567124554" calcext:value-type="float">
            <text:p>0.5671245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34371452" calcext:value-type="float">
            <text:p>0.234371452</text:p>
          </table:table-cell>
          <table:table-cell office:value-type="float" office:value="0.812372662" calcext:value-type="float">
            <text:p>0.812372662</text:p>
          </table:table-cell>
          <table:table-cell office:value-type="float" office:value="0.627142862" calcext:value-type="float">
            <text:p>0.627142862</text:p>
          </table:table-cell>
          <table:table-cell office:value-type="float" office:value="0.566716858" calcext:value-type="float">
            <text:p>0.5667168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34034089" calcext:value-type="float">
            <text:p>0.234034089</text:p>
          </table:table-cell>
          <table:table-cell office:value-type="float" office:value="0.75701663" calcext:value-type="float">
            <text:p>0.75701663</text:p>
          </table:table-cell>
          <table:table-cell office:value-type="float" office:value="0.627865866" calcext:value-type="float">
            <text:p>0.627865866</text:p>
          </table:table-cell>
          <table:table-cell office:value-type="float" office:value="0.590222548" calcext:value-type="float">
            <text:p>0.5902225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34961538" calcext:value-type="float">
            <text:p>0.234961538</text:p>
          </table:table-cell>
          <table:table-cell office:value-type="float" office:value="0.803567267" calcext:value-type="float">
            <text:p>0.803567267</text:p>
          </table:table-cell>
          <table:table-cell office:value-type="float" office:value="0.638152437" calcext:value-type="float">
            <text:p>0.638152437</text:p>
          </table:table-cell>
          <table:table-cell office:value-type="float" office:value="0.565967031" calcext:value-type="float">
            <text:p>0.5659670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34819083" calcext:value-type="float">
            <text:p>0.234819083</text:p>
          </table:table-cell>
          <table:table-cell office:value-type="float" office:value="0.805954433" calcext:value-type="float">
            <text:p>0.805954433</text:p>
          </table:table-cell>
          <table:table-cell office:value-type="float" office:value="0.644325095" calcext:value-type="float">
            <text:p>0.644325095</text:p>
          </table:table-cell>
          <table:table-cell office:value-type="float" office:value="0.569602915" calcext:value-type="float">
            <text:p>0.5696029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33973293" calcext:value-type="float">
            <text:p>0.233973293</text:p>
          </table:table-cell>
          <table:table-cell office:value-type="float" office:value="0.763245316" calcext:value-type="float">
            <text:p>0.763245316</text:p>
          </table:table-cell>
          <table:table-cell office:value-type="float" office:value="0.628566817" calcext:value-type="float">
            <text:p>0.628566817</text:p>
          </table:table-cell>
          <table:table-cell office:value-type="float" office:value="0.587914656" calcext:value-type="float">
            <text:p>0.5879146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34445361" calcext:value-type="float">
            <text:p>0.234445361</text:p>
          </table:table-cell>
          <table:table-cell office:value-type="float" office:value="0.641290622" calcext:value-type="float">
            <text:p>0.641290622</text:p>
          </table:table-cell>
          <table:table-cell office:value-type="float" office:value="0.697556817" calcext:value-type="float">
            <text:p>0.697556817</text:p>
          </table:table-cell>
          <table:table-cell office:value-type="float" office:value="0.674176893" calcext:value-type="float">
            <text:p>0.6741768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34460263" calcext:value-type="float">
            <text:p>0.234460263</text:p>
          </table:table-cell>
          <table:table-cell office:value-type="float" office:value="0.640662389" calcext:value-type="float">
            <text:p>0.640662389</text:p>
          </table:table-cell>
          <table:table-cell office:value-type="float" office:value="0.693610393" calcext:value-type="float">
            <text:p>0.693610393</text:p>
          </table:table-cell>
          <table:table-cell office:value-type="float" office:value="0.672743401" calcext:value-type="float">
            <text:p>0.6727434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34341649" calcext:value-type="float">
            <text:p>0.234341649</text:p>
          </table:table-cell>
          <table:table-cell office:value-type="float" office:value="0.643313604" calcext:value-type="float">
            <text:p>0.643313604</text:p>
          </table:table-cell>
          <table:table-cell office:value-type="float" office:value="0.717855777" calcext:value-type="float">
            <text:p>0.717855777</text:p>
          </table:table-cell>
          <table:table-cell office:value-type="float" office:value="0.695055806" calcext:value-type="float">
            <text:p>0.6950558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34717159" calcext:value-type="float">
            <text:p>0.234717159</text:p>
          </table:table-cell>
          <table:table-cell office:value-type="float" office:value="0.666695317" calcext:value-type="float">
            <text:p>0.666695317</text:p>
          </table:table-cell>
          <table:table-cell office:value-type="float" office:value="0.72936484" calcext:value-type="float">
            <text:p>0.72936484</text:p>
          </table:table-cell>
          <table:table-cell office:value-type="float" office:value="0.693765365" calcext:value-type="float">
            <text:p>0.6937653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3488882" calcext:value-type="float">
            <text:p>0.23488882</text:p>
          </table:table-cell>
          <table:table-cell office:value-type="float" office:value="0.668189605" calcext:value-type="float">
            <text:p>0.668189605</text:p>
          </table:table-cell>
          <table:table-cell office:value-type="float" office:value="0.73324093" calcext:value-type="float">
            <text:p>0.73324093</text:p>
          </table:table-cell>
          <table:table-cell office:value-type="float" office:value="0.691509925" calcext:value-type="float">
            <text:p>0.6915099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34696893" calcext:value-type="float">
            <text:p>0.234696893</text:p>
          </table:table-cell>
          <table:table-cell office:value-type="float" office:value="0.716787662" calcext:value-type="float">
            <text:p>0.716787662</text:p>
          </table:table-cell>
          <table:table-cell office:value-type="float" office:value="0.77246556" calcext:value-type="float">
            <text:p>0.77246556</text:p>
          </table:table-cell>
          <table:table-cell office:value-type="float" office:value="0.593354177" calcext:value-type="float">
            <text:p>0.5933541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33998923" calcext:value-type="float">
            <text:p>0.233998923</text:p>
          </table:table-cell>
          <table:table-cell office:value-type="float" office:value="0.727289406" calcext:value-type="float">
            <text:p>0.727289406</text:p>
          </table:table-cell>
          <table:table-cell office:value-type="float" office:value="0.627134517" calcext:value-type="float">
            <text:p>0.627134517</text:p>
          </table:table-cell>
          <table:table-cell office:value-type="float" office:value="0.604056788" calcext:value-type="float">
            <text:p>0.6040567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34130649" calcext:value-type="float">
            <text:p>0.234130649</text:p>
          </table:table-cell>
          <table:table-cell office:value-type="float" office:value="0.725256291" calcext:value-type="float">
            <text:p>0.725256291</text:p>
          </table:table-cell>
          <table:table-cell office:value-type="float" office:value="0.627143458" calcext:value-type="float">
            <text:p>0.627143458</text:p>
          </table:table-cell>
          <table:table-cell office:value-type="float" office:value="0.603510213" calcext:value-type="float">
            <text:p>0.6035102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4150914" calcext:value-type="float">
            <text:p>0.234150914</text:p>
          </table:table-cell>
          <table:table-cell office:value-type="float" office:value="0.727494446" calcext:value-type="float">
            <text:p>0.727494446</text:p>
          </table:table-cell>
          <table:table-cell office:value-type="float" office:value="0.642123299" calcext:value-type="float">
            <text:p>0.642123299</text:p>
          </table:table-cell>
          <table:table-cell office:value-type="float" office:value="0.665030559" calcext:value-type="float">
            <text:p>0.6650305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35126643" calcext:value-type="float">
            <text:p>0.235126643</text:p>
          </table:table-cell>
          <table:table-cell office:value-type="float" office:value="0.667290767" calcext:value-type="float">
            <text:p>0.667290767</text:p>
          </table:table-cell>
          <table:table-cell office:value-type="float" office:value="0.734787671" calcext:value-type="float">
            <text:p>0.734787671</text:p>
          </table:table-cell>
          <table:table-cell office:value-type="float" office:value="0.691257202" calcext:value-type="float">
            <text:p>0.6912572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34474568" calcext:value-type="float">
            <text:p>0.234474568</text:p>
          </table:table-cell>
          <table:table-cell office:value-type="float" office:value="0.681688271" calcext:value-type="float">
            <text:p>0.681688271</text:p>
          </table:table-cell>
          <table:table-cell office:value-type="float" office:value="0.740458458" calcext:value-type="float">
            <text:p>0.740458458</text:p>
          </table:table-cell>
          <table:table-cell office:value-type="float" office:value="0.683738075" calcext:value-type="float">
            <text:p>0.6837380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34506754" calcext:value-type="float">
            <text:p>0.234506754</text:p>
          </table:table-cell>
          <table:table-cell office:value-type="float" office:value="0.770117136" calcext:value-type="float">
            <text:p>0.770117136</text:p>
          </table:table-cell>
          <table:table-cell office:value-type="float" office:value="0.626247004" calcext:value-type="float">
            <text:p>0.626247004</text:p>
          </table:table-cell>
          <table:table-cell office:value-type="float" office:value="0.585739682" calcext:value-type="float">
            <text:p>0.5857396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3452404" calcext:value-type="float">
            <text:p>0.23452404</text:p>
          </table:table-cell>
          <table:table-cell office:value-type="float" office:value="0.642249065" calcext:value-type="float">
            <text:p>0.642249065</text:p>
          </table:table-cell>
          <table:table-cell office:value-type="float" office:value="0.706641162" calcext:value-type="float">
            <text:p>0.706641162</text:p>
          </table:table-cell>
          <table:table-cell office:value-type="float" office:value="0.679532967" calcext:value-type="float">
            <text:p>0.6795329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34155683" calcext:value-type="float">
            <text:p>0.234155683</text:p>
          </table:table-cell>
          <table:table-cell office:value-type="float" office:value="0.634027199" calcext:value-type="float">
            <text:p>0.634027199</text:p>
          </table:table-cell>
          <table:table-cell office:value-type="float" office:value="0.654610473" calcext:value-type="float">
            <text:p>0.654610473</text:p>
          </table:table-cell>
          <table:table-cell office:value-type="float" office:value="0.651360232" calcext:value-type="float">
            <text:p>0.6513602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34754114" calcext:value-type="float">
            <text:p>0.234754114</text:p>
          </table:table-cell>
          <table:table-cell office:value-type="float" office:value="0.779838059" calcext:value-type="float">
            <text:p>0.779838059</text:p>
          </table:table-cell>
          <table:table-cell office:value-type="float" office:value="0.626869872" calcext:value-type="float">
            <text:p>0.626869872</text:p>
          </table:table-cell>
          <table:table-cell office:value-type="float" office:value="0.582757066" calcext:value-type="float">
            <text:p>0.5827570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3342493" calcext:value-type="float">
            <text:p>0.23342493</text:p>
          </table:table-cell>
          <table:table-cell office:value-type="float" office:value="0.674663863" calcext:value-type="float">
            <text:p>0.674663863</text:p>
          </table:table-cell>
          <table:table-cell office:value-type="float" office:value="0.634021239" calcext:value-type="float">
            <text:p>0.634021239</text:p>
          </table:table-cell>
          <table:table-cell office:value-type="float" office:value="0.624804571" calcext:value-type="float">
            <text:p>0.624804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3722357" calcext:value-type="float">
            <text:p>0.233722357</text:p>
          </table:table-cell>
          <table:table-cell office:value-type="float" office:value="0.733549682" calcext:value-type="float">
            <text:p>0.733549682</text:p>
          </table:table-cell>
          <table:table-cell office:value-type="float" office:value="0.62888451" calcext:value-type="float">
            <text:p>0.62888451</text:p>
          </table:table-cell>
          <table:table-cell office:value-type="float" office:value="0.601524186" calcext:value-type="float">
            <text:p>0.6015241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33694343" calcext:value-type="float">
            <text:p>0.233694343</text:p>
          </table:table-cell>
          <table:table-cell office:value-type="float" office:value="0.634493307" calcext:value-type="float">
            <text:p>0.634493307</text:p>
          </table:table-cell>
          <table:table-cell office:value-type="float" office:value="0.673571905" calcext:value-type="float">
            <text:p>0.673571905</text:p>
          </table:table-cell>
          <table:table-cell office:value-type="float" office:value="0.669598063" calcext:value-type="float">
            <text:p>0.6695980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34400062" calcext:value-type="float">
            <text:p>0.234400062</text:p>
          </table:table-cell>
          <table:table-cell office:value-type="float" office:value="0.680403791" calcext:value-type="float">
            <text:p>0.680403791</text:p>
          </table:table-cell>
          <table:table-cell office:value-type="float" office:value="0.744738072" calcext:value-type="float">
            <text:p>0.744738072</text:p>
          </table:table-cell>
          <table:table-cell office:value-type="float" office:value="0.637790637" calcext:value-type="float">
            <text:p>0.6377906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34623579" calcext:value-type="float">
            <text:p>0.234623579</text:p>
          </table:table-cell>
          <table:table-cell office:value-type="float" office:value="0.733477561" calcext:value-type="float">
            <text:p>0.733477561</text:p>
          </table:table-cell>
          <table:table-cell office:value-type="float" office:value="0.767591091" calcext:value-type="float">
            <text:p>0.767591091</text:p>
          </table:table-cell>
          <table:table-cell office:value-type="float" office:value="0.613119675" calcext:value-type="float">
            <text:p>0.6131196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3402336" calcext:value-type="float">
            <text:p>0.23402336</text:p>
          </table:table-cell>
          <table:table-cell office:value-type="float" office:value="0.656432588" calcext:value-type="float">
            <text:p>0.656432588</text:p>
          </table:table-cell>
          <table:table-cell office:value-type="float" office:value="0.71812221" calcext:value-type="float">
            <text:p>0.71812221</text:p>
          </table:table-cell>
          <table:table-cell office:value-type="float" office:value="0.688948713" calcext:value-type="float">
            <text:p>0.6889487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34559206" calcext:value-type="float">
            <text:p>0.234559206</text:p>
          </table:table-cell>
          <table:table-cell office:value-type="float" office:value="0.677463493" calcext:value-type="float">
            <text:p>0.677463493</text:p>
          </table:table-cell>
          <table:table-cell office:value-type="float" office:value="0.738314478" calcext:value-type="float">
            <text:p>0.738314478</text:p>
          </table:table-cell>
          <table:table-cell office:value-type="float" office:value="0.685675226" calcext:value-type="float">
            <text:p>0.6856752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34575896" calcext:value-type="float">
            <text:p>0.234575896</text:p>
          </table:table-cell>
          <table:table-cell office:value-type="float" office:value="0.650888163" calcext:value-type="float">
            <text:p>0.650888163</text:p>
          </table:table-cell>
          <table:table-cell office:value-type="float" office:value="0.716397252" calcext:value-type="float">
            <text:p>0.716397252</text:p>
          </table:table-cell>
          <table:table-cell office:value-type="float" office:value="0.687729202" calcext:value-type="float">
            <text:p>0.6877292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34563975" calcext:value-type="float">
            <text:p>0.234563975</text:p>
          </table:table-cell>
          <table:table-cell office:value-type="float" office:value="0.669877609" calcext:value-type="float">
            <text:p>0.669877609</text:p>
          </table:table-cell>
          <table:table-cell office:value-type="float" office:value="0.736609189" calcext:value-type="float">
            <text:p>0.736609189</text:p>
          </table:table-cell>
          <table:table-cell office:value-type="float" office:value="0.688920699" calcext:value-type="float">
            <text:p>0.6889206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34633712" calcext:value-type="float">
            <text:p>0.234633712</text:p>
          </table:table-cell>
          <table:table-cell office:value-type="float" office:value="0.655604083" calcext:value-type="float">
            <text:p>0.655604083</text:p>
          </table:table-cell>
          <table:table-cell office:value-type="float" office:value="0.72288045" calcext:value-type="float">
            <text:p>0.72288045</text:p>
          </table:table-cell>
          <table:table-cell office:value-type="float" office:value="0.689491712" calcext:value-type="float">
            <text:p>0.6894917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34617619" calcext:value-type="float">
            <text:p>0.234617619</text:p>
          </table:table-cell>
          <table:table-cell office:value-type="float" office:value="0.679327331" calcext:value-type="float">
            <text:p>0.679327331</text:p>
          </table:table-cell>
          <table:table-cell office:value-type="float" office:value="0.738190501" calcext:value-type="float">
            <text:p>0.738190501</text:p>
          </table:table-cell>
          <table:table-cell office:value-type="float" office:value="0.685505353" calcext:value-type="float">
            <text:p>0.6855053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34959154" calcext:value-type="float">
            <text:p>0.234959154</text:p>
          </table:table-cell>
          <table:table-cell office:value-type="float" office:value="0.794680809" calcext:value-type="float">
            <text:p>0.794680809</text:p>
          </table:table-cell>
          <table:table-cell office:value-type="float" office:value="0.646700936" calcext:value-type="float">
            <text:p>0.646700936</text:p>
          </table:table-cell>
          <table:table-cell office:value-type="float" office:value="0.573654243" calcext:value-type="float">
            <text:p>0.5736542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33585862" calcext:value-type="float">
            <text:p>0.233585862</text:p>
          </table:table-cell>
          <table:table-cell office:value-type="float" office:value="0.705868686" calcext:value-type="float">
            <text:p>0.705868686</text:p>
          </table:table-cell>
          <table:table-cell office:value-type="float" office:value="0.629685596" calcext:value-type="float">
            <text:p>0.629685596</text:p>
          </table:table-cell>
          <table:table-cell office:value-type="float" office:value="0.60915537" calcext:value-type="float">
            <text:p>0.609155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3350778" calcext:value-type="float">
            <text:p>0.23350778</text:p>
          </table:table-cell>
          <table:table-cell office:value-type="float" office:value="0.804553128" calcext:value-type="float">
            <text:p>0.804553128</text:p>
          </table:table-cell>
          <table:table-cell office:value-type="float" office:value="0.626396015" calcext:value-type="float">
            <text:p>0.626396015</text:p>
          </table:table-cell>
          <table:table-cell office:value-type="float" office:value="0.571113893" calcext:value-type="float">
            <text:p>0.5711138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3451033" calcext:value-type="float">
            <text:p>0.23451033</text:p>
          </table:table-cell>
          <table:table-cell office:value-type="float" office:value="0.67788013" calcext:value-type="float">
            <text:p>0.67788013</text:p>
          </table:table-cell>
          <table:table-cell office:value-type="float" office:value="0.740230172" calcext:value-type="float">
            <text:p>0.740230172</text:p>
          </table:table-cell>
          <table:table-cell office:value-type="float" office:value="0.684228025" calcext:value-type="float">
            <text:p>0.6842280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34364895" calcext:value-type="float">
            <text:p>0.234364895</text:p>
          </table:table-cell>
          <table:table-cell office:value-type="float" office:value="0.798254108" calcext:value-type="float">
            <text:p>0.798254108</text:p>
          </table:table-cell>
          <table:table-cell office:value-type="float" office:value="0.684406839" calcext:value-type="float">
            <text:p>0.684406839</text:p>
          </table:table-cell>
          <table:table-cell office:value-type="float" office:value="0.572170683" calcext:value-type="float">
            <text:p>0.5721706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34357147" calcext:value-type="float">
            <text:p>0.234357147</text:p>
          </table:table-cell>
          <table:table-cell office:value-type="float" office:value="0.80735395" calcext:value-type="float">
            <text:p>0.80735395</text:p>
          </table:table-cell>
          <table:table-cell office:value-type="float" office:value="0.635138826" calcext:value-type="float">
            <text:p>0.635138826</text:p>
          </table:table-cell>
          <table:table-cell office:value-type="float" office:value="0.568150946" calcext:value-type="float">
            <text:p>0.5681509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33969716" calcext:value-type="float">
            <text:p>0.233969716</text:p>
          </table:table-cell>
          <table:table-cell office:value-type="float" office:value="0.773247573" calcext:value-type="float">
            <text:p>0.773247573</text:p>
          </table:table-cell>
          <table:table-cell office:value-type="float" office:value="0.630397276" calcext:value-type="float">
            <text:p>0.630397276</text:p>
          </table:table-cell>
          <table:table-cell office:value-type="float" office:value="0.601409149" calcext:value-type="float">
            <text:p>0.6014091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34227804" calcext:value-type="float">
            <text:p>0.234227804</text:p>
          </table:table-cell>
          <table:table-cell office:value-type="float" office:value="0.813545682" calcext:value-type="float">
            <text:p>0.813545682</text:p>
          </table:table-cell>
          <table:table-cell office:value-type="float" office:value="0.627921895" calcext:value-type="float">
            <text:p>0.627921895</text:p>
          </table:table-cell>
          <table:table-cell office:value-type="float" office:value="0.567674705" calcext:value-type="float">
            <text:p>0.5676747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33841566" calcext:value-type="float">
            <text:p>0.233841566</text:p>
          </table:table-cell>
          <table:table-cell office:value-type="float" office:value="0.731861083" calcext:value-type="float">
            <text:p>0.731861083</text:p>
          </table:table-cell>
          <table:table-cell office:value-type="float" office:value="0.631907658" calcext:value-type="float">
            <text:p>0.631907658</text:p>
          </table:table-cell>
          <table:table-cell office:value-type="float" office:value="0.625673011" calcext:value-type="float">
            <text:p>0.6256730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33610896" calcext:value-type="float">
            <text:p>0.233610896</text:p>
          </table:table-cell>
          <table:table-cell office:value-type="float" office:value="0.794463848" calcext:value-type="float">
            <text:p>0.794463848</text:p>
          </table:table-cell>
          <table:table-cell office:value-type="float" office:value="0.628812984" calcext:value-type="float">
            <text:p>0.628812984</text:p>
          </table:table-cell>
          <table:table-cell office:value-type="float" office:value="0.575418541" calcext:value-type="float">
            <text:p>0.5754185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34211711" calcext:value-type="float">
            <text:p>0.234211711</text:p>
          </table:table-cell>
          <table:table-cell office:value-type="float" office:value="0.640873389" calcext:value-type="float">
            <text:p>0.640873389</text:p>
          </table:table-cell>
          <table:table-cell office:value-type="float" office:value="0.684779368" calcext:value-type="float">
            <text:p>0.684779368</text:p>
          </table:table-cell>
          <table:table-cell office:value-type="float" office:value="0.67957469" calcext:value-type="float">
            <text:p>0.679574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34178333" calcext:value-type="float">
            <text:p>0.234178333</text:p>
          </table:table-cell>
          <table:table-cell office:value-type="float" office:value="0.673912248" calcext:value-type="float">
            <text:p>0.673912248</text:p>
          </table:table-cell>
          <table:table-cell office:value-type="float" office:value="0.771021339" calcext:value-type="float">
            <text:p>0.771021339</text:p>
          </table:table-cell>
          <table:table-cell office:value-type="float" office:value="0.580639908" calcext:value-type="float">
            <text:p>0.5806399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33648447" calcext:value-type="float">
            <text:p>0.233648447</text:p>
          </table:table-cell>
          <table:table-cell office:value-type="float" office:value="0.63670464" calcext:value-type="float">
            <text:p>0.63670464</text:p>
          </table:table-cell>
          <table:table-cell office:value-type="float" office:value="0.680365644" calcext:value-type="float">
            <text:p>0.680365644</text:p>
          </table:table-cell>
          <table:table-cell office:value-type="float" office:value="0.664562066" calcext:value-type="float">
            <text:p>0.6645620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33614473" calcext:value-type="float">
            <text:p>0.233614473</text:p>
          </table:table-cell>
          <table:table-cell office:value-type="float" office:value="0.659110029" calcext:value-type="float">
            <text:p>0.659110029</text:p>
          </table:table-cell>
          <table:table-cell office:value-type="float" office:value="0.637406187" calcext:value-type="float">
            <text:p>0.637406187</text:p>
          </table:table-cell>
          <table:table-cell office:value-type="float" office:value="0.632477478" calcext:value-type="float">
            <text:p>0.63247747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3355606" calcext:value-type="float">
            <text:p>0.23355606</text:p>
          </table:table-cell>
          <table:table-cell office:value-type="float" office:value="0.643887597" calcext:value-type="float">
            <text:p>0.643887597</text:p>
          </table:table-cell>
          <table:table-cell office:value-type="float" office:value="0.72696158" calcext:value-type="float">
            <text:p>0.72696158</text:p>
          </table:table-cell>
          <table:table-cell office:value-type="float" office:value="0.691556417" calcext:value-type="float">
            <text:p>0.6915564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34697489" calcext:value-type="float">
            <text:p>0.234697489</text:p>
          </table:table-cell>
          <table:table-cell office:value-type="float" office:value="0.649874884" calcext:value-type="float">
            <text:p>0.649874884</text:p>
          </table:table-cell>
          <table:table-cell office:value-type="float" office:value="0.71778306" calcext:value-type="float">
            <text:p>0.71778306</text:p>
          </table:table-cell>
          <table:table-cell office:value-type="float" office:value="0.687349521" calcext:value-type="float">
            <text:p>0.6873495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34446554" calcext:value-type="float">
            <text:p>0.234446554</text:p>
          </table:table-cell>
          <table:table-cell office:value-type="float" office:value="0.802661276" calcext:value-type="float">
            <text:p>0.802661276</text:p>
          </table:table-cell>
          <table:table-cell office:value-type="float" office:value="0.65632828" calcext:value-type="float">
            <text:p>0.65632828</text:p>
          </table:table-cell>
          <table:table-cell office:value-type="float" office:value="0.570029684" calcext:value-type="float">
            <text:p>0.5700296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34069256" calcext:value-type="float">
            <text:p>0.234069256</text:p>
          </table:table-cell>
          <table:table-cell office:value-type="float" office:value="0.811036922" calcext:value-type="float">
            <text:p>0.811036922</text:p>
          </table:table-cell>
          <table:table-cell office:value-type="float" office:value="0.632432775" calcext:value-type="float">
            <text:p>0.632432775</text:p>
          </table:table-cell>
          <table:table-cell office:value-type="float" office:value="0.565562316" calcext:value-type="float">
            <text:p>0.5655623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34774379" calcext:value-type="float">
            <text:p>0.234774379</text:p>
          </table:table-cell>
          <table:table-cell office:value-type="float" office:value="0.782442186" calcext:value-type="float">
            <text:p>0.782442186</text:p>
          </table:table-cell>
          <table:table-cell office:value-type="float" office:value="0.638032632" calcext:value-type="float">
            <text:p>0.638032632</text:p>
          </table:table-cell>
          <table:table-cell office:value-type="float" office:value="0.568186112" calcext:value-type="float">
            <text:p>0.5681861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3453" calcext:value-type="float">
            <text:p>0.23453</text:p>
          </table:table-cell>
          <table:table-cell office:value-type="float" office:value="0.643907862" calcext:value-type="float">
            <text:p>0.643907862</text:p>
          </table:table-cell>
          <table:table-cell office:value-type="float" office:value="0.706123794" calcext:value-type="float">
            <text:p>0.706123794</text:p>
          </table:table-cell>
          <table:table-cell office:value-type="float" office:value="0.678436241" calcext:value-type="float">
            <text:p>0.6784362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34200982" calcext:value-type="float">
            <text:p>0.234200982</text:p>
          </table:table-cell>
          <table:table-cell office:value-type="float" office:value="0.640683251" calcext:value-type="float">
            <text:p>0.640683251</text:p>
          </table:table-cell>
          <table:table-cell office:value-type="float" office:value="0.687338196" calcext:value-type="float">
            <text:p>0.687338196</text:p>
          </table:table-cell>
          <table:table-cell office:value-type="float" office:value="0.669038972" calcext:value-type="float">
            <text:p>0.6690389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33338503" calcext:value-type="float">
            <text:p>0.233338503</text:p>
          </table:table-cell>
          <table:table-cell office:value-type="float" office:value="0.637176113" calcext:value-type="float">
            <text:p>0.637176113</text:p>
          </table:table-cell>
          <table:table-cell office:value-type="float" office:value="0.688528501" calcext:value-type="float">
            <text:p>0.688528501</text:p>
          </table:table-cell>
          <table:table-cell office:value-type="float" office:value="0.686193786" calcext:value-type="float">
            <text:p>0.6861937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33777789" calcext:value-type="float">
            <text:p>0.233777789</text:p>
          </table:table-cell>
          <table:table-cell office:value-type="float" office:value="0.635343866" calcext:value-type="float">
            <text:p>0.635343866</text:p>
          </table:table-cell>
          <table:table-cell office:value-type="float" office:value="0.661084135" calcext:value-type="float">
            <text:p>0.661084135</text:p>
          </table:table-cell>
          <table:table-cell office:value-type="float" office:value="0.652840811" calcext:value-type="float">
            <text:p>0.6528408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33927993" calcext:value-type="float">
            <text:p>0.233927993</text:p>
          </table:table-cell>
          <table:table-cell office:value-type="float" office:value="0.65755852" calcext:value-type="float">
            <text:p>0.65755852</text:p>
          </table:table-cell>
          <table:table-cell office:value-type="float" office:value="0.639601426" calcext:value-type="float">
            <text:p>0.639601426</text:p>
          </table:table-cell>
          <table:table-cell office:value-type="float" office:value="0.633282737" calcext:value-type="float">
            <text:p>0.6332827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729676" calcext:value-type="float">
            <text:p>0.234729676</text:p>
          </table:table-cell>
          <table:table-cell office:value-type="float" office:value="0.736909597" calcext:value-type="float">
            <text:p>0.736909597</text:p>
          </table:table-cell>
          <table:table-cell office:value-type="float" office:value="0.769052001" calcext:value-type="float">
            <text:p>0.769052001</text:p>
          </table:table-cell>
          <table:table-cell office:value-type="float" office:value="0.605019403" calcext:value-type="float">
            <text:p>0.605019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34800605" calcext:value-type="float">
            <text:p>0.234800605</text:p>
          </table:table-cell>
          <table:table-cell office:value-type="float" office:value="0.788179134" calcext:value-type="float">
            <text:p>0.788179134</text:p>
          </table:table-cell>
          <table:table-cell office:value-type="float" office:value="0.711951937" calcext:value-type="float">
            <text:p>0.711951937</text:p>
          </table:table-cell>
          <table:table-cell office:value-type="float" office:value="0.574693152" calcext:value-type="float">
            <text:p>0.5746931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33876137" calcext:value-type="float">
            <text:p>0.233876137</text:p>
          </table:table-cell>
          <table:table-cell office:value-type="float" office:value="0.809533096" calcext:value-type="float">
            <text:p>0.809533096</text:p>
          </table:table-cell>
          <table:table-cell office:value-type="float" office:value="0.627721623" calcext:value-type="float">
            <text:p>0.627721623</text:p>
          </table:table-cell>
          <table:table-cell office:value-type="float" office:value="0.569865772" calcext:value-type="float">
            <text:p>0.5698657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34153895" calcext:value-type="float">
            <text:p>0.234153895</text:p>
          </table:table-cell>
          <table:table-cell office:value-type="float" office:value="0.638628678" calcext:value-type="float">
            <text:p>0.638628678</text:p>
          </table:table-cell>
          <table:table-cell office:value-type="float" office:value="0.652206022" calcext:value-type="float">
            <text:p>0.652206022</text:p>
          </table:table-cell>
          <table:table-cell office:value-type="float" office:value="0.648887831" calcext:value-type="float">
            <text:p>0.6488878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34063296" calcext:value-type="float">
            <text:p>0.234063296</text:p>
          </table:table-cell>
          <table:table-cell office:value-type="float" office:value="0.637587981" calcext:value-type="float">
            <text:p>0.637587981</text:p>
          </table:table-cell>
          <table:table-cell office:value-type="float" office:value="0.702436054" calcext:value-type="float">
            <text:p>0.702436054</text:p>
          </table:table-cell>
          <table:table-cell office:value-type="float" office:value="0.693756425" calcext:value-type="float">
            <text:p>0.6937564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35161213" calcext:value-type="float">
            <text:p>0.235161213</text:p>
          </table:table-cell>
          <table:table-cell office:value-type="float" office:value="0.684033714" calcext:value-type="float">
            <text:p>0.684033714</text:p>
          </table:table-cell>
          <table:table-cell office:value-type="float" office:value="0.754913182" calcext:value-type="float">
            <text:p>0.754913182</text:p>
          </table:table-cell>
          <table:table-cell office:value-type="float" office:value="0.654682595" calcext:value-type="float">
            <text:p>0.6546825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34723119" calcext:value-type="float">
            <text:p>0.234723119</text:p>
          </table:table-cell>
          <table:table-cell office:value-type="float" office:value="0.652530867" calcext:value-type="float">
            <text:p>0.652530867</text:p>
          </table:table-cell>
          <table:table-cell office:value-type="float" office:value="0.722841111" calcext:value-type="float">
            <text:p>0.722841111</text:p>
          </table:table-cell>
          <table:table-cell office:value-type="float" office:value="0.691279255" calcext:value-type="float">
            <text:p>0.6912792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34860806" calcext:value-type="float">
            <text:p>0.234860806</text:p>
          </table:table-cell>
          <table:table-cell office:value-type="float" office:value="0.685337268" calcext:value-type="float">
            <text:p>0.685337268</text:p>
          </table:table-cell>
          <table:table-cell office:value-type="float" office:value="0.743897646" calcext:value-type="float">
            <text:p>0.743897646</text:p>
          </table:table-cell>
          <table:table-cell office:value-type="float" office:value="0.679336867" calcext:value-type="float">
            <text:p>0.6793368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34730272" calcext:value-type="float">
            <text:p>0.234730272</text:p>
          </table:table-cell>
          <table:table-cell office:value-type="float" office:value="0.658479411" calcext:value-type="float">
            <text:p>0.658479411</text:p>
          </table:table-cell>
          <table:table-cell office:value-type="float" office:value="0.728757468" calcext:value-type="float">
            <text:p>0.728757468</text:p>
          </table:table-cell>
          <table:table-cell office:value-type="float" office:value="0.691177927" calcext:value-type="float">
            <text:p>0.6911779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34499602" calcext:value-type="float">
            <text:p>0.234499602</text:p>
          </table:table-cell>
          <table:table-cell office:value-type="float" office:value="0.649064261" calcext:value-type="float">
            <text:p>0.649064261</text:p>
          </table:table-cell>
          <table:table-cell office:value-type="float" office:value="0.712772693" calcext:value-type="float">
            <text:p>0.712772693</text:p>
          </table:table-cell>
          <table:table-cell office:value-type="float" office:value="0.684000335" calcext:value-type="float">
            <text:p>0.6840003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33876137" calcext:value-type="float">
            <text:p>0.233876137</text:p>
          </table:table-cell>
          <table:table-cell office:value-type="float" office:value="0.663164933" calcext:value-type="float">
            <text:p>0.663164933</text:p>
          </table:table-cell>
          <table:table-cell office:value-type="float" office:value="0.638868885" calcext:value-type="float">
            <text:p>0.638868885</text:p>
          </table:table-cell>
          <table:table-cell office:value-type="float" office:value="0.632789806" calcext:value-type="float">
            <text:p>0.6327898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33910708" calcext:value-type="float">
            <text:p>0.233910708</text:p>
          </table:table-cell>
          <table:table-cell office:value-type="float" office:value="0.665177186" calcext:value-type="float">
            <text:p>0.665177186</text:p>
          </table:table-cell>
          <table:table-cell office:value-type="float" office:value="0.66176184" calcext:value-type="float">
            <text:p>0.66176184</text:p>
          </table:table-cell>
          <table:table-cell office:value-type="float" office:value="0.678999505" calcext:value-type="float">
            <text:p>0.6789995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33970908" calcext:value-type="float">
            <text:p>0.233970908</text:p>
          </table:table-cell>
          <table:table-cell office:value-type="float" office:value="0.697218859" calcext:value-type="float">
            <text:p>0.697218859</text:p>
          </table:table-cell>
          <table:table-cell office:value-type="float" office:value="0.631668047" calcext:value-type="float">
            <text:p>0.631668047</text:p>
          </table:table-cell>
          <table:table-cell office:value-type="float" office:value="0.616880729" calcext:value-type="float">
            <text:p>0.6168807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34212903" calcext:value-type="float">
            <text:p>0.234212903</text:p>
          </table:table-cell>
          <table:table-cell office:value-type="float" office:value="0.640884118" calcext:value-type="float">
            <text:p>0.640884118</text:p>
          </table:table-cell>
          <table:table-cell office:value-type="float" office:value="0.650553185" calcext:value-type="float">
            <text:p>0.650553185</text:p>
          </table:table-cell>
          <table:table-cell office:value-type="float" office:value="0.647233206" calcext:value-type="float">
            <text:p>0.6472332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34916834" calcext:value-type="float">
            <text:p>0.234916834</text:p>
          </table:table-cell>
          <table:table-cell office:value-type="float" office:value="0.657396395" calcext:value-type="float">
            <text:p>0.657396395</text:p>
          </table:table-cell>
          <table:table-cell office:value-type="float" office:value="0.723208871" calcext:value-type="float">
            <text:p>0.723208871</text:p>
          </table:table-cell>
          <table:table-cell office:value-type="float" office:value="0.690901362" calcext:value-type="float">
            <text:p>0.6909013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35366849" calcext:value-type="float">
            <text:p>0.235366849</text:p>
          </table:table-cell>
          <table:table-cell office:value-type="float" office:value="0.799286461" calcext:value-type="float">
            <text:p>0.799286461</text:p>
          </table:table-cell>
          <table:table-cell office:value-type="float" office:value="0.636103825" calcext:value-type="float">
            <text:p>0.636103825</text:p>
          </table:table-cell>
          <table:table-cell office:value-type="float" office:value="0.569209524" calcext:value-type="float">
            <text:p>0.569209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34417943" calcext:value-type="float">
            <text:p>0.234417943</text:p>
          </table:table-cell>
          <table:table-cell office:value-type="float" office:value="0.646303373" calcext:value-type="float">
            <text:p>0.646303373</text:p>
          </table:table-cell>
          <table:table-cell office:value-type="float" office:value="0.708758319" calcext:value-type="float">
            <text:p>0.708758319</text:p>
          </table:table-cell>
          <table:table-cell office:value-type="float" office:value="0.680328689" calcext:value-type="float">
            <text:p>0.6803286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34370856" calcext:value-type="float">
            <text:p>0.234370856</text:p>
          </table:table-cell>
          <table:table-cell office:value-type="float" office:value="0.644437748" calcext:value-type="float">
            <text:p>0.644437748</text:p>
          </table:table-cell>
          <table:table-cell office:value-type="float" office:value="0.698875272" calcext:value-type="float">
            <text:p>0.698875272</text:p>
          </table:table-cell>
          <table:table-cell office:value-type="float" office:value="0.675185999" calcext:value-type="float">
            <text:p>0.6751859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34627156" calcext:value-type="float">
            <text:p>0.234627156</text:p>
          </table:table-cell>
          <table:table-cell office:value-type="float" office:value="0.788782929" calcext:value-type="float">
            <text:p>0.788782929</text:p>
          </table:table-cell>
          <table:table-cell office:value-type="float" office:value="0.709911073" calcext:value-type="float">
            <text:p>0.709911073</text:p>
          </table:table-cell>
          <table:table-cell office:value-type="float" office:value="0.572947928" calcext:value-type="float">
            <text:p>0.5729479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33646063" calcext:value-type="float">
            <text:p>0.233646063</text:p>
          </table:table-cell>
          <table:table-cell office:value-type="float" office:value="0.719633784" calcext:value-type="float">
            <text:p>0.719633784</text:p>
          </table:table-cell>
          <table:table-cell office:value-type="float" office:value="0.628209189" calcext:value-type="float">
            <text:p>0.628209189</text:p>
          </table:table-cell>
          <table:table-cell office:value-type="float" office:value="0.60656674" calcext:value-type="float">
            <text:p>0.606566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33656196" calcext:value-type="float">
            <text:p>0.233656196</text:p>
          </table:table-cell>
          <table:table-cell office:value-type="float" office:value="0.77882478" calcext:value-type="float">
            <text:p>0.77882478</text:p>
          </table:table-cell>
          <table:table-cell office:value-type="float" office:value="0.626624301" calcext:value-type="float">
            <text:p>0.626624301</text:p>
          </table:table-cell>
          <table:table-cell office:value-type="float" office:value="0.582740376" calcext:value-type="float">
            <text:p>0.5827403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33750371" calcext:value-type="float">
            <text:p>0.233750371</text:p>
          </table:table-cell>
          <table:table-cell office:value-type="float" office:value="0.655911047" calcext:value-type="float">
            <text:p>0.655911047</text:p>
          </table:table-cell>
          <table:table-cell office:value-type="float" office:value="0.640214758" calcext:value-type="float">
            <text:p>0.640214758</text:p>
          </table:table-cell>
          <table:table-cell office:value-type="float" office:value="0.63454874" calcext:value-type="float">
            <text:p>0.634548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34063296" calcext:value-type="float">
            <text:p>0.234063296</text:p>
          </table:table-cell>
          <table:table-cell office:value-type="float" office:value="0.800199008" calcext:value-type="float">
            <text:p>0.800199008</text:p>
          </table:table-cell>
          <table:table-cell office:value-type="float" office:value="0.626297072" calcext:value-type="float">
            <text:p>0.626297072</text:p>
          </table:table-cell>
          <table:table-cell office:value-type="float" office:value="0.572474071" calcext:value-type="float">
            <text:p>0.5724740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35114126" calcext:value-type="float">
            <text:p>0.235114126</text:p>
          </table:table-cell>
          <table:table-cell office:value-type="float" office:value="0.69149264" calcext:value-type="float">
            <text:p>0.69149264</text:p>
          </table:table-cell>
          <table:table-cell office:value-type="float" office:value="0.748636812" calcext:value-type="float">
            <text:p>0.748636812</text:p>
          </table:table-cell>
          <table:table-cell office:value-type="float" office:value="0.67178615" calcext:value-type="float">
            <text:p>0.671786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5361485" calcext:value-type="float">
            <text:p>0.235361485</text:p>
          </table:table-cell>
          <table:table-cell office:value-type="float" office:value="0.707072104" calcext:value-type="float">
            <text:p>0.707072104</text:p>
          </table:table-cell>
          <table:table-cell office:value-type="float" office:value="0.754641384" calcext:value-type="float">
            <text:p>0.754641384</text:p>
          </table:table-cell>
          <table:table-cell office:value-type="float" office:value="0.653428513" calcext:value-type="float">
            <text:p>0.6534285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35065846" calcext:value-type="float">
            <text:p>0.235065846</text:p>
          </table:table-cell>
          <table:table-cell office:value-type="float" office:value="0.670880159" calcext:value-type="float">
            <text:p>0.670880159</text:p>
          </table:table-cell>
          <table:table-cell office:value-type="float" office:value="0.755679101" calcext:value-type="float">
            <text:p>0.755679101</text:p>
          </table:table-cell>
          <table:table-cell office:value-type="float" office:value="0.609573199" calcext:value-type="float">
            <text:p>0.6095731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34075217" calcext:value-type="float">
            <text:p>0.234075217</text:p>
          </table:table-cell>
          <table:table-cell office:value-type="float" office:value="0.66707023" calcext:value-type="float">
            <text:p>0.66707023</text:p>
          </table:table-cell>
          <table:table-cell office:value-type="float" office:value="0.635559635" calcext:value-type="float">
            <text:p>0.635559635</text:p>
          </table:table-cell>
          <table:table-cell office:value-type="float" office:value="0.630024151" calcext:value-type="float">
            <text:p>0.6300241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3424807" calcext:value-type="float">
            <text:p>0.23424807</text:p>
          </table:table-cell>
          <table:table-cell office:value-type="float" office:value="0.643890577" calcext:value-type="float">
            <text:p>0.643890577</text:p>
          </table:table-cell>
          <table:table-cell office:value-type="float" office:value="0.698157036" calcext:value-type="float">
            <text:p>0.698157036</text:p>
          </table:table-cell>
          <table:table-cell office:value-type="float" office:value="0.674638233" calcext:value-type="float">
            <text:p>0.6746382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33793883" calcext:value-type="float">
            <text:p>0.233793883</text:p>
          </table:table-cell>
          <table:table-cell office:value-type="float" office:value="0.641908722" calcext:value-type="float">
            <text:p>0.641908722</text:p>
          </table:table-cell>
          <table:table-cell office:value-type="float" office:value="0.712655868" calcext:value-type="float">
            <text:p>0.712655868</text:p>
          </table:table-cell>
          <table:table-cell office:value-type="float" office:value="0.689779006" calcext:value-type="float">
            <text:p>0.6897790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34581856" calcext:value-type="float">
            <text:p>0.234581856</text:p>
          </table:table-cell>
          <table:table-cell office:value-type="float" office:value="0.643826204" calcext:value-type="float">
            <text:p>0.643826204</text:p>
          </table:table-cell>
          <table:table-cell office:value-type="float" office:value="0.697377407" calcext:value-type="float">
            <text:p>0.697377407</text:p>
          </table:table-cell>
          <table:table-cell office:value-type="float" office:value="0.67342051" calcext:value-type="float">
            <text:p>0.673420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34066872" calcext:value-type="float">
            <text:p>0.234066872</text:p>
          </table:table-cell>
          <table:table-cell office:value-type="float" office:value="0.804214573" calcext:value-type="float">
            <text:p>0.804214573</text:p>
          </table:table-cell>
          <table:table-cell office:value-type="float" office:value="0.627510026" calcext:value-type="float">
            <text:p>0.627510026</text:p>
          </table:table-cell>
          <table:table-cell office:value-type="float" office:value="0.571973988" calcext:value-type="float">
            <text:p>0.571973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34419731" calcext:value-type="float">
            <text:p>0.234419731</text:p>
          </table:table-cell>
          <table:table-cell office:value-type="float" office:value="0.783805941" calcext:value-type="float">
            <text:p>0.783805941</text:p>
          </table:table-cell>
          <table:table-cell office:value-type="float" office:value="0.633742289" calcext:value-type="float">
            <text:p>0.633742289</text:p>
          </table:table-cell>
          <table:table-cell office:value-type="float" office:value="0.641921239" calcext:value-type="float">
            <text:p>0.6419212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34454302" calcext:value-type="float">
            <text:p>0.234454302</text:p>
          </table:table-cell>
          <table:table-cell office:value-type="float" office:value="0.635550098" calcext:value-type="float">
            <text:p>0.635550098</text:p>
          </table:table-cell>
          <table:table-cell office:value-type="float" office:value="0.653979856" calcext:value-type="float">
            <text:p>0.653979856</text:p>
          </table:table-cell>
          <table:table-cell office:value-type="float" office:value="0.649514872" calcext:value-type="float">
            <text:p>0.6495148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35156445" calcext:value-type="float">
            <text:p>0.235156445</text:p>
          </table:table-cell>
          <table:table-cell office:value-type="float" office:value="0.791549181" calcext:value-type="float">
            <text:p>0.791549181</text:p>
          </table:table-cell>
          <table:table-cell office:value-type="float" office:value="0.692727052" calcext:value-type="float">
            <text:p>0.692727052</text:p>
          </table:table-cell>
          <table:table-cell office:value-type="float" office:value="0.572669574" calcext:value-type="float">
            <text:p>0.5726695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34902529" calcext:value-type="float">
            <text:p>0.234902529</text:p>
          </table:table-cell>
          <table:table-cell office:value-type="float" office:value="0.716505732" calcext:value-type="float">
            <text:p>0.716505732</text:p>
          </table:table-cell>
          <table:table-cell office:value-type="float" office:value="0.771596524" calcext:value-type="float">
            <text:p>0.771596524</text:p>
          </table:table-cell>
          <table:table-cell office:value-type="float" office:value="0.600548458" calcext:value-type="float">
            <text:p>0.6005484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35231547" calcext:value-type="float">
            <text:p>0.235231547</text:p>
          </table:table-cell>
          <table:table-cell office:value-type="float" office:value="0.77097902" calcext:value-type="float">
            <text:p>0.77097902</text:p>
          </table:table-cell>
          <table:table-cell office:value-type="float" office:value="0.746064275" calcext:value-type="float">
            <text:p>0.746064275</text:p>
          </table:table-cell>
          <table:table-cell office:value-type="float" office:value="0.57722635" calcext:value-type="float">
            <text:p>0.577226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34297542" calcext:value-type="float">
            <text:p>0.234297542</text:p>
          </table:table-cell>
          <table:table-cell office:value-type="float" office:value="0.812111594" calcext:value-type="float">
            <text:p>0.812111594</text:p>
          </table:table-cell>
          <table:table-cell office:value-type="float" office:value="0.630120114" calcext:value-type="float">
            <text:p>0.630120114</text:p>
          </table:table-cell>
          <table:table-cell office:value-type="float" office:value="0.566124984" calcext:value-type="float">
            <text:p>0.5661249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34189061" calcext:value-type="float">
            <text:p>0.234189061</text:p>
          </table:table-cell>
          <table:table-cell office:value-type="float" office:value="0.711147274" calcext:value-type="float">
            <text:p>0.711147274</text:p>
          </table:table-cell>
          <table:table-cell office:value-type="float" office:value="0.629223064" calcext:value-type="float">
            <text:p>0.629223064</text:p>
          </table:table-cell>
          <table:table-cell office:value-type="float" office:value="0.629219488" calcext:value-type="float">
            <text:p>0.6292194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34789876" calcext:value-type="float">
            <text:p>0.234789876</text:p>
          </table:table-cell>
          <table:table-cell office:value-type="float" office:value="0.645065385" calcext:value-type="float">
            <text:p>0.645065385</text:p>
          </table:table-cell>
          <table:table-cell office:value-type="float" office:value="0.698590958" calcext:value-type="float">
            <text:p>0.698590958</text:p>
          </table:table-cell>
          <table:table-cell office:value-type="float" office:value="0.675301036" calcext:value-type="float">
            <text:p>0.6753010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3460391" calcext:value-type="float">
            <text:p>0.23460391</text:p>
          </table:table-cell>
          <table:table-cell office:value-type="float" office:value="0.653028566" calcext:value-type="float">
            <text:p>0.653028566</text:p>
          </table:table-cell>
          <table:table-cell office:value-type="float" office:value="0.719407287" calcext:value-type="float">
            <text:p>0.719407287</text:p>
          </table:table-cell>
          <table:table-cell office:value-type="float" office:value="0.689107262" calcext:value-type="float">
            <text:p>0.6891072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34863786" calcext:value-type="float">
            <text:p>0.234863786</text:p>
          </table:table-cell>
          <table:table-cell office:value-type="float" office:value="0.646963197" calcext:value-type="float">
            <text:p>0.646963197</text:p>
          </table:table-cell>
          <table:table-cell office:value-type="float" office:value="0.711753453" calcext:value-type="float">
            <text:p>0.711753453</text:p>
          </table:table-cell>
          <table:table-cell office:value-type="float" office:value="0.682946525" calcext:value-type="float">
            <text:p>0.6829465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33990578" calcext:value-type="float">
            <text:p>0.233990578</text:p>
          </table:table-cell>
          <table:table-cell office:value-type="float" office:value="0.644496756" calcext:value-type="float">
            <text:p>0.644496756</text:p>
          </table:table-cell>
          <table:table-cell office:value-type="float" office:value="0.72124907" calcext:value-type="float">
            <text:p>0.72124907</text:p>
          </table:table-cell>
          <table:table-cell office:value-type="float" office:value="0.691730463" calcext:value-type="float">
            <text:p>0.69173046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34649805" calcext:value-type="float">
            <text:p>0.234649805</text:p>
          </table:table-cell>
          <table:table-cell office:value-type="float" office:value="0.645032006" calcext:value-type="float">
            <text:p>0.645032006</text:p>
          </table:table-cell>
          <table:table-cell office:value-type="float" office:value="0.702126706" calcext:value-type="float">
            <text:p>0.702126706</text:p>
          </table:table-cell>
          <table:table-cell office:value-type="float" office:value="0.677238187" calcext:value-type="float">
            <text:p>0.6772381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34378008" calcext:value-type="float">
            <text:p>0.234378008</text:p>
          </table:table-cell>
          <table:table-cell office:value-type="float" office:value="0.643521028" calcext:value-type="float">
            <text:p>0.643521028</text:p>
          </table:table-cell>
          <table:table-cell office:value-type="float" office:value="0.698192799" calcext:value-type="float">
            <text:p>0.698192799</text:p>
          </table:table-cell>
          <table:table-cell office:value-type="float" office:value="0.674923739" calcext:value-type="float">
            <text:p>0.6749237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35008625" calcext:value-type="float">
            <text:p>0.235008625</text:p>
          </table:table-cell>
          <table:table-cell office:value-type="float" office:value="0.788331722" calcext:value-type="float">
            <text:p>0.788331722</text:p>
          </table:table-cell>
          <table:table-cell office:value-type="float" office:value="0.637255983" calcext:value-type="float">
            <text:p>0.637255983</text:p>
          </table:table-cell>
          <table:table-cell office:value-type="float" office:value="0.569143959" calcext:value-type="float">
            <text:p>0.5691439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34328536" calcext:value-type="float">
            <text:p>0.234328536</text:p>
          </table:table-cell>
          <table:table-cell office:value-type="float" office:value="0.813362099" calcext:value-type="float">
            <text:p>0.813362099</text:p>
          </table:table-cell>
          <table:table-cell office:value-type="float" office:value="0.625530556" calcext:value-type="float">
            <text:p>0.625530556</text:p>
          </table:table-cell>
          <table:table-cell office:value-type="float" office:value="0.579739878" calcext:value-type="float">
            <text:p>0.5797398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34806566" calcext:value-type="float">
            <text:p>0.234806566</text:p>
          </table:table-cell>
          <table:table-cell office:value-type="float" office:value="0.668022116" calcext:value-type="float">
            <text:p>0.668022116</text:p>
          </table:table-cell>
          <table:table-cell office:value-type="float" office:value="0.734387724" calcext:value-type="float">
            <text:p>0.734387724</text:p>
          </table:table-cell>
          <table:table-cell office:value-type="float" office:value="0.690513932" calcext:value-type="float">
            <text:p>0.6905139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34730868" calcext:value-type="float">
            <text:p>0.234730868</text:p>
          </table:table-cell>
          <table:table-cell office:value-type="float" office:value="0.670095166" calcext:value-type="float">
            <text:p>0.670095166</text:p>
          </table:table-cell>
          <table:table-cell office:value-type="float" office:value="0.747701615" calcext:value-type="float">
            <text:p>0.747701615</text:p>
          </table:table-cell>
          <table:table-cell office:value-type="float" office:value="0.672411403" calcext:value-type="float">
            <text:p>0.6724114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4594969" calcext:value-type="float">
            <text:p>0.234594969</text:p>
          </table:table-cell>
          <table:table-cell office:value-type="float" office:value="0.670124968" calcext:value-type="float">
            <text:p>0.670124968</text:p>
          </table:table-cell>
          <table:table-cell office:value-type="float" office:value="0.752593369" calcext:value-type="float">
            <text:p>0.752593369</text:p>
          </table:table-cell>
          <table:table-cell office:value-type="float" office:value="0.611785127" calcext:value-type="float">
            <text:p>0.6117851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34805374" calcext:value-type="float">
            <text:p>0.234805374</text:p>
          </table:table-cell>
          <table:table-cell office:value-type="float" office:value="0.652350265" calcext:value-type="float">
            <text:p>0.652350265</text:p>
          </table:table-cell>
          <table:table-cell office:value-type="float" office:value="0.719199862" calcext:value-type="float">
            <text:p>0.719199862</text:p>
          </table:table-cell>
          <table:table-cell office:value-type="float" office:value="0.689106666" calcext:value-type="float">
            <text:p>0.6891066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33899383" calcext:value-type="float">
            <text:p>0.233899383</text:p>
          </table:table-cell>
          <table:table-cell office:value-type="float" office:value="0.636869149" calcext:value-type="float">
            <text:p>0.636869149</text:p>
          </table:table-cell>
          <table:table-cell office:value-type="float" office:value="0.664377888" calcext:value-type="float">
            <text:p>0.664377888</text:p>
          </table:table-cell>
          <table:table-cell office:value-type="float" office:value="0.668261727" calcext:value-type="float">
            <text:p>0.6682617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34138397" calcext:value-type="float">
            <text:p>0.234138397</text:p>
          </table:table-cell>
          <table:table-cell office:value-type="float" office:value="0.641304927" calcext:value-type="float">
            <text:p>0.641304927</text:p>
          </table:table-cell>
          <table:table-cell office:value-type="float" office:value="0.713232245" calcext:value-type="float">
            <text:p>0.713232245</text:p>
          </table:table-cell>
          <table:table-cell office:value-type="float" office:value="0.683255873" calcext:value-type="float">
            <text:p>0.6832558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34639077" calcext:value-type="float">
            <text:p>0.234639077</text:p>
          </table:table-cell>
          <table:table-cell office:value-type="float" office:value="0.641112404" calcext:value-type="float">
            <text:p>0.641112404</text:p>
          </table:table-cell>
          <table:table-cell office:value-type="float" office:value="0.692994081" calcext:value-type="float">
            <text:p>0.692994081</text:p>
          </table:table-cell>
          <table:table-cell office:value-type="float" office:value="0.670259675" calcext:value-type="float">
            <text:p>0.6702596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34818487" calcext:value-type="float">
            <text:p>0.234818487</text:p>
          </table:table-cell>
          <table:table-cell office:value-type="float" office:value="0.770431253" calcext:value-type="float">
            <text:p>0.770431253</text:p>
          </table:table-cell>
          <table:table-cell office:value-type="float" office:value="0.748919338" calcext:value-type="float">
            <text:p>0.748919338</text:p>
          </table:table-cell>
          <table:table-cell office:value-type="float" office:value="0.577173898" calcext:value-type="float">
            <text:p>0.5771738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34975247" calcext:value-type="float">
            <text:p>0.234975247</text:p>
          </table:table-cell>
          <table:table-cell office:value-type="float" office:value="0.738328783" calcext:value-type="float">
            <text:p>0.738328783</text:p>
          </table:table-cell>
          <table:table-cell office:value-type="float" office:value="0.769651028" calcext:value-type="float">
            <text:p>0.769651028</text:p>
          </table:table-cell>
          <table:table-cell office:value-type="float" office:value="0.607935859" calcext:value-type="float">
            <text:p>0.6079358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35417513" calcext:value-type="float">
            <text:p>0.235417513</text:p>
          </table:table-cell>
          <table:table-cell office:value-type="float" office:value="0.738006322" calcext:value-type="float">
            <text:p>0.738006322</text:p>
          </table:table-cell>
          <table:table-cell office:value-type="float" office:value="0.768422576" calcext:value-type="float">
            <text:p>0.768422576</text:p>
          </table:table-cell>
          <table:table-cell office:value-type="float" office:value="0.604742241" calcext:value-type="float">
            <text:p>0.6047422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35161809" calcext:value-type="float">
            <text:p>0.235161809</text:p>
          </table:table-cell>
          <table:table-cell office:value-type="float" office:value="0.764914842" calcext:value-type="float">
            <text:p>0.764914842</text:p>
          </table:table-cell>
          <table:table-cell office:value-type="float" office:value="0.737480609" calcext:value-type="float">
            <text:p>0.737480609</text:p>
          </table:table-cell>
          <table:table-cell office:value-type="float" office:value="0.573809811" calcext:value-type="float">
            <text:p>0.5738098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34289197" calcext:value-type="float">
            <text:p>0.234289197</text:p>
          </table:table-cell>
          <table:table-cell office:value-type="float" office:value="0.807935692" calcext:value-type="float">
            <text:p>0.807935692</text:p>
          </table:table-cell>
          <table:table-cell office:value-type="float" office:value="0.625933483" calcext:value-type="float">
            <text:p>0.625933483</text:p>
          </table:table-cell>
          <table:table-cell office:value-type="float" office:value="0.568425127" calcext:value-type="float">
            <text:p>0.5684251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34174756" calcext:value-type="float">
            <text:p>0.234174756</text:p>
          </table:table-cell>
          <table:table-cell office:value-type="float" office:value="0.784156416" calcext:value-type="float">
            <text:p>0.784156416</text:p>
          </table:table-cell>
          <table:table-cell office:value-type="float" office:value="0.626665428" calcext:value-type="float">
            <text:p>0.626665428</text:p>
          </table:table-cell>
          <table:table-cell office:value-type="float" office:value="0.61630018" calcext:value-type="float">
            <text:p>0.61630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35130815" calcext:value-type="float">
            <text:p>0.235130815</text:p>
          </table:table-cell>
          <table:table-cell office:value-type="float" office:value="0.649638849" calcext:value-type="float">
            <text:p>0.649638849</text:p>
          </table:table-cell>
          <table:table-cell office:value-type="float" office:value="0.71368226" calcext:value-type="float">
            <text:p>0.71368226</text:p>
          </table:table-cell>
          <table:table-cell office:value-type="float" office:value="0.685231171" calcext:value-type="float">
            <text:p>0.6852311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35055713" calcext:value-type="float">
            <text:p>0.235055713</text:p>
          </table:table-cell>
          <table:table-cell office:value-type="float" office:value="0.689450585" calcext:value-type="float">
            <text:p>0.689450585</text:p>
          </table:table-cell>
          <table:table-cell office:value-type="float" office:value="0.744629591" calcext:value-type="float">
            <text:p>0.744629591</text:p>
          </table:table-cell>
          <table:table-cell office:value-type="float" office:value="0.672842344" calcext:value-type="float">
            <text:p>0.6728423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34265355" calcext:value-type="float">
            <text:p>0.234265355</text:p>
          </table:table-cell>
          <table:table-cell office:value-type="float" office:value="0.636293368" calcext:value-type="float">
            <text:p>0.636293368</text:p>
          </table:table-cell>
          <table:table-cell office:value-type="float" office:value="0.651862699" calcext:value-type="float">
            <text:p>0.651862699</text:p>
          </table:table-cell>
          <table:table-cell office:value-type="float" office:value="0.648471194" calcext:value-type="float">
            <text:p>0.6484711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34136609" calcext:value-type="float">
            <text:p>0.234136609</text:p>
          </table:table-cell>
          <table:table-cell office:value-type="float" office:value="0.740249841" calcext:value-type="float">
            <text:p>0.740249841</text:p>
          </table:table-cell>
          <table:table-cell office:value-type="float" office:value="0.637365656" calcext:value-type="float">
            <text:p>0.637365656</text:p>
          </table:table-cell>
          <table:table-cell office:value-type="float" office:value="0.654922802" calcext:value-type="float">
            <text:p>0.6549228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35357313" calcext:value-type="float">
            <text:p>0.235357313</text:p>
          </table:table-cell>
          <table:table-cell office:value-type="float" office:value="0.796320533" calcext:value-type="float">
            <text:p>0.796320533</text:p>
          </table:table-cell>
          <table:table-cell office:value-type="float" office:value="0.661786874" calcext:value-type="float">
            <text:p>0.661786874</text:p>
          </table:table-cell>
          <table:table-cell office:value-type="float" office:value="0.56979365" calcext:value-type="float">
            <text:p>0.569793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35137967" calcext:value-type="float">
            <text:p>0.235137967</text:p>
          </table:table-cell>
          <table:table-cell office:value-type="float" office:value="0.804950095" calcext:value-type="float">
            <text:p>0.804950095</text:p>
          </table:table-cell>
          <table:table-cell office:value-type="float" office:value="0.645870047" calcext:value-type="float">
            <text:p>0.645870047</text:p>
          </table:table-cell>
          <table:table-cell office:value-type="float" office:value="0.566998788" calcext:value-type="float">
            <text:p>0.5669987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34631328" calcext:value-type="float">
            <text:p>0.234631328</text:p>
          </table:table-cell>
          <table:table-cell office:value-type="float" office:value="0.644019323" calcext:value-type="float">
            <text:p>0.644019323</text:p>
          </table:table-cell>
          <table:table-cell office:value-type="float" office:value="0.687762581" calcext:value-type="float">
            <text:p>0.687762581</text:p>
          </table:table-cell>
          <table:table-cell office:value-type="float" office:value="0.668312391" calcext:value-type="float">
            <text:p>0.6683123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34769611" calcext:value-type="float">
            <text:p>0.234769611</text:p>
          </table:table-cell>
          <table:table-cell office:value-type="float" office:value="0.672441205" calcext:value-type="float">
            <text:p>0.672441205</text:p>
          </table:table-cell>
          <table:table-cell office:value-type="float" office:value="0.736228911" calcext:value-type="float">
            <text:p>0.736228911</text:p>
          </table:table-cell>
          <table:table-cell office:value-type="float" office:value="0.687974773" calcext:value-type="float">
            <text:p>0.68797477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34751133" calcext:value-type="float">
            <text:p>0.234751133</text:p>
          </table:table-cell>
          <table:table-cell office:value-type="float" office:value="0.643337446" calcext:value-type="float">
            <text:p>0.643337446</text:p>
          </table:table-cell>
          <table:table-cell office:value-type="float" office:value="0.703365887" calcext:value-type="float">
            <text:p>0.703365887</text:p>
          </table:table-cell>
          <table:table-cell office:value-type="float" office:value="0.676047883" calcext:value-type="float">
            <text:p>0.6760478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3503664" calcext:value-type="float">
            <text:p>0.23503664</text:p>
          </table:table-cell>
          <table:table-cell office:value-type="float" office:value="0.664190133" calcext:value-type="float">
            <text:p>0.664190133</text:p>
          </table:table-cell>
          <table:table-cell office:value-type="float" office:value="0.739959567" calcext:value-type="float">
            <text:p>0.739959567</text:p>
          </table:table-cell>
          <table:table-cell office:value-type="float" office:value="0.675491175" calcext:value-type="float">
            <text:p>0.6754911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35005049" calcext:value-type="float">
            <text:p>0.235005049</text:p>
          </table:table-cell>
          <table:table-cell office:value-type="float" office:value="0.636344032" calcext:value-type="float">
            <text:p>0.636344032</text:p>
          </table:table-cell>
          <table:table-cell office:value-type="float" office:value="0.655640442" calcext:value-type="float">
            <text:p>0.655640442</text:p>
          </table:table-cell>
          <table:table-cell office:value-type="float" office:value="0.65154143" calcext:value-type="float">
            <text:p>0.6515414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34547881" calcext:value-type="float">
            <text:p>0.234547881</text:p>
          </table:table-cell>
          <table:table-cell office:value-type="float" office:value="0.646416026" calcext:value-type="float">
            <text:p>0.646416026</text:p>
          </table:table-cell>
          <table:table-cell office:value-type="float" office:value="0.71921834" calcext:value-type="float">
            <text:p>0.71921834</text:p>
          </table:table-cell>
          <table:table-cell office:value-type="float" office:value="0.684787713" calcext:value-type="float">
            <text:p>0.6847877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35490827" calcext:value-type="float">
            <text:p>0.235490827</text:p>
          </table:table-cell>
          <table:table-cell office:value-type="float" office:value="0.774236414" calcext:value-type="float">
            <text:p>0.774236414</text:p>
          </table:table-cell>
          <table:table-cell office:value-type="float" office:value="0.744559854" calcext:value-type="float">
            <text:p>0.744559854</text:p>
          </table:table-cell>
          <table:table-cell office:value-type="float" office:value="0.576174328" calcext:value-type="float">
            <text:p>0.5761743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4579472" calcext:value-type="float">
            <text:p>0.234579472</text:p>
          </table:table-cell>
          <table:table-cell office:value-type="float" office:value="0.653756339" calcext:value-type="float">
            <text:p>0.653756339</text:p>
          </table:table-cell>
          <table:table-cell office:value-type="float" office:value="0.720420566" calcext:value-type="float">
            <text:p>0.720420566</text:p>
          </table:table-cell>
          <table:table-cell office:value-type="float" office:value="0.68928846" calcext:value-type="float">
            <text:p>0.689288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34033493" calcext:value-type="float">
            <text:p>0.234033493</text:p>
          </table:table-cell>
          <table:table-cell office:value-type="float" office:value="0.722862568" calcext:value-type="float">
            <text:p>0.722862568</text:p>
          </table:table-cell>
          <table:table-cell office:value-type="float" office:value="0.631183461" calcext:value-type="float">
            <text:p>0.631183461</text:p>
          </table:table-cell>
          <table:table-cell office:value-type="float" office:value="0.606973244" calcext:value-type="float">
            <text:p>0.60697324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34741001" calcext:value-type="float">
            <text:p>0.234741001</text:p>
          </table:table-cell>
          <table:table-cell office:value-type="float" office:value="0.806306101" calcext:value-type="float">
            <text:p>0.806306101</text:p>
          </table:table-cell>
          <table:table-cell office:value-type="float" office:value="0.668042382" calcext:value-type="float">
            <text:p>0.668042382</text:p>
          </table:table-cell>
          <table:table-cell office:value-type="float" office:value="0.566263862" calcext:value-type="float">
            <text:p>0.5662638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35189824" calcext:value-type="float">
            <text:p>0.235189824</text:p>
          </table:table-cell>
          <table:table-cell office:value-type="float" office:value="0.749920696" calcext:value-type="float">
            <text:p>0.749920696</text:p>
          </table:table-cell>
          <table:table-cell office:value-type="float" office:value="0.7726253" calcext:value-type="float">
            <text:p>0.7726253</text:p>
          </table:table-cell>
          <table:table-cell office:value-type="float" office:value="0.595667433" calcext:value-type="float">
            <text:p>0.5956674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35182671" calcext:value-type="float">
            <text:p>0.235182671</text:p>
          </table:table-cell>
          <table:table-cell office:value-type="float" office:value="0.761182995" calcext:value-type="float">
            <text:p>0.761182995</text:p>
          </table:table-cell>
          <table:table-cell office:value-type="float" office:value="0.760532708" calcext:value-type="float">
            <text:p>0.760532708</text:p>
          </table:table-cell>
          <table:table-cell office:value-type="float" office:value="0.578642557" calcext:value-type="float">
            <text:p>0.5786425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34567551" calcext:value-type="float">
            <text:p>0.234567551</text:p>
          </table:table-cell>
          <table:table-cell office:value-type="float" office:value="0.648865181" calcext:value-type="float">
            <text:p>0.648865181</text:p>
          </table:table-cell>
          <table:table-cell office:value-type="float" office:value="0.645073729" calcext:value-type="float">
            <text:p>0.645073729</text:p>
          </table:table-cell>
          <table:table-cell office:value-type="float" office:value="0.640406089" calcext:value-type="float">
            <text:p>0.64040608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34273104" calcext:value-type="float">
            <text:p>0.234273104</text:p>
          </table:table-cell>
          <table:table-cell office:value-type="float" office:value="0.676525316" calcext:value-type="float">
            <text:p>0.676525316</text:p>
          </table:table-cell>
          <table:table-cell office:value-type="float" office:value="0.635702686" calcext:value-type="float">
            <text:p>0.635702686</text:p>
          </table:table-cell>
          <table:table-cell office:value-type="float" office:value="0.624175146" calcext:value-type="float">
            <text:p>0.6241751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35027103" calcext:value-type="float">
            <text:p>0.235027103</text:p>
          </table:table-cell>
          <table:table-cell office:value-type="float" office:value="0.67606934" calcext:value-type="float">
            <text:p>0.67606934</text:p>
          </table:table-cell>
          <table:table-cell office:value-type="float" office:value="0.739301531" calcext:value-type="float">
            <text:p>0.739301531</text:p>
          </table:table-cell>
          <table:table-cell office:value-type="float" office:value="0.686476312" calcext:value-type="float">
            <text:p>0.6864763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33909516" calcext:value-type="float">
            <text:p>0.233909516</text:p>
          </table:table-cell>
          <table:table-cell office:value-type="float" office:value="0.783431623" calcext:value-type="float">
            <text:p>0.783431623</text:p>
          </table:table-cell>
          <table:table-cell office:value-type="float" office:value="0.629232005" calcext:value-type="float">
            <text:p>0.629232005</text:p>
          </table:table-cell>
          <table:table-cell office:value-type="float" office:value="0.588496398" calcext:value-type="float">
            <text:p>0.5884963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33794479" calcext:value-type="float">
            <text:p>0.233794479</text:p>
          </table:table-cell>
          <table:table-cell office:value-type="float" office:value="0.63850172" calcext:value-type="float">
            <text:p>0.63850172</text:p>
          </table:table-cell>
          <table:table-cell office:value-type="float" office:value="0.689830862" calcext:value-type="float">
            <text:p>0.689830862</text:p>
          </table:table-cell>
          <table:table-cell office:value-type="float" office:value="0.687738143" calcext:value-type="float">
            <text:p>0.6877381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3462954" calcext:value-type="float">
            <text:p>0.23462954</text:p>
          </table:table-cell>
          <table:table-cell office:value-type="float" office:value="0.709980215" calcext:value-type="float">
            <text:p>0.709980215</text:p>
          </table:table-cell>
          <table:table-cell office:value-type="float" office:value="0.757277102" calcext:value-type="float">
            <text:p>0.757277102</text:p>
          </table:table-cell>
          <table:table-cell office:value-type="float" office:value="0.614293291" calcext:value-type="float">
            <text:p>0.6142932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234949021" calcext:value-type="float">
            <text:p>0.234949021</text:p>
          </table:table-cell>
          <table:table-cell office:value-type="float" office:value="0.748768538" calcext:value-type="float">
            <text:p>0.748768538</text:p>
          </table:table-cell>
          <table:table-cell office:value-type="float" office:value="0.774065348" calcext:value-type="float">
            <text:p>0.774065348</text:p>
          </table:table-cell>
          <table:table-cell office:value-type="float" office:value="0.594071221" calcext:value-type="float">
            <text:p>0.5940712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34935312" calcext:value-type="float">
            <text:p>0.234935312</text:p>
          </table:table-cell>
          <table:table-cell office:value-type="float" office:value="0.772541853" calcext:value-type="float">
            <text:p>0.772541853</text:p>
          </table:table-cell>
          <table:table-cell office:value-type="float" office:value="0.749277562" calcext:value-type="float">
            <text:p>0.749277562</text:p>
          </table:table-cell>
          <table:table-cell office:value-type="float" office:value="0.576109359" calcext:value-type="float">
            <text:p>0.5761093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33781962" calcext:value-type="float">
            <text:p>0.233781962</text:p>
          </table:table-cell>
          <table:table-cell office:value-type="float" office:value="0.701391184" calcext:value-type="float">
            <text:p>0.701391184</text:p>
          </table:table-cell>
          <table:table-cell office:value-type="float" office:value="0.648576099" calcext:value-type="float">
            <text:p>0.648576099</text:p>
          </table:table-cell>
          <table:table-cell office:value-type="float" office:value="0.667832573" calcext:value-type="float">
            <text:p>0.6678325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34310059" calcext:value-type="float">
            <text:p>0.234310059</text:p>
          </table:table-cell>
          <table:table-cell office:value-type="float" office:value="0.638412909" calcext:value-type="float">
            <text:p>0.638412909</text:p>
          </table:table-cell>
          <table:table-cell office:value-type="float" office:value="0.676133713" calcext:value-type="float">
            <text:p>0.676133713</text:p>
          </table:table-cell>
          <table:table-cell office:value-type="float" office:value="0.663643558" calcext:value-type="float">
            <text:p>0.6636435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34581856" calcext:value-type="float">
            <text:p>0.234581856</text:p>
          </table:table-cell>
          <table:table-cell office:value-type="float" office:value="0.645838457" calcext:value-type="float">
            <text:p>0.645838457</text:p>
          </table:table-cell>
          <table:table-cell office:value-type="float" office:value="0.709466423" calcext:value-type="float">
            <text:p>0.709466423</text:p>
          </table:table-cell>
          <table:table-cell office:value-type="float" office:value="0.680508099" calcext:value-type="float">
            <text:p>0.6805080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33829049" calcext:value-type="float">
            <text:p>0.233829049</text:p>
          </table:table-cell>
          <table:table-cell office:value-type="float" office:value="0.775672886" calcext:value-type="float">
            <text:p>0.775672886</text:p>
          </table:table-cell>
          <table:table-cell office:value-type="float" office:value="0.626764968" calcext:value-type="float">
            <text:p>0.626764968</text:p>
          </table:table-cell>
          <table:table-cell office:value-type="float" office:value="0.594925355" calcext:value-type="float">
            <text:p>0.5949253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233957199" calcext:value-type="float">
            <text:p>0.233957199</text:p>
          </table:table-cell>
          <table:table-cell office:value-type="float" office:value="0.814704992" calcext:value-type="float">
            <text:p>0.814704992</text:p>
          </table:table-cell>
          <table:table-cell office:value-type="float" office:value="0.634570197" calcext:value-type="float">
            <text:p>0.634570197</text:p>
          </table:table-cell>
          <table:table-cell office:value-type="float" office:value="0.571739146" calcext:value-type="float">
            <text:p>0.5717391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34717159" calcext:value-type="float">
            <text:p>0.234717159</text:p>
          </table:table-cell>
          <table:table-cell office:value-type="float" office:value="0.70299455" calcext:value-type="float">
            <text:p>0.70299455</text:p>
          </table:table-cell>
          <table:table-cell office:value-type="float" office:value="0.749930829" calcext:value-type="float">
            <text:p>0.749930829</text:p>
          </table:table-cell>
          <table:table-cell office:value-type="float" office:value="0.661829789" calcext:value-type="float">
            <text:p>0.6618297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34590201" calcext:value-type="float">
            <text:p>0.234590201</text:p>
          </table:table-cell>
          <table:table-cell office:value-type="float" office:value="0.667100628" calcext:value-type="float">
            <text:p>0.667100628</text:p>
          </table:table-cell>
          <table:table-cell office:value-type="float" office:value="0.74461767" calcext:value-type="float">
            <text:p>0.74461767</text:p>
          </table:table-cell>
          <table:table-cell office:value-type="float" office:value="0.680059276" calcext:value-type="float">
            <text:p>0.68005927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34346418" calcext:value-type="float">
            <text:p>0.234346418</text:p>
          </table:table-cell>
          <table:table-cell office:value-type="float" office:value="0.684466444" calcext:value-type="float">
            <text:p>0.684466444</text:p>
          </table:table-cell>
          <table:table-cell office:value-type="float" office:value="0.651473481" calcext:value-type="float">
            <text:p>0.651473481</text:p>
          </table:table-cell>
          <table:table-cell office:value-type="float" office:value="0.648446756" calcext:value-type="float">
            <text:p>0.6484467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33391551" calcext:value-type="float">
            <text:p>0.233391551</text:p>
          </table:table-cell>
          <table:table-cell office:value-type="float" office:value="0.707114423" calcext:value-type="float">
            <text:p>0.707114423</text:p>
          </table:table-cell>
          <table:table-cell office:value-type="float" office:value="0.629689172" calcext:value-type="float">
            <text:p>0.629689172</text:p>
          </table:table-cell>
          <table:table-cell office:value-type="float" office:value="0.613072588" calcext:value-type="float">
            <text:p>0.6130725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34224228" calcext:value-type="float">
            <text:p>0.234224228</text:p>
          </table:table-cell>
          <table:table-cell office:value-type="float" office:value="0.646560269" calcext:value-type="float">
            <text:p>0.646560269</text:p>
          </table:table-cell>
          <table:table-cell office:value-type="float" office:value="0.70751139" calcext:value-type="float">
            <text:p>0.70751139</text:p>
          </table:table-cell>
          <table:table-cell office:value-type="float" office:value="0.679885826" calcext:value-type="float">
            <text:p>0.6798858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33645467" calcext:value-type="float">
            <text:p>0.233645467</text:p>
          </table:table-cell>
          <table:table-cell office:value-type="float" office:value="0.640046673" calcext:value-type="float">
            <text:p>0.640046673</text:p>
          </table:table-cell>
          <table:table-cell office:value-type="float" office:value="0.677821717" calcext:value-type="float">
            <text:p>0.677821717</text:p>
          </table:table-cell>
          <table:table-cell office:value-type="float" office:value="0.663340171" calcext:value-type="float">
            <text:p>0.6633401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51081" calcext:value-type="float">
            <text:p>0.235151081</text:p>
          </table:table-cell>
          <table:table-cell office:value-type="float" office:value="0.720163074" calcext:value-type="float">
            <text:p>0.720163074</text:p>
          </table:table-cell>
          <table:table-cell office:value-type="float" office:value="0.773604008" calcext:value-type="float">
            <text:p>0.773604008</text:p>
          </table:table-cell>
          <table:table-cell office:value-type="float" office:value="0.5775655" calcext:value-type="float">
            <text:p>0.57756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34724907" calcext:value-type="float">
            <text:p>0.234724907</text:p>
          </table:table-cell>
          <table:table-cell office:value-type="float" office:value="0.660704453" calcext:value-type="float">
            <text:p>0.660704453</text:p>
          </table:table-cell>
          <table:table-cell office:value-type="float" office:value="0.730533687" calcext:value-type="float">
            <text:p>0.730533687</text:p>
          </table:table-cell>
          <table:table-cell office:value-type="float" office:value="0.691951596" calcext:value-type="float">
            <text:p>0.6919515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34770207" calcext:value-type="float">
            <text:p>0.234770207</text:p>
          </table:table-cell>
          <table:table-cell office:value-type="float" office:value="0.699473107" calcext:value-type="float">
            <text:p>0.699473107</text:p>
          </table:table-cell>
          <table:table-cell office:value-type="float" office:value="0.750427336" calcext:value-type="float">
            <text:p>0.750427336</text:p>
          </table:table-cell>
          <table:table-cell office:value-type="float" office:value="0.66405185" calcext:value-type="float">
            <text:p>0.6640518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34463243" calcext:value-type="float">
            <text:p>0.234463243</text:p>
          </table:table-cell>
          <table:table-cell office:value-type="float" office:value="0.750642508" calcext:value-type="float">
            <text:p>0.750642508</text:p>
          </table:table-cell>
          <table:table-cell office:value-type="float" office:value="0.751462668" calcext:value-type="float">
            <text:p>0.751462668</text:p>
          </table:table-cell>
          <table:table-cell office:value-type="float" office:value="0.577573249" calcext:value-type="float">
            <text:p>0.5775732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34610466" calcext:value-type="float">
            <text:p>0.234610466</text:p>
          </table:table-cell>
          <table:table-cell office:value-type="float" office:value="0.808319546" calcext:value-type="float">
            <text:p>0.808319546</text:p>
          </table:table-cell>
          <table:table-cell office:value-type="float" office:value="0.642026739" calcext:value-type="float">
            <text:p>0.642026739</text:p>
          </table:table-cell>
          <table:table-cell office:value-type="float" office:value="0.566714474" calcext:value-type="float">
            <text:p>0.5667144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33395724" calcext:value-type="float">
            <text:p>0.233395724</text:p>
          </table:table-cell>
          <table:table-cell office:value-type="float" office:value="0.692697846" calcext:value-type="float">
            <text:p>0.692697846</text:p>
          </table:table-cell>
          <table:table-cell office:value-type="float" office:value="0.635652022" calcext:value-type="float">
            <text:p>0.635652022</text:p>
          </table:table-cell>
          <table:table-cell office:value-type="float" office:value="0.65179475" calcext:value-type="float">
            <text:p>0.651794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33855275" calcext:value-type="float">
            <text:p>0.233855275</text:p>
          </table:table-cell>
          <table:table-cell office:value-type="float" office:value="0.766550394" calcext:value-type="float">
            <text:p>0.766550394</text:p>
          </table:table-cell>
          <table:table-cell office:value-type="float" office:value="0.628213957" calcext:value-type="float">
            <text:p>0.628213957</text:p>
          </table:table-cell>
          <table:table-cell office:value-type="float" office:value="0.594491433" calcext:value-type="float">
            <text:p>0.59449143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34444169" calcext:value-type="float">
            <text:p>0.234444169</text:p>
          </table:table-cell>
          <table:table-cell office:value-type="float" office:value="0.813885428" calcext:value-type="float">
            <text:p>0.813885428</text:p>
          </table:table-cell>
          <table:table-cell office:value-type="float" office:value="0.633518175" calcext:value-type="float">
            <text:p>0.633518175</text:p>
          </table:table-cell>
          <table:table-cell office:value-type="float" office:value="0.56553907" calcext:value-type="float">
            <text:p>0.565539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34851865" calcext:value-type="float">
            <text:p>0.234851865</text:p>
          </table:table-cell>
          <table:table-cell office:value-type="float" office:value="0.794288611" calcext:value-type="float">
            <text:p>0.794288611</text:p>
          </table:table-cell>
          <table:table-cell office:value-type="float" office:value="0.689649068" calcext:value-type="float">
            <text:p>0.689649068</text:p>
          </table:table-cell>
          <table:table-cell office:value-type="float" office:value="0.572540232" calcext:value-type="float">
            <text:p>0.5725402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35053329" calcext:value-type="float">
            <text:p>0.235053329</text:p>
          </table:table-cell>
          <table:table-cell office:value-type="float" office:value="0.786323045" calcext:value-type="float">
            <text:p>0.786323045</text:p>
          </table:table-cell>
          <table:table-cell office:value-type="float" office:value="0.699448669" calcext:value-type="float">
            <text:p>0.699448669</text:p>
          </table:table-cell>
          <table:table-cell office:value-type="float" office:value="0.571059653" calcext:value-type="float">
            <text:p>0.5710596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34282045" calcext:value-type="float">
            <text:p>0.234282045</text:p>
          </table:table-cell>
          <table:table-cell office:value-type="float" office:value="0.809174873" calcext:value-type="float">
            <text:p>0.809174873</text:p>
          </table:table-cell>
          <table:table-cell office:value-type="float" office:value="0.636877493" calcext:value-type="float">
            <text:p>0.636877493</text:p>
          </table:table-cell>
          <table:table-cell office:value-type="float" office:value="0.566709109" calcext:value-type="float">
            <text:p>0.5667091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34178333" calcext:value-type="float">
            <text:p>0.234178333</text:p>
          </table:table-cell>
          <table:table-cell office:value-type="float" office:value="0.642429071" calcext:value-type="float">
            <text:p>0.642429071</text:p>
          </table:table-cell>
          <table:table-cell office:value-type="float" office:value="0.695664966" calcext:value-type="float">
            <text:p>0.695664966</text:p>
          </table:table-cell>
          <table:table-cell office:value-type="float" office:value="0.672243318" calcext:value-type="float">
            <text:p>0.6722433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34727291" calcext:value-type="float">
            <text:p>0.234727291</text:p>
          </table:table-cell>
          <table:table-cell office:value-type="float" office:value="0.675638995" calcext:value-type="float">
            <text:p>0.675638995</text:p>
          </table:table-cell>
          <table:table-cell office:value-type="float" office:value="0.738786547" calcext:value-type="float">
            <text:p>0.738786547</text:p>
          </table:table-cell>
          <table:table-cell office:value-type="float" office:value="0.684018217" calcext:value-type="float">
            <text:p>0.6840182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34562187" calcext:value-type="float">
            <text:p>0.234562187</text:p>
          </table:table-cell>
          <table:table-cell office:value-type="float" office:value="0.661816676" calcext:value-type="float">
            <text:p>0.661816676</text:p>
          </table:table-cell>
          <table:table-cell office:value-type="float" office:value="0.730211822" calcext:value-type="float">
            <text:p>0.730211822</text:p>
          </table:table-cell>
          <table:table-cell office:value-type="float" office:value="0.692185246" calcext:value-type="float">
            <text:p>0.6921852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34681992" calcext:value-type="float">
            <text:p>0.234681992</text:p>
          </table:table-cell>
          <table:table-cell office:value-type="float" office:value="0.661410768" calcext:value-type="float">
            <text:p>0.661410768</text:p>
          </table:table-cell>
          <table:table-cell office:value-type="float" office:value="0.746520251" calcext:value-type="float">
            <text:p>0.746520251</text:p>
          </table:table-cell>
          <table:table-cell office:value-type="float" office:value="0.641102867" calcext:value-type="float">
            <text:p>0.6411028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3422244" calcext:value-type="float">
            <text:p>0.23422244</text:p>
          </table:table-cell>
          <table:table-cell office:value-type="float" office:value="0.810248948" calcext:value-type="float">
            <text:p>0.810248948</text:p>
          </table:table-cell>
          <table:table-cell office:value-type="float" office:value="0.627508834" calcext:value-type="float">
            <text:p>0.627508834</text:p>
          </table:table-cell>
          <table:table-cell office:value-type="float" office:value="0.569564172" calcext:value-type="float">
            <text:p>0.5695641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33808784" calcext:value-type="float">
            <text:p>0.233808784</text:p>
          </table:table-cell>
          <table:table-cell office:value-type="float" office:value="0.660645444" calcext:value-type="float">
            <text:p>0.660645444</text:p>
          </table:table-cell>
          <table:table-cell office:value-type="float" office:value="0.640108662" calcext:value-type="float">
            <text:p>0.640108662</text:p>
          </table:table-cell>
          <table:table-cell office:value-type="float" office:value="0.636169986" calcext:value-type="float">
            <text:p>0.63616998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34485297" calcext:value-type="float">
            <text:p>0.234485297</text:p>
          </table:table-cell>
          <table:table-cell office:value-type="float" office:value="0.655717332" calcext:value-type="float">
            <text:p>0.655717332</text:p>
          </table:table-cell>
          <table:table-cell office:value-type="float" office:value="0.720439043" calcext:value-type="float">
            <text:p>0.720439043</text:p>
          </table:table-cell>
          <table:table-cell office:value-type="float" office:value="0.690308892" calcext:value-type="float">
            <text:p>0.6903088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34928159" calcext:value-type="float">
            <text:p>0.234928159</text:p>
          </table:table-cell>
          <table:table-cell office:value-type="float" office:value="0.777564141" calcext:value-type="float">
            <text:p>0.777564141</text:p>
          </table:table-cell>
          <table:table-cell office:value-type="float" office:value="0.738092749" calcext:value-type="float">
            <text:p>0.738092749</text:p>
          </table:table-cell>
          <table:table-cell office:value-type="float" office:value="0.575826237" calcext:value-type="float">
            <text:p>0.5758262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34217076" calcext:value-type="float">
            <text:p>0.234217076</text:p>
          </table:table-cell>
          <table:table-cell office:value-type="float" office:value="0.80704043" calcext:value-type="float">
            <text:p>0.80704043</text:p>
          </table:table-cell>
          <table:table-cell office:value-type="float" office:value="0.647456723" calcext:value-type="float">
            <text:p>0.647456723</text:p>
          </table:table-cell>
          <table:table-cell office:value-type="float" office:value="0.568199821" calcext:value-type="float">
            <text:p>0.5681998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34230189" calcext:value-type="float">
            <text:p>0.234230189</text:p>
          </table:table-cell>
          <table:table-cell office:value-type="float" office:value="0.658567626" calcext:value-type="float">
            <text:p>0.658567626</text:p>
          </table:table-cell>
          <table:table-cell office:value-type="float" office:value="0.731010524" calcext:value-type="float">
            <text:p>0.731010524</text:p>
          </table:table-cell>
          <table:table-cell office:value-type="float" office:value="0.684650026" calcext:value-type="float">
            <text:p>0.6846500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34234361" calcext:value-type="float">
            <text:p>0.234234361</text:p>
          </table:table-cell>
          <table:table-cell office:value-type="float" office:value="0.70561775" calcext:value-type="float">
            <text:p>0.70561775</text:p>
          </table:table-cell>
          <table:table-cell office:value-type="float" office:value="0.774048063" calcext:value-type="float">
            <text:p>0.774048063</text:p>
          </table:table-cell>
          <table:table-cell office:value-type="float" office:value="0.576624939" calcext:value-type="float">
            <text:p>0.5766249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34615235" calcext:value-type="float">
            <text:p>0.234615235</text:p>
          </table:table-cell>
          <table:table-cell office:value-type="float" office:value="0.683987222" calcext:value-type="float">
            <text:p>0.683987222</text:p>
          </table:table-cell>
          <table:table-cell office:value-type="float" office:value="0.743095963" calcext:value-type="float">
            <text:p>0.743095963</text:p>
          </table:table-cell>
          <table:table-cell office:value-type="float" office:value="0.679056725" calcext:value-type="float">
            <text:p>0.6790567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3419979" calcext:value-type="float">
            <text:p>0.23419979</text:p>
          </table:table-cell>
          <table:table-cell office:value-type="float" office:value="0.640034752" calcext:value-type="float">
            <text:p>0.640034752</text:p>
          </table:table-cell>
          <table:table-cell office:value-type="float" office:value="0.687953316" calcext:value-type="float">
            <text:p>0.687953316</text:p>
          </table:table-cell>
          <table:table-cell office:value-type="float" office:value="0.670500478" calcext:value-type="float">
            <text:p>0.6705004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34602718" calcext:value-type="float">
            <text:p>0.234602718</text:p>
          </table:table-cell>
          <table:table-cell office:value-type="float" office:value="0.639887528" calcext:value-type="float">
            <text:p>0.639887528</text:p>
          </table:table-cell>
          <table:table-cell office:value-type="float" office:value="0.682435117" calcext:value-type="float">
            <text:p>0.682435117</text:p>
          </table:table-cell>
          <table:table-cell office:value-type="float" office:value="0.664770086" calcext:value-type="float">
            <text:p>0.664770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3751563" calcext:value-type="float">
            <text:p>0.233751563</text:p>
          </table:table-cell>
          <table:table-cell office:value-type="float" office:value="0.660781939" calcext:value-type="float">
            <text:p>0.660781939</text:p>
          </table:table-cell>
          <table:table-cell office:value-type="float" office:value="0.659394343" calcext:value-type="float">
            <text:p>0.659394343</text:p>
          </table:table-cell>
          <table:table-cell office:value-type="float" office:value="0.652726966" calcext:value-type="float">
            <text:p>0.6527269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34395294" calcext:value-type="float">
            <text:p>0.234395294</text:p>
          </table:table-cell>
          <table:table-cell office:value-type="float" office:value="0.680465183" calcext:value-type="float">
            <text:p>0.680465183</text:p>
          </table:table-cell>
          <table:table-cell office:value-type="float" office:value="0.748905629" calcext:value-type="float">
            <text:p>0.748905629</text:p>
          </table:table-cell>
          <table:table-cell office:value-type="float" office:value="0.647351223" calcext:value-type="float">
            <text:p>0.6473512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34730272" calcext:value-type="float">
            <text:p>0.234730272</text:p>
          </table:table-cell>
          <table:table-cell office:value-type="float" office:value="0.797028041" calcext:value-type="float">
            <text:p>0.797028041</text:p>
          </table:table-cell>
          <table:table-cell office:value-type="float" office:value="0.665115793" calcext:value-type="float">
            <text:p>0.665115793</text:p>
          </table:table-cell>
          <table:table-cell office:value-type="float" office:value="0.567831465" calcext:value-type="float">
            <text:p>0.5678314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33484534" calcext:value-type="float">
            <text:p>0.233484534</text:p>
          </table:table-cell>
          <table:table-cell office:value-type="float" office:value="0.671604952" calcext:value-type="float">
            <text:p>0.671604952</text:p>
          </table:table-cell>
          <table:table-cell office:value-type="float" office:value="0.751606316" calcext:value-type="float">
            <text:p>0.751606316</text:p>
          </table:table-cell>
          <table:table-cell office:value-type="float" office:value="0.617636516" calcext:value-type="float">
            <text:p>0.6176365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3462656" calcext:value-type="float">
            <text:p>0.23462656</text:p>
          </table:table-cell>
          <table:table-cell office:value-type="float" office:value="0.761749835" calcext:value-type="float">
            <text:p>0.761749835</text:p>
          </table:table-cell>
          <table:table-cell office:value-type="float" office:value="0.768979879" calcext:value-type="float">
            <text:p>0.768979879</text:p>
          </table:table-cell>
          <table:table-cell office:value-type="float" office:value="0.586776207" calcext:value-type="float">
            <text:p>0.5867762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34906105" calcext:value-type="float">
            <text:p>0.234906105</text:p>
          </table:table-cell>
          <table:table-cell office:value-type="float" office:value="0.759829969" calcext:value-type="float">
            <text:p>0.759829969</text:p>
          </table:table-cell>
          <table:table-cell office:value-type="float" office:value="0.754686684" calcext:value-type="float">
            <text:p>0.754686684</text:p>
          </table:table-cell>
          <table:table-cell office:value-type="float" office:value="0.574840376" calcext:value-type="float">
            <text:p>0.5748403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33643679" calcext:value-type="float">
            <text:p>0.233643679</text:p>
          </table:table-cell>
          <table:table-cell office:value-type="float" office:value="0.637762027" calcext:value-type="float">
            <text:p>0.637762027</text:p>
          </table:table-cell>
          <table:table-cell office:value-type="float" office:value="0.653687793" calcext:value-type="float">
            <text:p>0.653687793</text:p>
          </table:table-cell>
          <table:table-cell office:value-type="float" office:value="0.653321821" calcext:value-type="float">
            <text:p>0.6533218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34469203" calcext:value-type="float">
            <text:p>0.234469203</text:p>
          </table:table-cell>
          <table:table-cell office:value-type="float" office:value="0.72347888" calcext:value-type="float">
            <text:p>0.72347888</text:p>
          </table:table-cell>
          <table:table-cell office:value-type="float" office:value="0.762575956" calcext:value-type="float">
            <text:p>0.762575956</text:p>
          </table:table-cell>
          <table:table-cell office:value-type="float" office:value="0.621423199" calcext:value-type="float">
            <text:p>0.6214231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34892396" calcext:value-type="float">
            <text:p>0.234892396</text:p>
          </table:table-cell>
          <table:table-cell office:value-type="float" office:value="0.772590133" calcext:value-type="float">
            <text:p>0.772590133</text:p>
          </table:table-cell>
          <table:table-cell office:value-type="float" office:value="0.744775026" calcext:value-type="float">
            <text:p>0.744775026</text:p>
          </table:table-cell>
          <table:table-cell office:value-type="float" office:value="0.57648606" calcext:value-type="float">
            <text:p>0.576486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34901337" calcext:value-type="float">
            <text:p>0.234901337</text:p>
          </table:table-cell>
          <table:table-cell office:value-type="float" office:value="0.736630051" calcext:value-type="float">
            <text:p>0.736630051</text:p>
          </table:table-cell>
          <table:table-cell office:value-type="float" office:value="0.76560566" calcext:value-type="float">
            <text:p>0.76560566</text:p>
          </table:table-cell>
          <table:table-cell office:value-type="float" office:value="0.61389394" calcext:value-type="float">
            <text:p>0.613893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34988956" calcext:value-type="float">
            <text:p>0.234988956</text:p>
          </table:table-cell>
          <table:table-cell office:value-type="float" office:value="0.728905884" calcext:value-type="float">
            <text:p>0.728905884</text:p>
          </table:table-cell>
          <table:table-cell office:value-type="float" office:value="0.764195414" calcext:value-type="float">
            <text:p>0.764195414</text:p>
          </table:table-cell>
          <table:table-cell office:value-type="float" office:value="0.624232963" calcext:value-type="float">
            <text:p>0.62423296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33297972" calcext:value-type="float">
            <text:p>0.233297972</text:p>
          </table:table-cell>
          <table:table-cell office:value-type="float" office:value="0.807182289" calcext:value-type="float">
            <text:p>0.807182289</text:p>
          </table:table-cell>
          <table:table-cell office:value-type="float" office:value="0.628430322" calcext:value-type="float">
            <text:p>0.628430322</text:p>
          </table:table-cell>
          <table:table-cell office:value-type="float" office:value="0.625785664" calcext:value-type="float">
            <text:p>0.6257856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34633712" calcext:value-type="float">
            <text:p>0.234633712</text:p>
          </table:table-cell>
          <table:table-cell office:value-type="float" office:value="0.740969865" calcext:value-type="float">
            <text:p>0.740969865</text:p>
          </table:table-cell>
          <table:table-cell office:value-type="float" office:value="0.769596192" calcext:value-type="float">
            <text:p>0.769596192</text:p>
          </table:table-cell>
          <table:table-cell office:value-type="float" office:value="0.602232886" calcext:value-type="float">
            <text:p>0.6022328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4494833" calcext:value-type="float">
            <text:p>0.234494833</text:p>
          </table:table-cell>
          <table:table-cell office:value-type="float" office:value="0.671533426" calcext:value-type="float">
            <text:p>0.671533426</text:p>
          </table:table-cell>
          <table:table-cell office:value-type="float" office:value="0.733967511" calcext:value-type="float">
            <text:p>0.733967511</text:p>
          </table:table-cell>
          <table:table-cell office:value-type="float" office:value="0.690440618" calcext:value-type="float">
            <text:p>0.6904406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34987764" calcext:value-type="float">
            <text:p>0.234987764</text:p>
          </table:table-cell>
          <table:table-cell office:value-type="float" office:value="0.764049383" calcext:value-type="float">
            <text:p>0.764049383</text:p>
          </table:table-cell>
          <table:table-cell office:value-type="float" office:value="0.764188858" calcext:value-type="float">
            <text:p>0.764188858</text:p>
          </table:table-cell>
          <table:table-cell office:value-type="float" office:value="0.575714776" calcext:value-type="float">
            <text:p>0.5757147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34638481" calcext:value-type="float">
            <text:p>0.234638481</text:p>
          </table:table-cell>
          <table:table-cell office:value-type="float" office:value="0.741304844" calcext:value-type="float">
            <text:p>0.741304844</text:p>
          </table:table-cell>
          <table:table-cell office:value-type="float" office:value="0.773214194" calcext:value-type="float">
            <text:p>0.773214194</text:p>
          </table:table-cell>
          <table:table-cell office:value-type="float" office:value="0.59423871" calcext:value-type="float">
            <text:p>0.594238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34048394" calcext:value-type="float">
            <text:p>0.234048394</text:p>
          </table:table-cell>
          <table:table-cell office:value-type="float" office:value="0.729850022" calcext:value-type="float">
            <text:p>0.729850022</text:p>
          </table:table-cell>
          <table:table-cell office:value-type="float" office:value="0.633206443" calcext:value-type="float">
            <text:p>0.633206443</text:p>
          </table:table-cell>
          <table:table-cell office:value-type="float" office:value="0.626850203" calcext:value-type="float">
            <text:p>0.6268502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34651594" calcext:value-type="float">
            <text:p>0.234651594</text:p>
          </table:table-cell>
          <table:table-cell office:value-type="float" office:value="0.663343151" calcext:value-type="float">
            <text:p>0.663343151</text:p>
          </table:table-cell>
          <table:table-cell office:value-type="float" office:value="0.732984034" calcext:value-type="float">
            <text:p>0.732984034</text:p>
          </table:table-cell>
          <table:table-cell office:value-type="float" office:value="0.692042791" calcext:value-type="float">
            <text:p>0.69204279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34024553" calcext:value-type="float">
            <text:p>0.234024553</text:p>
          </table:table-cell>
          <table:table-cell office:value-type="float" office:value="0.708623017" calcext:value-type="float">
            <text:p>0.708623017</text:p>
          </table:table-cell>
          <table:table-cell office:value-type="float" office:value="0.630843715" calcext:value-type="float">
            <text:p>0.630843715</text:p>
          </table:table-cell>
          <table:table-cell office:value-type="float" office:value="0.613463594" calcext:value-type="float">
            <text:p>0.61346359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34589605" calcext:value-type="float">
            <text:p>0.234589605</text:p>
          </table:table-cell>
          <table:table-cell office:value-type="float" office:value="0.675014338" calcext:value-type="float">
            <text:p>0.675014338</text:p>
          </table:table-cell>
          <table:table-cell office:value-type="float" office:value="0.747860163" calcext:value-type="float">
            <text:p>0.747860163</text:p>
          </table:table-cell>
          <table:table-cell office:value-type="float" office:value="0.671528062" calcext:value-type="float">
            <text:p>0.67152806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34390525" calcext:value-type="float">
            <text:p>0.234390525</text:p>
          </table:table-cell>
          <table:table-cell office:value-type="float" office:value="0.678461871" calcext:value-type="float">
            <text:p>0.678461871</text:p>
          </table:table-cell>
          <table:table-cell office:value-type="float" office:value="0.760125012" calcext:value-type="float">
            <text:p>0.760125012</text:p>
          </table:table-cell>
          <table:table-cell office:value-type="float" office:value="0.578446457" calcext:value-type="float">
            <text:p>0.5784464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34895973" calcext:value-type="float">
            <text:p>0.234895973</text:p>
          </table:table-cell>
          <table:table-cell office:value-type="float" office:value="0.750709862" calcext:value-type="float">
            <text:p>0.750709862</text:p>
          </table:table-cell>
          <table:table-cell office:value-type="float" office:value="0.772852394" calcext:value-type="float">
            <text:p>0.772852394</text:p>
          </table:table-cell>
          <table:table-cell office:value-type="float" office:value="0.592494082" calcext:value-type="float">
            <text:p>0.5924940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34711794" calcext:value-type="float">
            <text:p>0.234711794</text:p>
          </table:table-cell>
          <table:table-cell office:value-type="float" office:value="0.681203685" calcext:value-type="float">
            <text:p>0.681203685</text:p>
          </table:table-cell>
          <table:table-cell office:value-type="float" office:value="0.742133944" calcext:value-type="float">
            <text:p>0.742133944</text:p>
          </table:table-cell>
          <table:table-cell office:value-type="float" office:value="0.681557737" calcext:value-type="float">
            <text:p>0.68155773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34918026" calcext:value-type="float">
            <text:p>0.234918026</text:p>
          </table:table-cell>
          <table:table-cell office:value-type="float" office:value="0.752936095" calcext:value-type="float">
            <text:p>0.752936095</text:p>
          </table:table-cell>
          <table:table-cell office:value-type="float" office:value="0.772463175" calcext:value-type="float">
            <text:p>0.772463175</text:p>
          </table:table-cell>
          <table:table-cell office:value-type="float" office:value="0.59851892" calcext:value-type="float">
            <text:p>0.598518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34617619" calcext:value-type="float">
            <text:p>0.234617619</text:p>
          </table:table-cell>
          <table:table-cell office:value-type="float" office:value="0.710094656" calcext:value-type="float">
            <text:p>0.710094656</text:p>
          </table:table-cell>
          <table:table-cell office:value-type="float" office:value="0.761405916" calcext:value-type="float">
            <text:p>0.761405916</text:p>
          </table:table-cell>
          <table:table-cell office:value-type="float" office:value="0.630419926" calcext:value-type="float">
            <text:p>0.6304199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33719377" calcext:value-type="float">
            <text:p>0.233719377</text:p>
          </table:table-cell>
          <table:table-cell office:value-type="float" office:value="0.684977255" calcext:value-type="float">
            <text:p>0.684977255</text:p>
          </table:table-cell>
          <table:table-cell office:value-type="float" office:value="0.6341476" calcext:value-type="float">
            <text:p>0.6341476</text:p>
          </table:table-cell>
          <table:table-cell office:value-type="float" office:value="0.621850565" calcext:value-type="float">
            <text:p>0.6218505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33880905" calcext:value-type="float">
            <text:p>0.233880905</text:p>
          </table:table-cell>
          <table:table-cell office:value-type="float" office:value="0.641487913" calcext:value-type="float">
            <text:p>0.641487913</text:p>
          </table:table-cell>
          <table:table-cell office:value-type="float" office:value="0.663354476" calcext:value-type="float">
            <text:p>0.663354476</text:p>
          </table:table-cell>
          <table:table-cell office:value-type="float" office:value="0.667570313" calcext:value-type="float">
            <text:p>0.6675703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34147934" calcext:value-type="float">
            <text:p>0.234147934</text:p>
          </table:table-cell>
          <table:table-cell office:value-type="float" office:value="0.69240936" calcext:value-type="float">
            <text:p>0.69240936</text:p>
          </table:table-cell>
          <table:table-cell office:value-type="float" office:value="0.764089318" calcext:value-type="float">
            <text:p>0.764089318</text:p>
          </table:table-cell>
          <table:table-cell office:value-type="float" office:value="0.603978706" calcext:value-type="float">
            <text:p>0.6039787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3424509" calcext:value-type="float">
            <text:p>0.23424509</text:p>
          </table:table-cell>
          <table:table-cell office:value-type="float" office:value="0.650159794" calcext:value-type="float">
            <text:p>0.650159794</text:p>
          </table:table-cell>
          <table:table-cell office:value-type="float" office:value="0.70976981" calcext:value-type="float">
            <text:p>0.70976981</text:p>
          </table:table-cell>
          <table:table-cell office:value-type="float" office:value="0.682518564" calcext:value-type="float">
            <text:p>0.6825185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33790902" calcext:value-type="float">
            <text:p>0.233790902</text:p>
          </table:table-cell>
          <table:table-cell office:value-type="float" office:value="0.790429806" calcext:value-type="float">
            <text:p>0.790429806</text:p>
          </table:table-cell>
          <table:table-cell office:value-type="float" office:value="0.626936034" calcext:value-type="float">
            <text:p>0.626936034</text:p>
          </table:table-cell>
          <table:table-cell office:value-type="float" office:value="0.5806864" calcext:value-type="float">
            <text:p>0.58068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33598379" calcext:value-type="float">
            <text:p>0.233598379</text:p>
          </table:table-cell>
          <table:table-cell office:value-type="float" office:value="0.76639721" calcext:value-type="float">
            <text:p>0.76639721</text:p>
          </table:table-cell>
          <table:table-cell office:value-type="float" office:value="0.63175805" calcext:value-type="float">
            <text:p>0.63175805</text:p>
          </table:table-cell>
          <table:table-cell office:value-type="float" office:value="0.649945217" calcext:value-type="float">
            <text:p>0.6499452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234295158" calcext:value-type="float">
            <text:p>0.234295158</text:p>
          </table:table-cell>
          <table:table-cell office:value-type="float" office:value="0.653473217" calcext:value-type="float">
            <text:p>0.653473217</text:p>
          </table:table-cell>
          <table:table-cell office:value-type="float" office:value="0.708001936" calcext:value-type="float">
            <text:p>0.708001936</text:p>
          </table:table-cell>
          <table:table-cell office:value-type="float" office:value="0.68149396" calcext:value-type="float">
            <text:p>0.681493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33532218" calcext:value-type="float">
            <text:p>0.233532218</text:p>
          </table:table-cell>
          <table:table-cell office:value-type="float" office:value="0.705564106" calcext:value-type="float">
            <text:p>0.705564106</text:p>
          </table:table-cell>
          <table:table-cell office:value-type="float" office:value="0.631285385" calcext:value-type="float">
            <text:p>0.631285385</text:p>
          </table:table-cell>
          <table:table-cell office:value-type="float" office:value="0.613498165" calcext:value-type="float">
            <text:p>0.61349816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34036474" calcext:value-type="float">
            <text:p>0.234036474</text:p>
          </table:table-cell>
          <table:table-cell office:value-type="float" office:value="0.803604818" calcext:value-type="float">
            <text:p>0.803604818</text:p>
          </table:table-cell>
          <table:table-cell office:value-type="float" office:value="0.656161983" calcext:value-type="float">
            <text:p>0.656161983</text:p>
          </table:table-cell>
          <table:table-cell office:value-type="float" office:value="0.569561788" calcext:value-type="float">
            <text:p>0.5695617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234473972" calcext:value-type="float">
            <text:p>0.234473972</text:p>
          </table:table-cell>
          <table:table-cell office:value-type="float" office:value="0.786371921" calcext:value-type="float">
            <text:p>0.786371921</text:p>
          </table:table-cell>
          <table:table-cell office:value-type="float" office:value="0.724997011" calcext:value-type="float">
            <text:p>0.724997011</text:p>
          </table:table-cell>
          <table:table-cell office:value-type="float" office:value="0.575825641" calcext:value-type="float">
            <text:p>0.5758256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3494306" calcext:value-type="float">
            <text:p>0.23494306</text:p>
          </table:table-cell>
          <table:table-cell office:value-type="float" office:value="0.742190569" calcext:value-type="float">
            <text:p>0.742190569</text:p>
          </table:table-cell>
          <table:table-cell office:value-type="float" office:value="0.770198199" calcext:value-type="float">
            <text:p>0.770198199</text:p>
          </table:table-cell>
          <table:table-cell office:value-type="float" office:value="0.603596044" calcext:value-type="float">
            <text:p>0.60359604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23485723" calcext:value-type="float">
            <text:p>0.23485723</text:p>
          </table:table-cell>
          <table:table-cell office:value-type="float" office:value="0.756614298" calcext:value-type="float">
            <text:p>0.756614298</text:p>
          </table:table-cell>
          <table:table-cell office:value-type="float" office:value="0.741969435" calcext:value-type="float">
            <text:p>0.741969435</text:p>
          </table:table-cell>
          <table:table-cell office:value-type="float" office:value="0.572501489" calcext:value-type="float">
            <text:p>0.5725014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234730868" calcext:value-type="float">
            <text:p>0.234730868</text:p>
          </table:table-cell>
          <table:table-cell office:value-type="float" office:value="0.794069266" calcext:value-type="float">
            <text:p>0.794069266</text:p>
          </table:table-cell>
          <table:table-cell office:value-type="float" office:value="0.690164648" calcext:value-type="float">
            <text:p>0.690164648</text:p>
          </table:table-cell>
          <table:table-cell office:value-type="float" office:value="0.572829911" calcext:value-type="float">
            <text:p>0.5728299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34656958" calcext:value-type="float">
            <text:p>0.234656958</text:p>
          </table:table-cell>
          <table:table-cell office:value-type="float" office:value="0.807788468" calcext:value-type="float">
            <text:p>0.807788468</text:p>
          </table:table-cell>
          <table:table-cell office:value-type="float" office:value="0.64400621" calcext:value-type="float">
            <text:p>0.64400621</text:p>
          </table:table-cell>
          <table:table-cell office:value-type="float" office:value="0.566519566" calcext:value-type="float">
            <text:p>0.56651956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34086541" calcext:value-type="float">
            <text:p>0.234086541</text:p>
          </table:table-cell>
          <table:table-cell office:value-type="float" office:value="0.662260731" calcext:value-type="float">
            <text:p>0.662260731</text:p>
          </table:table-cell>
          <table:table-cell office:value-type="float" office:value="0.72777578" calcext:value-type="float">
            <text:p>0.72777578</text:p>
          </table:table-cell>
          <table:table-cell office:value-type="float" office:value="0.691849076" calcext:value-type="float">
            <text:p>0.6918490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33751563" calcext:value-type="float">
            <text:p>0.233751563</text:p>
          </table:table-cell>
          <table:table-cell office:value-type="float" office:value="0.648234564" calcext:value-type="float">
            <text:p>0.648234564</text:p>
          </table:table-cell>
          <table:table-cell office:value-type="float" office:value="0.708314265" calcext:value-type="float">
            <text:p>0.708314265</text:p>
          </table:table-cell>
          <table:table-cell office:value-type="float" office:value="0.67991384" calcext:value-type="float">
            <text:p>0.6799138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34267144" calcext:value-type="float">
            <text:p>0.234267144</text:p>
          </table:table-cell>
          <table:table-cell office:value-type="float" office:value="0.655251223" calcext:value-type="float">
            <text:p>0.655251223</text:p>
          </table:table-cell>
          <table:table-cell office:value-type="float" office:value="0.71460494" calcext:value-type="float">
            <text:p>0.71460494</text:p>
          </table:table-cell>
          <table:table-cell office:value-type="float" office:value="0.685807548" calcext:value-type="float">
            <text:p>0.68580754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34705834" calcext:value-type="float">
            <text:p>0.234705834</text:p>
          </table:table-cell>
          <table:table-cell office:value-type="float" office:value="0.645994621" calcext:value-type="float">
            <text:p>0.645994621</text:p>
          </table:table-cell>
          <table:table-cell office:value-type="float" office:value="0.705208266" calcext:value-type="float">
            <text:p>0.705208266</text:p>
          </table:table-cell>
          <table:table-cell office:value-type="float" office:value="0.677698931" calcext:value-type="float">
            <text:p>0.6776989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34328536" calcext:value-type="float">
            <text:p>0.234328536</text:p>
          </table:table-cell>
          <table:table-cell office:value-type="float" office:value="0.668541869" calcext:value-type="float">
            <text:p>0.668541869</text:p>
          </table:table-cell>
          <table:table-cell office:value-type="float" office:value="0.751239151" calcext:value-type="float">
            <text:p>0.751239151</text:p>
          </table:table-cell>
          <table:table-cell office:value-type="float" office:value="0.62181957" calcext:value-type="float">
            <text:p>0.6218195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34699277" calcext:value-type="float">
            <text:p>0.234699277</text:p>
          </table:table-cell>
          <table:table-cell office:value-type="float" office:value="0.788385366" calcext:value-type="float">
            <text:p>0.788385366</text:p>
          </table:table-cell>
          <table:table-cell office:value-type="float" office:value="0.721170988" calcext:value-type="float">
            <text:p>0.721170988</text:p>
          </table:table-cell>
          <table:table-cell office:value-type="float" office:value="0.573929021" calcext:value-type="float">
            <text:p>0.573929021</text:p>
          </table:table-cell>
        </table:table-row>
      </table:table>
      <table:table table:name="100C readings" table:style-name="ta1">
        <table:shapes>
          <draw:frame draw:z-index="0" draw:style-name="gr1" draw:text-style-name="P1" svg:width="453.51pt" svg:height="255.09pt" svg:x="318.59pt" svg:y="3727.56pt">
            <loext:p draw:notify-on-update-of-ranges="'100C readings'.A2:'100C readings'.A301 '100C readings'.B1:'100C readings'.B1 '100C readings'.B2:'100C readings'.B301 '100C readings'.C1:'100C readings'.C1 '100C readings'.C2:'100C readings'.C301 '100C readings'.D1:'100C readings'.D1 '100C readings'.D2:'100C readings'.D301 '100C readings'.E1:'100C readings'.E1 '100C readings'.E2:'100C readings'.E3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543046" calcext:value-type="float">
            <text:p>0.571543046</text:p>
          </table:table-cell>
          <table:table-cell office:value-type="float" office:value="0.42003875" calcext:value-type="float">
            <text:p>0.42003875</text:p>
          </table:table-cell>
          <table:table-cell office:value-type="float" office:value="0.534877245" calcext:value-type="float">
            <text:p>0.534877245</text:p>
          </table:table-cell>
          <table:table-cell office:value-type="float" office:value="0.478829203" calcext:value-type="float">
            <text:p>0.478829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2034785" calcext:value-type="float">
            <text:p>0.572034785</text:p>
          </table:table-cell>
          <table:table-cell office:value-type="float" office:value="0.414879968" calcext:value-type="float">
            <text:p>0.414879968</text:p>
          </table:table-cell>
          <table:table-cell office:value-type="float" office:value="0.540953939" calcext:value-type="float">
            <text:p>0.540953939</text:p>
          </table:table-cell>
          <table:table-cell office:value-type="float" office:value="0.480027256" calcext:value-type="float">
            <text:p>0.480027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2243401" calcext:value-type="float">
            <text:p>0.572243401</text:p>
          </table:table-cell>
          <table:table-cell office:value-type="float" office:value="0.417643239" calcext:value-type="float">
            <text:p>0.417643239</text:p>
          </table:table-cell>
          <table:table-cell office:value-type="float" office:value="0.535656874" calcext:value-type="float">
            <text:p>0.535656874</text:p>
          </table:table-cell>
          <table:table-cell office:value-type="float" office:value="0.479995666" calcext:value-type="float">
            <text:p>0.4799956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4625799" calcext:value-type="float">
            <text:p>0.574625799</text:p>
          </table:table-cell>
          <table:table-cell office:value-type="float" office:value="0.414296438" calcext:value-type="float">
            <text:p>0.414296438</text:p>
          </table:table-cell>
          <table:table-cell office:value-type="float" office:value="0.550196832" calcext:value-type="float">
            <text:p>0.550196832</text:p>
          </table:table-cell>
          <table:table-cell office:value-type="float" office:value="0.479851422" calcext:value-type="float">
            <text:p>0.479851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2725007" calcext:value-type="float">
            <text:p>0.572725007</text:p>
          </table:table-cell>
          <table:table-cell office:value-type="float" office:value="0.419914773" calcext:value-type="float">
            <text:p>0.419914773</text:p>
          </table:table-cell>
          <table:table-cell office:value-type="float" office:value="0.534550611" calcext:value-type="float">
            <text:p>0.534550611</text:p>
          </table:table-cell>
          <table:table-cell office:value-type="float" office:value="0.479512272" calcext:value-type="float">
            <text:p>0.479512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2201082" calcext:value-type="float">
            <text:p>0.572201082</text:p>
          </table:table-cell>
          <table:table-cell office:value-type="float" office:value="0.419932058" calcext:value-type="float">
            <text:p>0.419932058</text:p>
          </table:table-cell>
          <table:table-cell office:value-type="float" office:value="0.537645881" calcext:value-type="float">
            <text:p>0.537645881</text:p>
          </table:table-cell>
          <table:table-cell office:value-type="float" office:value="0.480116067" calcext:value-type="float">
            <text:p>0.4801160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1336814" calcext:value-type="float">
            <text:p>0.571336814</text:p>
          </table:table-cell>
          <table:table-cell office:value-type="float" office:value="0.421538403" calcext:value-type="float">
            <text:p>0.421538403</text:p>
          </table:table-cell>
          <table:table-cell office:value-type="float" office:value="0.542748039" calcext:value-type="float">
            <text:p>0.542748039</text:p>
          </table:table-cell>
          <table:table-cell office:value-type="float" office:value="0.480310378" calcext:value-type="float">
            <text:p>0.4803103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1155616" calcext:value-type="float">
            <text:p>0.571155616</text:p>
          </table:table-cell>
          <table:table-cell office:value-type="float" office:value="0.423511913" calcext:value-type="float">
            <text:p>0.423511913</text:p>
          </table:table-cell>
          <table:table-cell office:value-type="float" office:value="0.53879029" calcext:value-type="float">
            <text:p>0.53879029</text:p>
          </table:table-cell>
          <table:table-cell office:value-type="float" office:value="0.479779897" calcext:value-type="float">
            <text:p>0.479779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1470329" calcext:value-type="float">
            <text:p>0.571470329</text:p>
          </table:table-cell>
          <table:table-cell office:value-type="float" office:value="0.42372947" calcext:value-type="float">
            <text:p>0.42372947</text:p>
          </table:table-cell>
          <table:table-cell office:value-type="float" office:value="0.539991324" calcext:value-type="float">
            <text:p>0.539991324</text:p>
          </table:table-cell>
          <table:table-cell office:value-type="float" office:value="0.480452237" calcext:value-type="float">
            <text:p>0.480452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2927066" calcext:value-type="float">
            <text:p>0.572927066</text:p>
          </table:table-cell>
          <table:table-cell office:value-type="float" office:value="0.420562675" calcext:value-type="float">
            <text:p>0.420562675</text:p>
          </table:table-cell>
          <table:table-cell office:value-type="float" office:value="0.543473428" calcext:value-type="float">
            <text:p>0.543473428</text:p>
          </table:table-cell>
          <table:table-cell office:value-type="float" office:value="0.480805693" calcext:value-type="float">
            <text:p>0.48080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294614" calcext:value-type="float">
            <text:p>0.57294614</text:p>
          </table:table-cell>
          <table:table-cell office:value-type="float" office:value="0.423463633" calcext:value-type="float">
            <text:p>0.423463633</text:p>
          </table:table-cell>
          <table:table-cell office:value-type="float" office:value="0.544231003" calcext:value-type="float">
            <text:p>0.544231003</text:p>
          </table:table-cell>
          <table:table-cell office:value-type="float" office:value="0.481413064" calcext:value-type="float">
            <text:p>0.4814130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6869914" calcext:value-type="float">
            <text:p>0.576869914</text:p>
          </table:table-cell>
          <table:table-cell office:value-type="float" office:value="0.416511943" calcext:value-type="float">
            <text:p>0.416511943</text:p>
          </table:table-cell>
          <table:table-cell office:value-type="float" office:value="0.566210218" calcext:value-type="float">
            <text:p>0.566210218</text:p>
          </table:table-cell>
          <table:table-cell office:value-type="float" office:value="0.481927452" calcext:value-type="float">
            <text:p>0.481927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4930975" calcext:value-type="float">
            <text:p>0.574930975</text:p>
          </table:table-cell>
          <table:table-cell office:value-type="float" office:value="0.421734503" calcext:value-type="float">
            <text:p>0.421734503</text:p>
          </table:table-cell>
          <table:table-cell office:value-type="float" office:value="0.55042631" calcext:value-type="float">
            <text:p>0.55042631</text:p>
          </table:table-cell>
          <table:table-cell office:value-type="float" office:value="0.482038913" calcext:value-type="float">
            <text:p>0.4820389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4947068" calcext:value-type="float">
            <text:p>0.574947068</text:p>
          </table:table-cell>
          <table:table-cell office:value-type="float" office:value="0.424439362" calcext:value-type="float">
            <text:p>0.424439362</text:p>
          </table:table-cell>
          <table:table-cell office:value-type="float" office:value="0.546364253" calcext:value-type="float">
            <text:p>0.546364253</text:p>
          </table:table-cell>
          <table:table-cell office:value-type="float" office:value="0.481964407" calcext:value-type="float">
            <text:p>0.481964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78461358" calcext:value-type="float">
            <text:p>0.578461358</text:p>
          </table:table-cell>
          <table:table-cell office:value-type="float" office:value="0.416899373" calcext:value-type="float">
            <text:p>0.416899373</text:p>
          </table:table-cell>
          <table:table-cell office:value-type="float" office:value="0.567953654" calcext:value-type="float">
            <text:p>0.567953654</text:p>
          </table:table-cell>
          <table:table-cell office:value-type="float" office:value="0.4824329" calcext:value-type="float">
            <text:p>0.4824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8802893" calcext:value-type="float">
            <text:p>0.578802893</text:p>
          </table:table-cell>
          <table:table-cell office:value-type="float" office:value="0.418458631" calcext:value-type="float">
            <text:p>0.418458631</text:p>
          </table:table-cell>
          <table:table-cell office:value-type="float" office:value="0.564429827" calcext:value-type="float">
            <text:p>0.564429827</text:p>
          </table:table-cell>
          <table:table-cell office:value-type="float" office:value="0.482158718" calcext:value-type="float">
            <text:p>0.4821587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6886007" calcext:value-type="float">
            <text:p>0.576886007</text:p>
          </table:table-cell>
          <table:table-cell office:value-type="float" office:value="0.42327111" calcext:value-type="float">
            <text:p>0.42327111</text:p>
          </table:table-cell>
          <table:table-cell office:value-type="float" office:value="0.546294516" calcext:value-type="float">
            <text:p>0.546294516</text:p>
          </table:table-cell>
          <table:table-cell office:value-type="float" office:value="0.482034145" calcext:value-type="float">
            <text:p>0.4820341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7195952" calcext:value-type="float">
            <text:p>0.577195952</text:p>
          </table:table-cell>
          <table:table-cell office:value-type="float" office:value="0.422172001" calcext:value-type="float">
            <text:p>0.422172001</text:p>
          </table:table-cell>
          <table:table-cell office:value-type="float" office:value="0.546778506" calcext:value-type="float">
            <text:p>0.546778506</text:p>
          </table:table-cell>
          <table:table-cell office:value-type="float" office:value="0.481659827" calcext:value-type="float">
            <text:p>0.4816598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7103564" calcext:value-type="float">
            <text:p>0.577103564</text:p>
          </table:table-cell>
          <table:table-cell office:value-type="float" office:value="0.42398875" calcext:value-type="float">
            <text:p>0.42398875</text:p>
          </table:table-cell>
          <table:table-cell office:value-type="float" office:value="0.550637311" calcext:value-type="float">
            <text:p>0.550637311</text:p>
          </table:table-cell>
          <table:table-cell office:value-type="float" office:value="0.482469855" calcext:value-type="float">
            <text:p>0.4824698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79338143" calcext:value-type="float">
            <text:p>0.579338143</text:p>
          </table:table-cell>
          <table:table-cell office:value-type="float" office:value="0.418047359" calcext:value-type="float">
            <text:p>0.418047359</text:p>
          </table:table-cell>
          <table:table-cell office:value-type="float" office:value="0.563943453" calcext:value-type="float">
            <text:p>0.563943453</text:p>
          </table:table-cell>
          <table:table-cell office:value-type="float" office:value="0.482355414" calcext:value-type="float">
            <text:p>0.482355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0851505" calcext:value-type="float">
            <text:p>0.580851505</text:p>
          </table:table-cell>
          <table:table-cell office:value-type="float" office:value="0.419166734" calcext:value-type="float">
            <text:p>0.419166734</text:p>
          </table:table-cell>
          <table:table-cell office:value-type="float" office:value="0.560698576" calcext:value-type="float">
            <text:p>0.560698576</text:p>
          </table:table-cell>
          <table:table-cell office:value-type="float" office:value="0.482332168" calcext:value-type="float">
            <text:p>0.4823321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1083963" calcext:value-type="float">
            <text:p>0.581083963</text:p>
          </table:table-cell>
          <table:table-cell office:value-type="float" office:value="0.416833808" calcext:value-type="float">
            <text:p>0.416833808</text:p>
          </table:table-cell>
          <table:table-cell office:value-type="float" office:value="0.568180748" calcext:value-type="float">
            <text:p>0.568180748</text:p>
          </table:table-cell>
          <table:table-cell office:value-type="float" office:value="0.482232032" calcext:value-type="float">
            <text:p>0.4822320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8576395" calcext:value-type="float">
            <text:p>0.578576395</text:p>
          </table:table-cell>
          <table:table-cell office:value-type="float" office:value="0.423759869" calcext:value-type="float">
            <text:p>0.423759869</text:p>
          </table:table-cell>
          <table:table-cell office:value-type="float" office:value="0.552182859" calcext:value-type="float">
            <text:p>0.552182859</text:p>
          </table:table-cell>
          <table:table-cell office:value-type="float" office:value="0.482400117" calcext:value-type="float">
            <text:p>0.4824001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77702591" calcext:value-type="float">
            <text:p>0.577702591</text:p>
          </table:table-cell>
          <table:table-cell office:value-type="float" office:value="0.425291708" calcext:value-type="float">
            <text:p>0.425291708</text:p>
          </table:table-cell>
          <table:table-cell office:value-type="float" office:value="0.544673269" calcext:value-type="float">
            <text:p>0.544673269</text:p>
          </table:table-cell>
          <table:table-cell office:value-type="float" office:value="0.481834469" calcext:value-type="float">
            <text:p>0.481834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78065583" calcext:value-type="float">
            <text:p>0.578065583</text:p>
          </table:table-cell>
          <table:table-cell office:value-type="float" office:value="0.42511647" calcext:value-type="float">
            <text:p>0.42511647</text:p>
          </table:table-cell>
          <table:table-cell office:value-type="float" office:value="0.546554392" calcext:value-type="float">
            <text:p>0.546554392</text:p>
          </table:table-cell>
          <table:table-cell office:value-type="float" office:value="0.482258258" calcext:value-type="float">
            <text:p>0.4822582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8953097" calcext:value-type="float">
            <text:p>0.578953097</text:p>
          </table:table-cell>
          <table:table-cell office:value-type="float" office:value="0.42139714" calcext:value-type="float">
            <text:p>0.42139714</text:p>
          </table:table-cell>
          <table:table-cell office:value-type="float" office:value="0.554907388" calcext:value-type="float">
            <text:p>0.554907388</text:p>
          </table:table-cell>
          <table:table-cell office:value-type="float" office:value="0.48210567" calcext:value-type="float">
            <text:p>0.482105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81553648" calcext:value-type="float">
            <text:p>0.581553648</text:p>
          </table:table-cell>
          <table:table-cell office:value-type="float" office:value="0.416282465" calcext:value-type="float">
            <text:p>0.416282465</text:p>
          </table:table-cell>
          <table:table-cell office:value-type="float" office:value="0.568639704" calcext:value-type="float">
            <text:p>0.568639704</text:p>
          </table:table-cell>
          <table:table-cell office:value-type="float" office:value="0.48223382" calcext:value-type="float">
            <text:p>0.482233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77320525" calcext:value-type="float">
            <text:p>0.577320525</text:p>
          </table:table-cell>
          <table:table-cell office:value-type="float" office:value="0.426912955" calcext:value-type="float">
            <text:p>0.426912955</text:p>
          </table:table-cell>
          <table:table-cell office:value-type="float" office:value="0.544505184" calcext:value-type="float">
            <text:p>0.544505184</text:p>
          </table:table-cell>
          <table:table-cell office:value-type="float" office:value="0.482034145" calcext:value-type="float">
            <text:p>0.4820341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9317281" calcext:value-type="float">
            <text:p>0.579317281</text:p>
          </table:table-cell>
          <table:table-cell office:value-type="float" office:value="0.422004512" calcext:value-type="float">
            <text:p>0.422004512</text:p>
          </table:table-cell>
          <table:table-cell office:value-type="float" office:value="0.546836322" calcext:value-type="float">
            <text:p>0.546836322</text:p>
          </table:table-cell>
          <table:table-cell office:value-type="float" office:value="0.481357036" calcext:value-type="float">
            <text:p>0.4813570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79189727" calcext:value-type="float">
            <text:p>0.579189727</text:p>
          </table:table-cell>
          <table:table-cell office:value-type="float" office:value="0.421721986" calcext:value-type="float">
            <text:p>0.421721986</text:p>
          </table:table-cell>
          <table:table-cell office:value-type="float" office:value="0.546419686" calcext:value-type="float">
            <text:p>0.546419686</text:p>
          </table:table-cell>
          <table:table-cell office:value-type="float" office:value="0.481451211" calcext:value-type="float">
            <text:p>0.4814512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8267643" calcext:value-type="float">
            <text:p>0.578267643</text:p>
          </table:table-cell>
          <table:table-cell office:value-type="float" office:value="0.424152663" calcext:value-type="float">
            <text:p>0.424152663</text:p>
          </table:table-cell>
          <table:table-cell office:value-type="float" office:value="0.545355743" calcext:value-type="float">
            <text:p>0.545355743</text:p>
          </table:table-cell>
          <table:table-cell office:value-type="float" office:value="0.481636582" calcext:value-type="float">
            <text:p>0.4816365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8184197" calcext:value-type="float">
            <text:p>0.578184197</text:p>
          </table:table-cell>
          <table:table-cell office:value-type="float" office:value="0.423257401" calcext:value-type="float">
            <text:p>0.423257401</text:p>
          </table:table-cell>
          <table:table-cell office:value-type="float" office:value="0.546189016" calcext:value-type="float">
            <text:p>0.546189016</text:p>
          </table:table-cell>
          <table:table-cell office:value-type="float" office:value="0.481602011" calcext:value-type="float">
            <text:p>0.481602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76880643" calcext:value-type="float">
            <text:p>0.576880643</text:p>
          </table:table-cell>
          <table:table-cell office:value-type="float" office:value="0.426989249" calcext:value-type="float">
            <text:p>0.426989249</text:p>
          </table:table-cell>
          <table:table-cell office:value-type="float" office:value="0.542082851" calcext:value-type="float">
            <text:p>0.542082851</text:p>
          </table:table-cell>
          <table:table-cell office:value-type="float" office:value="0.481931625" calcext:value-type="float">
            <text:p>0.4819316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7794101" calcext:value-type="float">
            <text:p>0.57794101</text:p>
          </table:table-cell>
          <table:table-cell office:value-type="float" office:value="0.423359921" calcext:value-type="float">
            <text:p>0.423359921</text:p>
          </table:table-cell>
          <table:table-cell office:value-type="float" office:value="0.5449099" calcext:value-type="float">
            <text:p>0.5449099</text:p>
          </table:table-cell>
          <table:table-cell office:value-type="float" office:value="0.481309352" calcext:value-type="float">
            <text:p>0.4813093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78244993" calcext:value-type="float">
            <text:p>0.578244993</text:p>
          </table:table-cell>
          <table:table-cell office:value-type="float" office:value="0.423158458" calcext:value-type="float">
            <text:p>0.423158458</text:p>
          </table:table-cell>
          <table:table-cell office:value-type="float" office:value="0.544351404" calcext:value-type="float">
            <text:p>0.544351404</text:p>
          </table:table-cell>
          <table:table-cell office:value-type="float" office:value="0.481720624" calcext:value-type="float">
            <text:p>0.4817206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9155157" calcext:value-type="float">
            <text:p>0.579155157</text:p>
          </table:table-cell>
          <table:table-cell office:value-type="float" office:value="0.423049977" calcext:value-type="float">
            <text:p>0.423049977</text:p>
          </table:table-cell>
          <table:table-cell office:value-type="float" office:value="0.545801585" calcext:value-type="float">
            <text:p>0.545801585</text:p>
          </table:table-cell>
          <table:table-cell office:value-type="float" office:value="0.4817695" calcext:value-type="float">
            <text:p>0.48176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78832695" calcext:value-type="float">
            <text:p>0.578832695</text:p>
          </table:table-cell>
          <table:table-cell office:value-type="float" office:value="0.421615889" calcext:value-type="float">
            <text:p>0.421615889</text:p>
          </table:table-cell>
          <table:table-cell office:value-type="float" office:value="0.545676416" calcext:value-type="float">
            <text:p>0.545676416</text:p>
          </table:table-cell>
          <table:table-cell office:value-type="float" office:value="0.48178917" calcext:value-type="float">
            <text:p>0.481789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78543017" calcext:value-type="float">
            <text:p>0.578543017</text:p>
          </table:table-cell>
          <table:table-cell office:value-type="float" office:value="0.423077991" calcext:value-type="float">
            <text:p>0.423077991</text:p>
          </table:table-cell>
          <table:table-cell office:value-type="float" office:value="0.544791883" calcext:value-type="float">
            <text:p>0.544791883</text:p>
          </table:table-cell>
          <table:table-cell office:value-type="float" office:value="0.481857119" calcext:value-type="float">
            <text:p>0.4818571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78115055" calcext:value-type="float">
            <text:p>0.578115055</text:p>
          </table:table-cell>
          <table:table-cell office:value-type="float" office:value="0.424624136" calcext:value-type="float">
            <text:p>0.424624136</text:p>
          </table:table-cell>
          <table:table-cell office:value-type="float" office:value="0.546323722" calcext:value-type="float">
            <text:p>0.546323722</text:p>
          </table:table-cell>
          <table:table-cell office:value-type="float" office:value="0.482409654" calcext:value-type="float">
            <text:p>0.4824096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81473181" calcext:value-type="float">
            <text:p>0.581473181</text:p>
          </table:table-cell>
          <table:table-cell office:value-type="float" office:value="0.416705062" calcext:value-type="float">
            <text:p>0.416705062</text:p>
          </table:table-cell>
          <table:table-cell office:value-type="float" office:value="0.566725798" calcext:value-type="float">
            <text:p>0.566725798</text:p>
          </table:table-cell>
          <table:table-cell office:value-type="float" office:value="0.48266357" calcext:value-type="float">
            <text:p>0.482663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80813954" calcext:value-type="float">
            <text:p>0.580813954</text:p>
          </table:table-cell>
          <table:table-cell office:value-type="float" office:value="0.416471412" calcext:value-type="float">
            <text:p>0.416471412</text:p>
          </table:table-cell>
          <table:table-cell office:value-type="float" office:value="0.5673135" calcext:value-type="float">
            <text:p>0.5673135</text:p>
          </table:table-cell>
          <table:table-cell office:value-type="float" office:value="0.482721982" calcext:value-type="float">
            <text:p>0.4827219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76754877" calcext:value-type="float">
            <text:p>0.576754877</text:p>
          </table:table-cell>
          <table:table-cell office:value-type="float" office:value="0.424622348" calcext:value-type="float">
            <text:p>0.424622348</text:p>
          </table:table-cell>
          <table:table-cell office:value-type="float" office:value="0.54729945" calcext:value-type="float">
            <text:p>0.54729945</text:p>
          </table:table-cell>
          <table:table-cell office:value-type="float" office:value="0.48231369" calcext:value-type="float">
            <text:p>0.48231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77192375" calcext:value-type="float">
            <text:p>0.577192375</text:p>
          </table:table-cell>
          <table:table-cell office:value-type="float" office:value="0.42279785" calcext:value-type="float">
            <text:p>0.42279785</text:p>
          </table:table-cell>
          <table:table-cell office:value-type="float" office:value="0.544745391" calcext:value-type="float">
            <text:p>0.544745391</text:p>
          </table:table-cell>
          <table:table-cell office:value-type="float" office:value="0.481957851" calcext:value-type="float">
            <text:p>0.4819578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76590368" calcext:value-type="float">
            <text:p>0.576590368</text:p>
          </table:table-cell>
          <table:table-cell office:value-type="float" office:value="0.424648574" calcext:value-type="float">
            <text:p>0.424648574</text:p>
          </table:table-cell>
          <table:table-cell office:value-type="float" office:value="0.545792645" calcext:value-type="float">
            <text:p>0.545792645</text:p>
          </table:table-cell>
          <table:table-cell office:value-type="float" office:value="0.482265411" calcext:value-type="float">
            <text:p>0.4822654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75798819" calcext:value-type="float">
            <text:p>0.575798819</text:p>
          </table:table-cell>
          <table:table-cell office:value-type="float" office:value="0.426706127" calcext:value-type="float">
            <text:p>0.426706127</text:p>
          </table:table-cell>
          <table:table-cell office:value-type="float" office:value="0.541889732" calcext:value-type="float">
            <text:p>0.541889732</text:p>
          </table:table-cell>
          <table:table-cell office:value-type="float" office:value="0.48222488" calcext:value-type="float">
            <text:p>0.482224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75850079" calcext:value-type="float">
            <text:p>0.575850079</text:p>
          </table:table-cell>
          <table:table-cell office:value-type="float" office:value="0.424880436" calcext:value-type="float">
            <text:p>0.424880436</text:p>
          </table:table-cell>
          <table:table-cell office:value-type="float" office:value="0.54396755" calcext:value-type="float">
            <text:p>0.54396755</text:p>
          </table:table-cell>
          <table:table-cell office:value-type="float" office:value="0.481779633" calcext:value-type="float">
            <text:p>0.4817796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76704213" calcext:value-type="float">
            <text:p>0.576704213</text:p>
          </table:table-cell>
          <table:table-cell office:value-type="float" office:value="0.422048619" calcext:value-type="float">
            <text:p>0.422048619</text:p>
          </table:table-cell>
          <table:table-cell office:value-type="float" office:value="0.54575569" calcext:value-type="float">
            <text:p>0.54575569</text:p>
          </table:table-cell>
          <table:table-cell office:value-type="float" office:value="0.481888113" calcext:value-type="float">
            <text:p>0.4818881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76208303" calcext:value-type="float">
            <text:p>0.576208303</text:p>
          </table:table-cell>
          <table:table-cell office:value-type="float" office:value="0.423415354" calcext:value-type="float">
            <text:p>0.423415354</text:p>
          </table:table-cell>
          <table:table-cell office:value-type="float" office:value="0.54541952" calcext:value-type="float">
            <text:p>0.54541952</text:p>
          </table:table-cell>
          <table:table-cell office:value-type="float" office:value="0.482197461" calcext:value-type="float">
            <text:p>0.4821974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76292941" calcext:value-type="float">
            <text:p>0.576292941</text:p>
          </table:table-cell>
          <table:table-cell office:value-type="float" office:value="0.422913483" calcext:value-type="float">
            <text:p>0.422913483</text:p>
          </table:table-cell>
          <table:table-cell office:value-type="float" office:value="0.54539985" calcext:value-type="float">
            <text:p>0.54539985</text:p>
          </table:table-cell>
          <table:table-cell office:value-type="float" office:value="0.482030568" calcext:value-type="float">
            <text:p>0.4820305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76699445" calcext:value-type="float">
            <text:p>0.576699445</text:p>
          </table:table-cell>
          <table:table-cell office:value-type="float" office:value="0.423213294" calcext:value-type="float">
            <text:p>0.423213294</text:p>
          </table:table-cell>
          <table:table-cell office:value-type="float" office:value="0.545117324" calcext:value-type="float">
            <text:p>0.545117324</text:p>
          </table:table-cell>
          <table:table-cell office:value-type="float" office:value="0.48208004" calcext:value-type="float">
            <text:p>0.48208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8568051" calcext:value-type="float">
            <text:p>0.578568051</text:p>
          </table:table-cell>
          <table:table-cell office:value-type="float" office:value="0.418432405" calcext:value-type="float">
            <text:p>0.418432405</text:p>
          </table:table-cell>
          <table:table-cell office:value-type="float" office:value="0.562838979" calcext:value-type="float">
            <text:p>0.562838979</text:p>
          </table:table-cell>
          <table:table-cell office:value-type="float" office:value="0.483024774" calcext:value-type="float">
            <text:p>0.4830247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77936837" calcext:value-type="float">
            <text:p>0.577936837</text:p>
          </table:table-cell>
          <table:table-cell office:value-type="float" office:value="0.419915965" calcext:value-type="float">
            <text:p>0.419915965</text:p>
          </table:table-cell>
          <table:table-cell office:value-type="float" office:value="0.557158656" calcext:value-type="float">
            <text:p>0.557158656</text:p>
          </table:table-cell>
          <table:table-cell office:value-type="float" office:value="0.48284894" calcext:value-type="float">
            <text:p>0.482848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77626297" calcext:value-type="float">
            <text:p>0.577626297</text:p>
          </table:table-cell>
          <table:table-cell office:value-type="float" office:value="0.422279289" calcext:value-type="float">
            <text:p>0.422279289</text:p>
          </table:table-cell>
          <table:table-cell office:value-type="float" office:value="0.553064412" calcext:value-type="float">
            <text:p>0.553064412</text:p>
          </table:table-cell>
          <table:table-cell office:value-type="float" office:value="0.482826887" calcext:value-type="float">
            <text:p>0.4828268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80691168" calcext:value-type="float">
            <text:p>0.580691168</text:p>
          </table:table-cell>
          <table:table-cell office:value-type="float" office:value="0.417367866" calcext:value-type="float">
            <text:p>0.417367866</text:p>
          </table:table-cell>
          <table:table-cell office:value-type="float" office:value="0.567008325" calcext:value-type="float">
            <text:p>0.567008325</text:p>
          </table:table-cell>
          <table:table-cell office:value-type="float" office:value="0.482940731" calcext:value-type="float">
            <text:p>0.4829407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79636762" calcext:value-type="float">
            <text:p>0.579636762</text:p>
          </table:table-cell>
          <table:table-cell office:value-type="float" office:value="0.420199683" calcext:value-type="float">
            <text:p>0.420199683</text:p>
          </table:table-cell>
          <table:table-cell office:value-type="float" office:value="0.562699504" calcext:value-type="float">
            <text:p>0.562699504</text:p>
          </table:table-cell>
          <table:table-cell office:value-type="float" office:value="0.482773242" calcext:value-type="float">
            <text:p>0.4827732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7650871" calcext:value-type="float">
            <text:p>0.57650871</text:p>
          </table:table-cell>
          <table:table-cell office:value-type="float" office:value="0.426859907" calcext:value-type="float">
            <text:p>0.426859907</text:p>
          </table:table-cell>
          <table:table-cell office:value-type="float" office:value="0.546221798" calcext:value-type="float">
            <text:p>0.546221798</text:p>
          </table:table-cell>
          <table:table-cell office:value-type="float" office:value="0.482718406" calcext:value-type="float">
            <text:p>0.4827184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7604243" calcext:value-type="float">
            <text:p>0.577604243</text:p>
          </table:table-cell>
          <table:table-cell office:value-type="float" office:value="0.42450135" calcext:value-type="float">
            <text:p>0.42450135</text:p>
          </table:table-cell>
          <table:table-cell office:value-type="float" office:value="0.545747941" calcext:value-type="float">
            <text:p>0.545747941</text:p>
          </table:table-cell>
          <table:table-cell office:value-type="float" office:value="0.482040701" calcext:value-type="float">
            <text:p>0.4820407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78723023" calcext:value-type="float">
            <text:p>0.578723023</text:p>
          </table:table-cell>
          <table:table-cell office:value-type="float" office:value="0.422816923" calcext:value-type="float">
            <text:p>0.422816923</text:p>
          </table:table-cell>
          <table:table-cell office:value-type="float" office:value="0.546962684" calcext:value-type="float">
            <text:p>0.546962684</text:p>
          </table:table-cell>
          <table:table-cell office:value-type="float" office:value="0.482397733" calcext:value-type="float">
            <text:p>0.4823977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8273604" calcext:value-type="float">
            <text:p>0.578273604</text:p>
          </table:table-cell>
          <table:table-cell office:value-type="float" office:value="0.424277237" calcext:value-type="float">
            <text:p>0.424277237</text:p>
          </table:table-cell>
          <table:table-cell office:value-type="float" office:value="0.546612805" calcext:value-type="float">
            <text:p>0.546612805</text:p>
          </table:table-cell>
          <table:table-cell office:value-type="float" office:value="0.482655225" calcext:value-type="float">
            <text:p>0.4826552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77355096" calcext:value-type="float">
            <text:p>0.577355096</text:p>
          </table:table-cell>
          <table:table-cell office:value-type="float" office:value="0.425002626" calcext:value-type="float">
            <text:p>0.425002626</text:p>
          </table:table-cell>
          <table:table-cell office:value-type="float" office:value="0.549665159" calcext:value-type="float">
            <text:p>0.549665159</text:p>
          </table:table-cell>
          <table:table-cell office:value-type="float" office:value="0.482965169" calcext:value-type="float">
            <text:p>0.4829651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77640602" calcext:value-type="float">
            <text:p>0.577640602</text:p>
          </table:table-cell>
          <table:table-cell office:value-type="float" office:value="0.42555218" calcext:value-type="float">
            <text:p>0.42555218</text:p>
          </table:table-cell>
          <table:table-cell office:value-type="float" office:value="0.546535915" calcext:value-type="float">
            <text:p>0.546535915</text:p>
          </table:table-cell>
          <table:table-cell office:value-type="float" office:value="0.482637344" calcext:value-type="float">
            <text:p>0.4826373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77085087" calcext:value-type="float">
            <text:p>0.577085087</text:p>
          </table:table-cell>
          <table:table-cell office:value-type="float" office:value="0.425590327" calcext:value-type="float">
            <text:p>0.425590327</text:p>
          </table:table-cell>
          <table:table-cell office:value-type="float" office:value="0.547207063" calcext:value-type="float">
            <text:p>0.547207063</text:p>
          </table:table-cell>
          <table:table-cell office:value-type="float" office:value="0.482574163" calcext:value-type="float">
            <text:p>0.4825741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80226252" calcext:value-type="float">
            <text:p>0.580226252</text:p>
          </table:table-cell>
          <table:table-cell office:value-type="float" office:value="0.417241504" calcext:value-type="float">
            <text:p>0.417241504</text:p>
          </table:table-cell>
          <table:table-cell office:value-type="float" office:value="0.569216081" calcext:value-type="float">
            <text:p>0.569216081</text:p>
          </table:table-cell>
          <table:table-cell office:value-type="float" office:value="0.483000932" calcext:value-type="float">
            <text:p>0.4830009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80216715" calcext:value-type="float">
            <text:p>0.580216715</text:p>
          </table:table-cell>
          <table:table-cell office:value-type="float" office:value="0.418381741" calcext:value-type="float">
            <text:p>0.418381741</text:p>
          </table:table-cell>
          <table:table-cell office:value-type="float" office:value="0.567190715" calcext:value-type="float">
            <text:p>0.567190715</text:p>
          </table:table-cell>
          <table:table-cell office:value-type="float" office:value="0.483036099" calcext:value-type="float">
            <text:p>0.4830360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77986309" calcext:value-type="float">
            <text:p>0.577986309</text:p>
          </table:table-cell>
          <table:table-cell office:value-type="float" office:value="0.422751358" calcext:value-type="float">
            <text:p>0.422751358</text:p>
          </table:table-cell>
          <table:table-cell office:value-type="float" office:value="0.556326575" calcext:value-type="float">
            <text:p>0.556326575</text:p>
          </table:table-cell>
          <table:table-cell office:value-type="float" office:value="0.482970534" calcext:value-type="float">
            <text:p>0.4829705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75584838" calcext:value-type="float">
            <text:p>0.575584838</text:p>
          </table:table-cell>
          <table:table-cell office:value-type="float" office:value="0.427847556" calcext:value-type="float">
            <text:p>0.427847556</text:p>
          </table:table-cell>
          <table:table-cell office:value-type="float" office:value="0.54465062" calcext:value-type="float">
            <text:p>0.54465062</text:p>
          </table:table-cell>
          <table:table-cell office:value-type="float" office:value="0.482459722" calcext:value-type="float">
            <text:p>0.4824597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75928161" calcext:value-type="float">
            <text:p>0.575928161</text:p>
          </table:table-cell>
          <table:table-cell office:value-type="float" office:value="0.427438072" calcext:value-type="float">
            <text:p>0.427438072</text:p>
          </table:table-cell>
          <table:table-cell office:value-type="float" office:value="0.545610851" calcext:value-type="float">
            <text:p>0.545610851</text:p>
          </table:table-cell>
          <table:table-cell office:value-type="float" office:value="0.482852517" calcext:value-type="float">
            <text:p>0.4828525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76431224" calcext:value-type="float">
            <text:p>0.576431224</text:p>
          </table:table-cell>
          <table:table-cell office:value-type="float" office:value="0.427510789" calcext:value-type="float">
            <text:p>0.427510789</text:p>
          </table:table-cell>
          <table:table-cell office:value-type="float" office:value="0.545227593" calcext:value-type="float">
            <text:p>0.545227593</text:p>
          </table:table-cell>
          <table:table-cell office:value-type="float" office:value="0.482536016" calcext:value-type="float">
            <text:p>0.4825360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7589061" calcext:value-type="float">
            <text:p>0.57589061</text:p>
          </table:table-cell>
          <table:table-cell office:value-type="float" office:value="0.42767351" calcext:value-type="float">
            <text:p>0.42767351</text:p>
          </table:table-cell>
          <table:table-cell office:value-type="float" office:value="0.544105833" calcext:value-type="float">
            <text:p>0.544105833</text:p>
          </table:table-cell>
          <table:table-cell office:value-type="float" office:value="0.482488928" calcext:value-type="float">
            <text:p>0.4824889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76317379" calcext:value-type="float">
            <text:p>0.576317379</text:p>
          </table:table-cell>
          <table:table-cell office:value-type="float" office:value="0.426945141" calcext:value-type="float">
            <text:p>0.426945141</text:p>
          </table:table-cell>
          <table:table-cell office:value-type="float" office:value="0.544570749" calcext:value-type="float">
            <text:p>0.544570749</text:p>
          </table:table-cell>
          <table:table-cell office:value-type="float" office:value="0.48222488" calcext:value-type="float">
            <text:p>0.482224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77879617" calcext:value-type="float">
            <text:p>0.577879617</text:p>
          </table:table-cell>
          <table:table-cell office:value-type="float" office:value="0.423041633" calcext:value-type="float">
            <text:p>0.423041633</text:p>
          </table:table-cell>
          <table:table-cell office:value-type="float" office:value="0.54606027" calcext:value-type="float">
            <text:p>0.54606027</text:p>
          </table:table-cell>
          <table:table-cell office:value-type="float" office:value="0.482451377" calcext:value-type="float">
            <text:p>0.4824513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77625701" calcext:value-type="float">
            <text:p>0.577625701</text:p>
          </table:table-cell>
          <table:table-cell office:value-type="float" office:value="0.424090674" calcext:value-type="float">
            <text:p>0.424090674</text:p>
          </table:table-cell>
          <table:table-cell office:value-type="float" office:value="0.545466607" calcext:value-type="float">
            <text:p>0.545466607</text:p>
          </table:table-cell>
          <table:table-cell office:value-type="float" office:value="0.48235601" calcext:value-type="float">
            <text:p>0.482356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7791836" calcext:value-type="float">
            <text:p>0.57791836</text:p>
          </table:table-cell>
          <table:table-cell office:value-type="float" office:value="0.425200513" calcext:value-type="float">
            <text:p>0.425200513</text:p>
          </table:table-cell>
          <table:table-cell office:value-type="float" office:value="0.545495218" calcext:value-type="float">
            <text:p>0.545495218</text:p>
          </table:table-cell>
          <table:table-cell office:value-type="float" office:value="0.482306538" calcext:value-type="float">
            <text:p>0.482306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78543613" calcext:value-type="float">
            <text:p>0.578543613</text:p>
          </table:table-cell>
          <table:table-cell office:value-type="float" office:value="0.421424558" calcext:value-type="float">
            <text:p>0.421424558</text:p>
          </table:table-cell>
          <table:table-cell office:value-type="float" office:value="0.555045671" calcext:value-type="float">
            <text:p>0.555045671</text:p>
          </table:table-cell>
          <table:table-cell office:value-type="float" office:value="0.482702313" calcext:value-type="float">
            <text:p>0.4827023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81471989" calcext:value-type="float">
            <text:p>0.581471989</text:p>
          </table:table-cell>
          <table:table-cell office:value-type="float" office:value="0.416688373" calcext:value-type="float">
            <text:p>0.416688373</text:p>
          </table:table-cell>
          <table:table-cell office:value-type="float" office:value="0.568336316" calcext:value-type="float">
            <text:p>0.568336316</text:p>
          </table:table-cell>
          <table:table-cell office:value-type="float" office:value="0.48295146" calcext:value-type="float">
            <text:p>0.482951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78089425" calcext:value-type="float">
            <text:p>0.578089425</text:p>
          </table:table-cell>
          <table:table-cell office:value-type="float" office:value="0.423007062" calcext:value-type="float">
            <text:p>0.423007062</text:p>
          </table:table-cell>
          <table:table-cell office:value-type="float" office:value="0.552619165" calcext:value-type="float">
            <text:p>0.552619165</text:p>
          </table:table-cell>
          <table:table-cell office:value-type="float" office:value="0.482276736" calcext:value-type="float">
            <text:p>0.4822767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77343175" calcext:value-type="float">
            <text:p>0.577343175</text:p>
          </table:table-cell>
          <table:table-cell office:value-type="float" office:value="0.426272801" calcext:value-type="float">
            <text:p>0.426272801</text:p>
          </table:table-cell>
          <table:table-cell office:value-type="float" office:value="0.544527834" calcext:value-type="float">
            <text:p>0.544527834</text:p>
          </table:table-cell>
          <table:table-cell office:value-type="float" office:value="0.482252298" calcext:value-type="float">
            <text:p>0.4822522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78534672" calcext:value-type="float">
            <text:p>0.578534672</text:p>
          </table:table-cell>
          <table:table-cell office:value-type="float" office:value="0.424265316" calcext:value-type="float">
            <text:p>0.424265316</text:p>
          </table:table-cell>
          <table:table-cell office:value-type="float" office:value="0.546505516" calcext:value-type="float">
            <text:p>0.546505516</text:p>
          </table:table-cell>
          <table:table-cell office:value-type="float" office:value="0.48243588" calcext:value-type="float">
            <text:p>0.482435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7802088" calcext:value-type="float">
            <text:p>0.57802088</text:p>
          </table:table-cell>
          <table:table-cell office:value-type="float" office:value="0.42566841" calcext:value-type="float">
            <text:p>0.42566841</text:p>
          </table:table-cell>
          <table:table-cell office:value-type="float" office:value="0.546636051" calcext:value-type="float">
            <text:p>0.546636051</text:p>
          </table:table-cell>
          <table:table-cell office:value-type="float" office:value="0.482412634" calcext:value-type="float">
            <text:p>0.4824126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78952501" calcext:value-type="float">
            <text:p>0.578952501</text:p>
          </table:table-cell>
          <table:table-cell office:value-type="float" office:value="0.424734405" calcext:value-type="float">
            <text:p>0.424734405</text:p>
          </table:table-cell>
          <table:table-cell office:value-type="float" office:value="0.546620553" calcext:value-type="float">
            <text:p>0.546620553</text:p>
          </table:table-cell>
          <table:table-cell office:value-type="float" office:value="0.482320247" calcext:value-type="float">
            <text:p>0.482320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78442881" calcext:value-type="float">
            <text:p>0.578442881</text:p>
          </table:table-cell>
          <table:table-cell office:value-type="float" office:value="0.422011664" calcext:value-type="float">
            <text:p>0.422011664</text:p>
          </table:table-cell>
          <table:table-cell office:value-type="float" office:value="0.546972817" calcext:value-type="float">
            <text:p>0.546972817</text:p>
          </table:table-cell>
          <table:table-cell office:value-type="float" office:value="0.482258258" calcext:value-type="float">
            <text:p>0.4822582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79006741" calcext:value-type="float">
            <text:p>0.579006741</text:p>
          </table:table-cell>
          <table:table-cell office:value-type="float" office:value="0.422425916" calcext:value-type="float">
            <text:p>0.422425916</text:p>
          </table:table-cell>
          <table:table-cell office:value-type="float" office:value="0.547515815" calcext:value-type="float">
            <text:p>0.547515815</text:p>
          </table:table-cell>
          <table:table-cell office:value-type="float" office:value="0.482188521" calcext:value-type="float">
            <text:p>0.4821885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7775862" calcext:value-type="float">
            <text:p>0.57775862</text:p>
          </table:table-cell>
          <table:table-cell office:value-type="float" office:value="0.425076535" calcext:value-type="float">
            <text:p>0.425076535</text:p>
          </table:table-cell>
          <table:table-cell office:value-type="float" office:value="0.547268456" calcext:value-type="float">
            <text:p>0.547268456</text:p>
          </table:table-cell>
          <table:table-cell office:value-type="float" office:value="0.482662378" calcext:value-type="float">
            <text:p>0.4826623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81026743" calcext:value-type="float">
            <text:p>0.581026743</text:p>
          </table:table-cell>
          <table:table-cell office:value-type="float" office:value="0.416680028" calcext:value-type="float">
            <text:p>0.416680028</text:p>
          </table:table-cell>
          <table:table-cell office:value-type="float" office:value="0.569433638" calcext:value-type="float">
            <text:p>0.569433638</text:p>
          </table:table-cell>
          <table:table-cell office:value-type="float" office:value="0.482790528" calcext:value-type="float">
            <text:p>0.4827905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77652523" calcext:value-type="float">
            <text:p>0.577652523</text:p>
          </table:table-cell>
          <table:table-cell office:value-type="float" office:value="0.423603704" calcext:value-type="float">
            <text:p>0.423603704</text:p>
          </table:table-cell>
          <table:table-cell office:value-type="float" office:value="0.550441808" calcext:value-type="float">
            <text:p>0.550441808</text:p>
          </table:table-cell>
          <table:table-cell office:value-type="float" office:value="0.482757745" calcext:value-type="float">
            <text:p>0.4827577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78209231" calcext:value-type="float">
            <text:p>0.578209231</text:p>
          </table:table-cell>
          <table:table-cell office:value-type="float" office:value="0.421398332" calcext:value-type="float">
            <text:p>0.421398332</text:p>
          </table:table-cell>
          <table:table-cell office:value-type="float" office:value="0.555340118" calcext:value-type="float">
            <text:p>0.555340118</text:p>
          </table:table-cell>
          <table:table-cell office:value-type="float" office:value="0.482549129" calcext:value-type="float">
            <text:p>0.4825491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79639742" calcext:value-type="float">
            <text:p>0.579639742</text:p>
          </table:table-cell>
          <table:table-cell office:value-type="float" office:value="0.416971495" calcext:value-type="float">
            <text:p>0.416971495</text:p>
          </table:table-cell>
          <table:table-cell office:value-type="float" office:value="0.564379759" calcext:value-type="float">
            <text:p>0.564379759</text:p>
          </table:table-cell>
          <table:table-cell office:value-type="float" office:value="0.483169613" calcext:value-type="float">
            <text:p>0.4831696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77161977" calcext:value-type="float">
            <text:p>0.577161977</text:p>
          </table:table-cell>
          <table:table-cell office:value-type="float" office:value="0.42459195" calcext:value-type="float">
            <text:p>0.42459195</text:p>
          </table:table-cell>
          <table:table-cell office:value-type="float" office:value="0.54773516" calcext:value-type="float">
            <text:p>0.54773516</text:p>
          </table:table-cell>
          <table:table-cell office:value-type="float" office:value="0.482552705" calcext:value-type="float">
            <text:p>0.4825527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77840874" calcext:value-type="float">
            <text:p>0.577840874</text:p>
          </table:table-cell>
          <table:table-cell office:value-type="float" office:value="0.421646288" calcext:value-type="float">
            <text:p>0.421646288</text:p>
          </table:table-cell>
          <table:table-cell office:value-type="float" office:value="0.546259945" calcext:value-type="float">
            <text:p>0.546259945</text:p>
          </table:table-cell>
          <table:table-cell office:value-type="float" office:value="0.482223091" calcext:value-type="float">
            <text:p>0.4822230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78183005" calcext:value-type="float">
            <text:p>0.578183005</text:p>
          </table:table-cell>
          <table:table-cell office:value-type="float" office:value="0.421883514" calcext:value-type="float">
            <text:p>0.421883514</text:p>
          </table:table-cell>
          <table:table-cell office:value-type="float" office:value="0.546449488" calcext:value-type="float">
            <text:p>0.546449488</text:p>
          </table:table-cell>
          <table:table-cell office:value-type="float" office:value="0.482192097" calcext:value-type="float">
            <text:p>0.4821920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78241417" calcext:value-type="float">
            <text:p>0.578241417</text:p>
          </table:table-cell>
          <table:table-cell office:value-type="float" office:value="0.423610261" calcext:value-type="float">
            <text:p>0.423610261</text:p>
          </table:table-cell>
          <table:table-cell office:value-type="float" office:value="0.546957916" calcext:value-type="float">
            <text:p>0.546957916</text:p>
          </table:table-cell>
          <table:table-cell office:value-type="float" office:value="0.48235601" calcext:value-type="float">
            <text:p>0.482356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77855179" calcext:value-type="float">
            <text:p>0.577855179</text:p>
          </table:table-cell>
          <table:table-cell office:value-type="float" office:value="0.423609069" calcext:value-type="float">
            <text:p>0.423609069</text:p>
          </table:table-cell>
          <table:table-cell office:value-type="float" office:value="0.549895233" calcext:value-type="float">
            <text:p>0.549895233</text:p>
          </table:table-cell>
          <table:table-cell office:value-type="float" office:value="0.482856093" calcext:value-type="float">
            <text:p>0.4828560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77935049" calcext:value-type="float">
            <text:p>0.577935049</text:p>
          </table:table-cell>
          <table:table-cell office:value-type="float" office:value="0.424465588" calcext:value-type="float">
            <text:p>0.424465588</text:p>
          </table:table-cell>
          <table:table-cell office:value-type="float" office:value="0.546144908" calcext:value-type="float">
            <text:p>0.546144908</text:p>
          </table:table-cell>
          <table:table-cell office:value-type="float" office:value="0.482499061" calcext:value-type="float">
            <text:p>0.4824990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77159593" calcext:value-type="float">
            <text:p>0.577159593</text:p>
          </table:table-cell>
          <table:table-cell office:value-type="float" office:value="0.424473336" calcext:value-type="float">
            <text:p>0.424473336</text:p>
          </table:table-cell>
          <table:table-cell office:value-type="float" office:value="0.547660058" calcext:value-type="float">
            <text:p>0.547660058</text:p>
          </table:table-cell>
          <table:table-cell office:value-type="float" office:value="0.482398925" calcext:value-type="float">
            <text:p>0.4823989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78899453" calcext:value-type="float">
            <text:p>0.578899453</text:p>
          </table:table-cell>
          <table:table-cell office:value-type="float" office:value="0.418940236" calcext:value-type="float">
            <text:p>0.418940236</text:p>
          </table:table-cell>
          <table:table-cell office:value-type="float" office:value="0.561730929" calcext:value-type="float">
            <text:p>0.561730929</text:p>
          </table:table-cell>
          <table:table-cell office:value-type="float" office:value="0.482347069" calcext:value-type="float">
            <text:p>0.4823470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81057737" calcext:value-type="float">
            <text:p>0.581057737</text:p>
          </table:table-cell>
          <table:table-cell office:value-type="float" office:value="0.416942289" calcext:value-type="float">
            <text:p>0.416942289</text:p>
          </table:table-cell>
          <table:table-cell office:value-type="float" office:value="0.56841559" calcext:value-type="float">
            <text:p>0.56841559</text:p>
          </table:table-cell>
          <table:table-cell office:value-type="float" office:value="0.482585488" calcext:value-type="float">
            <text:p>0.4825854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0772827" calcext:value-type="float">
            <text:p>0.580772827</text:p>
          </table:table-cell>
          <table:table-cell office:value-type="float" office:value="0.41729038" calcext:value-type="float">
            <text:p>0.41729038</text:p>
          </table:table-cell>
          <table:table-cell office:value-type="float" office:value="0.566725202" calcext:value-type="float">
            <text:p>0.566725202</text:p>
          </table:table-cell>
          <table:table-cell office:value-type="float" office:value="0.482883511" calcext:value-type="float">
            <text:p>0.4828835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77416489" calcext:value-type="float">
            <text:p>0.577416489</text:p>
          </table:table-cell>
          <table:table-cell office:value-type="float" office:value="0.426385454" calcext:value-type="float">
            <text:p>0.426385454</text:p>
          </table:table-cell>
          <table:table-cell office:value-type="float" office:value="0.544983214" calcext:value-type="float">
            <text:p>0.544983214</text:p>
          </table:table-cell>
          <table:table-cell office:value-type="float" office:value="0.482453165" calcext:value-type="float">
            <text:p>0.4824531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78467319" calcext:value-type="float">
            <text:p>0.578467319</text:p>
          </table:table-cell>
          <table:table-cell office:value-type="float" office:value="0.423106006" calcext:value-type="float">
            <text:p>0.423106006</text:p>
          </table:table-cell>
          <table:table-cell office:value-type="float" office:value="0.547235673" calcext:value-type="float">
            <text:p>0.547235673</text:p>
          </table:table-cell>
          <table:table-cell office:value-type="float" office:value="0.482108054" calcext:value-type="float">
            <text:p>0.4821080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7825155" calcext:value-type="float">
            <text:p>0.57825155</text:p>
          </table:table-cell>
          <table:table-cell office:value-type="float" office:value="0.421156933" calcext:value-type="float">
            <text:p>0.421156933</text:p>
          </table:table-cell>
          <table:table-cell office:value-type="float" office:value="0.546745723" calcext:value-type="float">
            <text:p>0.546745723</text:p>
          </table:table-cell>
          <table:table-cell office:value-type="float" office:value="0.481839237" calcext:value-type="float">
            <text:p>0.481839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8592489" calcext:value-type="float">
            <text:p>0.578592489</text:p>
          </table:table-cell>
          <table:table-cell office:value-type="float" office:value="0.422551086" calcext:value-type="float">
            <text:p>0.422551086</text:p>
          </table:table-cell>
          <table:table-cell office:value-type="float" office:value="0.547387665" calcext:value-type="float">
            <text:p>0.547387665</text:p>
          </table:table-cell>
          <table:table-cell office:value-type="float" office:value="0.48200017" calcext:value-type="float">
            <text:p>0.482000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77821204" calcext:value-type="float">
            <text:p>0.577821204</text:p>
          </table:table-cell>
          <table:table-cell office:value-type="float" office:value="0.424490026" calcext:value-type="float">
            <text:p>0.424490026</text:p>
          </table:table-cell>
          <table:table-cell office:value-type="float" office:value="0.547339981" calcext:value-type="float">
            <text:p>0.547339981</text:p>
          </table:table-cell>
          <table:table-cell office:value-type="float" office:value="0.482298193" calcext:value-type="float">
            <text:p>0.4822981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80774019" calcext:value-type="float">
            <text:p>0.580774019</text:p>
          </table:table-cell>
          <table:table-cell office:value-type="float" office:value="0.417653372" calcext:value-type="float">
            <text:p>0.417653372</text:p>
          </table:table-cell>
          <table:table-cell office:value-type="float" office:value="0.566333004" calcext:value-type="float">
            <text:p>0.566333004</text:p>
          </table:table-cell>
          <table:table-cell office:value-type="float" office:value="0.482806621" calcext:value-type="float">
            <text:p>0.4828066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77244827" calcext:value-type="float">
            <text:p>0.577244827</text:p>
          </table:table-cell>
          <table:table-cell office:value-type="float" office:value="0.426019481" calcext:value-type="float">
            <text:p>0.426019481</text:p>
          </table:table-cell>
          <table:table-cell office:value-type="float" office:value="0.545728868" calcext:value-type="float">
            <text:p>0.545728868</text:p>
          </table:table-cell>
          <table:table-cell office:value-type="float" office:value="0.482100902" calcext:value-type="float">
            <text:p>0.4821009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77445695" calcext:value-type="float">
            <text:p>0.577445695</text:p>
          </table:table-cell>
          <table:table-cell office:value-type="float" office:value="0.42669659" calcext:value-type="float">
            <text:p>0.42669659</text:p>
          </table:table-cell>
          <table:table-cell office:value-type="float" office:value="0.544614261" calcext:value-type="float">
            <text:p>0.544614261</text:p>
          </table:table-cell>
          <table:table-cell office:value-type="float" office:value="0.482314883" calcext:value-type="float">
            <text:p>0.4823148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77712128" calcext:value-type="float">
            <text:p>0.577712128</text:p>
          </table:table-cell>
          <table:table-cell office:value-type="float" office:value="0.425974777" calcext:value-type="float">
            <text:p>0.425974777</text:p>
          </table:table-cell>
          <table:table-cell office:value-type="float" office:value="0.545283025" calcext:value-type="float">
            <text:p>0.545283025</text:p>
          </table:table-cell>
          <table:table-cell office:value-type="float" office:value="0.482090173" calcext:value-type="float">
            <text:p>0.4820901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79173038" calcext:value-type="float">
            <text:p>0.579173038</text:p>
          </table:table-cell>
          <table:table-cell office:value-type="float" office:value="0.424134782" calcext:value-type="float">
            <text:p>0.424134782</text:p>
          </table:table-cell>
          <table:table-cell office:value-type="float" office:value="0.546426838" calcext:value-type="float">
            <text:p>0.546426838</text:p>
          </table:table-cell>
          <table:table-cell office:value-type="float" office:value="0.482391177" calcext:value-type="float">
            <text:p>0.4823911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82102011" calcext:value-type="float">
            <text:p>0.582102011</text:p>
          </table:table-cell>
          <table:table-cell office:value-type="float" office:value="0.417010238" calcext:value-type="float">
            <text:p>0.417010238</text:p>
          </table:table-cell>
          <table:table-cell office:value-type="float" office:value="0.568109818" calcext:value-type="float">
            <text:p>0.568109818</text:p>
          </table:table-cell>
          <table:table-cell office:value-type="float" office:value="0.482879935" calcext:value-type="float">
            <text:p>0.4828799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79320261" calcext:value-type="float">
            <text:p>0.579320261</text:p>
          </table:table-cell>
          <table:table-cell office:value-type="float" office:value="0.423087528" calcext:value-type="float">
            <text:p>0.423087528</text:p>
          </table:table-cell>
          <table:table-cell office:value-type="float" office:value="0.547021693" calcext:value-type="float">
            <text:p>0.547021693</text:p>
          </table:table-cell>
          <table:table-cell office:value-type="float" office:value="0.482015071" calcext:value-type="float">
            <text:p>0.4820150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79191515" calcext:value-type="float">
            <text:p>0.579191515</text:p>
          </table:table-cell>
          <table:table-cell office:value-type="float" office:value="0.424789241" calcext:value-type="float">
            <text:p>0.424789241</text:p>
          </table:table-cell>
          <table:table-cell office:value-type="float" office:value="0.54652459" calcext:value-type="float">
            <text:p>0.54652459</text:p>
          </table:table-cell>
          <table:table-cell office:value-type="float" office:value="0.482476411" calcext:value-type="float">
            <text:p>0.4824764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79636166" calcext:value-type="float">
            <text:p>0.579636166</text:p>
          </table:table-cell>
          <table:table-cell office:value-type="float" office:value="0.421706488" calcext:value-type="float">
            <text:p>0.421706488</text:p>
          </table:table-cell>
          <table:table-cell office:value-type="float" office:value="0.554897851" calcext:value-type="float">
            <text:p>0.554897851</text:p>
          </table:table-cell>
          <table:table-cell office:value-type="float" office:value="0.482686816" calcext:value-type="float">
            <text:p>0.4826868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82163403" calcext:value-type="float">
            <text:p>0.582163403</text:p>
          </table:table-cell>
          <table:table-cell office:value-type="float" office:value="0.417130639" calcext:value-type="float">
            <text:p>0.417130639</text:p>
          </table:table-cell>
          <table:table-cell office:value-type="float" office:value="0.569630929" calcext:value-type="float">
            <text:p>0.569630929</text:p>
          </table:table-cell>
          <table:table-cell office:value-type="float" office:value="0.482990799" calcext:value-type="float">
            <text:p>0.4829907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80921242" calcext:value-type="float">
            <text:p>0.580921242</text:p>
          </table:table-cell>
          <table:table-cell office:value-type="float" office:value="0.42136555" calcext:value-type="float">
            <text:p>0.42136555</text:p>
          </table:table-cell>
          <table:table-cell office:value-type="float" office:value="0.559505887" calcext:value-type="float">
            <text:p>0.559505887</text:p>
          </table:table-cell>
          <table:table-cell office:value-type="float" office:value="0.482918678" calcext:value-type="float">
            <text:p>0.4829186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775655" calcext:value-type="float">
            <text:p>0.5775655</text:p>
          </table:table-cell>
          <table:table-cell office:value-type="float" office:value="0.427122763" calcext:value-type="float">
            <text:p>0.427122763</text:p>
          </table:table-cell>
          <table:table-cell office:value-type="float" office:value="0.543867414" calcext:value-type="float">
            <text:p>0.543867414</text:p>
          </table:table-cell>
          <table:table-cell office:value-type="float" office:value="0.482382832" calcext:value-type="float">
            <text:p>0.4823828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77545831" calcext:value-type="float">
            <text:p>0.577545831</text:p>
          </table:table-cell>
          <table:table-cell office:value-type="float" office:value="0.426347903" calcext:value-type="float">
            <text:p>0.426347903</text:p>
          </table:table-cell>
          <table:table-cell office:value-type="float" office:value="0.544540351" calcext:value-type="float">
            <text:p>0.544540351</text:p>
          </table:table-cell>
          <table:table-cell office:value-type="float" office:value="0.482270179" calcext:value-type="float">
            <text:p>0.4822701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78662822" calcext:value-type="float">
            <text:p>0.578662822</text:p>
          </table:table-cell>
          <table:table-cell office:value-type="float" office:value="0.422506383" calcext:value-type="float">
            <text:p>0.422506383</text:p>
          </table:table-cell>
          <table:table-cell office:value-type="float" office:value="0.548240012" calcext:value-type="float">
            <text:p>0.548240012</text:p>
          </table:table-cell>
          <table:table-cell office:value-type="float" office:value="0.482090769" calcext:value-type="float">
            <text:p>0.4820907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80351422" calcext:value-type="float">
            <text:p>0.580351422</text:p>
          </table:table-cell>
          <table:table-cell office:value-type="float" office:value="0.41770642" calcext:value-type="float">
            <text:p>0.41770642</text:p>
          </table:table-cell>
          <table:table-cell office:value-type="float" office:value="0.56571848" calcext:value-type="float">
            <text:p>0.56571848</text:p>
          </table:table-cell>
          <table:table-cell office:value-type="float" office:value="0.48274344" calcext:value-type="float">
            <text:p>0.482743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80874155" calcext:value-type="float">
            <text:p>0.580874155</text:p>
          </table:table-cell>
          <table:table-cell office:value-type="float" office:value="0.416783144" calcext:value-type="float">
            <text:p>0.416783144</text:p>
          </table:table-cell>
          <table:table-cell office:value-type="float" office:value="0.568534204" calcext:value-type="float">
            <text:p>0.568534204</text:p>
          </table:table-cell>
          <table:table-cell office:value-type="float" office:value="0.483241139" calcext:value-type="float">
            <text:p>0.4832411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81109593" calcext:value-type="float">
            <text:p>0.581109593</text:p>
          </table:table-cell>
          <table:table-cell office:value-type="float" office:value="0.419451644" calcext:value-type="float">
            <text:p>0.419451644</text:p>
          </table:table-cell>
          <table:table-cell office:value-type="float" office:value="0.56239552" calcext:value-type="float">
            <text:p>0.56239552</text:p>
          </table:table-cell>
          <table:table-cell office:value-type="float" office:value="0.482744036" calcext:value-type="float">
            <text:p>0.4827440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78979323" calcext:value-type="float">
            <text:p>0.578979323</text:p>
          </table:table-cell>
          <table:table-cell office:value-type="float" office:value="0.422939113" calcext:value-type="float">
            <text:p>0.422939113</text:p>
          </table:table-cell>
          <table:table-cell office:value-type="float" office:value="0.555491514" calcext:value-type="float">
            <text:p>0.555491514</text:p>
          </table:table-cell>
          <table:table-cell office:value-type="float" office:value="0.48256701" calcext:value-type="float">
            <text:p>0.482567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80772231" calcext:value-type="float">
            <text:p>0.580772231</text:p>
          </table:table-cell>
          <table:table-cell office:value-type="float" office:value="0.416908314" calcext:value-type="float">
            <text:p>0.416908314</text:p>
          </table:table-cell>
          <table:table-cell office:value-type="float" office:value="0.569419333" calcext:value-type="float">
            <text:p>0.569419333</text:p>
          </table:table-cell>
          <table:table-cell office:value-type="float" office:value="0.48292881" calcext:value-type="float">
            <text:p>0.482928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79183767" calcext:value-type="float">
            <text:p>0.579183767</text:p>
          </table:table-cell>
          <table:table-cell office:value-type="float" office:value="0.421538403" calcext:value-type="float">
            <text:p>0.421538403</text:p>
          </table:table-cell>
          <table:table-cell office:value-type="float" office:value="0.557988353" calcext:value-type="float">
            <text:p>0.557988353</text:p>
          </table:table-cell>
          <table:table-cell office:value-type="float" office:value="0.48264688" calcext:value-type="float">
            <text:p>0.482646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76025316" calcext:value-type="float">
            <text:p>0.576025316</text:p>
          </table:table-cell>
          <table:table-cell office:value-type="float" office:value="0.426453999" calcext:value-type="float">
            <text:p>0.426453999</text:p>
          </table:table-cell>
          <table:table-cell office:value-type="float" office:value="0.544741219" calcext:value-type="float">
            <text:p>0.544741219</text:p>
          </table:table-cell>
          <table:table-cell office:value-type="float" office:value="0.482170043" calcext:value-type="float">
            <text:p>0.4821700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7711787" calcext:value-type="float">
            <text:p>0.57711787</text:p>
          </table:table-cell>
          <table:table-cell office:value-type="float" office:value="0.424972227" calcext:value-type="float">
            <text:p>0.424972227</text:p>
          </table:table-cell>
          <table:table-cell office:value-type="float" office:value="0.547267264" calcext:value-type="float">
            <text:p>0.547267264</text:p>
          </table:table-cell>
          <table:table-cell office:value-type="float" office:value="0.482801257" calcext:value-type="float">
            <text:p>0.48280125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77137539" calcext:value-type="float">
            <text:p>0.577137539</text:p>
          </table:table-cell>
          <table:table-cell office:value-type="float" office:value="0.425698212" calcext:value-type="float">
            <text:p>0.425698212</text:p>
          </table:table-cell>
          <table:table-cell office:value-type="float" office:value="0.546571678" calcext:value-type="float">
            <text:p>0.546571678</text:p>
          </table:table-cell>
          <table:table-cell office:value-type="float" office:value="0.482744632" calcext:value-type="float">
            <text:p>0.4827446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79640338" calcext:value-type="float">
            <text:p>0.579640338</text:p>
          </table:table-cell>
          <table:table-cell office:value-type="float" office:value="0.418077161" calcext:value-type="float">
            <text:p>0.418077161</text:p>
          </table:table-cell>
          <table:table-cell office:value-type="float" office:value="0.566155978" calcext:value-type="float">
            <text:p>0.566155978</text:p>
          </table:table-cell>
          <table:table-cell office:value-type="float" office:value="0.483009277" calcext:value-type="float">
            <text:p>0.4830092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77954719" calcext:value-type="float">
            <text:p>0.577954719</text:p>
          </table:table-cell>
          <table:table-cell office:value-type="float" office:value="0.424410155" calcext:value-type="float">
            <text:p>0.424410155</text:p>
          </table:table-cell>
          <table:table-cell office:value-type="float" office:value="0.551794833" calcext:value-type="float">
            <text:p>0.551794833</text:p>
          </table:table-cell>
          <table:table-cell office:value-type="float" office:value="0.482626019" calcext:value-type="float">
            <text:p>0.4826260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77361653" calcext:value-type="float">
            <text:p>0.577361653</text:p>
          </table:table-cell>
          <table:table-cell office:value-type="float" office:value="0.425018719" calcext:value-type="float">
            <text:p>0.425018719</text:p>
          </table:table-cell>
          <table:table-cell office:value-type="float" office:value="0.54903633" calcext:value-type="float">
            <text:p>0.54903633</text:p>
          </table:table-cell>
          <table:table-cell office:value-type="float" office:value="0.48295444" calcext:value-type="float">
            <text:p>0.482954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8080859" calcext:value-type="float">
            <text:p>0.58080859</text:p>
          </table:table-cell>
          <table:table-cell office:value-type="float" office:value="0.418614199" calcext:value-type="float">
            <text:p>0.418614199</text:p>
          </table:table-cell>
          <table:table-cell office:value-type="float" office:value="0.565764375" calcext:value-type="float">
            <text:p>0.565764375</text:p>
          </table:table-cell>
          <table:table-cell office:value-type="float" office:value="0.483161269" calcext:value-type="float">
            <text:p>0.48316126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76695273" calcext:value-type="float">
            <text:p>0.576695273</text:p>
          </table:table-cell>
          <table:table-cell office:value-type="float" office:value="0.427457741" calcext:value-type="float">
            <text:p>0.427457741</text:p>
          </table:table-cell>
          <table:table-cell office:value-type="float" office:value="0.544087356" calcext:value-type="float">
            <text:p>0.544087356</text:p>
          </table:table-cell>
          <table:table-cell office:value-type="float" office:value="0.48273748" calcext:value-type="float">
            <text:p>0.482737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78118036" calcext:value-type="float">
            <text:p>0.578118036</text:p>
          </table:table-cell>
          <table:table-cell office:value-type="float" office:value="0.422151139" calcext:value-type="float">
            <text:p>0.422151139</text:p>
          </table:table-cell>
          <table:table-cell office:value-type="float" office:value="0.547469324" calcext:value-type="float">
            <text:p>0.547469324</text:p>
          </table:table-cell>
          <table:table-cell office:value-type="float" office:value="0.482006727" calcext:value-type="float">
            <text:p>0.4820067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7848222" calcext:value-type="float">
            <text:p>0.57848222</text:p>
          </table:table-cell>
          <table:table-cell office:value-type="float" office:value="0.422687581" calcext:value-type="float">
            <text:p>0.422687581</text:p>
          </table:table-cell>
          <table:table-cell office:value-type="float" office:value="0.546339219" calcext:value-type="float">
            <text:p>0.546339219</text:p>
          </table:table-cell>
          <table:table-cell office:value-type="float" office:value="0.482049642" calcext:value-type="float">
            <text:p>0.4820496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77855775" calcext:value-type="float">
            <text:p>0.577855775</text:p>
          </table:table-cell>
          <table:table-cell office:value-type="float" office:value="0.424046567" calcext:value-type="float">
            <text:p>0.424046567</text:p>
          </table:table-cell>
          <table:table-cell office:value-type="float" office:value="0.545090502" calcext:value-type="float">
            <text:p>0.545090502</text:p>
          </table:table-cell>
          <table:table-cell office:value-type="float" office:value="0.482131896" calcext:value-type="float">
            <text:p>0.48213189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79053233" calcext:value-type="float">
            <text:p>0.579053233</text:p>
          </table:table-cell>
          <table:table-cell office:value-type="float" office:value="0.422106436" calcext:value-type="float">
            <text:p>0.422106436</text:p>
          </table:table-cell>
          <table:table-cell office:value-type="float" office:value="0.547497934" calcext:value-type="float">
            <text:p>0.547497934</text:p>
          </table:table-cell>
          <table:table-cell office:value-type="float" office:value="0.482040701" calcext:value-type="float">
            <text:p>0.4820407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78356454" calcext:value-type="float">
            <text:p>0.578356454</text:p>
          </table:table-cell>
          <table:table-cell office:value-type="float" office:value="0.424451283" calcext:value-type="float">
            <text:p>0.424451283</text:p>
          </table:table-cell>
          <table:table-cell office:value-type="float" office:value="0.55062837" calcext:value-type="float">
            <text:p>0.55062837</text:p>
          </table:table-cell>
          <table:table-cell office:value-type="float" office:value="0.482721386" calcext:value-type="float">
            <text:p>0.4827213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78670571" calcext:value-type="float">
            <text:p>0.578670571</text:p>
          </table:table-cell>
          <table:table-cell office:value-type="float" office:value="0.422622016" calcext:value-type="float">
            <text:p>0.422622016</text:p>
          </table:table-cell>
          <table:table-cell office:value-type="float" office:value="0.552464789" calcext:value-type="float">
            <text:p>0.552464789</text:p>
          </table:table-cell>
          <table:table-cell office:value-type="float" office:value="0.482410846" calcext:value-type="float">
            <text:p>0.4824108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77318737" calcext:value-type="float">
            <text:p>0.577318737</text:p>
          </table:table-cell>
          <table:table-cell office:value-type="float" office:value="0.427212766" calcext:value-type="float">
            <text:p>0.427212766</text:p>
          </table:table-cell>
          <table:table-cell office:value-type="float" office:value="0.543492501" calcext:value-type="float">
            <text:p>0.543492501</text:p>
          </table:table-cell>
          <table:table-cell office:value-type="float" office:value="0.482291041" calcext:value-type="float">
            <text:p>0.4822910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77558348" calcext:value-type="float">
            <text:p>0.577558348</text:p>
          </table:table-cell>
          <table:table-cell office:value-type="float" office:value="0.425713709" calcext:value-type="float">
            <text:p>0.425713709</text:p>
          </table:table-cell>
          <table:table-cell office:value-type="float" office:value="0.546897715" calcext:value-type="float">
            <text:p>0.546897715</text:p>
          </table:table-cell>
          <table:table-cell office:value-type="float" office:value="0.482438264" calcext:value-type="float">
            <text:p>0.4824382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77178666" calcext:value-type="float">
            <text:p>0.577178666</text:p>
          </table:table-cell>
          <table:table-cell office:value-type="float" office:value="0.427224687" calcext:value-type="float">
            <text:p>0.427224687</text:p>
          </table:table-cell>
          <table:table-cell office:value-type="float" office:value="0.544085567" calcext:value-type="float">
            <text:p>0.544085567</text:p>
          </table:table-cell>
          <table:table-cell office:value-type="float" office:value="0.481770692" calcext:value-type="float">
            <text:p>0.4817706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77836702" calcext:value-type="float">
            <text:p>0.577836702</text:p>
          </table:table-cell>
          <table:table-cell office:value-type="float" office:value="0.425662449" calcext:value-type="float">
            <text:p>0.425662449</text:p>
          </table:table-cell>
          <table:table-cell office:value-type="float" office:value="0.545353954" calcext:value-type="float">
            <text:p>0.545353954</text:p>
          </table:table-cell>
          <table:table-cell office:value-type="float" office:value="0.481758175" calcext:value-type="float">
            <text:p>0.4817581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79252908" calcext:value-type="float">
            <text:p>0.579252908</text:p>
          </table:table-cell>
          <table:table-cell office:value-type="float" office:value="0.423857024" calcext:value-type="float">
            <text:p>0.423857024</text:p>
          </table:table-cell>
          <table:table-cell office:value-type="float" office:value="0.546999639" calcext:value-type="float">
            <text:p>0.546999639</text:p>
          </table:table-cell>
          <table:table-cell office:value-type="float" office:value="0.482374487" calcext:value-type="float">
            <text:p>0.4823744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79571197" calcext:value-type="float">
            <text:p>0.579571197</text:p>
          </table:table-cell>
          <table:table-cell office:value-type="float" office:value="0.423229983" calcext:value-type="float">
            <text:p>0.423229983</text:p>
          </table:table-cell>
          <table:table-cell office:value-type="float" office:value="0.547007388" calcext:value-type="float">
            <text:p>0.547007388</text:p>
          </table:table-cell>
          <table:table-cell office:value-type="float" office:value="0.48205441" calcext:value-type="float">
            <text:p>0.482054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79000184" calcext:value-type="float">
            <text:p>0.579000184</text:p>
          </table:table-cell>
          <table:table-cell office:value-type="float" office:value="0.424742749" calcext:value-type="float">
            <text:p>0.424742749</text:p>
          </table:table-cell>
          <table:table-cell office:value-type="float" office:value="0.547144478" calcext:value-type="float">
            <text:p>0.547144478</text:p>
          </table:table-cell>
          <table:table-cell office:value-type="float" office:value="0.482207594" calcext:value-type="float">
            <text:p>0.4822075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7894654" calcext:value-type="float">
            <text:p>0.57894654</text:p>
          </table:table-cell>
          <table:table-cell office:value-type="float" office:value="0.425199917" calcext:value-type="float">
            <text:p>0.425199917</text:p>
          </table:table-cell>
          <table:table-cell office:value-type="float" office:value="0.546678966" calcext:value-type="float">
            <text:p>0.546678966</text:p>
          </table:table-cell>
          <table:table-cell office:value-type="float" office:value="0.482208786" calcext:value-type="float">
            <text:p>0.4822087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79447219" calcext:value-type="float">
            <text:p>0.579447219</text:p>
          </table:table-cell>
          <table:table-cell office:value-type="float" office:value="0.423771193" calcext:value-type="float">
            <text:p>0.423771193</text:p>
          </table:table-cell>
          <table:table-cell office:value-type="float" office:value="0.546717709" calcext:value-type="float">
            <text:p>0.546717709</text:p>
          </table:table-cell>
          <table:table-cell office:value-type="float" office:value="0.482271371" calcext:value-type="float">
            <text:p>0.4822713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80056975" calcext:value-type="float">
            <text:p>0.580056975</text:p>
          </table:table-cell>
          <table:table-cell office:value-type="float" office:value="0.420425584" calcext:value-type="float">
            <text:p>0.420425584</text:p>
          </table:table-cell>
          <table:table-cell office:value-type="float" office:value="0.558367438" calcext:value-type="float">
            <text:p>0.558367438</text:p>
          </table:table-cell>
          <table:table-cell office:value-type="float" office:value="0.482610522" calcext:value-type="float">
            <text:p>0.4826105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81773589" calcext:value-type="float">
            <text:p>0.581773589</text:p>
          </table:table-cell>
          <table:table-cell office:value-type="float" office:value="0.4195035" calcext:value-type="float">
            <text:p>0.4195035</text:p>
          </table:table-cell>
          <table:table-cell office:value-type="float" office:value="0.563098855" calcext:value-type="float">
            <text:p>0.563098855</text:p>
          </table:table-cell>
          <table:table-cell office:value-type="float" office:value="0.482452569" calcext:value-type="float">
            <text:p>0.4824525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81873725" calcext:value-type="float">
            <text:p>0.581873725</text:p>
          </table:table-cell>
          <table:table-cell office:value-type="float" office:value="0.416387965" calcext:value-type="float">
            <text:p>0.416387965</text:p>
          </table:table-cell>
          <table:table-cell office:value-type="float" office:value="0.569167205" calcext:value-type="float">
            <text:p>0.569167205</text:p>
          </table:table-cell>
          <table:table-cell office:value-type="float" office:value="0.482900796" calcext:value-type="float">
            <text:p>0.4829007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82225988" calcext:value-type="float">
            <text:p>0.582225988</text:p>
          </table:table-cell>
          <table:table-cell office:value-type="float" office:value="0.41736727" calcext:value-type="float">
            <text:p>0.41736727</text:p>
          </table:table-cell>
          <table:table-cell office:value-type="float" office:value="0.567762323" calcext:value-type="float">
            <text:p>0.567762323</text:p>
          </table:table-cell>
          <table:table-cell office:value-type="float" office:value="0.483095107" calcext:value-type="float">
            <text:p>0.4830951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81971476" calcext:value-type="float">
            <text:p>0.581971476</text:p>
          </table:table-cell>
          <table:table-cell office:value-type="float" office:value="0.418477108" calcext:value-type="float">
            <text:p>0.418477108</text:p>
          </table:table-cell>
          <table:table-cell office:value-type="float" office:value="0.565427609" calcext:value-type="float">
            <text:p>0.565427609</text:p>
          </table:table-cell>
          <table:table-cell office:value-type="float" office:value="0.482508002" calcext:value-type="float">
            <text:p>0.482508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80910514" calcext:value-type="float">
            <text:p>0.580910514</text:p>
          </table:table-cell>
          <table:table-cell office:value-type="float" office:value="0.420721223" calcext:value-type="float">
            <text:p>0.420721223</text:p>
          </table:table-cell>
          <table:table-cell office:value-type="float" office:value="0.558545656" calcext:value-type="float">
            <text:p>0.558545656</text:p>
          </table:table-cell>
          <table:table-cell office:value-type="float" office:value="0.482780991" calcext:value-type="float">
            <text:p>0.4827809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77909419" calcext:value-type="float">
            <text:p>0.577909419</text:p>
          </table:table-cell>
          <table:table-cell office:value-type="float" office:value="0.425630263" calcext:value-type="float">
            <text:p>0.425630263</text:p>
          </table:table-cell>
          <table:table-cell office:value-type="float" office:value="0.546627706" calcext:value-type="float">
            <text:p>0.546627706</text:p>
          </table:table-cell>
          <table:table-cell office:value-type="float" office:value="0.482816158" calcext:value-type="float">
            <text:p>0.482816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78125784" calcext:value-type="float">
            <text:p>0.578125784</text:p>
          </table:table-cell>
          <table:table-cell office:value-type="float" office:value="0.424268892" calcext:value-type="float">
            <text:p>0.424268892</text:p>
          </table:table-cell>
          <table:table-cell office:value-type="float" office:value="0.550009078" calcext:value-type="float">
            <text:p>0.550009078</text:p>
          </table:table-cell>
          <table:table-cell office:value-type="float" office:value="0.482893048" calcext:value-type="float">
            <text:p>0.4828930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78056047" calcext:value-type="float">
            <text:p>0.578056047</text:p>
          </table:table-cell>
          <table:table-cell office:value-type="float" office:value="0.424198559" calcext:value-type="float">
            <text:p>0.424198559</text:p>
          </table:table-cell>
          <table:table-cell office:value-type="float" office:value="0.546311205" calcext:value-type="float">
            <text:p>0.546311205</text:p>
          </table:table-cell>
          <table:table-cell office:value-type="float" office:value="0.482440648" calcext:value-type="float">
            <text:p>0.4824406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78110883" calcext:value-type="float">
            <text:p>0.578110883</text:p>
          </table:table-cell>
          <table:table-cell office:value-type="float" office:value="0.423653176" calcext:value-type="float">
            <text:p>0.423653176</text:p>
          </table:table-cell>
          <table:table-cell office:value-type="float" office:value="0.547444886" calcext:value-type="float">
            <text:p>0.547444886</text:p>
          </table:table-cell>
          <table:table-cell office:value-type="float" office:value="0.48237866" calcext:value-type="float">
            <text:p>0.482378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77820608" calcext:value-type="float">
            <text:p>0.577820608</text:p>
          </table:table-cell>
          <table:table-cell office:value-type="float" office:value="0.42203789" calcext:value-type="float">
            <text:p>0.42203789</text:p>
          </table:table-cell>
          <table:table-cell office:value-type="float" office:value="0.547013944" calcext:value-type="float">
            <text:p>0.547013944</text:p>
          </table:table-cell>
          <table:table-cell office:value-type="float" office:value="0.482152758" calcext:value-type="float">
            <text:p>0.4821527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77644775" calcext:value-type="float">
            <text:p>0.577644775</text:p>
          </table:table-cell>
          <table:table-cell office:value-type="float" office:value="0.423822453" calcext:value-type="float">
            <text:p>0.423822453</text:p>
          </table:table-cell>
          <table:table-cell office:value-type="float" office:value="0.552913016" calcext:value-type="float">
            <text:p>0.552913016</text:p>
          </table:table-cell>
          <table:table-cell office:value-type="float" office:value="0.483228026" calcext:value-type="float">
            <text:p>0.4832280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7619817" calcext:value-type="float">
            <text:p>0.57619817</text:p>
          </table:table-cell>
          <table:table-cell office:value-type="float" office:value="0.426818183" calcext:value-type="float">
            <text:p>0.426818183</text:p>
          </table:table-cell>
          <table:table-cell office:value-type="float" office:value="0.544250076" calcext:value-type="float">
            <text:p>0.544250076</text:p>
          </table:table-cell>
          <table:table-cell office:value-type="float" office:value="0.483003316" calcext:value-type="float">
            <text:p>0.4830033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77497551" calcext:value-type="float">
            <text:p>0.577497551</text:p>
          </table:table-cell>
          <table:table-cell office:value-type="float" office:value="0.423176935" calcext:value-type="float">
            <text:p>0.423176935</text:p>
          </table:table-cell>
          <table:table-cell office:value-type="float" office:value="0.545500582" calcext:value-type="float">
            <text:p>0.545500582</text:p>
          </table:table-cell>
          <table:table-cell office:value-type="float" office:value="0.482562242" calcext:value-type="float">
            <text:p>0.4825622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78541825" calcext:value-type="float">
            <text:p>0.578541825</text:p>
          </table:table-cell>
          <table:table-cell office:value-type="float" office:value="0.425899676" calcext:value-type="float">
            <text:p>0.425899676</text:p>
          </table:table-cell>
          <table:table-cell office:value-type="float" office:value="0.544916456" calcext:value-type="float">
            <text:p>0.544916456</text:p>
          </table:table-cell>
          <table:table-cell office:value-type="float" office:value="0.482707081" calcext:value-type="float">
            <text:p>0.4827070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7858176" calcext:value-type="float">
            <text:p>0.57858176</text:p>
          </table:table-cell>
          <table:table-cell office:value-type="float" office:value="0.423883846" calcext:value-type="float">
            <text:p>0.423883846</text:p>
          </table:table-cell>
          <table:table-cell office:value-type="float" office:value="0.546073383" calcext:value-type="float">
            <text:p>0.546073383</text:p>
          </table:table-cell>
          <table:table-cell office:value-type="float" office:value="0.482959209" calcext:value-type="float">
            <text:p>0.482959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7812042" calcext:value-type="float">
            <text:p>0.57812042</text:p>
          </table:table-cell>
          <table:table-cell office:value-type="float" office:value="0.425390056" calcext:value-type="float">
            <text:p>0.425390056</text:p>
          </table:table-cell>
          <table:table-cell office:value-type="float" office:value="0.54624564" calcext:value-type="float">
            <text:p>0.54624564</text:p>
          </table:table-cell>
          <table:table-cell office:value-type="float" office:value="0.482790528" calcext:value-type="float">
            <text:p>0.4827905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78798125" calcext:value-type="float">
            <text:p>0.578798125</text:p>
          </table:table-cell>
          <table:table-cell office:value-type="float" office:value="0.422657779" calcext:value-type="float">
            <text:p>0.422657779</text:p>
          </table:table-cell>
          <table:table-cell office:value-type="float" office:value="0.553848213" calcext:value-type="float">
            <text:p>0.553848213</text:p>
          </table:table-cell>
          <table:table-cell office:value-type="float" office:value="0.483131466" calcext:value-type="float">
            <text:p>0.4831314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79361389" calcext:value-type="float">
            <text:p>0.579361389</text:p>
          </table:table-cell>
          <table:table-cell office:value-type="float" office:value="0.421817353" calcext:value-type="float">
            <text:p>0.421817353</text:p>
          </table:table-cell>
          <table:table-cell office:value-type="float" office:value="0.557147331" calcext:value-type="float">
            <text:p>0.557147331</text:p>
          </table:table-cell>
          <table:table-cell office:value-type="float" office:value="0.483241139" calcext:value-type="float">
            <text:p>0.4832411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77827761" calcext:value-type="float">
            <text:p>0.577827761</text:p>
          </table:table-cell>
          <table:table-cell office:value-type="float" office:value="0.42670553" calcext:value-type="float">
            <text:p>0.42670553</text:p>
          </table:table-cell>
          <table:table-cell office:value-type="float" office:value="0.544660752" calcext:value-type="float">
            <text:p>0.544660752</text:p>
          </table:table-cell>
          <table:table-cell office:value-type="float" office:value="0.482758937" calcext:value-type="float">
            <text:p>0.4827589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78898857" calcext:value-type="float">
            <text:p>0.578898857</text:p>
          </table:table-cell>
          <table:table-cell office:value-type="float" office:value="0.423375419" calcext:value-type="float">
            <text:p>0.423375419</text:p>
          </table:table-cell>
          <table:table-cell office:value-type="float" office:value="0.54672665" calcext:value-type="float">
            <text:p>0.54672665</text:p>
          </table:table-cell>
          <table:table-cell office:value-type="float" office:value="0.482463298" calcext:value-type="float">
            <text:p>0.4824632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78974554" calcext:value-type="float">
            <text:p>0.578974554</text:p>
          </table:table-cell>
          <table:table-cell office:value-type="float" office:value="0.424954346" calcext:value-type="float">
            <text:p>0.424954346</text:p>
          </table:table-cell>
          <table:table-cell office:value-type="float" office:value="0.546801751" calcext:value-type="float">
            <text:p>0.546801751</text:p>
          </table:table-cell>
          <table:table-cell office:value-type="float" office:value="0.482682047" calcext:value-type="float">
            <text:p>0.4826820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81865976" calcext:value-type="float">
            <text:p>0.581865976</text:p>
          </table:table-cell>
          <table:table-cell office:value-type="float" office:value="0.417750528" calcext:value-type="float">
            <text:p>0.417750528</text:p>
          </table:table-cell>
          <table:table-cell office:value-type="float" office:value="0.569011041" calcext:value-type="float">
            <text:p>0.569011041</text:p>
          </table:table-cell>
          <table:table-cell office:value-type="float" office:value="0.483225642" calcext:value-type="float">
            <text:p>0.4832256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78672955" calcext:value-type="float">
            <text:p>0.578672955</text:p>
          </table:table-cell>
          <table:table-cell office:value-type="float" office:value="0.425247005" calcext:value-type="float">
            <text:p>0.425247005</text:p>
          </table:table-cell>
          <table:table-cell office:value-type="float" office:value="0.547974175" calcext:value-type="float">
            <text:p>0.547974175</text:p>
          </table:table-cell>
          <table:table-cell office:value-type="float" office:value="0.483092127" calcext:value-type="float">
            <text:p>0.4830921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7723231" calcext:value-type="float">
            <text:p>0.57723231</text:p>
          </table:table-cell>
          <table:table-cell office:value-type="float" office:value="0.425965837" calcext:value-type="float">
            <text:p>0.425965837</text:p>
          </table:table-cell>
          <table:table-cell office:value-type="float" office:value="0.545732444" calcext:value-type="float">
            <text:p>0.545732444</text:p>
          </table:table-cell>
          <table:table-cell office:value-type="float" office:value="0.482595024" calcext:value-type="float">
            <text:p>0.4825950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77063629" calcext:value-type="float">
            <text:p>0.577063629</text:p>
          </table:table-cell>
          <table:table-cell office:value-type="float" office:value="0.427631191" calcext:value-type="float">
            <text:p>0.427631191</text:p>
          </table:table-cell>
          <table:table-cell office:value-type="float" office:value="0.544260209" calcext:value-type="float">
            <text:p>0.544260209</text:p>
          </table:table-cell>
          <table:table-cell office:value-type="float" office:value="0.483029542" calcext:value-type="float">
            <text:p>0.4830295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77352712" calcext:value-type="float">
            <text:p>0.577352712</text:p>
          </table:table-cell>
          <table:table-cell office:value-type="float" office:value="0.426219753" calcext:value-type="float">
            <text:p>0.426219753</text:p>
          </table:table-cell>
          <table:table-cell office:value-type="float" office:value="0.544356769" calcext:value-type="float">
            <text:p>0.544356769</text:p>
          </table:table-cell>
          <table:table-cell office:value-type="float" office:value="0.482463894" calcext:value-type="float">
            <text:p>0.4824638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77610204" calcext:value-type="float">
            <text:p>0.577610204</text:p>
          </table:table-cell>
          <table:table-cell office:value-type="float" office:value="0.424862555" calcext:value-type="float">
            <text:p>0.424862555</text:p>
          </table:table-cell>
          <table:table-cell office:value-type="float" office:value="0.546717709" calcext:value-type="float">
            <text:p>0.546717709</text:p>
          </table:table-cell>
          <table:table-cell office:value-type="float" office:value="0.48245555" calcext:value-type="float">
            <text:p>0.482455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78386257" calcext:value-type="float">
            <text:p>0.578386257</text:p>
          </table:table-cell>
          <table:table-cell office:value-type="float" office:value="0.422726324" calcext:value-type="float">
            <text:p>0.422726324</text:p>
          </table:table-cell>
          <table:table-cell office:value-type="float" office:value="0.547169512" calcext:value-type="float">
            <text:p>0.547169512</text:p>
          </table:table-cell>
          <table:table-cell office:value-type="float" office:value="0.482604561" calcext:value-type="float">
            <text:p>0.4826045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8403542" calcext:value-type="float">
            <text:p>0.578403542</text:p>
          </table:table-cell>
          <table:table-cell office:value-type="float" office:value="0.422226837" calcext:value-type="float">
            <text:p>0.422226837</text:p>
          </table:table-cell>
          <table:table-cell office:value-type="float" office:value="0.547618335" calcext:value-type="float">
            <text:p>0.547618335</text:p>
          </table:table-cell>
          <table:table-cell office:value-type="float" office:value="0.482652245" calcext:value-type="float">
            <text:p>0.4826522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78004191" calcext:value-type="float">
            <text:p>0.578004191</text:p>
          </table:table-cell>
          <table:table-cell office:value-type="float" office:value="0.424422076" calcext:value-type="float">
            <text:p>0.424422076</text:p>
          </table:table-cell>
          <table:table-cell office:value-type="float" office:value="0.547171896" calcext:value-type="float">
            <text:p>0.547171896</text:p>
          </table:table-cell>
          <table:table-cell office:value-type="float" office:value="0.482626615" calcext:value-type="float">
            <text:p>0.4826266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78088233" calcext:value-type="float">
            <text:p>0.578088233</text:p>
          </table:table-cell>
          <table:table-cell office:value-type="float" office:value="0.422359755" calcext:value-type="float">
            <text:p>0.422359755</text:p>
          </table:table-cell>
          <table:table-cell office:value-type="float" office:value="0.554154581" calcext:value-type="float">
            <text:p>0.554154581</text:p>
          </table:table-cell>
          <table:table-cell office:value-type="float" office:value="0.483495651" calcext:value-type="float">
            <text:p>0.4834956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80967138" calcext:value-type="float">
            <text:p>0.580967138</text:p>
          </table:table-cell>
          <table:table-cell office:value-type="float" office:value="0.417454292" calcext:value-type="float">
            <text:p>0.417454292</text:p>
          </table:table-cell>
          <table:table-cell office:value-type="float" office:value="0.568406054" calcext:value-type="float">
            <text:p>0.568406054</text:p>
          </table:table-cell>
          <table:table-cell office:value-type="float" office:value="0.483286438" calcext:value-type="float">
            <text:p>0.4832864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76773355" calcext:value-type="float">
            <text:p>0.576773355</text:p>
          </table:table-cell>
          <table:table-cell office:value-type="float" office:value="0.427466086" calcext:value-type="float">
            <text:p>0.427466086</text:p>
          </table:table-cell>
          <table:table-cell office:value-type="float" office:value="0.545201963" calcext:value-type="float">
            <text:p>0.545201963</text:p>
          </table:table-cell>
          <table:table-cell office:value-type="float" office:value="0.482738672" calcext:value-type="float">
            <text:p>0.4827386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76997468" calcext:value-type="float">
            <text:p>0.576997468</text:p>
          </table:table-cell>
          <table:table-cell office:value-type="float" office:value="0.427498272" calcext:value-type="float">
            <text:p>0.427498272</text:p>
          </table:table-cell>
          <table:table-cell office:value-type="float" office:value="0.545216864" calcext:value-type="float">
            <text:p>0.545216864</text:p>
          </table:table-cell>
          <table:table-cell office:value-type="float" office:value="0.482937155" calcext:value-type="float">
            <text:p>0.4829371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78321287" calcext:value-type="float">
            <text:p>0.578321287</text:p>
          </table:table-cell>
          <table:table-cell office:value-type="float" office:value="0.422484329" calcext:value-type="float">
            <text:p>0.422484329</text:p>
          </table:table-cell>
          <table:table-cell office:value-type="float" office:value="0.547002619" calcext:value-type="float">
            <text:p>0.547002619</text:p>
          </table:table-cell>
          <table:table-cell office:value-type="float" office:value="0.482565222" calcext:value-type="float">
            <text:p>0.4825652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778671" calcext:value-type="float">
            <text:p>0.5778671</text:p>
          </table:table-cell>
          <table:table-cell office:value-type="float" office:value="0.425431183" calcext:value-type="float">
            <text:p>0.425431183</text:p>
          </table:table-cell>
          <table:table-cell office:value-type="float" office:value="0.546559161" calcext:value-type="float">
            <text:p>0.546559161</text:p>
          </table:table-cell>
          <table:table-cell office:value-type="float" office:value="0.482705889" calcext:value-type="float">
            <text:p>0.4827058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7994611" calcext:value-type="float">
            <text:p>0.57994611</text:p>
          </table:table-cell>
          <table:table-cell office:value-type="float" office:value="0.418009808" calcext:value-type="float">
            <text:p>0.418009808</text:p>
          </table:table-cell>
          <table:table-cell office:value-type="float" office:value="0.565075346" calcext:value-type="float">
            <text:p>0.565075346</text:p>
          </table:table-cell>
          <table:table-cell office:value-type="float" office:value="0.483282266" calcext:value-type="float">
            <text:p>0.4832822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79071114" calcext:value-type="float">
            <text:p>0.579071114</text:p>
          </table:table-cell>
          <table:table-cell office:value-type="float" office:value="0.419929674" calcext:value-type="float">
            <text:p>0.419929674</text:p>
          </table:table-cell>
          <table:table-cell office:value-type="float" office:value="0.559625692" calcext:value-type="float">
            <text:p>0.559625692</text:p>
          </table:table-cell>
          <table:table-cell office:value-type="float" office:value="0.4831565" calcext:value-type="float">
            <text:p>0.48315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80229232" calcext:value-type="float">
            <text:p>0.580229232</text:p>
          </table:table-cell>
          <table:table-cell office:value-type="float" office:value="0.417504956" calcext:value-type="float">
            <text:p>0.417504956</text:p>
          </table:table-cell>
          <table:table-cell office:value-type="float" office:value="0.566652485" calcext:value-type="float">
            <text:p>0.566652485</text:p>
          </table:table-cell>
          <table:table-cell office:value-type="float" office:value="0.48312789" calcext:value-type="float">
            <text:p>0.4831278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80397317" calcext:value-type="float">
            <text:p>0.580397317</text:p>
          </table:table-cell>
          <table:table-cell office:value-type="float" office:value="0.420264056" calcext:value-type="float">
            <text:p>0.420264056</text:p>
          </table:table-cell>
          <table:table-cell office:value-type="float" office:value="0.560551949" calcext:value-type="float">
            <text:p>0.560551949</text:p>
          </table:table-cell>
          <table:table-cell office:value-type="float" office:value="0.483059345" calcext:value-type="float">
            <text:p>0.4830593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77276418" calcext:value-type="float">
            <text:p>0.577276418</text:p>
          </table:table-cell>
          <table:table-cell office:value-type="float" office:value="0.426790765" calcext:value-type="float">
            <text:p>0.426790765</text:p>
          </table:table-cell>
          <table:table-cell office:value-type="float" office:value="0.543761318" calcext:value-type="float">
            <text:p>0.543761318</text:p>
          </table:table-cell>
          <table:table-cell office:value-type="float" office:value="0.482266603" calcext:value-type="float">
            <text:p>0.4822666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78563878" calcext:value-type="float">
            <text:p>0.578563878</text:p>
          </table:table-cell>
          <table:table-cell office:value-type="float" office:value="0.423622778" calcext:value-type="float">
            <text:p>0.423622778</text:p>
          </table:table-cell>
          <table:table-cell office:value-type="float" office:value="0.551623172" calcext:value-type="float">
            <text:p>0.551623172</text:p>
          </table:table-cell>
          <table:table-cell office:value-type="float" office:value="0.482855497" calcext:value-type="float">
            <text:p>0.4828554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80576727" calcext:value-type="float">
            <text:p>0.580576727</text:p>
          </table:table-cell>
          <table:table-cell office:value-type="float" office:value="0.419789007" calcext:value-type="float">
            <text:p>0.419789007</text:p>
          </table:table-cell>
          <table:table-cell office:value-type="float" office:value="0.561649866" calcext:value-type="float">
            <text:p>0.561649866</text:p>
          </table:table-cell>
          <table:table-cell office:value-type="float" office:value="0.482870398" calcext:value-type="float">
            <text:p>0.4828703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79924653" calcext:value-type="float">
            <text:p>0.579924653</text:p>
          </table:table-cell>
          <table:table-cell office:value-type="float" office:value="0.421637943" calcext:value-type="float">
            <text:p>0.421637943</text:p>
          </table:table-cell>
          <table:table-cell office:value-type="float" office:value="0.55529601" calcext:value-type="float">
            <text:p>0.55529601</text:p>
          </table:table-cell>
          <table:table-cell office:value-type="float" office:value="0.482796488" calcext:value-type="float">
            <text:p>0.4827964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77653715" calcext:value-type="float">
            <text:p>0.577653715</text:p>
          </table:table-cell>
          <table:table-cell office:value-type="float" office:value="0.425492576" calcext:value-type="float">
            <text:p>0.425492576</text:p>
          </table:table-cell>
          <table:table-cell office:value-type="float" office:value="0.544203585" calcext:value-type="float">
            <text:p>0.544203585</text:p>
          </table:table-cell>
          <table:table-cell office:value-type="float" office:value="0.482063947" calcext:value-type="float">
            <text:p>0.4820639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78549573" calcext:value-type="float">
            <text:p>0.578549573</text:p>
          </table:table-cell>
          <table:table-cell office:value-type="float" office:value="0.423107198" calcext:value-type="float">
            <text:p>0.423107198</text:p>
          </table:table-cell>
          <table:table-cell office:value-type="float" office:value="0.545554226" calcext:value-type="float">
            <text:p>0.545554226</text:p>
          </table:table-cell>
          <table:table-cell office:value-type="float" office:value="0.482035337" calcext:value-type="float">
            <text:p>0.4820353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82202146" calcext:value-type="float">
            <text:p>0.582202146</text:p>
          </table:table-cell>
          <table:table-cell office:value-type="float" office:value="0.417437603" calcext:value-type="float">
            <text:p>0.417437603</text:p>
          </table:table-cell>
          <table:table-cell office:value-type="float" office:value="0.567190715" calcext:value-type="float">
            <text:p>0.567190715</text:p>
          </table:table-cell>
          <table:table-cell office:value-type="float" office:value="0.482783375" calcext:value-type="float">
            <text:p>0.4827833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80682228" calcext:value-type="float">
            <text:p>0.580682228</text:p>
          </table:table-cell>
          <table:table-cell office:value-type="float" office:value="0.420182397" calcext:value-type="float">
            <text:p>0.420182397</text:p>
          </table:table-cell>
          <table:table-cell office:value-type="float" office:value="0.559343166" calcext:value-type="float">
            <text:p>0.559343166</text:p>
          </table:table-cell>
          <table:table-cell office:value-type="float" office:value="0.482862649" calcext:value-type="float">
            <text:p>0.4828626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77503512" calcext:value-type="float">
            <text:p>0.577503512</text:p>
          </table:table-cell>
          <table:table-cell office:value-type="float" office:value="0.426455191" calcext:value-type="float">
            <text:p>0.426455191</text:p>
          </table:table-cell>
          <table:table-cell office:value-type="float" office:value="0.543630188" calcext:value-type="float">
            <text:p>0.543630188</text:p>
          </table:table-cell>
          <table:table-cell office:value-type="float" office:value="0.482547937" calcext:value-type="float">
            <text:p>0.4825479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82101414" calcext:value-type="float">
            <text:p>0.582101414</text:p>
          </table:table-cell>
          <table:table-cell office:value-type="float" office:value="0.417816689" calcext:value-type="float">
            <text:p>0.417816689</text:p>
          </table:table-cell>
          <table:table-cell office:value-type="float" office:value="0.564479895" calcext:value-type="float">
            <text:p>0.564479895</text:p>
          </table:table-cell>
          <table:table-cell office:value-type="float" office:value="0.482986031" calcext:value-type="float">
            <text:p>0.4829860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8244891" calcext:value-type="float">
            <text:p>0.58244891</text:p>
          </table:table-cell>
          <table:table-cell office:value-type="float" office:value="0.416951825" calcext:value-type="float">
            <text:p>0.416951825</text:p>
          </table:table-cell>
          <table:table-cell office:value-type="float" office:value="0.56682057" calcext:value-type="float">
            <text:p>0.56682057</text:p>
          </table:table-cell>
          <table:table-cell office:value-type="float" office:value="0.482884703" calcext:value-type="float">
            <text:p>0.48288470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82534144" calcext:value-type="float">
            <text:p>0.582534144</text:p>
          </table:table-cell>
          <table:table-cell office:value-type="float" office:value="0.416621019" calcext:value-type="float">
            <text:p>0.416621019</text:p>
          </table:table-cell>
          <table:table-cell office:value-type="float" office:value="0.567456551" calcext:value-type="float">
            <text:p>0.567456551</text:p>
          </table:table-cell>
          <table:table-cell office:value-type="float" office:value="0.482866822" calcext:value-type="float">
            <text:p>0.4828668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78116247" calcext:value-type="float">
            <text:p>0.578116247</text:p>
          </table:table-cell>
          <table:table-cell office:value-type="float" office:value="0.425474098" calcext:value-type="float">
            <text:p>0.425474098</text:p>
          </table:table-cell>
          <table:table-cell office:value-type="float" office:value="0.546169942" calcext:value-type="float">
            <text:p>0.546169942</text:p>
          </table:table-cell>
          <table:table-cell office:value-type="float" office:value="0.482683239" calcext:value-type="float">
            <text:p>0.4826832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77263305" calcext:value-type="float">
            <text:p>0.577263305</text:p>
          </table:table-cell>
          <table:table-cell office:value-type="float" office:value="0.426412872" calcext:value-type="float">
            <text:p>0.426412872</text:p>
          </table:table-cell>
          <table:table-cell office:value-type="float" office:value="0.544567173" calcext:value-type="float">
            <text:p>0.544567173</text:p>
          </table:table-cell>
          <table:table-cell office:value-type="float" office:value="0.482677279" calcext:value-type="float">
            <text:p>0.4826772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78763554" calcext:value-type="float">
            <text:p>0.578763554</text:p>
          </table:table-cell>
          <table:table-cell office:value-type="float" office:value="0.422862223" calcext:value-type="float">
            <text:p>0.422862223</text:p>
          </table:table-cell>
          <table:table-cell office:value-type="float" office:value="0.549618667" calcext:value-type="float">
            <text:p>0.549618667</text:p>
          </table:table-cell>
          <table:table-cell office:value-type="float" office:value="0.482981263" calcext:value-type="float">
            <text:p>0.48298126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79677889" calcext:value-type="float">
            <text:p>0.579677889</text:p>
          </table:table-cell>
          <table:table-cell office:value-type="float" office:value="0.419163158" calcext:value-type="float">
            <text:p>0.419163158</text:p>
          </table:table-cell>
          <table:table-cell office:value-type="float" office:value="0.560282536" calcext:value-type="float">
            <text:p>0.560282536</text:p>
          </table:table-cell>
          <table:table-cell office:value-type="float" office:value="0.483169613" calcext:value-type="float">
            <text:p>0.4831696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77913592" calcext:value-type="float">
            <text:p>0.577913592</text:p>
          </table:table-cell>
          <table:table-cell office:value-type="float" office:value="0.423709205" calcext:value-type="float">
            <text:p>0.423709205</text:p>
          </table:table-cell>
          <table:table-cell office:value-type="float" office:value="0.544834798" calcext:value-type="float">
            <text:p>0.544834798</text:p>
          </table:table-cell>
          <table:table-cell office:value-type="float" office:value="0.482828079" calcext:value-type="float">
            <text:p>0.4828280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77725241" calcext:value-type="float">
            <text:p>0.577725241</text:p>
          </table:table-cell>
          <table:table-cell office:value-type="float" office:value="0.421462705" calcext:value-type="float">
            <text:p>0.421462705</text:p>
          </table:table-cell>
          <table:table-cell office:value-type="float" office:value="0.546808904" calcext:value-type="float">
            <text:p>0.546808904</text:p>
          </table:table-cell>
          <table:table-cell office:value-type="float" office:value="0.482285676" calcext:value-type="float">
            <text:p>0.4822856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74434468" calcext:value-type="float">
            <text:p>0.574434468</text:p>
          </table:table-cell>
          <table:table-cell office:value-type="float" office:value="0.42675679" calcext:value-type="float">
            <text:p>0.42675679</text:p>
          </table:table-cell>
          <table:table-cell office:value-type="float" office:value="0.542544787" calcext:value-type="float">
            <text:p>0.542544787</text:p>
          </table:table-cell>
          <table:table-cell office:value-type="float" office:value="0.482949672" calcext:value-type="float">
            <text:p>0.4829496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74280688" calcext:value-type="float">
            <text:p>0.574280688</text:p>
          </table:table-cell>
          <table:table-cell office:value-type="float" office:value="0.426774672" calcext:value-type="float">
            <text:p>0.426774672</text:p>
          </table:table-cell>
          <table:table-cell office:value-type="float" office:value="0.543433493" calcext:value-type="float">
            <text:p>0.543433493</text:p>
          </table:table-cell>
          <table:table-cell office:value-type="float" office:value="0.482771454" calcext:value-type="float">
            <text:p>0.4827714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3473045" calcext:value-type="float">
            <text:p>0.573473045</text:p>
          </table:table-cell>
          <table:table-cell office:value-type="float" office:value="0.425737551" calcext:value-type="float">
            <text:p>0.425737551</text:p>
          </table:table-cell>
          <table:table-cell office:value-type="float" office:value="0.544519489" calcext:value-type="float">
            <text:p>0.544519489</text:p>
          </table:table-cell>
          <table:table-cell office:value-type="float" office:value="0.482623039" calcext:value-type="float">
            <text:p>0.4826230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73273369" calcext:value-type="float">
            <text:p>0.573273369</text:p>
          </table:table-cell>
          <table:table-cell office:value-type="float" office:value="0.425252369" calcext:value-type="float">
            <text:p>0.425252369</text:p>
          </table:table-cell>
          <table:table-cell office:value-type="float" office:value="0.54441995" calcext:value-type="float">
            <text:p>0.54441995</text:p>
          </table:table-cell>
          <table:table-cell office:value-type="float" office:value="0.4826892" calcext:value-type="float">
            <text:p>0.48268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7650573" calcext:value-type="float">
            <text:p>0.57650573</text:p>
          </table:table-cell>
          <table:table-cell office:value-type="float" office:value="0.417764833" calcext:value-type="float">
            <text:p>0.417764833</text:p>
          </table:table-cell>
          <table:table-cell office:value-type="float" office:value="0.56664712" calcext:value-type="float">
            <text:p>0.56664712</text:p>
          </table:table-cell>
          <table:table-cell office:value-type="float" office:value="0.483280478" calcext:value-type="float">
            <text:p>0.4832804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74517319" calcext:value-type="float">
            <text:p>0.574517319</text:p>
          </table:table-cell>
          <table:table-cell office:value-type="float" office:value="0.422542742" calcext:value-type="float">
            <text:p>0.422542742</text:p>
          </table:table-cell>
          <table:table-cell office:value-type="float" office:value="0.554732746" calcext:value-type="float">
            <text:p>0.554732746</text:p>
          </table:table-cell>
          <table:table-cell office:value-type="float" office:value="0.483196435" calcext:value-type="float">
            <text:p>0.4831964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76347777" calcext:value-type="float">
            <text:p>0.576347777</text:p>
          </table:table-cell>
          <table:table-cell office:value-type="float" office:value="0.416184713" calcext:value-type="float">
            <text:p>0.416184713</text:p>
          </table:table-cell>
          <table:table-cell office:value-type="float" office:value="0.568180152" calcext:value-type="float">
            <text:p>0.568180152</text:p>
          </table:table-cell>
          <table:table-cell office:value-type="float" office:value="0.483509956" calcext:value-type="float">
            <text:p>0.4835099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7261891" calcext:value-type="float">
            <text:p>0.57261891</text:p>
          </table:table-cell>
          <table:table-cell office:value-type="float" office:value="0.424722484" calcext:value-type="float">
            <text:p>0.424722484</text:p>
          </table:table-cell>
          <table:table-cell office:value-type="float" office:value="0.546693271" calcext:value-type="float">
            <text:p>0.546693271</text:p>
          </table:table-cell>
          <table:table-cell office:value-type="float" office:value="0.483418165" calcext:value-type="float">
            <text:p>0.48341816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73135087" calcext:value-type="float">
            <text:p>0.573135087</text:p>
          </table:table-cell>
          <table:table-cell office:value-type="float" office:value="0.423994711" calcext:value-type="float">
            <text:p>0.423994711</text:p>
          </table:table-cell>
          <table:table-cell office:value-type="float" office:value="0.54970867" calcext:value-type="float">
            <text:p>0.54970867</text:p>
          </table:table-cell>
          <table:table-cell office:value-type="float" office:value="0.483158288" calcext:value-type="float">
            <text:p>0.4831582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72902629" calcext:value-type="float">
            <text:p>0.572902629</text:p>
          </table:table-cell>
          <table:table-cell office:value-type="float" office:value="0.423129251" calcext:value-type="float">
            <text:p>0.423129251</text:p>
          </table:table-cell>
          <table:table-cell office:value-type="float" office:value="0.551946229" calcext:value-type="float">
            <text:p>0.551946229</text:p>
          </table:table-cell>
          <table:table-cell office:value-type="float" office:value="0.483206568" calcext:value-type="float">
            <text:p>0.48320656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75889418" calcext:value-type="float">
            <text:p>0.575889418</text:p>
          </table:table-cell>
          <table:table-cell office:value-type="float" office:value="0.41663294" calcext:value-type="float">
            <text:p>0.41663294</text:p>
          </table:table-cell>
          <table:table-cell office:value-type="float" office:value="0.568096705" calcext:value-type="float">
            <text:p>0.568096705</text:p>
          </table:table-cell>
          <table:table-cell office:value-type="float" office:value="0.483496247" calcext:value-type="float">
            <text:p>0.4834962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74226448" calcext:value-type="float">
            <text:p>0.574226448</text:p>
          </table:table-cell>
          <table:table-cell office:value-type="float" office:value="0.422711423" calcext:value-type="float">
            <text:p>0.422711423</text:p>
          </table:table-cell>
          <table:table-cell office:value-type="float" office:value="0.55429644" calcext:value-type="float">
            <text:p>0.55429644</text:p>
          </table:table-cell>
          <table:table-cell office:value-type="float" office:value="0.483260808" calcext:value-type="float">
            <text:p>0.4832608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75458476" calcext:value-type="float">
            <text:p>0.575458476</text:p>
          </table:table-cell>
          <table:table-cell office:value-type="float" office:value="0.420866659" calcext:value-type="float">
            <text:p>0.420866659</text:p>
          </table:table-cell>
          <table:table-cell office:value-type="float" office:value="0.558285184" calcext:value-type="float">
            <text:p>0.558285184</text:p>
          </table:table-cell>
          <table:table-cell office:value-type="float" office:value="0.483471213" calcext:value-type="float">
            <text:p>0.4834712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73514172" calcext:value-type="float">
            <text:p>0.573514172</text:p>
          </table:table-cell>
          <table:table-cell office:value-type="float" office:value="0.4250819" calcext:value-type="float">
            <text:p>0.4250819</text:p>
          </table:table-cell>
          <table:table-cell office:value-type="float" office:value="0.54911024" calcext:value-type="float">
            <text:p>0.54911024</text:p>
          </table:table-cell>
          <table:table-cell office:value-type="float" office:value="0.483462272" calcext:value-type="float">
            <text:p>0.4834622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76770374" calcext:value-type="float">
            <text:p>0.576770374</text:p>
          </table:table-cell>
          <table:table-cell office:value-type="float" office:value="0.419556549" calcext:value-type="float">
            <text:p>0.419556549</text:p>
          </table:table-cell>
          <table:table-cell office:value-type="float" office:value="0.563082762" calcext:value-type="float">
            <text:p>0.563082762</text:p>
          </table:table-cell>
          <table:table-cell office:value-type="float" office:value="0.483460484" calcext:value-type="float">
            <text:p>0.4834604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74503609" calcext:value-type="float">
            <text:p>0.574503609</text:p>
          </table:table-cell>
          <table:table-cell office:value-type="float" office:value="0.425014547" calcext:value-type="float">
            <text:p>0.425014547</text:p>
          </table:table-cell>
          <table:table-cell office:value-type="float" office:value="0.548753208" calcext:value-type="float">
            <text:p>0.548753208</text:p>
          </table:table-cell>
          <table:table-cell office:value-type="float" office:value="0.483152328" calcext:value-type="float">
            <text:p>0.4831523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74575731" calcext:value-type="float">
            <text:p>0.574575731</text:p>
          </table:table-cell>
          <table:table-cell office:value-type="float" office:value="0.424851826" calcext:value-type="float">
            <text:p>0.424851826</text:p>
          </table:table-cell>
          <table:table-cell office:value-type="float" office:value="0.545477932" calcext:value-type="float">
            <text:p>0.545477932</text:p>
          </table:table-cell>
          <table:table-cell office:value-type="float" office:value="0.482476411" calcext:value-type="float">
            <text:p>0.4824764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75709412" calcext:value-type="float">
            <text:p>0.575709412</text:p>
          </table:table-cell>
          <table:table-cell office:value-type="float" office:value="0.421594432" calcext:value-type="float">
            <text:p>0.421594432</text:p>
          </table:table-cell>
          <table:table-cell office:value-type="float" office:value="0.547180241" calcext:value-type="float">
            <text:p>0.547180241</text:p>
          </table:table-cell>
          <table:table-cell office:value-type="float" office:value="0.482443629" calcext:value-type="float">
            <text:p>0.4824436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75282046" calcext:value-type="float">
            <text:p>0.575282046</text:p>
          </table:table-cell>
          <table:table-cell office:value-type="float" office:value="0.42173331" calcext:value-type="float">
            <text:p>0.42173331</text:p>
          </table:table-cell>
          <table:table-cell office:value-type="float" office:value="0.547113484" calcext:value-type="float">
            <text:p>0.547113484</text:p>
          </table:table-cell>
          <table:table-cell office:value-type="float" office:value="0.482679067" calcext:value-type="float">
            <text:p>0.48267906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75907299" calcext:value-type="float">
            <text:p>0.575907299</text:p>
          </table:table-cell>
          <table:table-cell office:value-type="float" office:value="0.42186146" calcext:value-type="float">
            <text:p>0.42186146</text:p>
          </table:table-cell>
          <table:table-cell office:value-type="float" office:value="0.551943845" calcext:value-type="float">
            <text:p>0.551943845</text:p>
          </table:table-cell>
          <table:table-cell office:value-type="float" office:value="0.482958613" calcext:value-type="float">
            <text:p>0.4829586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76289961" calcext:value-type="float">
            <text:p>0.576289961</text:p>
          </table:table-cell>
          <table:table-cell office:value-type="float" office:value="0.423145345" calcext:value-type="float">
            <text:p>0.423145345</text:p>
          </table:table-cell>
          <table:table-cell office:value-type="float" office:value="0.546235507" calcext:value-type="float">
            <text:p>0.546235507</text:p>
          </table:table-cell>
          <table:table-cell office:value-type="float" office:value="0.482770262" calcext:value-type="float">
            <text:p>0.4827702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75913259" calcext:value-type="float">
            <text:p>0.575913259</text:p>
          </table:table-cell>
          <table:table-cell office:value-type="float" office:value="0.423965505" calcext:value-type="float">
            <text:p>0.423965505</text:p>
          </table:table-cell>
          <table:table-cell office:value-type="float" office:value="0.54637081" calcext:value-type="float">
            <text:p>0.54637081</text:p>
          </table:table-cell>
          <table:table-cell office:value-type="float" office:value="0.482853709" calcext:value-type="float">
            <text:p>0.4828537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76475927" calcext:value-type="float">
            <text:p>0.576475927</text:p>
          </table:table-cell>
          <table:table-cell office:value-type="float" office:value="0.421827486" calcext:value-type="float">
            <text:p>0.421827486</text:p>
          </table:table-cell>
          <table:table-cell office:value-type="float" office:value="0.553006" calcext:value-type="float">
            <text:p>0.553006</text:p>
          </table:table-cell>
          <table:table-cell office:value-type="float" office:value="0.482997356" calcext:value-type="float">
            <text:p>0.4829973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78736136" calcext:value-type="float">
            <text:p>0.578736136</text:p>
          </table:table-cell>
          <table:table-cell office:value-type="float" office:value="0.419671586" calcext:value-type="float">
            <text:p>0.419671586</text:p>
          </table:table-cell>
          <table:table-cell office:value-type="float" office:value="0.560249753" calcext:value-type="float">
            <text:p>0.560249753</text:p>
          </table:table-cell>
          <table:table-cell office:value-type="float" office:value="0.482778607" calcext:value-type="float">
            <text:p>0.4827786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76436588" calcext:value-type="float">
            <text:p>0.576436588</text:p>
          </table:table-cell>
          <table:table-cell office:value-type="float" office:value="0.423247269" calcext:value-type="float">
            <text:p>0.423247269</text:p>
          </table:table-cell>
          <table:table-cell office:value-type="float" office:value="0.545595949" calcext:value-type="float">
            <text:p>0.545595949</text:p>
          </table:table-cell>
          <table:table-cell office:value-type="float" office:value="0.48215395" calcext:value-type="float">
            <text:p>0.482153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77114889" calcext:value-type="float">
            <text:p>0.577114889</text:p>
          </table:table-cell>
          <table:table-cell office:value-type="float" office:value="0.423579266" calcext:value-type="float">
            <text:p>0.423579266</text:p>
          </table:table-cell>
          <table:table-cell office:value-type="float" office:value="0.548005765" calcext:value-type="float">
            <text:p>0.548005765</text:p>
          </table:table-cell>
          <table:table-cell office:value-type="float" office:value="0.482527671" calcext:value-type="float">
            <text:p>0.4825276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80762694" calcext:value-type="float">
            <text:p>0.580762694</text:p>
          </table:table-cell>
          <table:table-cell office:value-type="float" office:value="0.418084314" calcext:value-type="float">
            <text:p>0.418084314</text:p>
          </table:table-cell>
          <table:table-cell office:value-type="float" office:value="0.564938255" calcext:value-type="float">
            <text:p>0.564938255</text:p>
          </table:table-cell>
          <table:table-cell office:value-type="float" office:value="0.482888279" calcext:value-type="float">
            <text:p>0.4828882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81476162" calcext:value-type="float">
            <text:p>0.581476162</text:p>
          </table:table-cell>
          <table:table-cell office:value-type="float" office:value="0.415941526" calcext:value-type="float">
            <text:p>0.415941526</text:p>
          </table:table-cell>
          <table:table-cell office:value-type="float" office:value="0.568493672" calcext:value-type="float">
            <text:p>0.568493672</text:p>
          </table:table-cell>
          <table:table-cell office:value-type="float" office:value="0.482612906" calcext:value-type="float">
            <text:p>0.4826129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81232379" calcext:value-type="float">
            <text:p>0.581232379</text:p>
          </table:table-cell>
          <table:table-cell office:value-type="float" office:value="0.416083385" calcext:value-type="float">
            <text:p>0.416083385</text:p>
          </table:table-cell>
          <table:table-cell office:value-type="float" office:value="0.568385788" calcext:value-type="float">
            <text:p>0.568385788</text:p>
          </table:table-cell>
          <table:table-cell office:value-type="float" office:value="0.482832251" calcext:value-type="float">
            <text:p>0.4828322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7942457" calcext:value-type="float">
            <text:p>0.57942457</text:p>
          </table:table-cell>
          <table:table-cell office:value-type="float" office:value="0.418396642" calcext:value-type="float">
            <text:p>0.418396642</text:p>
          </table:table-cell>
          <table:table-cell office:value-type="float" office:value="0.559061832" calcext:value-type="float">
            <text:p>0.559061832</text:p>
          </table:table-cell>
          <table:table-cell office:value-type="float" office:value="0.482923446" calcext:value-type="float">
            <text:p>0.4829234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77899286" calcext:value-type="float">
            <text:p>0.577899286</text:p>
          </table:table-cell>
          <table:table-cell office:value-type="float" office:value="0.423244884" calcext:value-type="float">
            <text:p>0.423244884</text:p>
          </table:table-cell>
          <table:table-cell office:value-type="float" office:value="0.548281139" calcext:value-type="float">
            <text:p>0.548281139</text:p>
          </table:table-cell>
          <table:table-cell office:value-type="float" office:value="0.48286563" calcext:value-type="float">
            <text:p>0.482865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77675769" calcext:value-type="float">
            <text:p>0.577675769</text:p>
          </table:table-cell>
          <table:table-cell office:value-type="float" office:value="0.423701456" calcext:value-type="float">
            <text:p>0.423701456</text:p>
          </table:table-cell>
          <table:table-cell office:value-type="float" office:value="0.546866124" calcext:value-type="float">
            <text:p>0.546866124</text:p>
          </table:table-cell>
          <table:table-cell office:value-type="float" office:value="0.482598601" calcext:value-type="float">
            <text:p>0.4825986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78304002" calcext:value-type="float">
            <text:p>0.578304002</text:p>
          </table:table-cell>
          <table:table-cell office:value-type="float" office:value="0.421004346" calcext:value-type="float">
            <text:p>0.421004346</text:p>
          </table:table-cell>
          <table:table-cell office:value-type="float" office:value="0.553404755" calcext:value-type="float">
            <text:p>0.553404755</text:p>
          </table:table-cell>
          <table:table-cell office:value-type="float" office:value="0.482635556" calcext:value-type="float">
            <text:p>0.48263555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80962966" calcext:value-type="float">
            <text:p>0.580962966</text:p>
          </table:table-cell>
          <table:table-cell office:value-type="float" office:value="0.417960336" calcext:value-type="float">
            <text:p>0.417960336</text:p>
          </table:table-cell>
          <table:table-cell office:value-type="float" office:value="0.56318111" calcext:value-type="float">
            <text:p>0.56318111</text:p>
          </table:table-cell>
          <table:table-cell office:value-type="float" office:value="0.482593832" calcext:value-type="float">
            <text:p>0.4825938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77303836" calcext:value-type="float">
            <text:p>0.577303836</text:p>
          </table:table-cell>
          <table:table-cell office:value-type="float" office:value="0.425162962" calcext:value-type="float">
            <text:p>0.425162962</text:p>
          </table:table-cell>
          <table:table-cell office:value-type="float" office:value="0.544620817" calcext:value-type="float">
            <text:p>0.544620817</text:p>
          </table:table-cell>
          <table:table-cell office:value-type="float" office:value="0.482304154" calcext:value-type="float">
            <text:p>0.4823041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76987931" calcext:value-type="float">
            <text:p>0.576987931</text:p>
          </table:table-cell>
          <table:table-cell office:value-type="float" office:value="0.426172665" calcext:value-type="float">
            <text:p>0.426172665</text:p>
          </table:table-cell>
          <table:table-cell office:value-type="float" office:value="0.543214744" calcext:value-type="float">
            <text:p>0.543214744</text:p>
          </table:table-cell>
          <table:table-cell office:value-type="float" office:value="0.482031164" calcext:value-type="float">
            <text:p>0.4820311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76953957" calcext:value-type="float">
            <text:p>0.576953957</text:p>
          </table:table-cell>
          <table:table-cell office:value-type="float" office:value="0.426249555" calcext:value-type="float">
            <text:p>0.426249555</text:p>
          </table:table-cell>
          <table:table-cell office:value-type="float" office:value="0.544534391" calcext:value-type="float">
            <text:p>0.544534391</text:p>
          </table:table-cell>
          <table:table-cell office:value-type="float" office:value="0.482575355" calcext:value-type="float">
            <text:p>0.4825753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77161381" calcext:value-type="float">
            <text:p>0.577161381</text:p>
          </table:table-cell>
          <table:table-cell office:value-type="float" office:value="0.425499728" calcext:value-type="float">
            <text:p>0.425499728</text:p>
          </table:table-cell>
          <table:table-cell office:value-type="float" office:value="0.543879335" calcext:value-type="float">
            <text:p>0.543879335</text:p>
          </table:table-cell>
          <table:table-cell office:value-type="float" office:value="0.482116995" calcext:value-type="float">
            <text:p>0.4821169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79007337" calcext:value-type="float">
            <text:p>0.579007337</text:p>
          </table:table-cell>
          <table:table-cell office:value-type="float" office:value="0.421484759" calcext:value-type="float">
            <text:p>0.421484759</text:p>
          </table:table-cell>
          <table:table-cell office:value-type="float" office:value="0.546741551" calcext:value-type="float">
            <text:p>0.546741551</text:p>
          </table:table-cell>
          <table:table-cell office:value-type="float" office:value="0.481905995" calcext:value-type="float">
            <text:p>0.4819059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78374336" calcext:value-type="float">
            <text:p>0.578374336</text:p>
          </table:table-cell>
          <table:table-cell office:value-type="float" office:value="0.423561981" calcext:value-type="float">
            <text:p>0.423561981</text:p>
          </table:table-cell>
          <table:table-cell office:value-type="float" office:value="0.548612541" calcext:value-type="float">
            <text:p>0.548612541</text:p>
          </table:table-cell>
          <table:table-cell office:value-type="float" office:value="0.482502637" calcext:value-type="float">
            <text:p>0.48250263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81986377" calcext:value-type="float">
            <text:p>0.581986377</text:p>
          </table:table-cell>
          <table:table-cell office:value-type="float" office:value="0.415853312" calcext:value-type="float">
            <text:p>0.415853312</text:p>
          </table:table-cell>
          <table:table-cell office:value-type="float" office:value="0.568598577" calcext:value-type="float">
            <text:p>0.568598577</text:p>
          </table:table-cell>
          <table:table-cell office:value-type="float" office:value="0.482778011" calcext:value-type="float">
            <text:p>0.4827780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78595469" calcext:value-type="float">
            <text:p>0.578595469</text:p>
          </table:table-cell>
          <table:table-cell office:value-type="float" office:value="0.424000671" calcext:value-type="float">
            <text:p>0.424000671</text:p>
          </table:table-cell>
          <table:table-cell office:value-type="float" office:value="0.548852151" calcext:value-type="float">
            <text:p>0.548852151</text:p>
          </table:table-cell>
          <table:table-cell office:value-type="float" office:value="0.482882915" calcext:value-type="float">
            <text:p>0.4828829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78162739" calcext:value-type="float">
            <text:p>0.578162739</text:p>
          </table:table-cell>
          <table:table-cell office:value-type="float" office:value="0.424250415" calcext:value-type="float">
            <text:p>0.424250415</text:p>
          </table:table-cell>
          <table:table-cell office:value-type="float" office:value="0.548462337" calcext:value-type="float">
            <text:p>0.548462337</text:p>
          </table:table-cell>
          <table:table-cell office:value-type="float" office:value="0.482698737" calcext:value-type="float">
            <text:p>0.4826987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77250788" calcext:value-type="float">
            <text:p>0.577250788</text:p>
          </table:table-cell>
          <table:table-cell office:value-type="float" office:value="0.426554135" calcext:value-type="float">
            <text:p>0.426554135</text:p>
          </table:table-cell>
          <table:table-cell office:value-type="float" office:value="0.543330973" calcext:value-type="float">
            <text:p>0.543330973</text:p>
          </table:table-cell>
          <table:table-cell office:value-type="float" office:value="0.48218256" calcext:value-type="float">
            <text:p>0.4821825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78250358" calcext:value-type="float">
            <text:p>0.578250358</text:p>
          </table:table-cell>
          <table:table-cell office:value-type="float" office:value="0.424068621" calcext:value-type="float">
            <text:p>0.424068621</text:p>
          </table:table-cell>
          <table:table-cell office:value-type="float" office:value="0.545358723" calcext:value-type="float">
            <text:p>0.545358723</text:p>
          </table:table-cell>
          <table:table-cell office:value-type="float" office:value="0.48223084" calcext:value-type="float">
            <text:p>0.482230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81823657" calcext:value-type="float">
            <text:p>0.581823657</text:p>
          </table:table-cell>
          <table:table-cell office:value-type="float" office:value="0.416488697" calcext:value-type="float">
            <text:p>0.416488697</text:p>
          </table:table-cell>
          <table:table-cell office:value-type="float" office:value="0.566449829" calcext:value-type="float">
            <text:p>0.566449829</text:p>
          </table:table-cell>
          <table:table-cell office:value-type="float" office:value="0.482622443" calcext:value-type="float">
            <text:p>0.4826224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81226418" calcext:value-type="float">
            <text:p>0.581226418</text:p>
          </table:table-cell>
          <table:table-cell office:value-type="float" office:value="0.415749003" calcext:value-type="float">
            <text:p>0.415749003</text:p>
          </table:table-cell>
          <table:table-cell office:value-type="float" office:value="0.568820902" calcext:value-type="float">
            <text:p>0.568820902</text:p>
          </table:table-cell>
          <table:table-cell office:value-type="float" office:value="0.482824502" calcext:value-type="float">
            <text:p>0.48282450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79205224" calcext:value-type="float">
            <text:p>0.579205224</text:p>
          </table:table-cell>
          <table:table-cell office:value-type="float" office:value="0.421484759" calcext:value-type="float">
            <text:p>0.421484759</text:p>
          </table:table-cell>
          <table:table-cell office:value-type="float" office:value="0.555746026" calcext:value-type="float">
            <text:p>0.555746026</text:p>
          </table:table-cell>
          <table:table-cell office:value-type="float" office:value="0.482548533" calcext:value-type="float">
            <text:p>0.4825485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7899482" calcext:value-type="float">
            <text:p>0.57899482</text:p>
          </table:table-cell>
          <table:table-cell office:value-type="float" office:value="0.421052625" calcext:value-type="float">
            <text:p>0.421052625</text:p>
          </table:table-cell>
          <table:table-cell office:value-type="float" office:value="0.553354091" calcext:value-type="float">
            <text:p>0.553354091</text:p>
          </table:table-cell>
          <table:table-cell office:value-type="float" office:value="0.482338724" calcext:value-type="float">
            <text:p>0.4823387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77857563" calcext:value-type="float">
            <text:p>0.577857563</text:p>
          </table:table-cell>
          <table:table-cell office:value-type="float" office:value="0.423062494" calcext:value-type="float">
            <text:p>0.423062494</text:p>
          </table:table-cell>
          <table:table-cell office:value-type="float" office:value="0.544440215" calcext:value-type="float">
            <text:p>0.544440215</text:p>
          </table:table-cell>
          <table:table-cell office:value-type="float" office:value="0.481784997" calcext:value-type="float">
            <text:p>0.48178499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76968858" calcext:value-type="float">
            <text:p>0.576968858</text:p>
          </table:table-cell>
          <table:table-cell office:value-type="float" office:value="0.424856594" calcext:value-type="float">
            <text:p>0.424856594</text:p>
          </table:table-cell>
          <table:table-cell office:value-type="float" office:value="0.546407765" calcext:value-type="float">
            <text:p>0.546407765</text:p>
          </table:table-cell>
          <table:table-cell office:value-type="float" office:value="0.482261238" calcext:value-type="float">
            <text:p>0.4822612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78625271" calcext:value-type="float">
            <text:p>0.578625271</text:p>
          </table:table-cell>
          <table:table-cell office:value-type="float" office:value="0.421001365" calcext:value-type="float">
            <text:p>0.421001365</text:p>
          </table:table-cell>
          <table:table-cell office:value-type="float" office:value="0.553172893" calcext:value-type="float">
            <text:p>0.553172893</text:p>
          </table:table-cell>
          <table:table-cell office:value-type="float" office:value="0.482508598" calcext:value-type="float">
            <text:p>0.4825085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79562256" calcext:value-type="float">
            <text:p>0.579562256</text:p>
          </table:table-cell>
          <table:table-cell office:value-type="float" office:value="0.419964244" calcext:value-type="float">
            <text:p>0.419964244</text:p>
          </table:table-cell>
          <table:table-cell office:value-type="float" office:value="0.55680222" calcext:value-type="float">
            <text:p>0.55680222</text:p>
          </table:table-cell>
          <table:table-cell office:value-type="float" office:value="0.482347069" calcext:value-type="float">
            <text:p>0.48234706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81393311" calcext:value-type="float">
            <text:p>0.581393311</text:p>
          </table:table-cell>
          <table:table-cell office:value-type="float" office:value="0.415384223" calcext:value-type="float">
            <text:p>0.415384223</text:p>
          </table:table-cell>
          <table:table-cell office:value-type="float" office:value="0.567172237" calcext:value-type="float">
            <text:p>0.567172237</text:p>
          </table:table-cell>
          <table:table-cell office:value-type="float" office:value="0.482187925" calcext:value-type="float">
            <text:p>0.4821879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7720668" calcext:value-type="float">
            <text:p>0.57720668</text:p>
          </table:table-cell>
          <table:table-cell office:value-type="float" office:value="0.425785235" calcext:value-type="float">
            <text:p>0.425785235</text:p>
          </table:table-cell>
          <table:table-cell office:value-type="float" office:value="0.543311303" calcext:value-type="float">
            <text:p>0.543311303</text:p>
          </table:table-cell>
          <table:table-cell office:value-type="float" office:value="0.481928048" calcext:value-type="float">
            <text:p>0.4819280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78801701" calcext:value-type="float">
            <text:p>0.578801701</text:p>
          </table:table-cell>
          <table:table-cell office:value-type="float" office:value="0.423449924" calcext:value-type="float">
            <text:p>0.423449924</text:p>
          </table:table-cell>
          <table:table-cell office:value-type="float" office:value="0.546318358" calcext:value-type="float">
            <text:p>0.546318358</text:p>
          </table:table-cell>
          <table:table-cell office:value-type="float" office:value="0.482099114" calcext:value-type="float">
            <text:p>0.4820991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81320594" calcext:value-type="float">
            <text:p>0.581320594</text:p>
          </table:table-cell>
          <table:table-cell office:value-type="float" office:value="0.418466379" calcext:value-type="float">
            <text:p>0.418466379</text:p>
          </table:table-cell>
          <table:table-cell office:value-type="float" office:value="0.560253329" calcext:value-type="float">
            <text:p>0.560253329</text:p>
          </table:table-cell>
          <table:table-cell office:value-type="float" office:value="0.482329188" calcext:value-type="float">
            <text:p>0.48232918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78666994" calcext:value-type="float">
            <text:p>0.578666994</text:p>
          </table:table-cell>
          <table:table-cell office:value-type="float" office:value="0.423166802" calcext:value-type="float">
            <text:p>0.423166802</text:p>
          </table:table-cell>
          <table:table-cell office:value-type="float" office:value="0.549842781" calcext:value-type="float">
            <text:p>0.549842781</text:p>
          </table:table-cell>
          <table:table-cell office:value-type="float" office:value="0.482414422" calcext:value-type="float">
            <text:p>0.4824144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76697657" calcext:value-type="float">
            <text:p>0.576697657</text:p>
          </table:table-cell>
          <table:table-cell office:value-type="float" office:value="0.422657183" calcext:value-type="float">
            <text:p>0.422657183</text:p>
          </table:table-cell>
          <table:table-cell office:value-type="float" office:value="0.551815695" calcext:value-type="float">
            <text:p>0.551815695</text:p>
          </table:table-cell>
          <table:table-cell office:value-type="float" office:value="0.482223687" calcext:value-type="float">
            <text:p>0.4822236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76931903" calcext:value-type="float">
            <text:p>0.576931903</text:p>
          </table:table-cell>
          <table:table-cell office:value-type="float" office:value="0.42562907" calcext:value-type="float">
            <text:p>0.42562907</text:p>
          </table:table-cell>
          <table:table-cell office:value-type="float" office:value="0.542857116" calcext:value-type="float">
            <text:p>0.542857116</text:p>
          </table:table-cell>
          <table:table-cell office:value-type="float" office:value="0.481876192" calcext:value-type="float">
            <text:p>0.48187619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77890942" calcext:value-type="float">
            <text:p>0.577890942</text:p>
          </table:table-cell>
          <table:table-cell office:value-type="float" office:value="0.421917489" calcext:value-type="float">
            <text:p>0.421917489</text:p>
          </table:table-cell>
          <table:table-cell office:value-type="float" office:value="0.546475714" calcext:value-type="float">
            <text:p>0.546475714</text:p>
          </table:table-cell>
          <table:table-cell office:value-type="float" office:value="0.481602011" calcext:value-type="float">
            <text:p>0.48160201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79001973" calcext:value-type="float">
            <text:p>0.579001973</text:p>
          </table:table-cell>
          <table:table-cell office:value-type="float" office:value="0.419353893" calcext:value-type="float">
            <text:p>0.419353893</text:p>
          </table:table-cell>
          <table:table-cell office:value-type="float" office:value="0.558074183" calcext:value-type="float">
            <text:p>0.558074183</text:p>
          </table:table-cell>
          <table:table-cell office:value-type="float" office:value="0.482338724" calcext:value-type="float">
            <text:p>0.4823387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78450033" calcext:value-type="float">
            <text:p>0.578450033</text:p>
          </table:table-cell>
          <table:table-cell office:value-type="float" office:value="0.423140576" calcext:value-type="float">
            <text:p>0.423140576</text:p>
          </table:table-cell>
          <table:table-cell office:value-type="float" office:value="0.546184843" calcext:value-type="float">
            <text:p>0.546184843</text:p>
          </table:table-cell>
          <table:table-cell office:value-type="float" office:value="0.481991825" calcext:value-type="float">
            <text:p>0.4819918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78146646" calcext:value-type="float">
            <text:p>0.578146646</text:p>
          </table:table-cell>
          <table:table-cell office:value-type="float" office:value="0.422994545" calcext:value-type="float">
            <text:p>0.422994545</text:p>
          </table:table-cell>
          <table:table-cell office:value-type="float" office:value="0.547557538" calcext:value-type="float">
            <text:p>0.547557538</text:p>
          </table:table-cell>
          <table:table-cell office:value-type="float" office:value="0.482257066" calcext:value-type="float">
            <text:p>0.4822570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78727791" calcext:value-type="float">
            <text:p>0.578727791</text:p>
          </table:table-cell>
          <table:table-cell office:value-type="float" office:value="0.423468402" calcext:value-type="float">
            <text:p>0.423468402</text:p>
          </table:table-cell>
          <table:table-cell office:value-type="float" office:value="0.546969837" calcext:value-type="float">
            <text:p>0.546969837</text:p>
          </table:table-cell>
          <table:table-cell office:value-type="float" office:value="0.482264815" calcext:value-type="float">
            <text:p>0.4822648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80768654" calcext:value-type="float">
            <text:p>0.580768654</text:p>
          </table:table-cell>
          <table:table-cell office:value-type="float" office:value="0.417188456" calcext:value-type="float">
            <text:p>0.417188456</text:p>
          </table:table-cell>
          <table:table-cell office:value-type="float" office:value="0.56218452" calcext:value-type="float">
            <text:p>0.56218452</text:p>
          </table:table-cell>
          <table:table-cell office:value-type="float" office:value="0.482369719" calcext:value-type="float">
            <text:p>0.4823697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81575701" calcext:value-type="float">
            <text:p>0.581575701</text:p>
          </table:table-cell>
          <table:table-cell office:value-type="float" office:value="0.415586879" calcext:value-type="float">
            <text:p>0.415586879</text:p>
          </table:table-cell>
          <table:table-cell office:value-type="float" office:value="0.567382642" calcext:value-type="float">
            <text:p>0.567382642</text:p>
          </table:table-cell>
          <table:table-cell office:value-type="float" office:value="0.482555089" calcext:value-type="float">
            <text:p>0.4825550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7832546" calcext:value-type="float">
            <text:p>0.57832546</text:p>
          </table:table-cell>
          <table:table-cell office:value-type="float" office:value="0.420833876" calcext:value-type="float">
            <text:p>0.420833876</text:p>
          </table:table-cell>
          <table:table-cell office:value-type="float" office:value="0.551206535" calcext:value-type="float">
            <text:p>0.551206535</text:p>
          </table:table-cell>
          <table:table-cell office:value-type="float" office:value="0.482403693" calcext:value-type="float">
            <text:p>0.48240369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78754017" calcext:value-type="float">
            <text:p>0.578754017</text:p>
          </table:table-cell>
          <table:table-cell office:value-type="float" office:value="0.420916131" calcext:value-type="float">
            <text:p>0.420916131</text:p>
          </table:table-cell>
          <table:table-cell office:value-type="float" office:value="0.546221798" calcext:value-type="float">
            <text:p>0.546221798</text:p>
          </table:table-cell>
          <table:table-cell office:value-type="float" office:value="0.481516776" calcext:value-type="float">
            <text:p>0.4815167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78790972" calcext:value-type="float">
            <text:p>0.578790972</text:p>
          </table:table-cell>
          <table:table-cell office:value-type="float" office:value="0.420740893" calcext:value-type="float">
            <text:p>0.420740893</text:p>
          </table:table-cell>
          <table:table-cell office:value-type="float" office:value="0.546954935" calcext:value-type="float">
            <text:p>0.546954935</text:p>
          </table:table-cell>
          <table:table-cell office:value-type="float" office:value="0.481701551" calcext:value-type="float">
            <text:p>0.4817015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77121446" calcext:value-type="float">
            <text:p>0.577121446</text:p>
          </table:table-cell>
          <table:table-cell office:value-type="float" office:value="0.425916961" calcext:value-type="float">
            <text:p>0.425916961</text:p>
          </table:table-cell>
          <table:table-cell office:value-type="float" office:value="0.543104475" calcext:value-type="float">
            <text:p>0.543104475</text:p>
          </table:table-cell>
          <table:table-cell office:value-type="float" office:value="0.482038317" calcext:value-type="float">
            <text:p>0.4820383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77584574" calcext:value-type="float">
            <text:p>0.577584574</text:p>
          </table:table-cell>
          <table:table-cell office:value-type="float" office:value="0.424689701" calcext:value-type="float">
            <text:p>0.424689701</text:p>
          </table:table-cell>
          <table:table-cell office:value-type="float" office:value="0.545100635" calcext:value-type="float">
            <text:p>0.545100635</text:p>
          </table:table-cell>
          <table:table-cell office:value-type="float" office:value="0.481987057" calcext:value-type="float">
            <text:p>0.4819870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81682394" calcext:value-type="float">
            <text:p>0.581682394</text:p>
          </table:table-cell>
          <table:table-cell office:value-type="float" office:value="0.415853312" calcext:value-type="float">
            <text:p>0.415853312</text:p>
          </table:table-cell>
          <table:table-cell office:value-type="float" office:value="0.56686885" calcext:value-type="float">
            <text:p>0.56686885</text:p>
          </table:table-cell>
          <table:table-cell office:value-type="float" office:value="0.48253542" calcext:value-type="float">
            <text:p>0.482535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81081579" calcext:value-type="float">
            <text:p>0.581081579</text:p>
          </table:table-cell>
          <table:table-cell office:value-type="float" office:value="0.415453364" calcext:value-type="float">
            <text:p>0.415453364</text:p>
          </table:table-cell>
          <table:table-cell office:value-type="float" office:value="0.56802816" calcext:value-type="float">
            <text:p>0.56802816</text:p>
          </table:table-cell>
          <table:table-cell office:value-type="float" office:value="0.482497869" calcext:value-type="float">
            <text:p>0.48249786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80898593" calcext:value-type="float">
            <text:p>0.580898593</text:p>
          </table:table-cell>
          <table:table-cell office:value-type="float" office:value="0.418530752" calcext:value-type="float">
            <text:p>0.418530752</text:p>
          </table:table-cell>
          <table:table-cell office:value-type="float" office:value="0.559739537" calcext:value-type="float">
            <text:p>0.559739537</text:p>
          </table:table-cell>
          <table:table-cell office:value-type="float" office:value="0.482153354" calcext:value-type="float">
            <text:p>0.48215335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79882929" calcext:value-type="float">
            <text:p>0.579882929</text:p>
          </table:table-cell>
          <table:table-cell office:value-type="float" office:value="0.420940569" calcext:value-type="float">
            <text:p>0.420940569</text:p>
          </table:table-cell>
          <table:table-cell office:value-type="float" office:value="0.554615325" calcext:value-type="float">
            <text:p>0.554615325</text:p>
          </table:table-cell>
          <table:table-cell office:value-type="float" office:value="0.482166467" calcext:value-type="float">
            <text:p>0.4821664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77547023" calcext:value-type="float">
            <text:p>0.577547023</text:p>
          </table:table-cell>
          <table:table-cell office:value-type="float" office:value="0.425755432" calcext:value-type="float">
            <text:p>0.425755432</text:p>
          </table:table-cell>
          <table:table-cell office:value-type="float" office:value="0.544006293" calcext:value-type="float">
            <text:p>0.544006293</text:p>
          </table:table-cell>
          <table:table-cell office:value-type="float" office:value="0.482104478" calcext:value-type="float">
            <text:p>0.4821044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79040716" calcext:value-type="float">
            <text:p>0.579040716</text:p>
          </table:table-cell>
          <table:table-cell office:value-type="float" office:value="0.420407703" calcext:value-type="float">
            <text:p>0.420407703</text:p>
          </table:table-cell>
          <table:table-cell office:value-type="float" office:value="0.545550054" calcext:value-type="float">
            <text:p>0.545550054</text:p>
          </table:table-cell>
          <table:table-cell office:value-type="float" office:value="0.481886325" calcext:value-type="float">
            <text:p>0.4818863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78194926" calcext:value-type="float">
            <text:p>0.578194926</text:p>
          </table:table-cell>
          <table:table-cell office:value-type="float" office:value="0.42193835" calcext:value-type="float">
            <text:p>0.42193835</text:p>
          </table:table-cell>
          <table:table-cell office:value-type="float" office:value="0.550184912" calcext:value-type="float">
            <text:p>0.550184912</text:p>
          </table:table-cell>
          <table:table-cell office:value-type="float" office:value="0.482892452" calcext:value-type="float">
            <text:p>0.48289245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79012701" calcext:value-type="float">
            <text:p>0.579012701</text:p>
          </table:table-cell>
          <table:table-cell office:value-type="float" office:value="0.418664267" calcext:value-type="float">
            <text:p>0.418664267</text:p>
          </table:table-cell>
          <table:table-cell office:value-type="float" office:value="0.5579359" calcext:value-type="float">
            <text:p>0.5579359</text:p>
          </table:table-cell>
          <table:table-cell office:value-type="float" office:value="0.482786355" calcext:value-type="float">
            <text:p>0.4827863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79786966" calcext:value-type="float">
            <text:p>0.579786966</text:p>
          </table:table-cell>
          <table:table-cell office:value-type="float" office:value="0.418106963" calcext:value-type="float">
            <text:p>0.418106963</text:p>
          </table:table-cell>
          <table:table-cell office:value-type="float" office:value="0.560045309" calcext:value-type="float">
            <text:p>0.560045309</text:p>
          </table:table-cell>
          <table:table-cell office:value-type="float" office:value="0.482705889" calcext:value-type="float">
            <text:p>0.4827058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80746601" calcext:value-type="float">
            <text:p>0.580746601</text:p>
          </table:table-cell>
          <table:table-cell office:value-type="float" office:value="0.415343096" calcext:value-type="float">
            <text:p>0.415343096</text:p>
          </table:table-cell>
          <table:table-cell office:value-type="float" office:value="0.567429133" calcext:value-type="float">
            <text:p>0.567429133</text:p>
          </table:table-cell>
          <table:table-cell office:value-type="float" office:value="0.482878743" calcext:value-type="float">
            <text:p>0.4828787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7945616" calcext:value-type="float">
            <text:p>0.57945616</text:p>
          </table:table-cell>
          <table:table-cell office:value-type="float" office:value="0.417801192" calcext:value-type="float">
            <text:p>0.417801192</text:p>
          </table:table-cell>
          <table:table-cell office:value-type="float" office:value="0.561267204" calcext:value-type="float">
            <text:p>0.561267204</text:p>
          </table:table-cell>
          <table:table-cell office:value-type="float" office:value="0.482791124" calcext:value-type="float">
            <text:p>0.4827911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79888294" calcext:value-type="float">
            <text:p>0.579888294</text:p>
          </table:table-cell>
          <table:table-cell office:value-type="float" office:value="0.416404655" calcext:value-type="float">
            <text:p>0.416404655</text:p>
          </table:table-cell>
          <table:table-cell office:value-type="float" office:value="0.565421053" calcext:value-type="float">
            <text:p>0.565421053</text:p>
          </table:table-cell>
          <table:table-cell office:value-type="float" office:value="0.482728539" calcext:value-type="float">
            <text:p>0.48272853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7794697" calcext:value-type="float">
            <text:p>0.57794697</text:p>
          </table:table-cell>
          <table:table-cell office:value-type="float" office:value="0.424018553" calcext:value-type="float">
            <text:p>0.424018553</text:p>
          </table:table-cell>
          <table:table-cell office:value-type="float" office:value="0.545532768" calcext:value-type="float">
            <text:p>0.545532768</text:p>
          </table:table-cell>
          <table:table-cell office:value-type="float" office:value="0.482388792" calcext:value-type="float">
            <text:p>0.48238879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77275822" calcext:value-type="float">
            <text:p>0.577275822</text:p>
          </table:table-cell>
          <table:table-cell office:value-type="float" office:value="0.423930934" calcext:value-type="float">
            <text:p>0.423930934</text:p>
          </table:table-cell>
          <table:table-cell office:value-type="float" office:value="0.547072357" calcext:value-type="float">
            <text:p>0.547072357</text:p>
          </table:table-cell>
          <table:table-cell office:value-type="float" office:value="0.482798872" calcext:value-type="float">
            <text:p>0.4827988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7973809" calcext:value-type="float">
            <text:p>0.57973809</text:p>
          </table:table-cell>
          <table:table-cell office:value-type="float" office:value="0.416760494" calcext:value-type="float">
            <text:p>0.416760494</text:p>
          </table:table-cell>
          <table:table-cell office:value-type="float" office:value="0.565450259" calcext:value-type="float">
            <text:p>0.565450259</text:p>
          </table:table-cell>
          <table:table-cell office:value-type="float" office:value="0.482949672" calcext:value-type="float">
            <text:p>0.48294967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77766368" calcext:value-type="float">
            <text:p>0.577766368</text:p>
          </table:table-cell>
          <table:table-cell office:value-type="float" office:value="0.423902324" calcext:value-type="float">
            <text:p>0.423902324</text:p>
          </table:table-cell>
          <table:table-cell office:value-type="float" office:value="0.545877879" calcext:value-type="float">
            <text:p>0.545877879</text:p>
          </table:table-cell>
          <table:table-cell office:value-type="float" office:value="0.482603965" calcext:value-type="float">
            <text:p>0.48260396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76880047" calcext:value-type="float">
            <text:p>0.576880047</text:p>
          </table:table-cell>
          <table:table-cell office:value-type="float" office:value="0.425015739" calcext:value-type="float">
            <text:p>0.425015739</text:p>
          </table:table-cell>
          <table:table-cell office:value-type="float" office:value="0.544076031" calcext:value-type="float">
            <text:p>0.544076031</text:p>
          </table:table-cell>
          <table:table-cell office:value-type="float" office:value="0.482607541" calcext:value-type="float">
            <text:p>0.4826075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7991154" calcext:value-type="float">
            <text:p>0.57991154</text:p>
          </table:table-cell>
          <table:table-cell office:value-type="float" office:value="0.420209219" calcext:value-type="float">
            <text:p>0.420209219</text:p>
          </table:table-cell>
          <table:table-cell office:value-type="float" office:value="0.55716402" calcext:value-type="float">
            <text:p>0.55716402</text:p>
          </table:table-cell>
          <table:table-cell office:value-type="float" office:value="0.482979474" calcext:value-type="float">
            <text:p>0.48297947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767364" calcext:value-type="float">
            <text:p>0.5767364</text:p>
          </table:table-cell>
          <table:table-cell office:value-type="float" office:value="0.42628353" calcext:value-type="float">
            <text:p>0.42628353</text:p>
          </table:table-cell>
          <table:table-cell office:value-type="float" office:value="0.542697971" calcext:value-type="float">
            <text:p>0.542697971</text:p>
          </table:table-cell>
          <table:table-cell office:value-type="float" office:value="0.482577739" calcext:value-type="float">
            <text:p>0.4825777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77768752" calcext:value-type="float">
            <text:p>0.577768752</text:p>
          </table:table-cell>
          <table:table-cell office:value-type="float" office:value="0.422598174" calcext:value-type="float">
            <text:p>0.422598174</text:p>
          </table:table-cell>
          <table:table-cell office:value-type="float" office:value="0.545290177" calcext:value-type="float">
            <text:p>0.545290177</text:p>
          </table:table-cell>
          <table:table-cell office:value-type="float" office:value="0.482562838" calcext:value-type="float">
            <text:p>0.48256283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78520963" calcext:value-type="float">
            <text:p>0.578520963</text:p>
          </table:table-cell>
          <table:table-cell office:value-type="float" office:value="0.42141681" calcext:value-type="float">
            <text:p>0.42141681</text:p>
          </table:table-cell>
          <table:table-cell office:value-type="float" office:value="0.54675228" calcext:value-type="float">
            <text:p>0.54675228</text:p>
          </table:table-cell>
          <table:table-cell office:value-type="float" office:value="0.482408462" calcext:value-type="float">
            <text:p>0.48240846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80453942" calcext:value-type="float">
            <text:p>0.580453942</text:p>
          </table:table-cell>
          <table:table-cell office:value-type="float" office:value="0.422884872" calcext:value-type="float">
            <text:p>0.422884872</text:p>
          </table:table-cell>
          <table:table-cell office:value-type="float" office:value="0.547075933" calcext:value-type="float">
            <text:p>0.547075933</text:p>
          </table:table-cell>
          <table:table-cell office:value-type="float" office:value="0.482665954" calcext:value-type="float">
            <text:p>0.4826659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78739116" calcext:value-type="float">
            <text:p>0.578739116</text:p>
          </table:table-cell>
          <table:table-cell office:value-type="float" office:value="0.420975139" calcext:value-type="float">
            <text:p>0.420975139</text:p>
          </table:table-cell>
          <table:table-cell office:value-type="float" office:value="0.553996629" calcext:value-type="float">
            <text:p>0.553996629</text:p>
          </table:table-cell>
          <table:table-cell office:value-type="float" office:value="0.482835231" calcext:value-type="float">
            <text:p>0.4828352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80940912" calcext:value-type="float">
            <text:p>0.580940912</text:p>
          </table:table-cell>
          <table:table-cell office:value-type="float" office:value="0.415716817" calcext:value-type="float">
            <text:p>0.415716817</text:p>
          </table:table-cell>
          <table:table-cell office:value-type="float" office:value="0.566532083" calcext:value-type="float">
            <text:p>0.566532083</text:p>
          </table:table-cell>
          <table:table-cell office:value-type="float" office:value="0.48312491" calcext:value-type="float">
            <text:p>0.48312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17:34.416306682</meta:creation-date>
    <dc:date>2019-11-19T10:19:01.284771305</dc:date>
    <meta:editing-duration>PT1M28S</meta:editing-duration>
    <meta:editing-cycles>2</meta:editing-cycles>
    <meta:generator>LibreOffice/5.2.7.2$Linux_ARM_EABI LibreOffice_project/20m0$Build-2</meta:generator>
    <meta:document-statistic meta:table-count="3" meta:cell-count="45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994cm" svg:y="3.454cm" style:legend-expansion="high" chart:style-name="ch2"/>
        <chart:plot-area chart:style-name="ch3" chart:data-source-has-labels="both" svg:x="0.32cm" svg:y="0.18cm" svg:width="13.354cm" svg:height="8.64cm">
          <chartooo:coordinate-region svg:x="1.147cm" svg:y="0.379cm" svg:width="12.527cm" svg:height="7.794cm"/>
          <chart:axis chart:dimension="x" chart:name="primary-x" chart:style-name="ch4" chartooo:axis-type="auto">
            <chartooo:date-scale/>
            <chart:categories table:cell-range-address="local-table.$A$2:.$A$3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01" chart:label-cell-address="local-table.$B$1" chart:class="chart:line">
            <chart:data-point chart:repeated="300"/>
          </chart:series>
          <chart:series chart:style-name="ch8" chart:values-cell-range-address="local-table.$C$2:.$C$301" chart:label-cell-address="local-table.$C$1" chart:class="chart:line">
            <chart:data-point chart:repeated="300"/>
          </chart:series>
          <chart:series chart:style-name="ch9" chart:values-cell-range-address="local-table.$D$2:.$D$301" chart:label-cell-address="local-table.$D$1" chart:class="chart:line">
            <chart:data-point chart:repeated="300"/>
          </chart:series>
          <chart:series chart:style-name="ch10" chart:values-cell-range-address="local-table.$E$2:.$E$301" chart:label-cell-address="local-table.$E$1" chart:class="chart:line">
            <chart:data-point chart:repeated="3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d2</text:p>
              </table:table-cell>
              <table:table-cell office:value-type="string">
                <text:p> ad4</text:p>
              </table:table-cell>
              <table:table-cell office:value-type="string">
                <text:p> ad5</text:p>
              </table:table-cell>
              <table:table-cell office:value-type="string">
                <text:p> ad6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124736443">
                <text:p>0.124736443</text:p>
              </table:table-cell>
              <table:table-cell office:value-type="float" office:value="0.781224463">
                <text:p>0.781224463</text:p>
              </table:table-cell>
              <table:table-cell office:value-type="float" office:value="0.687733971">
                <text:p>0.687733971</text:p>
              </table:table-cell>
              <table:table-cell office:value-type="float" office:value="0.450488979">
                <text:p>0.45048897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26223579">
                <text:p>0.126223579</text:p>
              </table:table-cell>
              <table:table-cell office:value-type="float" office:value="0.640918689">
                <text:p>0.640918689</text:p>
              </table:table-cell>
              <table:table-cell office:value-type="float" office:value="0.694760763">
                <text:p>0.694760763</text:p>
              </table:table-cell>
              <table:table-cell office:value-type="float" office:value="0.557572312">
                <text:p>0.5575723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26886383">
                <text:p>0.126886383</text:p>
              </table:table-cell>
              <table:table-cell office:value-type="float" office:value="0.805820323">
                <text:p>0.805820323</text:p>
              </table:table-cell>
              <table:table-cell office:value-type="float" office:value="0.599283647">
                <text:p>0.599283647</text:p>
              </table:table-cell>
              <table:table-cell office:value-type="float" office:value="0.447062903">
                <text:p>0.4470629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27497927">
                <text:p>0.127497927</text:p>
              </table:table-cell>
              <table:table-cell office:value-type="float" office:value="0.633108095">
                <text:p>0.633108095</text:p>
              </table:table-cell>
              <table:table-cell office:value-type="float" office:value="0.661376794">
                <text:p>0.661376794</text:p>
              </table:table-cell>
              <table:table-cell office:value-type="float" office:value="0.572207638">
                <text:p>0.5722076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7489582">
                <text:p>0.127489582</text:p>
              </table:table-cell>
              <table:table-cell office:value-type="float" office:value="0.806180335">
                <text:p>0.806180335</text:p>
              </table:table-cell>
              <table:table-cell office:value-type="float" office:value="0.599737835">
                <text:p>0.599737835</text:p>
              </table:table-cell>
              <table:table-cell office:value-type="float" office:value="0.44540649">
                <text:p>0.445406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7558723">
                <text:p>0.127558723</text:p>
              </table:table-cell>
              <table:table-cell office:value-type="float" office:value="0.644686895">
                <text:p>0.644686895</text:p>
              </table:table-cell>
              <table:table-cell office:value-type="float" office:value="0.606442762">
                <text:p>0.606442762</text:p>
              </table:table-cell>
              <table:table-cell office:value-type="float" office:value="0.510191382">
                <text:p>0.5101913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6329675">
                <text:p>0.126329675</text:p>
              </table:table-cell>
              <table:table-cell office:value-type="float" office:value="0.743656247">
                <text:p>0.743656247</text:p>
              </table:table-cell>
              <table:table-cell office:value-type="float" office:value="0.742148845">
                <text:p>0.742148845</text:p>
              </table:table-cell>
              <table:table-cell office:value-type="float" office:value="0.470460709">
                <text:p>0.4704607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27422825">
                <text:p>0.127422825</text:p>
              </table:table-cell>
              <table:table-cell office:value-type="float" office:value="0.640778618">
                <text:p>0.640778618</text:p>
              </table:table-cell>
              <table:table-cell office:value-type="float" office:value="0.668113311">
                <text:p>0.668113311</text:p>
              </table:table-cell>
              <table:table-cell office:value-type="float" office:value="0.558683939">
                <text:p>0.5586839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8057614">
                <text:p>0.128057614</text:p>
              </table:table-cell>
              <table:table-cell office:value-type="float" office:value="0.684679828">
                <text:p>0.684679828</text:p>
              </table:table-cell>
              <table:table-cell office:value-type="float" office:value="0.616433098">
                <text:p>0.616433098</text:p>
              </table:table-cell>
              <table:table-cell office:value-type="float" office:value="0.54862625">
                <text:p>0.54862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28039733">
                <text:p>0.128039733</text:p>
              </table:table-cell>
              <table:table-cell office:value-type="float" office:value="0.781258438">
                <text:p>0.781258438</text:p>
              </table:table-cell>
              <table:table-cell office:value-type="float" office:value="0.599529815">
                <text:p>0.599529815</text:p>
              </table:table-cell>
              <table:table-cell office:value-type="float" office:value="0.454317982">
                <text:p>0.4543179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8307358">
                <text:p>0.128307358</text:p>
              </table:table-cell>
              <table:table-cell office:value-type="float" office:value="0.630978421">
                <text:p>0.630978421</text:p>
              </table:table-cell>
              <table:table-cell office:value-type="float" office:value="0.669413885">
                <text:p>0.669413885</text:p>
              </table:table-cell>
              <table:table-cell office:value-type="float" office:value="0.575751731">
                <text:p>0.5757517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27419845">
                <text:p>0.127419845</text:p>
              </table:table-cell>
              <table:table-cell office:value-type="float" office:value="0.765932294">
                <text:p>0.765932294</text:p>
              </table:table-cell>
              <table:table-cell office:value-type="float" office:value="0.66468366">
                <text:p>0.66468366</text:p>
              </table:table-cell>
              <table:table-cell office:value-type="float" office:value="0.447534972">
                <text:p>0.4475349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28538028">
                <text:p>0.128538028</text:p>
              </table:table-cell>
              <table:table-cell office:value-type="float" office:value="0.642258005">
                <text:p>0.642258005</text:p>
              </table:table-cell>
              <table:table-cell office:value-type="float" office:value="0.683111034">
                <text:p>0.683111034</text:p>
              </table:table-cell>
              <table:table-cell office:value-type="float" office:value="0.569438406">
                <text:p>0.5694384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27518788">
                <text:p>0.127518788</text:p>
              </table:table-cell>
              <table:table-cell office:value-type="float" office:value="0.688411079">
                <text:p>0.688411079</text:p>
              </table:table-cell>
              <table:table-cell office:value-type="float" office:value="0.737276165">
                <text:p>0.737276165</text:p>
              </table:table-cell>
              <table:table-cell office:value-type="float" office:value="0.466342028">
                <text:p>0.4663420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7715484">
                <text:p>0.127715484</text:p>
              </table:table-cell>
              <table:table-cell office:value-type="float" office:value="0.638808684">
                <text:p>0.638808684</text:p>
              </table:table-cell>
              <table:table-cell office:value-type="float" office:value="0.675107321">
                <text:p>0.675107321</text:p>
              </table:table-cell>
              <table:table-cell office:value-type="float" office:value="0.566160746">
                <text:p>0.5661607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7632633">
                <text:p>0.127632633</text:p>
              </table:table-cell>
              <table:table-cell office:value-type="float" office:value="0.738976686">
                <text:p>0.738976686</text:p>
              </table:table-cell>
              <table:table-cell office:value-type="float" office:value="0.743485182">
                <text:p>0.743485182</text:p>
              </table:table-cell>
              <table:table-cell office:value-type="float" office:value="0.476147589">
                <text:p>0.4761475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28002182">
                <text:p>0.128002182</text:p>
              </table:table-cell>
              <table:table-cell office:value-type="float" office:value="0.628410057">
                <text:p>0.628410057</text:p>
              </table:table-cell>
              <table:table-cell office:value-type="float" office:value="0.630251244">
                <text:p>0.630251244</text:p>
              </table:table-cell>
              <table:table-cell office:value-type="float" office:value="0.538360541">
                <text:p>0.5383605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2749137">
                <text:p>0.12749137</text:p>
              </table:table-cell>
              <table:table-cell office:value-type="float" office:value="0.666669687">
                <text:p>0.666669687</text:p>
              </table:table-cell>
              <table:table-cell office:value-type="float" office:value="0.73157498">
                <text:p>0.73157498</text:p>
              </table:table-cell>
              <table:table-cell office:value-type="float" office:value="0.47659522">
                <text:p>0.47659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28558889">
                <text:p>0.128558889</text:p>
              </table:table-cell>
              <table:table-cell office:value-type="float" office:value="0.805901981">
                <text:p>0.805901981</text:p>
              </table:table-cell>
              <table:table-cell office:value-type="float" office:value="0.598004532">
                <text:p>0.598004532</text:p>
              </table:table-cell>
              <table:table-cell office:value-type="float" office:value="0.452497059">
                <text:p>0.4524970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28193513">
                <text:p>0.128193513</text:p>
              </table:table-cell>
              <table:table-cell office:value-type="float" office:value="0.798891282">
                <text:p>0.798891282</text:p>
              </table:table-cell>
              <table:table-cell office:value-type="float" office:value="0.623217895">
                <text:p>0.623217895</text:p>
              </table:table-cell>
              <table:table-cell office:value-type="float" office:value="0.450899059">
                <text:p>0.4508990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8636972">
                <text:p>0.128636972</text:p>
              </table:table-cell>
              <table:table-cell office:value-type="float" office:value="0.767869445">
                <text:p>0.767869445</text:p>
              </table:table-cell>
              <table:table-cell office:value-type="float" office:value="0.716964688">
                <text:p>0.716964688</text:p>
              </table:table-cell>
              <table:table-cell office:value-type="float" office:value="0.457064564">
                <text:p>0.45706456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27646938">
                <text:p>0.127646938</text:p>
              </table:table-cell>
              <table:table-cell office:value-type="float" office:value="0.667312821">
                <text:p>0.667312821</text:p>
              </table:table-cell>
              <table:table-cell office:value-type="float" office:value="0.718126979">
                <text:p>0.718126979</text:p>
              </table:table-cell>
              <table:table-cell office:value-type="float" office:value="0.509841503">
                <text:p>0.5098415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2799801">
                <text:p>0.12799801</text:p>
              </table:table-cell>
              <table:table-cell office:value-type="float" office:value="0.70082494">
                <text:p>0.70082494</text:p>
              </table:table-cell>
              <table:table-cell office:value-type="float" office:value="0.741567104">
                <text:p>0.741567104</text:p>
              </table:table-cell>
              <table:table-cell office:value-type="float" office:value="0.461443718">
                <text:p>0.4614437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29016057">
                <text:p>0.129016057</text:p>
              </table:table-cell>
              <table:table-cell office:value-type="float" office:value="0.75447926">
                <text:p>0.75447926</text:p>
              </table:table-cell>
              <table:table-cell office:value-type="float" office:value="0.693445288">
                <text:p>0.693445288</text:p>
              </table:table-cell>
              <table:table-cell office:value-type="float" office:value="0.450447851">
                <text:p>0.45044785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9375473">
                <text:p>0.129375473</text:p>
              </table:table-cell>
              <table:table-cell office:value-type="float" office:value="0.669865688">
                <text:p>0.669865688</text:p>
              </table:table-cell>
              <table:table-cell office:value-type="float" office:value="0.712949123">
                <text:p>0.712949123</text:p>
              </table:table-cell>
              <table:table-cell office:value-type="float" office:value="0.556926198">
                <text:p>0.55692619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0190865">
                <text:p>0.130190865</text:p>
              </table:table-cell>
              <table:table-cell office:value-type="float" office:value="0.688235246">
                <text:p>0.688235246</text:p>
              </table:table-cell>
              <table:table-cell office:value-type="float" office:value="0.595080923">
                <text:p>0.595080923</text:p>
              </table:table-cell>
              <table:table-cell office:value-type="float" office:value="0.487893878">
                <text:p>0.4878938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0632535">
                <text:p>0.130632535</text:p>
              </table:table-cell>
              <table:table-cell office:value-type="float" office:value="0.796547031">
                <text:p>0.796547031</text:p>
              </table:table-cell>
              <table:table-cell office:value-type="float" office:value="0.596879196">
                <text:p>0.596879196</text:p>
              </table:table-cell>
              <table:table-cell office:value-type="float" office:value="0.44786995">
                <text:p>0.447869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29372493">
                <text:p>0.129372493</text:p>
              </table:table-cell>
              <table:table-cell office:value-type="float" office:value="0.630905107">
                <text:p>0.630905107</text:p>
              </table:table-cell>
              <table:table-cell office:value-type="float" office:value="0.671116194">
                <text:p>0.671116194</text:p>
              </table:table-cell>
              <table:table-cell office:value-type="float" office:value="0.564713545">
                <text:p>0.5647135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29604355">
                <text:p>0.129604355</text:p>
              </table:table-cell>
              <table:table-cell office:value-type="float" office:value="0.652174431">
                <text:p>0.652174431</text:p>
              </table:table-cell>
              <table:table-cell office:value-type="float" office:value="0.717489209">
                <text:p>0.717489209</text:p>
              </table:table-cell>
              <table:table-cell office:value-type="float" office:value="0.543850725">
                <text:p>0.5438507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0015627">
                <text:p>0.130015627</text:p>
              </table:table-cell>
              <table:table-cell office:value-type="float" office:value="0.797298646">
                <text:p>0.797298646</text:p>
              </table:table-cell>
              <table:table-cell office:value-type="float" office:value="0.606463624">
                <text:p>0.606463624</text:p>
              </table:table-cell>
              <table:table-cell office:value-type="float" office:value="0.446310693">
                <text:p>0.4463106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29570976">
                <text:p>0.129570976</text:p>
              </table:table-cell>
              <table:table-cell office:value-type="float" office:value="0.628979877">
                <text:p>0.628979877</text:p>
              </table:table-cell>
              <table:table-cell office:value-type="float" office:value="0.673286995">
                <text:p>0.673286995</text:p>
              </table:table-cell>
              <table:table-cell office:value-type="float" office:value="0.577201912">
                <text:p>0.5772019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30103246">
                <text:p>0.130103246</text:p>
              </table:table-cell>
              <table:table-cell office:value-type="float" office:value="0.632006601">
                <text:p>0.632006601</text:p>
              </table:table-cell>
              <table:table-cell office:value-type="float" office:value="0.691541516">
                <text:p>0.691541516</text:p>
              </table:table-cell>
              <table:table-cell office:value-type="float" office:value="0.563018389">
                <text:p>0.56301838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278788">
                <text:p>0.1278788</text:p>
              </table:table-cell>
              <table:table-cell office:value-type="float" office:value="0.757383794">
                <text:p>0.757383794</text:p>
              </table:table-cell>
              <table:table-cell office:value-type="float" office:value="0.715907897">
                <text:p>0.715907897</text:p>
              </table:table-cell>
              <table:table-cell office:value-type="float" office:value="0.456595475">
                <text:p>0.45659547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27465144">
                <text:p>0.127465144</text:p>
              </table:table-cell>
              <table:table-cell office:value-type="float" office:value="0.64872511">
                <text:p>0.64872511</text:p>
              </table:table-cell>
              <table:table-cell office:value-type="float" office:value="0.69444307">
                <text:p>0.69444307</text:p>
              </table:table-cell>
              <table:table-cell office:value-type="float" office:value="0.573765108">
                <text:p>0.5737651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29432694">
                <text:p>0.129432694</text:p>
              </table:table-cell>
              <table:table-cell office:value-type="float" office:value="0.757724733">
                <text:p>0.757724733</text:p>
              </table:table-cell>
              <table:table-cell office:value-type="float" office:value="0.595006418">
                <text:p>0.595006418</text:p>
              </table:table-cell>
              <table:table-cell office:value-type="float" office:value="0.520469012">
                <text:p>0.5204690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29270569">
                <text:p>0.129270569</text:p>
              </table:table-cell>
              <table:table-cell office:value-type="float" office:value="0.781095121">
                <text:p>0.781095121</text:p>
              </table:table-cell>
              <table:table-cell office:value-type="float" office:value="0.660594184">
                <text:p>0.660594184</text:p>
              </table:table-cell>
              <table:table-cell office:value-type="float" office:value="0.452136451">
                <text:p>0.4521364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28922478">
                <text:p>0.128922478</text:p>
              </table:table-cell>
              <table:table-cell office:value-type="float" office:value="0.775087568">
                <text:p>0.775087568</text:p>
              </table:table-cell>
              <table:table-cell office:value-type="float" office:value="0.684493266">
                <text:p>0.684493266</text:p>
              </table:table-cell>
              <table:table-cell office:value-type="float" office:value="0.453855449">
                <text:p>0.45385544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28753797">
                <text:p>0.128753797</text:p>
              </table:table-cell>
              <table:table-cell office:value-type="float" office:value="0.800283051">
                <text:p>0.800283051</text:p>
              </table:table-cell>
              <table:table-cell office:value-type="float" office:value="0.594025921">
                <text:p>0.594025921</text:p>
              </table:table-cell>
              <table:table-cell office:value-type="float" office:value="0.486839472">
                <text:p>0.4868394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28677503">
                <text:p>0.128677503</text:p>
              </table:table-cell>
              <table:table-cell office:value-type="float" office:value="0.626752451">
                <text:p>0.626752451</text:p>
              </table:table-cell>
              <table:table-cell office:value-type="float" office:value="0.645578581">
                <text:p>0.645578581</text:p>
              </table:table-cell>
              <table:table-cell office:value-type="float" office:value="0.548148221">
                <text:p>0.5481482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28345505">
                <text:p>0.128345505</text:p>
              </table:table-cell>
              <table:table-cell office:value-type="float" office:value="0.6258405">
                <text:p>0.6258405</text:p>
              </table:table-cell>
              <table:table-cell office:value-type="float" office:value="0.643025117">
                <text:p>0.643025117</text:p>
              </table:table-cell>
              <table:table-cell office:value-type="float" office:value="0.546848839">
                <text:p>0.5468488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9328982">
                <text:p>0.129328982</text:p>
              </table:table-cell>
              <table:table-cell office:value-type="float" office:value="0.636985378">
                <text:p>0.636985378</text:p>
              </table:table-cell>
              <table:table-cell office:value-type="float" office:value="0.608863307">
                <text:p>0.608863307</text:p>
              </table:table-cell>
              <table:table-cell office:value-type="float" office:value="0.521386924">
                <text:p>0.52138692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28306762">
                <text:p>0.128306762</text:p>
              </table:table-cell>
              <table:table-cell office:value-type="float" office:value="0.784585569">
                <text:p>0.784585569</text:p>
              </table:table-cell>
              <table:table-cell office:value-type="float" office:value="0.612116529">
                <text:p>0.612116529</text:p>
              </table:table-cell>
              <table:table-cell office:value-type="float" office:value="0.448371821">
                <text:p>0.44837182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29124538">
                <text:p>0.129124538</text:p>
              </table:table-cell>
              <table:table-cell office:value-type="float" office:value="0.785458778">
                <text:p>0.785458778</text:p>
              </table:table-cell>
              <table:table-cell office:value-type="float" office:value="0.59483118">
                <text:p>0.59483118</text:p>
              </table:table-cell>
              <table:table-cell office:value-type="float" office:value="0.453112179">
                <text:p>0.45311217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28316895">
                <text:p>0.128316895</text:p>
              </table:table-cell>
              <table:table-cell office:value-type="float" office:value="0.660708625">
                <text:p>0.660708625</text:p>
              </table:table-cell>
              <table:table-cell office:value-type="float" office:value="0.704895342">
                <text:p>0.704895342</text:p>
              </table:table-cell>
              <table:table-cell office:value-type="float" office:value="0.567731329">
                <text:p>0.56773132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28983275">
                <text:p>0.128983275</text:p>
              </table:table-cell>
              <table:table-cell office:value-type="float" office:value="0.660618026">
                <text:p>0.660618026</text:p>
              </table:table-cell>
              <table:table-cell office:value-type="float" office:value="0.72298893">
                <text:p>0.72298893</text:p>
              </table:table-cell>
              <table:table-cell office:value-type="float" office:value="0.48958367">
                <text:p>0.489583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2930514">
                <text:p>0.12930514</text:p>
              </table:table-cell>
              <table:table-cell office:value-type="float" office:value="0.723541465">
                <text:p>0.723541465</text:p>
              </table:table-cell>
              <table:table-cell office:value-type="float" office:value="0.592386793">
                <text:p>0.592386793</text:p>
              </table:table-cell>
              <table:table-cell office:value-type="float" office:value="0.471374449">
                <text:p>0.47137444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270044">
                <text:p>0.1270044</text:p>
              </table:table-cell>
              <table:table-cell office:value-type="float" office:value="0.7388539">
                <text:p>0.7388539</text:p>
              </table:table-cell>
              <table:table-cell office:value-type="float" office:value="0.739692538">
                <text:p>0.739692538</text:p>
              </table:table-cell>
              <table:table-cell office:value-type="float" office:value="0.468064006">
                <text:p>0.46806400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28186956">
                <text:p>0.128186956</text:p>
              </table:table-cell>
              <table:table-cell office:value-type="float" office:value="0.632322506">
                <text:p>0.632322506</text:p>
              </table:table-cell>
              <table:table-cell office:value-type="float" office:value="0.659440238">
                <text:p>0.659440238</text:p>
              </table:table-cell>
              <table:table-cell office:value-type="float" office:value="0.555452175">
                <text:p>0.5554521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27651707">
                <text:p>0.127651707</text:p>
              </table:table-cell>
              <table:table-cell office:value-type="float" office:value="0.702352011">
                <text:p>0.702352011</text:p>
              </table:table-cell>
              <table:table-cell office:value-type="float" office:value="0.726444212">
                <text:p>0.726444212</text:p>
              </table:table-cell>
              <table:table-cell office:value-type="float" office:value="0.514465036">
                <text:p>0.5144650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27659455">
                <text:p>0.127659455</text:p>
              </table:table-cell>
              <table:table-cell office:value-type="float" office:value="0.731582729">
                <text:p>0.731582729</text:p>
              </table:table-cell>
              <table:table-cell office:value-type="float" office:value="0.728328315">
                <text:p>0.728328315</text:p>
              </table:table-cell>
              <table:table-cell office:value-type="float" office:value="0.453637892">
                <text:p>0.4536378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28805653">
                <text:p>0.128805653</text:p>
              </table:table-cell>
              <table:table-cell office:value-type="float" office:value="0.770105215">
                <text:p>0.770105215</text:p>
              </table:table-cell>
              <table:table-cell office:value-type="float" office:value="0.59432454">
                <text:p>0.59432454</text:p>
              </table:table-cell>
              <table:table-cell office:value-type="float" office:value="0.487740694">
                <text:p>0.48774069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28738896">
                <text:p>0.128738896</text:p>
              </table:table-cell>
              <table:table-cell office:value-type="float" office:value="0.742652505">
                <text:p>0.742652505</text:p>
              </table:table-cell>
              <table:table-cell office:value-type="float" office:value="0.737893073">
                <text:p>0.737893073</text:p>
              </table:table-cell>
              <table:table-cell office:value-type="float" office:value="0.465254243">
                <text:p>0.4652542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28372327">
                <text:p>0.128372327</text:p>
              </table:table-cell>
              <table:table-cell office:value-type="float" office:value="0.649012405">
                <text:p>0.649012405</text:p>
              </table:table-cell>
              <table:table-cell office:value-type="float" office:value="0.600826216">
                <text:p>0.600826216</text:p>
              </table:table-cell>
              <table:table-cell office:value-type="float" office:value="0.505293668">
                <text:p>0.50529366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28617898">
                <text:p>0.128617898</text:p>
              </table:table-cell>
              <table:table-cell office:value-type="float" office:value="0.798404312">
                <text:p>0.798404312</text:p>
              </table:table-cell>
              <table:table-cell office:value-type="float" office:value="0.605088544">
                <text:p>0.605088544</text:p>
              </table:table-cell>
              <table:table-cell office:value-type="float" office:value="0.446670109">
                <text:p>0.4466701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27658263">
                <text:p>0.127658263</text:p>
              </table:table-cell>
              <table:table-cell office:value-type="float" office:value="0.650604445">
                <text:p>0.650604445</text:p>
              </table:table-cell>
              <table:table-cell office:value-type="float" office:value="0.717786636">
                <text:p>0.717786636</text:p>
              </table:table-cell>
              <table:table-cell office:value-type="float" office:value="0.503545464">
                <text:p>0.50354546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28423587">
                <text:p>0.128423587</text:p>
              </table:table-cell>
              <table:table-cell office:value-type="float" office:value="0.74671337">
                <text:p>0.74671337</text:p>
              </table:table-cell>
              <table:table-cell office:value-type="float" office:value="0.739102452">
                <text:p>0.739102452</text:p>
              </table:table-cell>
              <table:table-cell office:value-type="float" office:value="0.461810882">
                <text:p>0.46181088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27984301">
                <text:p>0.127984301</text:p>
              </table:table-cell>
              <table:table-cell office:value-type="float" office:value="0.763172598">
                <text:p>0.763172598</text:p>
              </table:table-cell>
              <table:table-cell office:value-type="float" office:value="0.662194569">
                <text:p>0.662194569</text:p>
              </table:table-cell>
              <table:table-cell office:value-type="float" office:value="0.447673851">
                <text:p>0.44767385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28638164">
                <text:p>0.128638164</text:p>
              </table:table-cell>
              <table:table-cell office:value-type="float" office:value="0.792681669">
                <text:p>0.792681669</text:p>
              </table:table-cell>
              <table:table-cell office:value-type="float" office:value="0.595005822">
                <text:p>0.595005822</text:p>
              </table:table-cell>
              <table:table-cell office:value-type="float" office:value="0.449079329">
                <text:p>0.4490793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28451601">
                <text:p>0.128451601</text:p>
              </table:table-cell>
              <table:table-cell office:value-type="float" office:value="0.627420023">
                <text:p>0.627420023</text:p>
              </table:table-cell>
              <table:table-cell office:value-type="float" office:value="0.669531306">
                <text:p>0.669531306</text:p>
              </table:table-cell>
              <table:table-cell office:value-type="float" office:value="0.569865772">
                <text:p>0.5698657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26794592">
                <text:p>0.126794592</text:p>
              </table:table-cell>
              <table:table-cell office:value-type="float" office:value="0.667932709">
                <text:p>0.667932709</text:p>
              </table:table-cell>
              <table:table-cell office:value-type="float" office:value="0.710476722">
                <text:p>0.710476722</text:p>
              </table:table-cell>
              <table:table-cell office:value-type="float" office:value="0.55985219">
                <text:p>0.559852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73662">
                <text:p>0.1273662</text:p>
              </table:table-cell>
              <table:table-cell office:value-type="float" office:value="0.769562813">
                <text:p>0.769562813</text:p>
              </table:table-cell>
              <table:table-cell office:value-type="float" office:value="0.647437054">
                <text:p>0.647437054</text:p>
              </table:table-cell>
              <table:table-cell office:value-type="float" office:value="0.450974161">
                <text:p>0.45097416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27375141">
                <text:p>0.127375141</text:p>
              </table:table-cell>
              <table:table-cell office:value-type="float" office:value="0.659411628">
                <text:p>0.659411628</text:p>
              </table:table-cell>
              <table:table-cell office:value-type="float" office:value="0.704475725">
                <text:p>0.704475725</text:p>
              </table:table-cell>
              <table:table-cell office:value-type="float" office:value="0.566032596">
                <text:p>0.56603259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28343121">
                <text:p>0.128343121</text:p>
              </table:table-cell>
              <table:table-cell office:value-type="float" office:value="0.65093227">
                <text:p>0.65093227</text:p>
              </table:table-cell>
              <table:table-cell office:value-type="float" office:value="0.600997877">
                <text:p>0.600997877</text:p>
              </table:table-cell>
              <table:table-cell office:value-type="float" office:value="0.503923357">
                <text:p>0.50392335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27509252">
                <text:p>0.127509252</text:p>
              </table:table-cell>
              <table:table-cell office:value-type="float" office:value="0.67114242">
                <text:p>0.67114242</text:p>
              </table:table-cell>
              <table:table-cell office:value-type="float" office:value="0.710675801">
                <text:p>0.710675801</text:p>
              </table:table-cell>
              <table:table-cell office:value-type="float" office:value="0.558732815">
                <text:p>0.5587328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253611">
                <text:p>0.1253611</text:p>
              </table:table-cell>
              <table:table-cell office:value-type="float" office:value="0.705482448">
                <text:p>0.705482448</text:p>
              </table:table-cell>
              <table:table-cell office:value-type="float" office:value="0.740553229">
                <text:p>0.740553229</text:p>
              </table:table-cell>
              <table:table-cell office:value-type="float" office:value="0.478025136">
                <text:p>0.4780251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27339378">
                <text:p>0.127339378</text:p>
              </table:table-cell>
              <table:table-cell office:value-type="float" office:value="0.799955225">
                <text:p>0.799955225</text:p>
              </table:table-cell>
              <table:table-cell office:value-type="float" office:value="0.601687503">
                <text:p>0.601687503</text:p>
              </table:table-cell>
              <table:table-cell office:value-type="float" office:value="0.445532256">
                <text:p>0.4455322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26885787">
                <text:p>0.126885787</text:p>
              </table:table-cell>
              <table:table-cell office:value-type="float" office:value="0.801888204">
                <text:p>0.801888204</text:p>
              </table:table-cell>
              <table:table-cell office:value-type="float" office:value="0.595566105">
                <text:p>0.595566105</text:p>
              </table:table-cell>
              <table:table-cell office:value-type="float" office:value="0.463534649">
                <text:p>0.46353464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27415076">
                <text:p>0.127415076</text:p>
              </table:table-cell>
              <table:table-cell office:value-type="float" office:value="0.681417666">
                <text:p>0.681417666</text:p>
              </table:table-cell>
              <table:table-cell office:value-type="float" office:value="0.59703834">
                <text:p>0.59703834</text:p>
              </table:table-cell>
              <table:table-cell office:value-type="float" office:value="0.491430222">
                <text:p>0.4914302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2753965">
                <text:p>0.12753965</text:p>
              </table:table-cell>
              <table:table-cell office:value-type="float" office:value="0.646889883">
                <text:p>0.646889883</text:p>
              </table:table-cell>
              <table:table-cell office:value-type="float" office:value="0.713811006">
                <text:p>0.713811006</text:p>
              </table:table-cell>
              <table:table-cell office:value-type="float" office:value="0.557236738">
                <text:p>0.55723673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28328815">
                <text:p>0.128328815</text:p>
              </table:table-cell>
              <table:table-cell office:value-type="float" office:value="0.728920785">
                <text:p>0.728920785</text:p>
              </table:table-cell>
              <table:table-cell office:value-type="float" office:value="0.594328117">
                <text:p>0.594328117</text:p>
              </table:table-cell>
              <table:table-cell office:value-type="float" office:value="0.470125731">
                <text:p>0.4701257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27429381">
                <text:p>0.127429381</text:p>
              </table:table-cell>
              <table:table-cell office:value-type="float" office:value="0.650479871">
                <text:p>0.650479871</text:p>
              </table:table-cell>
              <table:table-cell office:value-type="float" office:value="0.716046776">
                <text:p>0.716046776</text:p>
              </table:table-cell>
              <table:table-cell office:value-type="float" office:value="0.553145475">
                <text:p>0.55314547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28563658">
                <text:p>0.128563658</text:p>
              </table:table-cell>
              <table:table-cell office:value-type="float" office:value="0.80184052">
                <text:p>0.80184052</text:p>
              </table:table-cell>
              <table:table-cell office:value-type="float" office:value="0.600327921">
                <text:p>0.600327921</text:p>
              </table:table-cell>
              <table:table-cell office:value-type="float" office:value="0.446700507">
                <text:p>0.44670050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28152386">
                <text:p>0.128152386</text:p>
              </table:table-cell>
              <table:table-cell office:value-type="float" office:value="0.629124716">
                <text:p>0.629124716</text:p>
              </table:table-cell>
              <table:table-cell office:value-type="float" office:value="0.616281702">
                <text:p>0.616281702</text:p>
              </table:table-cell>
              <table:table-cell office:value-type="float" office:value="0.524445239">
                <text:p>0.52444523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28081456">
                <text:p>0.128081456</text:p>
              </table:table-cell>
              <table:table-cell office:value-type="float" office:value="0.766407343">
                <text:p>0.766407343</text:p>
              </table:table-cell>
              <table:table-cell office:value-type="float" office:value="0.709060515">
                <text:p>0.709060515</text:p>
              </table:table-cell>
              <table:table-cell office:value-type="float" office:value="0.454751903">
                <text:p>0.45475190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28222123">
                <text:p>0.128222123</text:p>
              </table:table-cell>
              <table:table-cell office:value-type="float" office:value="0.647717195">
                <text:p>0.647717195</text:p>
              </table:table-cell>
              <table:table-cell office:value-type="float" office:value="0.603773666">
                <text:p>0.603773666</text:p>
              </table:table-cell>
              <table:table-cell office:value-type="float" office:value="0.506132305">
                <text:p>0.50613230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27940789">
                <text:p>0.127940789</text:p>
              </table:table-cell>
              <table:table-cell office:value-type="float" office:value="0.625403002">
                <text:p>0.625403002</text:p>
              </table:table-cell>
              <table:table-cell office:value-type="float" office:value="0.630437211">
                <text:p>0.630437211</text:p>
              </table:table-cell>
              <table:table-cell office:value-type="float" office:value="0.537678663">
                <text:p>0.5376786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27241627">
                <text:p>0.127241627</text:p>
              </table:table-cell>
              <table:table-cell office:value-type="float" office:value="0.78182051">
                <text:p>0.78182051</text:p>
              </table:table-cell>
              <table:table-cell office:value-type="float" office:value="0.66632398">
                <text:p>0.66632398</text:p>
              </table:table-cell>
              <table:table-cell office:value-type="float" office:value="0.451301986">
                <text:p>0.45130198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27199307">
                <text:p>0.127199307</text:p>
              </table:table-cell>
              <table:table-cell office:value-type="float" office:value="0.71729907">
                <text:p>0.71729907</text:p>
              </table:table-cell>
              <table:table-cell office:value-type="float" office:value="0.732589451">
                <text:p>0.732589451</text:p>
              </table:table-cell>
              <table:table-cell office:value-type="float" office:value="0.500625432">
                <text:p>0.5006254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27178446">
                <text:p>0.127178446</text:p>
              </table:table-cell>
              <table:table-cell office:value-type="float" office:value="0.666773995">
                <text:p>0.666773995</text:p>
              </table:table-cell>
              <table:table-cell office:value-type="float" office:value="0.707209791">
                <text:p>0.707209791</text:p>
              </table:table-cell>
              <table:table-cell office:value-type="float" office:value="0.562874146">
                <text:p>0.5628741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26776114">
                <text:p>0.126776114</text:p>
              </table:table-cell>
              <table:table-cell office:value-type="float" office:value="0.646768885">
                <text:p>0.646768885</text:p>
              </table:table-cell>
              <table:table-cell office:value-type="float" office:value="0.69617995">
                <text:p>0.69617995</text:p>
              </table:table-cell>
              <table:table-cell office:value-type="float" office:value="0.573051044">
                <text:p>0.5730510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7579585">
                <text:p>0.127579585</text:p>
              </table:table-cell>
              <table:table-cell office:value-type="float" office:value="0.630667881">
                <text:p>0.630667881</text:p>
              </table:table-cell>
              <table:table-cell office:value-type="float" office:value="0.643693881">
                <text:p>0.643693881</text:p>
              </table:table-cell>
              <table:table-cell office:value-type="float" office:value="0.546318358">
                <text:p>0.5463183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28847376">
                <text:p>0.128847376</text:p>
              </table:table-cell>
              <table:table-cell office:value-type="float" office:value="0.801972842">
                <text:p>0.801972842</text:p>
              </table:table-cell>
              <table:table-cell office:value-type="float" office:value="0.599927974">
                <text:p>0.599927974</text:p>
              </table:table-cell>
              <table:table-cell office:value-type="float" office:value="0.446240359">
                <text:p>0.4462403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28985659">
                <text:p>0.128985659</text:p>
              </table:table-cell>
              <table:table-cell office:value-type="float" office:value="0.80263803">
                <text:p>0.80263803</text:p>
              </table:table-cell>
              <table:table-cell office:value-type="float" office:value="0.600075793">
                <text:p>0.600075793</text:p>
              </table:table-cell>
              <table:table-cell office:value-type="float" office:value="0.444132739">
                <text:p>0.4441327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27384678">
                <text:p>0.127384678</text:p>
              </table:table-cell>
              <table:table-cell office:value-type="float" office:value="0.742611974">
                <text:p>0.742611974</text:p>
              </table:table-cell>
              <table:table-cell office:value-type="float" office:value="0.718262877">
                <text:p>0.718262877</text:p>
              </table:table-cell>
              <table:table-cell office:value-type="float" office:value="0.456638391">
                <text:p>0.45663839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28160134">
                <text:p>0.128160134</text:p>
              </table:table-cell>
              <table:table-cell office:value-type="float" office:value="0.683246336">
                <text:p>0.683246336</text:p>
              </table:table-cell>
              <table:table-cell office:value-type="float" office:value="0.715897169">
                <text:p>0.715897169</text:p>
              </table:table-cell>
              <table:table-cell office:value-type="float" office:value="0.545628136">
                <text:p>0.5456281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28860489">
                <text:p>0.128860489</text:p>
              </table:table-cell>
              <table:table-cell office:value-type="float" office:value="0.639682488">
                <text:p>0.639682488</text:p>
              </table:table-cell>
              <table:table-cell office:value-type="float" office:value="0.705038989">
                <text:p>0.705038989</text:p>
              </table:table-cell>
              <table:table-cell office:value-type="float" office:value="0.535649721">
                <text:p>0.53564972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28121391">
                <text:p>0.128121391</text:p>
              </table:table-cell>
              <table:table-cell office:value-type="float" office:value="0.63489087">
                <text:p>0.63489087</text:p>
              </table:table-cell>
              <table:table-cell office:value-type="float" office:value="0.667565545">
                <text:p>0.667565545</text:p>
              </table:table-cell>
              <table:table-cell office:value-type="float" office:value="0.558835335">
                <text:p>0.55883533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28415242">
                <text:p>0.128415242</text:p>
              </table:table-cell>
              <table:table-cell office:value-type="float" office:value="0.643517452">
                <text:p>0.643517452</text:p>
              </table:table-cell>
              <table:table-cell office:value-type="float" office:value="0.709071244">
                <text:p>0.709071244</text:p>
              </table:table-cell>
              <table:table-cell office:value-type="float" office:value="0.535083477">
                <text:p>0.53508347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28172055">
                <text:p>0.128172055</text:p>
              </table:table-cell>
              <table:table-cell office:value-type="float" office:value="0.708730901">
                <text:p>0.708730901</text:p>
              </table:table-cell>
              <table:table-cell office:value-type="float" office:value="0.732390372">
                <text:p>0.732390372</text:p>
              </table:table-cell>
              <table:table-cell office:value-type="float" office:value="0.497428834">
                <text:p>0.4974288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29551903">
                <text:p>0.129551903</text:p>
              </table:table-cell>
              <table:table-cell office:value-type="float" office:value="0.626316145">
                <text:p>0.626316145</text:p>
              </table:table-cell>
              <table:table-cell office:value-type="float" office:value="0.670865854">
                <text:p>0.670865854</text:p>
              </table:table-cell>
              <table:table-cell office:value-type="float" office:value="0.57220585">
                <text:p>0.572205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28794328">
                <text:p>0.128794328</text:p>
              </table:table-cell>
              <table:table-cell office:value-type="float" office:value="0.626593903">
                <text:p>0.626593903</text:p>
              </table:table-cell>
              <table:table-cell office:value-type="float" office:value="0.627720431">
                <text:p>0.627720431</text:p>
              </table:table-cell>
              <table:table-cell office:value-type="float" office:value="0.535835688">
                <text:p>0.5358356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29030958">
                <text:p>0.129030958</text:p>
              </table:table-cell>
              <table:table-cell office:value-type="float" office:value="0.634373502">
                <text:p>0.634373502</text:p>
              </table:table-cell>
              <table:table-cell office:value-type="float" office:value="0.683414421">
                <text:p>0.683414421</text:p>
              </table:table-cell>
              <table:table-cell office:value-type="float" office:value="0.566667982">
                <text:p>0.56666798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28582731">
                <text:p>0.128582731</text:p>
              </table:table-cell>
              <table:table-cell office:value-type="float" office:value="0.756369323">
                <text:p>0.756369323</text:p>
              </table:table-cell>
              <table:table-cell office:value-type="float" office:value="0.728599516">
                <text:p>0.728599516</text:p>
              </table:table-cell>
              <table:table-cell office:value-type="float" office:value="0.458306725">
                <text:p>0.4583067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1291001">
                <text:p>0.1291001</text:p>
              </table:table-cell>
              <table:table-cell office:value-type="float" office:value="0.802254772">
                <text:p>0.802254772</text:p>
              </table:table-cell>
              <table:table-cell office:value-type="float" office:value="0.595934462">
                <text:p>0.595934462</text:p>
              </table:table-cell>
              <table:table-cell office:value-type="float" office:value="0.449865514">
                <text:p>0.4498655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28306166">
                <text:p>0.128306166</text:p>
              </table:table-cell>
              <table:table-cell office:value-type="float" office:value="0.639163332">
                <text:p>0.639163332</text:p>
              </table:table-cell>
              <table:table-cell office:value-type="float" office:value="0.677109441">
                <text:p>0.677109441</text:p>
              </table:table-cell>
              <table:table-cell office:value-type="float" office:value="0.567610331">
                <text:p>0.56761033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29377857">
                <text:p>0.129377857</text:p>
              </table:table-cell>
              <table:table-cell office:value-type="float" office:value="0.649012405">
                <text:p>0.649012405</text:p>
              </table:table-cell>
              <table:table-cell office:value-type="float" office:value="0.716246452">
                <text:p>0.716246452</text:p>
              </table:table-cell>
              <table:table-cell office:value-type="float" office:value="0.551558799">
                <text:p>0.5515587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29256264">
                <text:p>0.129256264</text:p>
              </table:table-cell>
              <table:table-cell office:value-type="float" office:value="0.739479749">
                <text:p>0.739479749</text:p>
              </table:table-cell>
              <table:table-cell office:value-type="float" office:value="0.593557429">
                <text:p>0.593557429</text:p>
              </table:table-cell>
              <table:table-cell office:value-type="float" office:value="0.469143447">
                <text:p>0.46914344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29200832">
                <text:p>0.129200832</text:p>
              </table:table-cell>
              <table:table-cell office:value-type="float" office:value="0.791261887">
                <text:p>0.791261887</text:p>
              </table:table-cell>
              <table:table-cell office:value-type="float" office:value="0.594492626">
                <text:p>0.594492626</text:p>
              </table:table-cell>
              <table:table-cell office:value-type="float" office:value="0.47197884">
                <text:p>0.4719788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29573361">
                <text:p>0.129573361</text:p>
              </table:table-cell>
              <table:table-cell office:value-type="float" office:value="0.798785782">
                <text:p>0.798785782</text:p>
              </table:table-cell>
              <table:table-cell office:value-type="float" office:value="0.604987217">
                <text:p>0.604987217</text:p>
              </table:table-cell>
              <table:table-cell office:value-type="float" office:value="0.446676665">
                <text:p>0.44667666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29542962">
                <text:p>0.129542962</text:p>
              </table:table-cell>
              <table:table-cell office:value-type="float" office:value="0.629758314">
                <text:p>0.629758314</text:p>
              </table:table-cell>
              <table:table-cell office:value-type="float" office:value="0.662236293">
                <text:p>0.662236293</text:p>
              </table:table-cell>
              <table:table-cell office:value-type="float" office:value="0.572537252">
                <text:p>0.5725372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9520909">
                <text:p>0.129520909</text:p>
              </table:table-cell>
              <table:table-cell office:value-type="float" office:value="0.794018602">
                <text:p>0.794018602</text:p>
              </table:table-cell>
              <table:table-cell office:value-type="float" office:value="0.59664793">
                <text:p>0.59664793</text:p>
              </table:table-cell>
              <table:table-cell office:value-type="float" office:value="0.447561198">
                <text:p>0.44756119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29706279">
                <text:p>0.129706279</text:p>
              </table:table-cell>
              <table:table-cell office:value-type="float" office:value="0.63060768">
                <text:p>0.63060768</text:p>
              </table:table-cell>
              <table:table-cell office:value-type="float" office:value="0.646222907">
                <text:p>0.646222907</text:p>
              </table:table-cell>
              <table:table-cell office:value-type="float" office:value="0.548773473">
                <text:p>0.54877347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29856483">
                <text:p>0.129856483</text:p>
              </table:table-cell>
              <table:table-cell office:value-type="float" office:value="0.627185777">
                <text:p>0.627185777</text:p>
              </table:table-cell>
              <table:table-cell office:value-type="float" office:value="0.614125206">
                <text:p>0.614125206</text:p>
              </table:table-cell>
              <table:table-cell office:value-type="float" office:value="0.521728459">
                <text:p>0.52172845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28950492">
                <text:p>0.128950492</text:p>
              </table:table-cell>
              <table:table-cell office:value-type="float" office:value="0.794900154">
                <text:p>0.794900154</text:p>
              </table:table-cell>
              <table:table-cell office:value-type="float" office:value="0.625904873">
                <text:p>0.625904873</text:p>
              </table:table-cell>
              <table:table-cell office:value-type="float" office:value="0.449118072">
                <text:p>0.44911807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29721776">
                <text:p>0.129721776</text:p>
              </table:table-cell>
              <table:table-cell office:value-type="float" office:value="0.801684952">
                <text:p>0.801684952</text:p>
              </table:table-cell>
              <table:table-cell office:value-type="float" office:value="0.598848533">
                <text:p>0.598848533</text:p>
              </table:table-cell>
              <table:table-cell office:value-type="float" office:value="0.446426326">
                <text:p>0.4464263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30369083">
                <text:p>0.130369083</text:p>
              </table:table-cell>
              <table:table-cell office:value-type="float" office:value="0.68303772">
                <text:p>0.68303772</text:p>
              </table:table-cell>
              <table:table-cell office:value-type="float" office:value="0.612193419">
                <text:p>0.612193419</text:p>
              </table:table-cell>
              <table:table-cell office:value-type="float" office:value="0.547149247">
                <text:p>0.54714924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28940955">
                <text:p>0.128940955</text:p>
              </table:table-cell>
              <table:table-cell office:value-type="float" office:value="0.770129057">
                <text:p>0.770129057</text:p>
              </table:table-cell>
              <table:table-cell office:value-type="float" office:value="0.595418286">
                <text:p>0.595418286</text:p>
              </table:table-cell>
              <table:table-cell office:value-type="float" office:value="0.456151421">
                <text:p>0.45615142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2931408">
                <text:p>0.12931408</text:p>
              </table:table-cell>
              <table:table-cell office:value-type="float" office:value="0.798279738">
                <text:p>0.798279738</text:p>
              </table:table-cell>
              <table:table-cell office:value-type="float" office:value="0.598428321">
                <text:p>0.598428321</text:p>
              </table:table-cell>
              <table:table-cell office:value-type="float" office:value="0.457283313">
                <text:p>0.45728331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129588262">
                <text:p>0.129588262</text:p>
              </table:table-cell>
              <table:table-cell office:value-type="float" office:value="0.801011419">
                <text:p>0.801011419</text:p>
              </table:table-cell>
              <table:table-cell office:value-type="float" office:value="0.596728992">
                <text:p>0.596728992</text:p>
              </table:table-cell>
              <table:table-cell office:value-type="float" office:value="0.446322614">
                <text:p>0.44632261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29332558">
                <text:p>0.129332558</text:p>
              </table:table-cell>
              <table:table-cell office:value-type="float" office:value="0.642678814">
                <text:p>0.642678814</text:p>
              </table:table-cell>
              <table:table-cell office:value-type="float" office:value="0.710735406">
                <text:p>0.710735406</text:p>
              </table:table-cell>
              <table:table-cell office:value-type="float" office:value="0.527138177">
                <text:p>0.52713817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29786149">
                <text:p>0.129786149</text:p>
              </table:table-cell>
              <table:table-cell office:value-type="float" office:value="0.791045522">
                <text:p>0.791045522</text:p>
              </table:table-cell>
              <table:table-cell office:value-type="float" office:value="0.596873235">
                <text:p>0.596873235</text:p>
              </table:table-cell>
              <table:table-cell office:value-type="float" office:value="0.450239831">
                <text:p>0.45023983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29175202">
                <text:p>0.129175202</text:p>
              </table:table-cell>
              <table:table-cell office:value-type="float" office:value="0.633053855">
                <text:p>0.633053855</text:p>
              </table:table-cell>
              <table:table-cell office:value-type="float" office:value="0.683223687">
                <text:p>0.683223687</text:p>
              </table:table-cell>
              <table:table-cell office:value-type="float" office:value="0.568461486">
                <text:p>0.56846148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29277126">
                <text:p>0.129277126</text:p>
              </table:table-cell>
              <table:table-cell office:value-type="float" office:value="0.658468683">
                <text:p>0.658468683</text:p>
              </table:table-cell>
              <table:table-cell office:value-type="float" office:value="0.599570346">
                <text:p>0.599570346</text:p>
              </table:table-cell>
              <table:table-cell office:value-type="float" office:value="0.49955076">
                <text:p>0.4995507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27789989">
                <text:p>0.127789989</text:p>
              </table:table-cell>
              <table:table-cell office:value-type="float" office:value="0.713940348">
                <text:p>0.713940348</text:p>
              </table:table-cell>
              <table:table-cell office:value-type="float" office:value="0.729700414">
                <text:p>0.729700414</text:p>
              </table:table-cell>
              <table:table-cell office:value-type="float" office:value="0.508244694">
                <text:p>0.50824469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27637998">
                <text:p>0.127637998</text:p>
              </table:table-cell>
              <table:table-cell office:value-type="float" office:value="0.63791521">
                <text:p>0.63791521</text:p>
              </table:table-cell>
              <table:table-cell office:value-type="float" office:value="0.677093944">
                <text:p>0.677093944</text:p>
              </table:table-cell>
              <table:table-cell office:value-type="float" office:value="0.564661093">
                <text:p>0.56466109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28478423">
                <text:p>0.128478423</text:p>
              </table:table-cell>
              <table:table-cell office:value-type="float" office:value="0.649487454">
                <text:p>0.649487454</text:p>
              </table:table-cell>
              <table:table-cell office:value-type="float" office:value="0.717520203">
                <text:p>0.717520203</text:p>
              </table:table-cell>
              <table:table-cell office:value-type="float" office:value="0.504206479">
                <text:p>0.50420647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28743664">
                <text:p>0.128743664</text:p>
              </table:table-cell>
              <table:table-cell office:value-type="float" office:value="0.750231236">
                <text:p>0.750231236</text:p>
              </table:table-cell>
              <table:table-cell office:value-type="float" office:value="0.593601536">
                <text:p>0.593601536</text:p>
              </table:table-cell>
              <table:table-cell office:value-type="float" office:value="0.462245996">
                <text:p>0.46224599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27112881">
                <text:p>0.127112881</text:p>
              </table:table-cell>
              <table:table-cell office:value-type="float" office:value="0.703830207">
                <text:p>0.703830207</text:p>
              </table:table-cell>
              <table:table-cell office:value-type="float" office:value="0.740538924">
                <text:p>0.740538924</text:p>
              </table:table-cell>
              <table:table-cell office:value-type="float" office:value="0.458925421">
                <text:p>0.45892542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28151194">
                <text:p>0.128151194</text:p>
              </table:table-cell>
              <table:table-cell office:value-type="float" office:value="0.634891466">
                <text:p>0.634891466</text:p>
              </table:table-cell>
              <table:table-cell office:value-type="float" office:value="0.65426417">
                <text:p>0.65426417</text:p>
              </table:table-cell>
              <table:table-cell office:value-type="float" office:value="0.551192826">
                <text:p>0.55119282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128487364">
                <text:p>0.128487364</text:p>
              </table:table-cell>
              <table:table-cell office:value-type="float" office:value="0.804128147">
                <text:p>0.804128147</text:p>
              </table:table-cell>
              <table:table-cell office:value-type="float" office:value="0.595118474">
                <text:p>0.595118474</text:p>
              </table:table-cell>
              <table:table-cell office:value-type="float" office:value="0.460185463">
                <text:p>0.4601854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28040925">
                <text:p>0.128040925</text:p>
              </table:table-cell>
              <table:table-cell office:value-type="float" office:value="0.63091226">
                <text:p>0.63091226</text:p>
              </table:table-cell>
              <table:table-cell office:value-type="float" office:value="0.652378279">
                <text:p>0.652378279</text:p>
              </table:table-cell>
              <table:table-cell office:value-type="float" office:value="0.550246304">
                <text:p>0.55024630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28880755">
                <text:p>0.128880755</text:p>
              </table:table-cell>
              <table:table-cell office:value-type="float" office:value="0.631226972">
                <text:p>0.631226972</text:p>
              </table:table-cell>
              <table:table-cell office:value-type="float" office:value="0.685492836">
                <text:p>0.685492836</text:p>
              </table:table-cell>
              <table:table-cell office:value-type="float" office:value="0.572607586">
                <text:p>0.57260758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128549353">
                <text:p>0.128549353</text:p>
              </table:table-cell>
              <table:table-cell office:value-type="float" office:value="0.718287911">
                <text:p>0.718287911</text:p>
              </table:table-cell>
              <table:table-cell office:value-type="float" office:value="0.593804192">
                <text:p>0.593804192</text:p>
              </table:table-cell>
              <table:table-cell office:value-type="float" office:value="0.474140701">
                <text:p>0.47414070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128324643">
                <text:p>0.128324643</text:p>
              </table:table-cell>
              <table:table-cell office:value-type="float" office:value="0.793780779">
                <text:p>0.793780779</text:p>
              </table:table-cell>
              <table:table-cell office:value-type="float" office:value="0.601870489">
                <text:p>0.601870489</text:p>
              </table:table-cell>
              <table:table-cell office:value-type="float" office:value="0.450142676">
                <text:p>0.45014267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128437296">
                <text:p>0.128437296</text:p>
              </table:table-cell>
              <table:table-cell office:value-type="float" office:value="0.625528768">
                <text:p>0.625528768</text:p>
              </table:table-cell>
              <table:table-cell office:value-type="float" office:value="0.640434103">
                <text:p>0.640434103</text:p>
              </table:table-cell>
              <table:table-cell office:value-type="float" office:value="0.544746583">
                <text:p>0.54474658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27894894">
                <text:p>0.127894894</text:p>
              </table:table-cell>
              <table:table-cell office:value-type="float" office:value="0.643810707">
                <text:p>0.643810707</text:p>
              </table:table-cell>
              <table:table-cell office:value-type="float" office:value="0.689999543">
                <text:p>0.689999543</text:p>
              </table:table-cell>
              <table:table-cell office:value-type="float" office:value="0.573085615">
                <text:p>0.57308561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128147021">
                <text:p>0.128147021</text:p>
              </table:table-cell>
              <table:table-cell office:value-type="float" office:value="0.746552437">
                <text:p>0.746552437</text:p>
              </table:table-cell>
              <table:table-cell office:value-type="float" office:value="0.73355147">
                <text:p>0.73355147</text:p>
              </table:table-cell>
              <table:table-cell office:value-type="float" office:value="0.459713991">
                <text:p>0.45971399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128283516">
                <text:p>0.128283516</text:p>
              </table:table-cell>
              <table:table-cell office:value-type="float" office:value="0.766922923">
                <text:p>0.766922923</text:p>
              </table:table-cell>
              <table:table-cell office:value-type="float" office:value="0.71043321">
                <text:p>0.71043321</text:p>
              </table:table-cell>
              <table:table-cell office:value-type="float" office:value="0.455659682">
                <text:p>0.4556596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28578559">
                <text:p>0.128578559</text:p>
              </table:table-cell>
              <table:table-cell office:value-type="float" office:value="0.701029384">
                <text:p>0.701029384</text:p>
              </table:table-cell>
              <table:table-cell office:value-type="float" office:value="0.611203982">
                <text:p>0.611203982</text:p>
              </table:table-cell>
              <table:table-cell office:value-type="float" office:value="0.545659726">
                <text:p>0.54565972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28130928">
                <text:p>0.128130928</text:p>
              </table:table-cell>
              <table:table-cell office:value-type="float" office:value="0.637445526">
                <text:p>0.637445526</text:p>
              </table:table-cell>
              <table:table-cell office:value-type="float" office:value="0.680134377">
                <text:p>0.680134377</text:p>
              </table:table-cell>
              <table:table-cell office:value-type="float" office:value="0.566393801">
                <text:p>0.56639380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2845935">
                <text:p>0.12845935</text:p>
              </table:table-cell>
              <table:table-cell office:value-type="float" office:value="0.630943254">
                <text:p>0.630943254</text:p>
              </table:table-cell>
              <table:table-cell office:value-type="float" office:value="0.661103208">
                <text:p>0.661103208</text:p>
              </table:table-cell>
              <table:table-cell office:value-type="float" office:value="0.553876228">
                <text:p>0.55387622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27668992">
                <text:p>0.127668992</text:p>
              </table:table-cell>
              <table:table-cell office:value-type="float" office:value="0.634157733">
                <text:p>0.634157733</text:p>
              </table:table-cell>
              <table:table-cell office:value-type="float" office:value="0.670798501">
                <text:p>0.670798501</text:p>
              </table:table-cell>
              <table:table-cell office:value-type="float" office:value="0.561946697">
                <text:p>0.56194669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12815477">
                <text:p>0.12815477</text:p>
              </table:table-cell>
              <table:table-cell office:value-type="float" office:value="0.638753252">
                <text:p>0.638753252</text:p>
              </table:table-cell>
              <table:table-cell office:value-type="float" office:value="0.674986324">
                <text:p>0.674986324</text:p>
              </table:table-cell>
              <table:table-cell office:value-type="float" office:value="0.562481351">
                <text:p>0.56248135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127902642">
                <text:p>0.127902642</text:p>
              </table:table-cell>
              <table:table-cell office:value-type="float" office:value="0.632250384">
                <text:p>0.632250384</text:p>
              </table:table-cell>
              <table:table-cell office:value-type="float" office:value="0.65289982">
                <text:p>0.65289982</text:p>
              </table:table-cell>
              <table:table-cell office:value-type="float" office:value="0.551802582">
                <text:p>0.55180258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28224507">
                <text:p>0.128224507</text:p>
              </table:table-cell>
              <table:table-cell office:value-type="float" office:value="0.646793323">
                <text:p>0.646793323</text:p>
              </table:table-cell>
              <table:table-cell office:value-type="float" office:value="0.695985639">
                <text:p>0.695985639</text:p>
              </table:table-cell>
              <table:table-cell office:value-type="float" office:value="0.570105978">
                <text:p>0.5701059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27842442">
                <text:p>0.127842442</text:p>
              </table:table-cell>
              <table:table-cell office:value-type="float" office:value="0.69905349">
                <text:p>0.69905349</text:p>
              </table:table-cell>
              <table:table-cell office:value-type="float" office:value="0.732932774">
                <text:p>0.732932774</text:p>
              </table:table-cell>
              <table:table-cell office:value-type="float" office:value="0.500543773">
                <text:p>0.50054377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128235832">
                <text:p>0.128235832</text:p>
              </table:table-cell>
              <table:table-cell office:value-type="float" office:value="0.633469896">
                <text:p>0.633469896</text:p>
              </table:table-cell>
              <table:table-cell office:value-type="float" office:value="0.661012013">
                <text:p>0.661012013</text:p>
              </table:table-cell>
              <table:table-cell office:value-type="float" office:value="0.554161138">
                <text:p>0.55416113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127508655">
                <text:p>0.127508655</text:p>
              </table:table-cell>
              <table:table-cell office:value-type="float" office:value="0.731756774">
                <text:p>0.731756774</text:p>
              </table:table-cell>
              <table:table-cell office:value-type="float" office:value="0.740037649">
                <text:p>0.740037649</text:p>
              </table:table-cell>
              <table:table-cell office:value-type="float" office:value="0.473645386">
                <text:p>0.47364538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127784625">
                <text:p>0.127784625</text:p>
              </table:table-cell>
              <table:table-cell office:value-type="float" office:value="0.66963919">
                <text:p>0.66963919</text:p>
              </table:table-cell>
              <table:table-cell office:value-type="float" office:value="0.710703219">
                <text:p>0.710703219</text:p>
              </table:table-cell>
              <table:table-cell office:value-type="float" office:value="0.55515892">
                <text:p>0.5551589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27315536">
                <text:p>0.127315536</text:p>
              </table:table-cell>
              <table:table-cell office:value-type="float" office:value="0.735661475">
                <text:p>0.735661475</text:p>
              </table:table-cell>
              <table:table-cell office:value-type="float" office:value="0.725120989">
                <text:p>0.725120989</text:p>
              </table:table-cell>
              <table:table-cell office:value-type="float" office:value="0.451752597">
                <text:p>0.4517525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28608361">
                <text:p>0.128608361</text:p>
              </table:table-cell>
              <table:table-cell office:value-type="float" office:value="0.72809228">
                <text:p>0.72809228</text:p>
              </table:table-cell>
              <table:table-cell office:value-type="float" office:value="0.593909096">
                <text:p>0.593909096</text:p>
              </table:table-cell>
              <table:table-cell office:value-type="float" office:value="0.46998566">
                <text:p>0.4699856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128054038">
                <text:p>0.128054038</text:p>
              </table:table-cell>
              <table:table-cell office:value-type="float" office:value="0.80196271">
                <text:p>0.80196271</text:p>
              </table:table-cell>
              <table:table-cell office:value-type="float" office:value="0.603313518">
                <text:p>0.603313518</text:p>
              </table:table-cell>
              <table:table-cell office:value-type="float" office:value="0.445624643">
                <text:p>0.44562464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127772108">
                <text:p>0.127772108</text:p>
              </table:table-cell>
              <table:table-cell office:value-type="float" office:value="0.792340731">
                <text:p>0.792340731</text:p>
              </table:table-cell>
              <table:table-cell office:value-type="float" office:value="0.630813912">
                <text:p>0.630813912</text:p>
              </table:table-cell>
              <table:table-cell office:value-type="float" office:value="0.448485666">
                <text:p>0.44848566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127398387">
                <text:p>0.127398387</text:p>
              </table:table-cell>
              <table:table-cell office:value-type="float" office:value="0.627820567">
                <text:p>0.627820567</text:p>
              </table:table-cell>
              <table:table-cell office:value-type="float" office:value="0.622285083">
                <text:p>0.622285083</text:p>
              </table:table-cell>
              <table:table-cell office:value-type="float" office:value="0.529013935">
                <text:p>0.52901393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127944365">
                <text:p>0.127944365</text:p>
              </table:table-cell>
              <table:table-cell office:value-type="float" office:value="0.801740384">
                <text:p>0.801740384</text:p>
              </table:table-cell>
              <table:table-cell office:value-type="float" office:value="0.598353815">
                <text:p>0.598353815</text:p>
              </table:table-cell>
              <table:table-cell office:value-type="float" office:value="0.456411893">
                <text:p>0.45641189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27027646">
                <text:p>0.127027646</text:p>
              </table:table-cell>
              <table:table-cell office:value-type="float" office:value="0.648070055">
                <text:p>0.648070055</text:p>
              </table:table-cell>
              <table:table-cell office:value-type="float" office:value="0.694514596">
                <text:p>0.694514596</text:p>
              </table:table-cell>
              <table:table-cell office:value-type="float" office:value="0.570551225">
                <text:p>0.57055122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26477495">
                <text:p>0.126477495</text:p>
              </table:table-cell>
              <table:table-cell office:value-type="float" office:value="0.682969771">
                <text:p>0.682969771</text:p>
              </table:table-cell>
              <table:table-cell office:value-type="float" office:value="0.733760087">
                <text:p>0.733760087</text:p>
              </table:table-cell>
              <table:table-cell office:value-type="float" office:value="0.497033059">
                <text:p>0.49703305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127008572">
                <text:p>0.127008572</text:p>
              </table:table-cell>
              <table:table-cell office:value-type="float" office:value="0.624208525">
                <text:p>0.624208525</text:p>
              </table:table-cell>
              <table:table-cell office:value-type="float" office:value="0.62401779">
                <text:p>0.62401779</text:p>
              </table:table-cell>
              <table:table-cell office:value-type="float" office:value="0.532543723">
                <text:p>0.53254372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127714888">
                <text:p>0.127714888</text:p>
              </table:table-cell>
              <table:table-cell office:value-type="float" office:value="0.632472114">
                <text:p>0.632472114</text:p>
              </table:table-cell>
              <table:table-cell office:value-type="float" office:value="0.613209082">
                <text:p>0.613209082</text:p>
              </table:table-cell>
              <table:table-cell office:value-type="float" office:value="0.519307318">
                <text:p>0.51930731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127467528">
                <text:p>0.127467528</text:p>
              </table:table-cell>
              <table:table-cell office:value-type="float" office:value="0.782158468">
                <text:p>0.782158468</text:p>
              </table:table-cell>
              <table:table-cell office:value-type="float" office:value="0.616262033">
                <text:p>0.616262033</text:p>
              </table:table-cell>
              <table:table-cell office:value-type="float" office:value="0.445476227">
                <text:p>0.4454762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27213016">
                <text:p>0.127213016</text:p>
              </table:table-cell>
              <table:table-cell office:value-type="float" office:value="0.699138129">
                <text:p>0.699138129</text:p>
              </table:table-cell>
              <table:table-cell office:value-type="float" office:value="0.721734848">
                <text:p>0.721734848</text:p>
              </table:table-cell>
              <table:table-cell office:value-type="float" office:value="0.526700083">
                <text:p>0.52670008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127512828">
                <text:p>0.127512828</text:p>
              </table:table-cell>
              <table:table-cell office:value-type="float" office:value="0.629234985">
                <text:p>0.629234985</text:p>
              </table:table-cell>
              <table:table-cell office:value-type="float" office:value="0.648460465">
                <text:p>0.648460465</text:p>
              </table:table-cell>
              <table:table-cell office:value-type="float" office:value="0.545576876">
                <text:p>0.54557687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127297059">
                <text:p>0.127297059</text:p>
              </table:table-cell>
              <table:table-cell office:value-type="float" office:value="0.628737882">
                <text:p>0.628737882</text:p>
              </table:table-cell>
              <table:table-cell office:value-type="float" office:value="0.641139226">
                <text:p>0.641139226</text:p>
              </table:table-cell>
              <table:table-cell office:value-type="float" office:value="0.542650884">
                <text:p>0.54265088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127265469">
                <text:p>0.127265469</text:p>
              </table:table-cell>
              <table:table-cell office:value-type="float" office:value="0.704048956">
                <text:p>0.704048956</text:p>
              </table:table-cell>
              <table:table-cell office:value-type="float" office:value="0.722546068">
                <text:p>0.722546068</text:p>
              </table:table-cell>
              <table:table-cell office:value-type="float" office:value="0.522400799">
                <text:p>0.5224007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126584187">
                <text:p>0.126584187</text:p>
              </table:table-cell>
              <table:table-cell office:value-type="float" office:value="0.688319884">
                <text:p>0.688319884</text:p>
              </table:table-cell>
              <table:table-cell office:value-type="float" office:value="0.734380571">
                <text:p>0.734380571</text:p>
              </table:table-cell>
              <table:table-cell office:value-type="float" office:value="0.494896232">
                <text:p>0.4948962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127544418">
                <text:p>0.127544418</text:p>
              </table:table-cell>
              <table:table-cell office:value-type="float" office:value="0.79579482">
                <text:p>0.79579482</text:p>
              </table:table-cell>
              <table:table-cell office:value-type="float" office:value="0.629463867">
                <text:p>0.629463867</text:p>
              </table:table-cell>
              <table:table-cell office:value-type="float" office:value="0.448159033">
                <text:p>0.44815903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127612964">
                <text:p>0.127612964</text:p>
              </table:table-cell>
              <table:table-cell office:value-type="float" office:value="0.792411064">
                <text:p>0.792411064</text:p>
              </table:table-cell>
              <table:table-cell office:value-type="float" office:value="0.593810152">
                <text:p>0.593810152</text:p>
              </table:table-cell>
              <table:table-cell office:value-type="float" office:value="0.470619854">
                <text:p>0.47061985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127689258">
                <text:p>0.127689258</text:p>
              </table:table-cell>
              <table:table-cell office:value-type="float" office:value="0.803873635">
                <text:p>0.803873635</text:p>
              </table:table-cell>
              <table:table-cell office:value-type="float" office:value="0.601379943">
                <text:p>0.601379943</text:p>
              </table:table-cell>
              <table:table-cell office:value-type="float" office:value="0.445234233">
                <text:p>0.44523423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126663462">
                <text:p>0.126663462</text:p>
              </table:table-cell>
              <table:table-cell office:value-type="float" office:value="0.770489069">
                <text:p>0.770489069</text:p>
              </table:table-cell>
              <table:table-cell office:value-type="float" office:value="0.651344139">
                <text:p>0.651344139</text:p>
              </table:table-cell>
              <table:table-cell office:value-type="float" office:value="0.445171648">
                <text:p>0.44517164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126473919">
                <text:p>0.126473919</text:p>
              </table:table-cell>
              <table:table-cell office:value-type="float" office:value="0.644617754">
                <text:p>0.644617754</text:p>
              </table:table-cell>
              <table:table-cell office:value-type="float" office:value="0.695229256">
                <text:p>0.695229256</text:p>
              </table:table-cell>
              <table:table-cell office:value-type="float" office:value="0.571919152">
                <text:p>0.5719191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26877442">
                <text:p>0.126877442</text:p>
              </table:table-cell>
              <table:table-cell office:value-type="float" office:value="0.772220584">
                <text:p>0.772220584</text:p>
              </table:table-cell>
              <table:table-cell office:value-type="float" office:value="0.69866904">
                <text:p>0.69866904</text:p>
              </table:table-cell>
              <table:table-cell office:value-type="float" office:value="0.452831442">
                <text:p>0.45283144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126584783">
                <text:p>0.126584783</text:p>
              </table:table-cell>
              <table:table-cell office:value-type="float" office:value="0.673684558">
                <text:p>0.673684558</text:p>
              </table:table-cell>
              <table:table-cell office:value-type="float" office:value="0.710927929">
                <text:p>0.710927929</text:p>
              </table:table-cell>
              <table:table-cell office:value-type="float" office:value="0.554151601">
                <text:p>0.55415160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127643958">
                <text:p>0.127643958</text:p>
              </table:table-cell>
              <table:table-cell office:value-type="float" office:value="0.798902607">
                <text:p>0.798902607</text:p>
              </table:table-cell>
              <table:table-cell office:value-type="float" office:value="0.597136688">
                <text:p>0.597136688</text:p>
              </table:table-cell>
              <table:table-cell office:value-type="float" office:value="0.445496493">
                <text:p>0.44549649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126358882">
                <text:p>0.126358882</text:p>
              </table:table-cell>
              <table:table-cell office:value-type="float" office:value="0.699129188">
                <text:p>0.699129188</text:p>
              </table:table-cell>
              <table:table-cell office:value-type="float" office:value="0.724514809">
                <text:p>0.724514809</text:p>
              </table:table-cell>
              <table:table-cell office:value-type="float" office:value="0.52596933">
                <text:p>0.5259693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127418056">
                <text:p>0.127418056</text:p>
              </table:table-cell>
              <table:table-cell office:value-type="float" office:value="0.65661319">
                <text:p>0.65661319</text:p>
              </table:table-cell>
              <table:table-cell office:value-type="float" office:value="0.6003613">
                <text:p>0.6003613</text:p>
              </table:table-cell>
              <table:table-cell office:value-type="float" office:value="0.501166642">
                <text:p>0.50116664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127886549">
                <text:p>0.127886549</text:p>
              </table:table-cell>
              <table:table-cell office:value-type="float" office:value="0.629848913">
                <text:p>0.629848913</text:p>
              </table:table-cell>
              <table:table-cell office:value-type="float" office:value="0.647713619">
                <text:p>0.647713619</text:p>
              </table:table-cell>
              <table:table-cell office:value-type="float" office:value="0.547261899">
                <text:p>0.5472618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128089801">
                <text:p>0.128089801</text:p>
              </table:table-cell>
              <table:table-cell office:value-type="float" office:value="0.791244005">
                <text:p>0.791244005</text:p>
              </table:table-cell>
              <table:table-cell office:value-type="float" office:value="0.595422458">
                <text:p>0.595422458</text:p>
              </table:table-cell>
              <table:table-cell office:value-type="float" office:value="0.447396689">
                <text:p>0.44739668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128054634">
                <text:p>0.128054634</text:p>
              </table:table-cell>
              <table:table-cell office:value-type="float" office:value="0.799830055">
                <text:p>0.799830055</text:p>
              </table:table-cell>
              <table:table-cell office:value-type="float" office:value="0.600430441">
                <text:p>0.600430441</text:p>
              </table:table-cell>
              <table:table-cell office:value-type="float" office:value="0.445108467">
                <text:p>0.44510846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127329842">
                <text:p>0.127329842</text:p>
              </table:table-cell>
              <table:table-cell office:value-type="float" office:value="0.758487673">
                <text:p>0.758487673</text:p>
              </table:table-cell>
              <table:table-cell office:value-type="float" office:value="0.724079695">
                <text:p>0.724079695</text:p>
              </table:table-cell>
              <table:table-cell office:value-type="float" office:value="0.454563553">
                <text:p>0.45456355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126774922">
                <text:p>0.126774922</text:p>
              </table:table-cell>
              <table:table-cell office:value-type="float" office:value="0.631695465">
                <text:p>0.631695465</text:p>
              </table:table-cell>
              <table:table-cell office:value-type="float" office:value="0.650783259">
                <text:p>0.650783259</text:p>
              </table:table-cell>
              <table:table-cell office:value-type="float" office:value="0.548892683">
                <text:p>0.5488926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27472893">
                <text:p>0.127472893</text:p>
              </table:table-cell>
              <table:table-cell office:value-type="float" office:value="0.686053715">
                <text:p>0.686053715</text:p>
              </table:table-cell>
              <table:table-cell office:value-type="float" office:value="0.614222957">
                <text:p>0.614222957</text:p>
              </table:table-cell>
              <table:table-cell office:value-type="float" office:value="0.521159234">
                <text:p>0.52115923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127336994">
                <text:p>0.127336994</text:p>
              </table:table-cell>
              <table:table-cell office:value-type="float" office:value="0.798624253">
                <text:p>0.798624253</text:p>
              </table:table-cell>
              <table:table-cell office:value-type="float" office:value="0.596584749">
                <text:p>0.596584749</text:p>
              </table:table-cell>
              <table:table-cell office:value-type="float" office:value="0.444712096">
                <text:p>0.44471209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126579419">
                <text:p>0.126579419</text:p>
              </table:table-cell>
              <table:table-cell office:value-type="float" office:value="0.63417025">
                <text:p>0.63417025</text:p>
              </table:table-cell>
              <table:table-cell office:value-type="float" office:value="0.663714488">
                <text:p>0.663714488</text:p>
              </table:table-cell>
              <table:table-cell office:value-type="float" office:value="0.55455274">
                <text:p>0.5545527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127025262">
                <text:p>0.127025262</text:p>
              </table:table-cell>
              <table:table-cell office:value-type="float" office:value="0.804461933">
                <text:p>0.804461933</text:p>
              </table:table-cell>
              <table:table-cell office:value-type="float" office:value="0.598215532">
                <text:p>0.598215532</text:p>
              </table:table-cell>
              <table:table-cell office:value-type="float" office:value="0.445196682">
                <text:p>0.44519668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126240865">
                <text:p>0.126240865</text:p>
              </table:table-cell>
              <table:table-cell office:value-type="float" office:value="0.628763512">
                <text:p>0.628763512</text:p>
              </table:table-cell>
              <table:table-cell office:value-type="float" office:value="0.637259559">
                <text:p>0.637259559</text:p>
              </table:table-cell>
              <table:table-cell office:value-type="float" office:value="0.540286367">
                <text:p>0.5402863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126660481">
                <text:p>0.126660481</text:p>
              </table:table-cell>
              <table:table-cell office:value-type="float" office:value="0.717294302">
                <text:p>0.717294302</text:p>
              </table:table-cell>
              <table:table-cell office:value-type="float" office:value="0.595747303">
                <text:p>0.595747303</text:p>
              </table:table-cell>
              <table:table-cell office:value-type="float" office:value="0.474984702">
                <text:p>0.4749847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124619618">
                <text:p>0.124619618</text:p>
              </table:table-cell>
              <table:table-cell office:value-type="float" office:value="0.697767818">
                <text:p>0.697767818</text:p>
              </table:table-cell>
              <table:table-cell office:value-type="float" office:value="0.721802798">
                <text:p>0.721802798</text:p>
              </table:table-cell>
              <table:table-cell office:value-type="float" office:value="0.531462494">
                <text:p>0.53146249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125638858">
                <text:p>0.125638858</text:p>
              </table:table-cell>
              <table:table-cell office:value-type="float" office:value="0.806599952">
                <text:p>0.806599952</text:p>
              </table:table-cell>
              <table:table-cell office:value-type="float" office:value="0.596354675">
                <text:p>0.596354675</text:p>
              </table:table-cell>
              <table:table-cell office:value-type="float" office:value="0.44983452">
                <text:p>0.4498345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125971452">
                <text:p>0.125971452</text:p>
              </table:table-cell>
              <table:table-cell office:value-type="float" office:value="0.636481719">
                <text:p>0.636481719</text:p>
              </table:table-cell>
              <table:table-cell office:value-type="float" office:value="0.609530283">
                <text:p>0.609530283</text:p>
              </table:table-cell>
              <table:table-cell office:value-type="float" office:value="0.514866771">
                <text:p>0.51486677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26543656">
                <text:p>0.126543656</text:p>
              </table:table-cell>
              <table:table-cell office:value-type="float" office:value="0.70317396">
                <text:p>0.70317396</text:p>
              </table:table-cell>
              <table:table-cell office:value-type="float" office:value="0.595765781">
                <text:p>0.595765781</text:p>
              </table:table-cell>
              <table:table-cell office:value-type="float" office:value="0.478680191">
                <text:p>0.4786801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26086488">
                <text:p>0.126086488</text:p>
              </table:table-cell>
              <table:table-cell office:value-type="float" office:value="0.77147791">
                <text:p>0.77147791</text:p>
              </table:table-cell>
              <table:table-cell office:value-type="float" office:value="0.703027928">
                <text:p>0.703027928</text:p>
              </table:table-cell>
              <table:table-cell office:value-type="float" office:value="0.452225262">
                <text:p>0.45222526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126073972">
                <text:p>0.126073972</text:p>
              </table:table-cell>
              <table:table-cell office:value-type="float" office:value="0.778598878">
                <text:p>0.778598878</text:p>
              </table:table-cell>
              <table:table-cell office:value-type="float" office:value="0.595541667">
                <text:p>0.595541667</text:p>
              </table:table-cell>
              <table:table-cell office:value-type="float" office:value="0.450844222">
                <text:p>0.45084422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24766842">
                <text:p>0.124766842</text:p>
              </table:table-cell>
              <table:table-cell office:value-type="float" office:value="0.708922828">
                <text:p>0.708922828</text:p>
              </table:table-cell>
              <table:table-cell office:value-type="float" office:value="0.74195513">
                <text:p>0.74195513</text:p>
              </table:table-cell>
              <table:table-cell office:value-type="float" office:value="0.453573519">
                <text:p>0.45357351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125958935">
                <text:p>0.125958935</text:p>
              </table:table-cell>
              <table:table-cell office:value-type="float" office:value="0.761915536">
                <text:p>0.761915536</text:p>
              </table:table-cell>
              <table:table-cell office:value-type="float" office:value="0.718154993">
                <text:p>0.718154993</text:p>
              </table:table-cell>
              <table:table-cell office:value-type="float" office:value="0.452580506">
                <text:p>0.45258050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126237884">
                <text:p>0.126237884</text:p>
              </table:table-cell>
              <table:table-cell office:value-type="float" office:value="0.696993553">
                <text:p>0.696993553</text:p>
              </table:table-cell>
              <table:table-cell office:value-type="float" office:value="0.594913434">
                <text:p>0.594913434</text:p>
              </table:table-cell>
              <table:table-cell office:value-type="float" office:value="0.482862053">
                <text:p>0.48286205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126647368">
                <text:p>0.126647368</text:p>
              </table:table-cell>
              <table:table-cell office:value-type="float" office:value="0.790314769">
                <text:p>0.790314769</text:p>
              </table:table-cell>
              <table:table-cell office:value-type="float" office:value="0.643091278">
                <text:p>0.643091278</text:p>
              </table:table-cell>
              <table:table-cell office:value-type="float" office:value="0.446536594">
                <text:p>0.44653659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126060262">
                <text:p>0.126060262</text:p>
              </table:table-cell>
              <table:table-cell office:value-type="float" office:value="0.778482053">
                <text:p>0.778482053</text:p>
              </table:table-cell>
              <table:table-cell office:value-type="float" office:value="0.682630024">
                <text:p>0.682630024</text:p>
              </table:table-cell>
              <table:table-cell office:value-type="float" office:value="0.449964458">
                <text:p>0.44996445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125676408">
                <text:p>0.125676408</text:p>
              </table:table-cell>
              <table:table-cell office:value-type="float" office:value="0.638529734">
                <text:p>0.638529734</text:p>
              </table:table-cell>
              <table:table-cell office:value-type="float" office:value="0.675057253">
                <text:p>0.675057253</text:p>
              </table:table-cell>
              <table:table-cell office:value-type="float" office:value="0.560432143">
                <text:p>0.56043214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125429645">
                <text:p>0.125429645</text:p>
              </table:table-cell>
              <table:table-cell office:value-type="float" office:value="0.639285521">
                <text:p>0.639285521</text:p>
              </table:table-cell>
              <table:table-cell office:value-type="float" office:value="0.678736052">
                <text:p>0.678736052</text:p>
              </table:table-cell>
              <table:table-cell office:value-type="float" office:value="0.563727684">
                <text:p>0.56372768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12654306">
                <text:p>0.12654306</text:p>
              </table:table-cell>
              <table:table-cell office:value-type="float" office:value="0.781380031">
                <text:p>0.781380031</text:p>
              </table:table-cell>
              <table:table-cell office:value-type="float" office:value="0.672502598">
                <text:p>0.672502598</text:p>
              </table:table-cell>
              <table:table-cell office:value-type="float" office:value="0.449610406">
                <text:p>0.4496104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26405969">
                <text:p>0.126405969</text:p>
              </table:table-cell>
              <table:table-cell office:value-type="float" office:value="0.717016544">
                <text:p>0.717016544</text:p>
              </table:table-cell>
              <table:table-cell office:value-type="float" office:value="0.603847576">
                <text:p>0.603847576</text:p>
              </table:table-cell>
              <table:table-cell office:value-type="float" office:value="0.544464653">
                <text:p>0.54446465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126115099">
                <text:p>0.126115099</text:p>
              </table:table-cell>
              <table:table-cell office:value-type="float" office:value="0.786081646">
                <text:p>0.786081646</text:p>
              </table:table-cell>
              <table:table-cell office:value-type="float" office:value="0.659596999">
                <text:p>0.659596999</text:p>
              </table:table-cell>
              <table:table-cell office:value-type="float" office:value="0.449389273">
                <text:p>0.44938927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126191989">
                <text:p>0.126191989</text:p>
              </table:table-cell>
              <table:table-cell office:value-type="float" office:value="0.799890852">
                <text:p>0.799890852</text:p>
              </table:table-cell>
              <table:table-cell office:value-type="float" office:value="0.598154735">
                <text:p>0.598154735</text:p>
              </table:table-cell>
              <table:table-cell office:value-type="float" office:value="0.445362383">
                <text:p>0.44536238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126062647">
                <text:p>0.126062647</text:p>
              </table:table-cell>
              <table:table-cell office:value-type="float" office:value="0.7997329">
                <text:p>0.7997329</text:p>
              </table:table-cell>
              <table:table-cell office:value-type="float" office:value="0.626454428">
                <text:p>0.626454428</text:p>
              </table:table-cell>
              <table:table-cell office:value-type="float" office:value="0.444979125">
                <text:p>0.44497912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125857011">
                <text:p>0.125857011</text:p>
              </table:table-cell>
              <table:table-cell office:value-type="float" office:value="0.745185702">
                <text:p>0.745185702</text:p>
              </table:table-cell>
              <table:table-cell office:value-type="float" office:value="0.741506307">
                <text:p>0.741506307</text:p>
              </table:table-cell>
              <table:table-cell office:value-type="float" office:value="0.461463387">
                <text:p>0.46146338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126678363">
                <text:p>0.126678363</text:p>
              </table:table-cell>
              <table:table-cell office:value-type="float" office:value="0.799101686">
                <text:p>0.799101686</text:p>
              </table:table-cell>
              <table:table-cell office:value-type="float" office:value="0.597659421">
                <text:p>0.597659421</text:p>
              </table:table-cell>
              <table:table-cell office:value-type="float" office:value="0.444334202">
                <text:p>0.44433420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125707999">
                <text:p>0.125707999</text:p>
              </table:table-cell>
              <table:table-cell office:value-type="float" office:value="0.772605034">
                <text:p>0.772605034</text:p>
              </table:table-cell>
              <table:table-cell office:value-type="float" office:value="0.644900876">
                <text:p>0.644900876</text:p>
              </table:table-cell>
              <table:table-cell office:value-type="float" office:value="0.442470961">
                <text:p>0.44247096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125691906">
                <text:p>0.125691906</text:p>
              </table:table-cell>
              <table:table-cell office:value-type="float" office:value="0.741089075">
                <text:p>0.741089075</text:p>
              </table:table-cell>
              <table:table-cell office:value-type="float" office:value="0.742640584">
                <text:p>0.742640584</text:p>
              </table:table-cell>
              <table:table-cell office:value-type="float" office:value="0.463246162">
                <text:p>0.46324616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125541106">
                <text:p>0.125541106</text:p>
              </table:table-cell>
              <table:table-cell office:value-type="float" office:value="0.707652653">
                <text:p>0.707652653</text:p>
              </table:table-cell>
              <table:table-cell office:value-type="float" office:value="0.726267186">
                <text:p>0.726267186</text:p>
              </table:table-cell>
              <table:table-cell office:value-type="float" office:value="0.512967171">
                <text:p>0.51296717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126338616">
                <text:p>0.126338616</text:p>
              </table:table-cell>
              <table:table-cell office:value-type="float" office:value="0.632271246">
                <text:p>0.632271246</text:p>
              </table:table-cell>
              <table:table-cell office:value-type="float" office:value="0.68621584">
                <text:p>0.68621584</text:p>
              </table:table-cell>
              <table:table-cell office:value-type="float" office:value="0.568920442">
                <text:p>0.5689204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26848236">
                <text:p>0.126848236</text:p>
              </table:table-cell>
              <table:table-cell office:value-type="float" office:value="0.798705315">
                <text:p>0.798705315</text:p>
              </table:table-cell>
              <table:table-cell office:value-type="float" office:value="0.609916521">
                <text:p>0.609916521</text:p>
              </table:table-cell>
              <table:table-cell office:value-type="float" office:value="0.443670803">
                <text:p>0.44367080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126372591">
                <text:p>0.126372591</text:p>
              </table:table-cell>
              <table:table-cell office:value-type="float" office:value="0.803805089">
                <text:p>0.803805089</text:p>
              </table:table-cell>
              <table:table-cell office:value-type="float" office:value="0.598836017">
                <text:p>0.598836017</text:p>
              </table:table-cell>
              <table:table-cell office:value-type="float" office:value="0.443694048">
                <text:p>0.44369404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126109734">
                <text:p>0.126109734</text:p>
              </table:table-cell>
              <table:table-cell office:value-type="float" office:value="0.783547256">
                <text:p>0.783547256</text:p>
              </table:table-cell>
              <table:table-cell office:value-type="float" office:value="0.66796728">
                <text:p>0.66796728</text:p>
              </table:table-cell>
              <table:table-cell office:value-type="float" office:value="0.449207479">
                <text:p>0.44920747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125493422">
                <text:p>0.125493422</text:p>
              </table:table-cell>
              <table:table-cell office:value-type="float" office:value="0.766027065">
                <text:p>0.766027065</text:p>
              </table:table-cell>
              <table:table-cell office:value-type="float" office:value="0.718943562">
                <text:p>0.718943562</text:p>
              </table:table-cell>
              <table:table-cell office:value-type="float" office:value="0.45347696">
                <text:p>0.453476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126195565">
                <text:p>0.126195565</text:p>
              </table:table-cell>
              <table:table-cell office:value-type="float" office:value="0.757069678">
                <text:p>0.757069678</text:p>
              </table:table-cell>
              <table:table-cell office:value-type="float" office:value="0.595182847">
                <text:p>0.595182847</text:p>
              </table:table-cell>
              <table:table-cell office:value-type="float" office:value="0.459199006">
                <text:p>0.45919900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126010791">
                <text:p>0.126010791</text:p>
              </table:table-cell>
              <table:table-cell office:value-type="float" office:value="0.787221883">
                <text:p>0.787221883</text:p>
              </table:table-cell>
              <table:table-cell office:value-type="float" office:value="0.660066087">
                <text:p>0.660066087</text:p>
              </table:table-cell>
              <table:table-cell office:value-type="float" office:value="0.448949987">
                <text:p>0.44894998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127122417">
                <text:p>0.127122417</text:p>
              </table:table-cell>
              <table:table-cell office:value-type="float" office:value="0.7922096">
                <text:p>0.7922096</text:p>
              </table:table-cell>
              <table:table-cell office:value-type="float" office:value="0.637894349">
                <text:p>0.637894349</text:p>
              </table:table-cell>
              <table:table-cell office:value-type="float" office:value="0.445803457">
                <text:p>0.44580345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125227585">
                <text:p>0.125227585</text:p>
              </table:table-cell>
              <table:table-cell office:value-type="float" office:value="0.741307824">
                <text:p>0.741307824</text:p>
              </table:table-cell>
              <table:table-cell office:value-type="float" office:value="0.723432985">
                <text:p>0.723432985</text:p>
              </table:table-cell>
              <table:table-cell office:value-type="float" office:value="0.449656898">
                <text:p>0.44965689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12580277">
                <text:p>0.12580277</text:p>
              </table:table-cell>
              <table:table-cell office:value-type="float" office:value="0.75366208">
                <text:p>0.75366208</text:p>
              </table:table-cell>
              <table:table-cell office:value-type="float" office:value="0.729810086">
                <text:p>0.729810086</text:p>
              </table:table-cell>
              <table:table-cell office:value-type="float" office:value="0.454278046">
                <text:p>0.45427804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125520244">
                <text:p>0.125520244</text:p>
              </table:table-cell>
              <table:table-cell office:value-type="float" office:value="0.633624868">
                <text:p>0.633624868</text:p>
              </table:table-cell>
              <table:table-cell office:value-type="float" office:value="0.650026876">
                <text:p>0.650026876</text:p>
              </table:table-cell>
              <table:table-cell office:value-type="float" office:value="0.546096032">
                <text:p>0.54609603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25958935">
                <text:p>0.125958935</text:p>
              </table:table-cell>
              <table:table-cell office:value-type="float" office:value="0.634824709">
                <text:p>0.634824709</text:p>
              </table:table-cell>
              <table:table-cell office:value-type="float" office:value="0.684961162">
                <text:p>0.684961162</text:p>
              </table:table-cell>
              <table:table-cell office:value-type="float" office:value="0.568533012">
                <text:p>0.56853301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125458852">
                <text:p>0.125458852</text:p>
              </table:table-cell>
              <table:table-cell office:value-type="float" office:value="0.632655696">
                <text:p>0.632655696</text:p>
              </table:table-cell>
              <table:table-cell office:value-type="float" office:value="0.660512526">
                <text:p>0.660512526</text:p>
              </table:table-cell>
              <table:table-cell office:value-type="float" office:value="0.551617211">
                <text:p>0.55161721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125419512">
                <text:p>0.125419512</text:p>
              </table:table-cell>
              <table:table-cell office:value-type="float" office:value="0.736401765">
                <text:p>0.736401765</text:p>
              </table:table-cell>
              <table:table-cell office:value-type="float" office:value="0.740939467">
                <text:p>0.740939467</text:p>
              </table:table-cell>
              <table:table-cell office:value-type="float" office:value="0.470588263">
                <text:p>0.47058826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124933735">
                <text:p>0.124933735</text:p>
              </table:table-cell>
              <table:table-cell office:value-type="float" office:value="0.646983462">
                <text:p>0.646983462</text:p>
              </table:table-cell>
              <table:table-cell office:value-type="float" office:value="0.692903482">
                <text:p>0.692903482</text:p>
              </table:table-cell>
              <table:table-cell office:value-type="float" office:value="0.569394895">
                <text:p>0.56939489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126658693">
                <text:p>0.126658693</text:p>
              </table:table-cell>
              <table:table-cell office:value-type="float" office:value="0.782659743">
                <text:p>0.782659743</text:p>
              </table:table-cell>
              <table:table-cell office:value-type="float" office:value="0.671113213">
                <text:p>0.671113213</text:p>
              </table:table-cell>
              <table:table-cell office:value-type="float" office:value="0.449085885">
                <text:p>0.44908588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126596108">
                <text:p>0.126596108</text:p>
              </table:table-cell>
              <table:table-cell office:value-type="float" office:value="0.788075422">
                <text:p>0.788075422</text:p>
              </table:table-cell>
              <table:table-cell office:value-type="float" office:value="0.651069957">
                <text:p>0.651069957</text:p>
              </table:table-cell>
              <table:table-cell office:value-type="float" office:value="0.447712594">
                <text:p>0.44771259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12535812">
                <text:p>0.12535812</text:p>
              </table:table-cell>
              <table:table-cell office:value-type="float" office:value="0.722065058">
                <text:p>0.722065058</text:p>
              </table:table-cell>
              <table:table-cell office:value-type="float" office:value="0.732669918">
                <text:p>0.732669918</text:p>
              </table:table-cell>
              <table:table-cell office:value-type="float" office:value="0.492008983">
                <text:p>0.49200898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124987379">
                <text:p>0.124987379</text:p>
              </table:table-cell>
              <table:table-cell office:value-type="float" office:value="0.642892199">
                <text:p>0.642892199</text:p>
              </table:table-cell>
              <table:table-cell office:value-type="float" office:value="0.704673613">
                <text:p>0.704673613</text:p>
              </table:table-cell>
              <table:table-cell office:value-type="float" office:value="0.533998672">
                <text:p>0.53399867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127499715">
                <text:p>0.127499715</text:p>
              </table:table-cell>
              <table:table-cell office:value-type="float" office:value="0.801549649">
                <text:p>0.801549649</text:p>
              </table:table-cell>
              <table:table-cell office:value-type="float" office:value="0.600726676">
                <text:p>0.600726676</text:p>
              </table:table-cell>
              <table:table-cell office:value-type="float" office:value="0.441845112">
                <text:p>0.44184511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126703397">
                <text:p>0.126703397</text:p>
              </table:table-cell>
              <table:table-cell office:value-type="float" office:value="0.678098283">
                <text:p>0.678098283</text:p>
              </table:table-cell>
              <table:table-cell office:value-type="float" office:value="0.596275401">
                <text:p>0.596275401</text:p>
              </table:table-cell>
              <table:table-cell office:value-type="float" office:value="0.491581022">
                <text:p>0.49158102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25805751">
                <text:p>0.125805751</text:p>
              </table:table-cell>
              <table:table-cell office:value-type="float" office:value="0.661493619">
                <text:p>0.661493619</text:p>
              </table:table-cell>
              <table:table-cell office:value-type="float" office:value="0.722907272">
                <text:p>0.722907272</text:p>
              </table:table-cell>
              <table:table-cell office:value-type="float" office:value="0.528495971">
                <text:p>0.52849597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126971618">
                <text:p>0.126971618</text:p>
              </table:table-cell>
              <table:table-cell office:value-type="float" office:value="0.793490504">
                <text:p>0.793490504</text:p>
              </table:table-cell>
              <table:table-cell office:value-type="float" office:value="0.595688891">
                <text:p>0.595688891</text:p>
              </table:table-cell>
              <table:table-cell office:value-type="float" office:value="0.443640404">
                <text:p>0.44364040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125607863">
                <text:p>0.125607863</text:p>
              </table:table-cell>
              <table:table-cell office:value-type="float" office:value="0.747441739">
                <text:p>0.747441739</text:p>
              </table:table-cell>
              <table:table-cell office:value-type="float" office:value="0.737171261">
                <text:p>0.737171261</text:p>
              </table:table-cell>
              <table:table-cell office:value-type="float" office:value="0.457063372">
                <text:p>0.45706337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126270667">
                <text:p>0.126270667</text:p>
              </table:table-cell>
              <table:table-cell office:value-type="float" office:value="0.802977777">
                <text:p>0.802977777</text:p>
              </table:table-cell>
              <table:table-cell office:value-type="float" office:value="0.597598028">
                <text:p>0.597598028</text:p>
              </table:table-cell>
              <table:table-cell office:value-type="float" office:value="0.44181233">
                <text:p>0.4418123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125947014">
                <text:p>0.125947014</text:p>
              </table:table-cell>
              <table:table-cell office:value-type="float" office:value="0.659151156">
                <text:p>0.659151156</text:p>
              </table:table-cell>
              <table:table-cell office:value-type="float" office:value="0.598849726">
                <text:p>0.598849726</text:p>
              </table:table-cell>
              <table:table-cell office:value-type="float" office:value="0.494601785">
                <text:p>0.49460178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126167551">
                <text:p>0.126167551</text:p>
              </table:table-cell>
              <table:table-cell office:value-type="float" office:value="0.802403188">
                <text:p>0.802403188</text:p>
              </table:table-cell>
              <table:table-cell office:value-type="float" office:value="0.600581241">
                <text:p>0.600581241</text:p>
              </table:table-cell>
              <table:table-cell office:value-type="float" office:value="0.442673021">
                <text:p>0.44267302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125961915">
                <text:p>0.125961915</text:p>
              </table:table-cell>
              <table:table-cell office:value-type="float" office:value="0.63119121">
                <text:p>0.63119121</text:p>
              </table:table-cell>
              <table:table-cell office:value-type="float" office:value="0.656179864">
                <text:p>0.656179864</text:p>
              </table:table-cell>
              <table:table-cell office:value-type="float" office:value="0.550544328">
                <text:p>0.55054432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126423851">
                <text:p>0.126423851</text:p>
              </table:table-cell>
              <table:table-cell office:value-type="float" office:value="0.796054101">
                <text:p>0.796054101</text:p>
              </table:table-cell>
              <table:table-cell office:value-type="float" office:value="0.616951658">
                <text:p>0.616951658</text:p>
              </table:table-cell>
              <table:table-cell office:value-type="float" office:value="0.443592124">
                <text:p>0.44359212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125312224">
                <text:p>0.125312224</text:p>
              </table:table-cell>
              <table:table-cell office:value-type="float" office:value="0.746442765">
                <text:p>0.746442765</text:p>
              </table:table-cell>
              <table:table-cell office:value-type="float" office:value="0.733211128">
                <text:p>0.733211128</text:p>
              </table:table-cell>
              <table:table-cell office:value-type="float" office:value="0.455769951">
                <text:p>0.45576995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124787107">
                <text:p>0.124787107</text:p>
              </table:table-cell>
              <table:table-cell office:value-type="float" office:value="0.645557123">
                <text:p>0.645557123</text:p>
              </table:table-cell>
              <table:table-cell office:value-type="float" office:value="0.689508997">
                <text:p>0.689508997</text:p>
              </table:table-cell>
              <table:table-cell office:value-type="float" office:value="0.567913719">
                <text:p>0.56791371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25236526">
                <text:p>0.125236526</text:p>
              </table:table-cell>
              <table:table-cell office:value-type="float" office:value="0.734847872">
                <text:p>0.734847872</text:p>
              </table:table-cell>
              <table:table-cell office:value-type="float" office:value="0.739128678">
                <text:p>0.739128678</text:p>
              </table:table-cell>
              <table:table-cell office:value-type="float" office:value="0.470265802">
                <text:p>0.47026580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126195565">
                <text:p>0.126195565</text:p>
              </table:table-cell>
              <table:table-cell office:value-type="float" office:value="0.639622884">
                <text:p>0.639622884</text:p>
              </table:table-cell>
              <table:table-cell office:value-type="float" office:value="0.69598087">
                <text:p>0.69598087</text:p>
              </table:table-cell>
              <table:table-cell office:value-type="float" office:value="0.557701058">
                <text:p>0.55770105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124719754">
                <text:p>0.124719754</text:p>
              </table:table-cell>
              <table:table-cell office:value-type="float" office:value="0.649136382">
                <text:p>0.649136382</text:p>
              </table:table-cell>
              <table:table-cell office:value-type="float" office:value="0.694897854">
                <text:p>0.694897854</text:p>
              </table:table-cell>
              <table:table-cell office:value-type="float" office:value="0.568540164">
                <text:p>0.56854016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125902906">
                <text:p>0.125902906</text:p>
              </table:table-cell>
              <table:table-cell office:value-type="float" office:value="0.792610144">
                <text:p>0.792610144</text:p>
              </table:table-cell>
              <table:table-cell office:value-type="float" office:value="0.637953357">
                <text:p>0.637953357</text:p>
              </table:table-cell>
              <table:table-cell office:value-type="float" office:value="0.445569211">
                <text:p>0.44556921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125451103">
                <text:p>0.125451103</text:p>
              </table:table-cell>
              <table:table-cell office:value-type="float" office:value="0.757234187">
                <text:p>0.757234187</text:p>
              </table:table-cell>
              <table:table-cell office:value-type="float" office:value="0.730725018">
                <text:p>0.730725018</text:p>
              </table:table-cell>
              <table:table-cell office:value-type="float" office:value="0.450670177">
                <text:p>0.45067017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124496832">
                <text:p>0.124496832</text:p>
              </table:table-cell>
              <table:table-cell office:value-type="float" office:value="0.657101352">
                <text:p>0.657101352</text:p>
              </table:table-cell>
              <table:table-cell office:value-type="float" office:value="0.699530327">
                <text:p>0.699530327</text:p>
              </table:table-cell>
              <table:table-cell office:value-type="float" office:value="0.566535064">
                <text:p>0.56653506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126072779">
                <text:p>0.126072779</text:p>
              </table:table-cell>
              <table:table-cell office:value-type="float" office:value="0.68473228">
                <text:p>0.68473228</text:p>
              </table:table-cell>
              <table:table-cell office:value-type="float" office:value="0.598148179">
                <text:p>0.598148179</text:p>
              </table:table-cell>
              <table:table-cell office:value-type="float" office:value="0.486671983">
                <text:p>0.48667198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126628891">
                <text:p>0.126628891</text:p>
              </table:table-cell>
              <table:table-cell office:value-type="float" office:value="0.756262035">
                <text:p>0.756262035</text:p>
              </table:table-cell>
              <table:table-cell office:value-type="float" office:value="0.594130825">
                <text:p>0.594130825</text:p>
              </table:table-cell>
              <table:table-cell office:value-type="float" office:value="0.459875519">
                <text:p>0.45987551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126571074">
                <text:p>0.126571074</text:p>
              </table:table-cell>
              <table:table-cell office:value-type="float" office:value="0.700079882">
                <text:p>0.700079882</text:p>
              </table:table-cell>
              <table:table-cell office:value-type="float" office:value="0.594809126">
                <text:p>0.594809126</text:p>
              </table:table-cell>
              <table:table-cell office:value-type="float" office:value="0.47723001">
                <text:p>0.4772300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124689952">
                <text:p>0.124689952</text:p>
              </table:table-cell>
              <table:table-cell office:value-type="float" office:value="0.66348203">
                <text:p>0.66348203</text:p>
              </table:table-cell>
              <table:table-cell office:value-type="float" office:value="0.700908387">
                <text:p>0.700908387</text:p>
              </table:table-cell>
              <table:table-cell office:value-type="float" office:value="0.5631072">
                <text:p>0.563107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25951782">
                <text:p>0.125951782</text:p>
              </table:table-cell>
              <table:table-cell office:value-type="float" office:value="0.70258447">
                <text:p>0.70258447</text:p>
              </table:table-cell>
              <table:table-cell office:value-type="float" office:value="0.594217848">
                <text:p>0.594217848</text:p>
              </table:table-cell>
              <table:table-cell office:value-type="float" office:value="0.476325807">
                <text:p>0.47632580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124933735">
                <text:p>0.124933735</text:p>
              </table:table-cell>
              <table:table-cell office:value-type="float" office:value="0.646314102">
                <text:p>0.646314102</text:p>
              </table:table-cell>
              <table:table-cell office:value-type="float" office:value="0.690234386">
                <text:p>0.690234386</text:p>
              </table:table-cell>
              <table:table-cell office:value-type="float" office:value="0.568743416">
                <text:p>0.56874341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125678197">
                <text:p>0.125678197</text:p>
              </table:table-cell>
              <table:table-cell office:value-type="float" office:value="0.79263637">
                <text:p>0.79263637</text:p>
              </table:table-cell>
              <table:table-cell office:value-type="float" office:value="0.633441285">
                <text:p>0.633441285</text:p>
              </table:table-cell>
              <table:table-cell office:value-type="float" office:value="0.442549639">
                <text:p>0.44254963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125708595">
                <text:p>0.125708595</text:p>
              </table:table-cell>
              <table:table-cell office:value-type="float" office:value="0.753944606">
                <text:p>0.753944606</text:p>
              </table:table-cell>
              <table:table-cell office:value-type="float" office:value="0.732469646">
                <text:p>0.732469646</text:p>
              </table:table-cell>
              <table:table-cell office:value-type="float" office:value="0.455524976">
                <text:p>0.45552497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126258746">
                <text:p>0.126258746</text:p>
              </table:table-cell>
              <table:table-cell office:value-type="float" office:value="0.716950383">
                <text:p>0.716950383</text:p>
              </table:table-cell>
              <table:table-cell office:value-type="float" office:value="0.596473288">
                <text:p>0.596473288</text:p>
              </table:table-cell>
              <table:table-cell office:value-type="float" office:value="0.472325739">
                <text:p>0.47232573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126560942">
                <text:p>0.126560942</text:p>
              </table:table-cell>
              <table:table-cell office:value-type="float" office:value="0.785119627">
                <text:p>0.785119627</text:p>
              </table:table-cell>
              <table:table-cell office:value-type="float" office:value="0.593611669">
                <text:p>0.593611669</text:p>
              </table:table-cell>
              <table:table-cell office:value-type="float" office:value="0.461551602">
                <text:p>0.46155160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126348749">
                <text:p>0.126348749</text:p>
              </table:table-cell>
              <table:table-cell office:value-type="float" office:value="0.737283318">
                <text:p>0.737283318</text:p>
              </table:table-cell>
              <table:table-cell office:value-type="float" office:value="0.595589947">
                <text:p>0.595589947</text:p>
              </table:table-cell>
              <table:table-cell office:value-type="float" office:value="0.464388784">
                <text:p>0.46438878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125446931">
                <text:p>0.125446931</text:p>
              </table:table-cell>
              <table:table-cell office:value-type="float" office:value="0.631400422">
                <text:p>0.631400422</text:p>
              </table:table-cell>
              <table:table-cell office:value-type="float" office:value="0.652299601">
                <text:p>0.652299601</text:p>
              </table:table-cell>
              <table:table-cell office:value-type="float" office:value="0.547151035">
                <text:p>0.54715103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12595059">
                <text:p>0.12595059</text:p>
              </table:table-cell>
              <table:table-cell office:value-type="float" office:value="0.628413633">
                <text:p>0.628413633</text:p>
              </table:table-cell>
              <table:table-cell office:value-type="float" office:value="0.676005563">
                <text:p>0.676005563</text:p>
              </table:table-cell>
              <table:table-cell office:value-type="float" office:value="0.570573875">
                <text:p>0.57057387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126641408">
                <text:p>0.126641408</text:p>
              </table:table-cell>
              <table:table-cell office:value-type="float" office:value="0.772034618">
                <text:p>0.772034618</text:p>
              </table:table-cell>
              <table:table-cell office:value-type="float" office:value="0.596765947">
                <text:p>0.596765947</text:p>
              </table:table-cell>
              <table:table-cell office:value-type="float" office:value="0.451046282">
                <text:p>0.4510462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26057282">
                <text:p>0.126057282</text:p>
              </table:table-cell>
              <table:table-cell office:value-type="float" office:value="0.758385153">
                <text:p>0.758385153</text:p>
              </table:table-cell>
              <table:table-cell office:value-type="float" office:value="0.596237254">
                <text:p>0.596237254</text:p>
              </table:table-cell>
              <table:table-cell office:value-type="float" office:value="0.455991084">
                <text:p>0.45599108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124531403">
                <text:p>0.124531403</text:p>
              </table:table-cell>
              <table:table-cell office:value-type="float" office:value="0.742624491">
                <text:p>0.742624491</text:p>
              </table:table-cell>
              <table:table-cell office:value-type="float" office:value="0.716140952">
                <text:p>0.716140952</text:p>
              </table:table-cell>
              <table:table-cell office:value-type="float" office:value="0.451085621">
                <text:p>0.45108562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124779358">
                <text:p>0.124779358</text:p>
              </table:table-cell>
              <table:table-cell office:value-type="float" office:value="0.700410092">
                <text:p>0.700410092</text:p>
              </table:table-cell>
              <table:table-cell office:value-type="float" office:value="0.722386327">
                <text:p>0.722386327</text:p>
              </table:table-cell>
              <table:table-cell office:value-type="float" office:value="0.518369736">
                <text:p>0.51836973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124964133">
                <text:p>0.124964133</text:p>
              </table:table-cell>
              <table:table-cell office:value-type="float" office:value="0.653665144">
                <text:p>0.653665144</text:p>
              </table:table-cell>
              <table:table-cell office:value-type="float" office:value="0.698906863">
                <text:p>0.698906863</text:p>
              </table:table-cell>
              <table:table-cell office:value-type="float" office:value="0.566521951">
                <text:p>0.566521951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125355139">
                <text:p>0.125355139</text:p>
              </table:table-cell>
              <table:table-cell office:value-type="float" office:value="0.638203101">
                <text:p>0.638203101</text:p>
              </table:table-cell>
              <table:table-cell office:value-type="float" office:value="0.678590021">
                <text:p>0.678590021</text:p>
              </table:table-cell>
              <table:table-cell office:value-type="float" office:value="0.564082332">
                <text:p>0.56408233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126311198">
                <text:p>0.126311198</text:p>
              </table:table-cell>
              <table:table-cell office:value-type="float" office:value="0.801730848">
                <text:p>0.801730848</text:p>
              </table:table-cell>
              <table:table-cell office:value-type="float" office:value="0.596789789">
                <text:p>0.596789789</text:p>
              </table:table-cell>
              <table:table-cell office:value-type="float" office:value="0.440769844">
                <text:p>0.4407698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125738993">
                <text:p>0.125738993</text:p>
              </table:table-cell>
              <table:table-cell office:value-type="float" office:value="0.784589742">
                <text:p>0.784589742</text:p>
              </table:table-cell>
              <table:table-cell office:value-type="float" office:value="0.659636934">
                <text:p>0.659636934</text:p>
              </table:table-cell>
              <table:table-cell office:value-type="float" office:value="0.443340593">
                <text:p>0.44334059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125073209">
                <text:p>0.125073209</text:p>
              </table:table-cell>
              <table:table-cell office:value-type="float" office:value="0.716901507">
                <text:p>0.716901507</text:p>
              </table:table-cell>
              <table:table-cell office:value-type="float" office:value="0.732101885">
                <text:p>0.732101885</text:p>
              </table:table-cell>
              <table:table-cell office:value-type="float" office:value="0.490393697">
                <text:p>0.49039369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125582829">
                <text:p>0.125582829</text:p>
              </table:table-cell>
              <table:table-cell office:value-type="float" office:value="0.634242372">
                <text:p>0.634242372</text:p>
              </table:table-cell>
              <table:table-cell office:value-type="float" office:value="0.666900953">
                <text:p>0.666900953</text:p>
              </table:table-cell>
              <table:table-cell office:value-type="float" office:value="0.554090804">
                <text:p>0.55409080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125473753">
                <text:p>0.125473753</text:p>
              </table:table-cell>
              <table:table-cell office:value-type="float" office:value="0.748630851">
                <text:p>0.748630851</text:p>
              </table:table-cell>
              <table:table-cell office:value-type="float" office:value="0.735602467">
                <text:p>0.735602467</text:p>
              </table:table-cell>
              <table:table-cell office:value-type="float" office:value="0.455683524">
                <text:p>0.45568352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24807969">
                <text:p>0.124807969</text:p>
              </table:table-cell>
              <table:table-cell office:value-type="float" office:value="0.698735201">
                <text:p>0.698735201</text:p>
              </table:table-cell>
              <table:table-cell office:value-type="float" office:value="0.739145963">
                <text:p>0.739145963</text:p>
              </table:table-cell>
              <table:table-cell office:value-type="float" office:value="0.454253012">
                <text:p>0.45425301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124912873">
                <text:p>0.124912873</text:p>
              </table:table-cell>
              <table:table-cell office:value-type="float" office:value="0.723812666">
                <text:p>0.723812666</text:p>
              </table:table-cell>
              <table:table-cell office:value-type="float" office:value="0.735063044">
                <text:p>0.735063044</text:p>
              </table:table-cell>
              <table:table-cell office:value-type="float" office:value="0.485263525">
                <text:p>0.48526352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125516072">
                <text:p>0.125516072</text:p>
              </table:table-cell>
              <table:table-cell office:value-type="float" office:value="0.626217201">
                <text:p>0.626217201</text:p>
              </table:table-cell>
              <table:table-cell office:value-type="float" office:value="0.624556616">
                <text:p>0.624556616</text:p>
              </table:table-cell>
              <table:table-cell office:value-type="float" office:value="0.545848673">
                <text:p>0.54584867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125265732">
                <text:p>0.125265732</text:p>
              </table:table-cell>
              <table:table-cell office:value-type="float" office:value="0.631486849">
                <text:p>0.631486849</text:p>
              </table:table-cell>
              <table:table-cell office:value-type="float" office:value="0.628155545">
                <text:p>0.628155545</text:p>
              </table:table-cell>
              <table:table-cell office:value-type="float" office:value="0.535641376">
                <text:p>0.53564137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12502791">
                <text:p>0.12502791</text:p>
              </table:table-cell>
              <table:table-cell office:value-type="float" office:value="0.636608677">
                <text:p>0.636608677</text:p>
              </table:table-cell>
              <table:table-cell office:value-type="float" office:value="0.667568525">
                <text:p>0.667568525</text:p>
              </table:table-cell>
              <table:table-cell office:value-type="float" office:value="0.555954642">
                <text:p>0.55595464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125336662">
                <text:p>0.125336662</text:p>
              </table:table-cell>
              <table:table-cell office:value-type="float" office:value="0.77561805">
                <text:p>0.77561805</text:p>
              </table:table-cell>
              <table:table-cell office:value-type="float" office:value="0.690409027">
                <text:p>0.690409027</text:p>
              </table:table-cell>
              <table:table-cell office:value-type="float" office:value="0.449190789">
                <text:p>0.44919078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124738827">
                <text:p>0.124738827</text:p>
              </table:table-cell>
              <table:table-cell office:value-type="float" office:value="0.789523219">
                <text:p>0.789523219</text:p>
              </table:table-cell>
              <table:table-cell office:value-type="float" office:value="0.598483157">
                <text:p>0.598483157</text:p>
              </table:table-cell>
              <table:table-cell office:value-type="float" office:value="0.45386141">
                <text:p>0.4538614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125587598">
                <text:p>0.125587598</text:p>
              </table:table-cell>
              <table:table-cell office:value-type="float" office:value="0.794474577">
                <text:p>0.794474577</text:p>
              </table:table-cell>
              <table:table-cell office:value-type="float" office:value="0.636851863">
                <text:p>0.636851863</text:p>
              </table:table-cell>
              <table:table-cell office:value-type="float" office:value="0.444528513">
                <text:p>0.44452851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124765053">
                <text:p>0.124765053</text:p>
              </table:table-cell>
              <table:table-cell office:value-type="float" office:value="0.7716001">
                <text:p>0.7716001</text:p>
              </table:table-cell>
              <table:table-cell office:value-type="float" office:value="0.660901744">
                <text:p>0.660901744</text:p>
              </table:table-cell>
              <table:table-cell office:value-type="float" office:value="0.446558648">
                <text:p>0.44655864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124588028">
                <text:p>0.124588028</text:p>
              </table:table-cell>
              <table:table-cell office:value-type="float" office:value="0.63967772">
                <text:p>0.63967772</text:p>
              </table:table-cell>
              <table:table-cell office:value-type="float" office:value="0.673622569">
                <text:p>0.673622569</text:p>
              </table:table-cell>
              <table:table-cell office:value-type="float" office:value="0.569922992">
                <text:p>0.569922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125778928">
                <text:p>0.125778928</text:p>
              </table:table-cell>
              <table:table-cell office:value-type="float" office:value="0.804837442">
                <text:p>0.804837442</text:p>
              </table:table-cell>
              <table:table-cell office:value-type="float" office:value="0.597200465">
                <text:p>0.597200465</text:p>
              </table:table-cell>
              <table:table-cell office:value-type="float" office:value="0.439242177">
                <text:p>0.43924217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126538888">
                <text:p>0.126538888</text:p>
              </table:table-cell>
              <table:table-cell office:value-type="float" office:value="0.80768118">
                <text:p>0.80768118</text:p>
              </table:table-cell>
              <table:table-cell office:value-type="float" office:value="0.596872639">
                <text:p>0.596872639</text:p>
              </table:table-cell>
              <table:table-cell office:value-type="float" office:value="0.441548281">
                <text:p>0.44154828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126365438">
                <text:p>0.126365438</text:p>
              </table:table-cell>
              <table:table-cell office:value-type="float" office:value="0.685069047">
                <text:p>0.685069047</text:p>
              </table:table-cell>
              <table:table-cell office:value-type="float" office:value="0.734993307">
                <text:p>0.734993307</text:p>
              </table:table-cell>
              <table:table-cell office:value-type="float" office:value="0.455558354">
                <text:p>0.45555835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125406399">
                <text:p>0.125406399</text:p>
              </table:table-cell>
              <table:table-cell office:value-type="float" office:value="0.76750228">
                <text:p>0.76750228</text:p>
              </table:table-cell>
              <table:table-cell office:value-type="float" office:value="0.705832327">
                <text:p>0.705832327</text:p>
              </table:table-cell>
              <table:table-cell office:value-type="float" office:value="0.446372681">
                <text:p>0.44637268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125992313">
                <text:p>0.125992313</text:p>
              </table:table-cell>
              <table:table-cell office:value-type="float" office:value="0.630757884">
                <text:p>0.630757884</text:p>
              </table:table-cell>
              <table:table-cell office:value-type="float" office:value="0.613381936">
                <text:p>0.613381936</text:p>
              </table:table-cell>
              <table:table-cell office:value-type="float" office:value="0.517236652">
                <text:p>0.51723665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125753895">
                <text:p>0.125753895</text:p>
              </table:table-cell>
              <table:table-cell office:value-type="float" office:value="0.780433509">
                <text:p>0.780433509</text:p>
              </table:table-cell>
              <table:table-cell office:value-type="float" office:value="0.671448788">
                <text:p>0.671448788</text:p>
              </table:table-cell>
              <table:table-cell office:value-type="float" office:value="0.447064095">
                <text:p>0.44706409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126409546">
                <text:p>0.126409546</text:p>
              </table:table-cell>
              <table:table-cell office:value-type="float" office:value="0.683708272">
                <text:p>0.683708272</text:p>
              </table:table-cell>
              <table:table-cell office:value-type="float" office:value="0.595096421">
                <text:p>0.595096421</text:p>
              </table:table-cell>
              <table:table-cell office:value-type="float" office:value="0.547157591">
                <text:p>0.54715759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125907675">
                <text:p>0.125907675</text:p>
              </table:table-cell>
              <table:table-cell office:value-type="float" office:value="0.626255945">
                <text:p>0.626255945</text:p>
              </table:table-cell>
              <table:table-cell office:value-type="float" office:value="0.623086169">
                <text:p>0.623086169</text:p>
              </table:table-cell>
              <table:table-cell office:value-type="float" office:value="0.527517858">
                <text:p>0.52751785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126048342">
                <text:p>0.126048342</text:p>
              </table:table-cell>
              <table:table-cell office:value-type="float" office:value="0.784593914">
                <text:p>0.784593914</text:p>
              </table:table-cell>
              <table:table-cell office:value-type="float" office:value="0.648925382">
                <text:p>0.648925382</text:p>
              </table:table-cell>
              <table:table-cell office:value-type="float" office:value="0.444193535">
                <text:p>0.44419353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125834957">
                <text:p>0.125834957</text:p>
              </table:table-cell>
              <table:table-cell office:value-type="float" office:value="0.765980573">
                <text:p>0.765980573</text:p>
              </table:table-cell>
              <table:table-cell office:value-type="float" office:value="0.707006539">
                <text:p>0.707006539</text:p>
              </table:table-cell>
              <table:table-cell office:value-type="float" office:value="0.448639446">
                <text:p>0.44863944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25998274">
                <text:p>0.125998274</text:p>
              </table:table-cell>
              <table:table-cell office:value-type="float" office:value="0.636320786">
                <text:p>0.636320786</text:p>
              </table:table-cell>
              <table:table-cell office:value-type="float" office:value="0.612070633">
                <text:p>0.612070633</text:p>
              </table:table-cell>
              <table:table-cell office:value-type="float" office:value="0.535497729">
                <text:p>0.53549772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12566568">
                <text:p>0.12566568</text:p>
              </table:table-cell>
              <table:table-cell office:value-type="float" office:value="0.634126143">
                <text:p>0.634126143</text:p>
              </table:table-cell>
              <table:table-cell office:value-type="float" office:value="0.658613522">
                <text:p>0.658613522</text:p>
              </table:table-cell>
              <table:table-cell office:value-type="float" office:value="0.549146598">
                <text:p>0.54914659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126086488">
                <text:p>0.126086488</text:p>
              </table:table-cell>
              <table:table-cell office:value-type="float" office:value="0.684876524">
                <text:p>0.684876524</text:p>
              </table:table-cell>
              <table:table-cell office:value-type="float" office:value="0.597037148">
                <text:p>0.597037148</text:p>
              </table:table-cell>
              <table:table-cell office:value-type="float" office:value="0.483859835">
                <text:p>0.48385983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125399843">
                <text:p>0.125399843</text:p>
              </table:table-cell>
              <table:table-cell office:value-type="float" office:value="0.769125315">
                <text:p>0.769125315</text:p>
              </table:table-cell>
              <table:table-cell office:value-type="float" office:value="0.704671228">
                <text:p>0.704671228</text:p>
              </table:table-cell>
              <table:table-cell office:value-type="float" office:value="0.448492819">
                <text:p>0.44849281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125330105">
                <text:p>0.125330105</text:p>
              </table:table-cell>
              <table:table-cell office:value-type="float" office:value="0.628156737">
                <text:p>0.628156737</text:p>
              </table:table-cell>
              <table:table-cell office:value-type="float" office:value="0.641745405">
                <text:p>0.641745405</text:p>
              </table:table-cell>
              <table:table-cell office:value-type="float" office:value="0.540373986">
                <text:p>0.54037398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125685945">
                <text:p>0.125685945</text:p>
              </table:table-cell>
              <table:table-cell office:value-type="float" office:value="0.628340915">
                <text:p>0.628340915</text:p>
              </table:table-cell>
              <table:table-cell office:value-type="float" office:value="0.620032027">
                <text:p>0.620032027</text:p>
              </table:table-cell>
              <table:table-cell office:value-type="float" office:value="0.525039497">
                <text:p>0.52503949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25451103">
                <text:p>0.125451103</text:p>
              </table:table-cell>
              <table:table-cell office:value-type="float" office:value="0.632096008">
                <text:p>0.632096008</text:p>
              </table:table-cell>
              <table:table-cell office:value-type="float" office:value="0.6755478">
                <text:p>0.6755478</text:p>
              </table:table-cell>
              <table:table-cell office:value-type="float" office:value="0.559958286">
                <text:p>0.55995828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2574555">
                <text:p>0.12574555</text:p>
              </table:table-cell>
              <table:table-cell office:value-type="float" office:value="0.759422274">
                <text:p>0.759422274</text:p>
              </table:table-cell>
              <table:table-cell office:value-type="float" office:value="0.594540309">
                <text:p>0.594540309</text:p>
              </table:table-cell>
              <table:table-cell office:value-type="float" office:value="0.457035954">
                <text:p>0.45703595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257682">
                <text:p>0.1257682</text:p>
              </table:table-cell>
              <table:table-cell office:value-type="float" office:value="0.804170466">
                <text:p>0.804170466</text:p>
              </table:table-cell>
              <table:table-cell office:value-type="float" office:value="0.601854992">
                <text:p>0.601854992</text:p>
              </table:table-cell>
              <table:table-cell office:value-type="float" office:value="0.438610964">
                <text:p>0.43861096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2405993">
                <text:p>0.12405993</text:p>
              </table:table-cell>
              <table:table-cell office:value-type="float" office:value="0.713490929">
                <text:p>0.713490929</text:p>
              </table:table-cell>
              <table:table-cell office:value-type="float" office:value="0.727734056">
                <text:p>0.727734056</text:p>
              </table:table-cell>
              <table:table-cell office:value-type="float" office:value="0.503631294">
                <text:p>0.5036312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25780121">
                <text:p>0.125780121</text:p>
              </table:table-cell>
              <table:table-cell office:value-type="float" office:value="0.689497672">
                <text:p>0.689497672</text:p>
              </table:table-cell>
              <table:table-cell office:value-type="float" office:value="0.595966649">
                <text:p>0.595966649</text:p>
              </table:table-cell>
              <table:table-cell office:value-type="float" office:value="0.48402196">
                <text:p>0.4840219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126013771">
                <text:p>0.126013771</text:p>
              </table:table-cell>
              <table:table-cell office:value-type="float" office:value="0.747569889">
                <text:p>0.747569889</text:p>
              </table:table-cell>
              <table:table-cell office:value-type="float" office:value="0.593565177">
                <text:p>0.593565177</text:p>
              </table:table-cell>
              <table:table-cell office:value-type="float" office:value="0.461766775">
                <text:p>0.46176677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124463454">
                <text:p>0.124463454</text:p>
              </table:table-cell>
              <table:table-cell office:value-type="float" office:value="0.751321405">
                <text:p>0.751321405</text:p>
              </table:table-cell>
              <table:table-cell office:value-type="float" office:value="0.706484998">
                <text:p>0.706484998</text:p>
              </table:table-cell>
              <table:table-cell office:value-type="float" office:value="0.448582226">
                <text:p>0.44858222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124301925">
                <text:p>0.124301925</text:p>
              </table:table-cell>
              <table:table-cell office:value-type="float" office:value="0.676594457">
                <text:p>0.676594457</text:p>
              </table:table-cell>
              <table:table-cell office:value-type="float" office:value="0.718407121">
                <text:p>0.718407121</text:p>
              </table:table-cell>
              <table:table-cell office:value-type="float" office:value="0.531188313">
                <text:p>0.53118831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125041023">
                <text:p>0.125041023</text:p>
              </table:table-cell>
              <table:table-cell office:value-type="float" office:value="0.638697224">
                <text:p>0.638697224</text:p>
              </table:table-cell>
              <table:table-cell office:value-type="float" office:value="0.671877941">
                <text:p>0.671877941</text:p>
              </table:table-cell>
              <table:table-cell office:value-type="float" office:value="0.556967921">
                <text:p>0.55696792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125658527">
                <text:p>0.125658527</text:p>
              </table:table-cell>
              <table:table-cell office:value-type="float" office:value="0.629776791">
                <text:p>0.629776791</text:p>
              </table:table-cell>
              <table:table-cell office:value-type="float" office:value="0.623124316">
                <text:p>0.623124316</text:p>
              </table:table-cell>
              <table:table-cell office:value-type="float" office:value="0.528555575">
                <text:p>0.5285555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126283184">
                <text:p>0.126283184</text:p>
              </table:table-cell>
              <table:table-cell office:value-type="float" office:value="0.759028883">
                <text:p>0.759028883</text:p>
              </table:table-cell>
              <table:table-cell office:value-type="float" office:value="0.597710681">
                <text:p>0.597710681</text:p>
              </table:table-cell>
              <table:table-cell office:value-type="float" office:value="0.515216054">
                <text:p>0.51521605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126189605">
                <text:p>0.126189605</text:p>
              </table:table-cell>
              <table:table-cell office:value-type="float" office:value="0.738279311">
                <text:p>0.738279311</text:p>
              </table:table-cell>
              <table:table-cell office:value-type="float" office:value="0.59372909">
                <text:p>0.59372909</text:p>
              </table:table-cell>
              <table:table-cell office:value-type="float" office:value="0.463226493">
                <text:p>0.46322649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124567166">
                <text:p>0.124567166</text:p>
              </table:table-cell>
              <table:table-cell office:value-type="float" office:value="0.676100931">
                <text:p>0.676100931</text:p>
              </table:table-cell>
              <table:table-cell office:value-type="float" office:value="0.714406456">
                <text:p>0.714406456</text:p>
              </table:table-cell>
              <table:table-cell office:value-type="float" office:value="0.543803637">
                <text:p>0.54380363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125781313">
                <text:p>0.125781313</text:p>
              </table:table-cell>
              <table:table-cell office:value-type="float" office:value="0.788624977">
                <text:p>0.788624977</text:p>
              </table:table-cell>
              <table:table-cell office:value-type="float" office:value="0.606991125">
                <text:p>0.606991125</text:p>
              </table:table-cell>
              <table:table-cell office:value-type="float" office:value="0.442662292">
                <text:p>0.442662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4cm" svg:y="3.454cm" style:legend-expansion="high" chart:style-name="ch2"/>
        <chart:plot-area chart:style-name="ch3" table:cell-range-address="'100C readings'.A1:'100C readings'.E301" chart:data-source-has-labels="both" svg:x="0.32cm" svg:y="0.18cm" svg:width="13.354cm" svg:height="8.64cm">
          <chartooo:coordinate-region svg:x="1.047cm" svg:y="0.301cm" svg:width="12.627cm" svg:height="7.516cm"/>
          <chart:axis chart:dimension="x" chart:name="primary-x" chart:style-name="ch4" chartooo:axis-type="auto">
            <chartooo:date-scale/>
            <chart:categories table:cell-range-address="'100C readings'.A2:'100C readings'.A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00C readings'.B2:'100C readings'.B301" chart:label-cell-address="'100C readings'.B1:'100C readings'.B1" chart:class="chart:line">
            <chart:data-point chart:repeated="300"/>
          </chart:series>
          <chart:series chart:style-name="ch7" chart:values-cell-range-address="'100C readings'.C2:'100C readings'.C301" chart:label-cell-address="'100C readings'.C1:'100C readings'.C1" chart:class="chart:line">
            <chart:data-point chart:repeated="300"/>
          </chart:series>
          <chart:series chart:style-name="ch8" chart:values-cell-range-address="'100C readings'.D2:'100C readings'.D301" chart:label-cell-address="'100C readings'.D1:'100C readings'.D1" chart:class="chart:line">
            <chart:data-point chart:repeated="300"/>
          </chart:series>
          <chart:series chart:style-name="ch9" chart:values-cell-range-address="'100C readings'.E2:'100C readings'.E301" chart:label-cell-address="'100C readings'.E1:'100C readings'.E1" chart:class="chart:line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d2</text:p>
                <draw:g>
                  <svg:desc>'100C readings'.B1:'100C readings'.B1</svg:desc>
                </draw:g>
              </table:table-cell>
              <table:table-cell office:value-type="string">
                <text:p> ad4</text:p>
                <draw:g>
                  <svg:desc>'100C readings'.C1:'100C readings'.C1</svg:desc>
                </draw:g>
              </table:table-cell>
              <table:table-cell office:value-type="string">
                <text:p> ad5</text:p>
                <draw:g>
                  <svg:desc>'100C readings'.D1:'100C readings'.D1</svg:desc>
                </draw:g>
              </table:table-cell>
              <table:table-cell office:value-type="string">
                <text:p> ad6</text:p>
                <draw:g>
                  <svg:desc>'100C readings'.E1:'100C readings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100C readings'.A2:'100C readings'.A301</svg:desc>
                </draw:g>
              </table:table-cell>
              <table:table-cell office:value-type="float" office:value="0.571543046">
                <text:p>0.571543046</text:p>
                <draw:g>
                  <svg:desc>'100C readings'.B2:'100C readings'.B301</svg:desc>
                </draw:g>
              </table:table-cell>
              <table:table-cell office:value-type="float" office:value="0.42003875">
                <text:p>0.42003875</text:p>
                <draw:g>
                  <svg:desc>'100C readings'.C2:'100C readings'.C301</svg:desc>
                </draw:g>
              </table:table-cell>
              <table:table-cell office:value-type="float" office:value="0.534877245">
                <text:p>0.534877245</text:p>
                <draw:g>
                  <svg:desc>'100C readings'.D2:'100C readings'.D301</svg:desc>
                </draw:g>
              </table:table-cell>
              <table:table-cell office:value-type="float" office:value="0.478829203">
                <text:p>0.478829203</text:p>
                <draw:g>
                  <svg:desc>'100C readings'.E2:'100C readings'.E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72034785">
                <text:p>0.572034785</text:p>
              </table:table-cell>
              <table:table-cell office:value-type="float" office:value="0.414879968">
                <text:p>0.414879968</text:p>
              </table:table-cell>
              <table:table-cell office:value-type="float" office:value="0.540953939">
                <text:p>0.540953939</text:p>
              </table:table-cell>
              <table:table-cell office:value-type="float" office:value="0.480027256">
                <text:p>0.4800272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2243401">
                <text:p>0.572243401</text:p>
              </table:table-cell>
              <table:table-cell office:value-type="float" office:value="0.417643239">
                <text:p>0.417643239</text:p>
              </table:table-cell>
              <table:table-cell office:value-type="float" office:value="0.535656874">
                <text:p>0.535656874</text:p>
              </table:table-cell>
              <table:table-cell office:value-type="float" office:value="0.479995666">
                <text:p>0.4799956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74625799">
                <text:p>0.574625799</text:p>
              </table:table-cell>
              <table:table-cell office:value-type="float" office:value="0.414296438">
                <text:p>0.414296438</text:p>
              </table:table-cell>
              <table:table-cell office:value-type="float" office:value="0.550196832">
                <text:p>0.550196832</text:p>
              </table:table-cell>
              <table:table-cell office:value-type="float" office:value="0.479851422">
                <text:p>0.4798514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2725007">
                <text:p>0.572725007</text:p>
              </table:table-cell>
              <table:table-cell office:value-type="float" office:value="0.419914773">
                <text:p>0.419914773</text:p>
              </table:table-cell>
              <table:table-cell office:value-type="float" office:value="0.534550611">
                <text:p>0.534550611</text:p>
              </table:table-cell>
              <table:table-cell office:value-type="float" office:value="0.479512272">
                <text:p>0.4795122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72201082">
                <text:p>0.572201082</text:p>
              </table:table-cell>
              <table:table-cell office:value-type="float" office:value="0.419932058">
                <text:p>0.419932058</text:p>
              </table:table-cell>
              <table:table-cell office:value-type="float" office:value="0.537645881">
                <text:p>0.537645881</text:p>
              </table:table-cell>
              <table:table-cell office:value-type="float" office:value="0.480116067">
                <text:p>0.4801160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1336814">
                <text:p>0.571336814</text:p>
              </table:table-cell>
              <table:table-cell office:value-type="float" office:value="0.421538403">
                <text:p>0.421538403</text:p>
              </table:table-cell>
              <table:table-cell office:value-type="float" office:value="0.542748039">
                <text:p>0.542748039</text:p>
              </table:table-cell>
              <table:table-cell office:value-type="float" office:value="0.480310378">
                <text:p>0.4803103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71155616">
                <text:p>0.571155616</text:p>
              </table:table-cell>
              <table:table-cell office:value-type="float" office:value="0.423511913">
                <text:p>0.423511913</text:p>
              </table:table-cell>
              <table:table-cell office:value-type="float" office:value="0.53879029">
                <text:p>0.53879029</text:p>
              </table:table-cell>
              <table:table-cell office:value-type="float" office:value="0.479779897">
                <text:p>0.4797798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1470329">
                <text:p>0.571470329</text:p>
              </table:table-cell>
              <table:table-cell office:value-type="float" office:value="0.42372947">
                <text:p>0.42372947</text:p>
              </table:table-cell>
              <table:table-cell office:value-type="float" office:value="0.539991324">
                <text:p>0.539991324</text:p>
              </table:table-cell>
              <table:table-cell office:value-type="float" office:value="0.480452237">
                <text:p>0.4804522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72927066">
                <text:p>0.572927066</text:p>
              </table:table-cell>
              <table:table-cell office:value-type="float" office:value="0.420562675">
                <text:p>0.420562675</text:p>
              </table:table-cell>
              <table:table-cell office:value-type="float" office:value="0.543473428">
                <text:p>0.543473428</text:p>
              </table:table-cell>
              <table:table-cell office:value-type="float" office:value="0.480805693">
                <text:p>0.4808056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294614">
                <text:p>0.57294614</text:p>
              </table:table-cell>
              <table:table-cell office:value-type="float" office:value="0.423463633">
                <text:p>0.423463633</text:p>
              </table:table-cell>
              <table:table-cell office:value-type="float" office:value="0.544231003">
                <text:p>0.544231003</text:p>
              </table:table-cell>
              <table:table-cell office:value-type="float" office:value="0.481413064">
                <text:p>0.4814130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6869914">
                <text:p>0.576869914</text:p>
              </table:table-cell>
              <table:table-cell office:value-type="float" office:value="0.416511943">
                <text:p>0.416511943</text:p>
              </table:table-cell>
              <table:table-cell office:value-type="float" office:value="0.566210218">
                <text:p>0.566210218</text:p>
              </table:table-cell>
              <table:table-cell office:value-type="float" office:value="0.481927452">
                <text:p>0.4819274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74930975">
                <text:p>0.574930975</text:p>
              </table:table-cell>
              <table:table-cell office:value-type="float" office:value="0.421734503">
                <text:p>0.421734503</text:p>
              </table:table-cell>
              <table:table-cell office:value-type="float" office:value="0.55042631">
                <text:p>0.55042631</text:p>
              </table:table-cell>
              <table:table-cell office:value-type="float" office:value="0.482038913">
                <text:p>0.4820389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74947068">
                <text:p>0.574947068</text:p>
              </table:table-cell>
              <table:table-cell office:value-type="float" office:value="0.424439362">
                <text:p>0.424439362</text:p>
              </table:table-cell>
              <table:table-cell office:value-type="float" office:value="0.546364253">
                <text:p>0.546364253</text:p>
              </table:table-cell>
              <table:table-cell office:value-type="float" office:value="0.481964407">
                <text:p>0.4819644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78461358">
                <text:p>0.578461358</text:p>
              </table:table-cell>
              <table:table-cell office:value-type="float" office:value="0.416899373">
                <text:p>0.416899373</text:p>
              </table:table-cell>
              <table:table-cell office:value-type="float" office:value="0.567953654">
                <text:p>0.567953654</text:p>
              </table:table-cell>
              <table:table-cell office:value-type="float" office:value="0.4824329">
                <text:p>0.48243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8802893">
                <text:p>0.578802893</text:p>
              </table:table-cell>
              <table:table-cell office:value-type="float" office:value="0.418458631">
                <text:p>0.418458631</text:p>
              </table:table-cell>
              <table:table-cell office:value-type="float" office:value="0.564429827">
                <text:p>0.564429827</text:p>
              </table:table-cell>
              <table:table-cell office:value-type="float" office:value="0.482158718">
                <text:p>0.4821587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6886007">
                <text:p>0.576886007</text:p>
              </table:table-cell>
              <table:table-cell office:value-type="float" office:value="0.42327111">
                <text:p>0.42327111</text:p>
              </table:table-cell>
              <table:table-cell office:value-type="float" office:value="0.546294516">
                <text:p>0.546294516</text:p>
              </table:table-cell>
              <table:table-cell office:value-type="float" office:value="0.482034145">
                <text:p>0.48203414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77195952">
                <text:p>0.577195952</text:p>
              </table:table-cell>
              <table:table-cell office:value-type="float" office:value="0.422172001">
                <text:p>0.422172001</text:p>
              </table:table-cell>
              <table:table-cell office:value-type="float" office:value="0.546778506">
                <text:p>0.546778506</text:p>
              </table:table-cell>
              <table:table-cell office:value-type="float" office:value="0.481659827">
                <text:p>0.4816598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77103564">
                <text:p>0.577103564</text:p>
              </table:table-cell>
              <table:table-cell office:value-type="float" office:value="0.42398875">
                <text:p>0.42398875</text:p>
              </table:table-cell>
              <table:table-cell office:value-type="float" office:value="0.550637311">
                <text:p>0.550637311</text:p>
              </table:table-cell>
              <table:table-cell office:value-type="float" office:value="0.482469855">
                <text:p>0.4824698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9338143">
                <text:p>0.579338143</text:p>
              </table:table-cell>
              <table:table-cell office:value-type="float" office:value="0.418047359">
                <text:p>0.418047359</text:p>
              </table:table-cell>
              <table:table-cell office:value-type="float" office:value="0.563943453">
                <text:p>0.563943453</text:p>
              </table:table-cell>
              <table:table-cell office:value-type="float" office:value="0.482355414">
                <text:p>0.4823554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0851505">
                <text:p>0.580851505</text:p>
              </table:table-cell>
              <table:table-cell office:value-type="float" office:value="0.419166734">
                <text:p>0.419166734</text:p>
              </table:table-cell>
              <table:table-cell office:value-type="float" office:value="0.560698576">
                <text:p>0.560698576</text:p>
              </table:table-cell>
              <table:table-cell office:value-type="float" office:value="0.482332168">
                <text:p>0.4823321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81083963">
                <text:p>0.581083963</text:p>
              </table:table-cell>
              <table:table-cell office:value-type="float" office:value="0.416833808">
                <text:p>0.416833808</text:p>
              </table:table-cell>
              <table:table-cell office:value-type="float" office:value="0.568180748">
                <text:p>0.568180748</text:p>
              </table:table-cell>
              <table:table-cell office:value-type="float" office:value="0.482232032">
                <text:p>0.4822320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78576395">
                <text:p>0.578576395</text:p>
              </table:table-cell>
              <table:table-cell office:value-type="float" office:value="0.423759869">
                <text:p>0.423759869</text:p>
              </table:table-cell>
              <table:table-cell office:value-type="float" office:value="0.552182859">
                <text:p>0.552182859</text:p>
              </table:table-cell>
              <table:table-cell office:value-type="float" office:value="0.482400117">
                <text:p>0.4824001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77702591">
                <text:p>0.577702591</text:p>
              </table:table-cell>
              <table:table-cell office:value-type="float" office:value="0.425291708">
                <text:p>0.425291708</text:p>
              </table:table-cell>
              <table:table-cell office:value-type="float" office:value="0.544673269">
                <text:p>0.544673269</text:p>
              </table:table-cell>
              <table:table-cell office:value-type="float" office:value="0.481834469">
                <text:p>0.4818344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78065583">
                <text:p>0.578065583</text:p>
              </table:table-cell>
              <table:table-cell office:value-type="float" office:value="0.42511647">
                <text:p>0.42511647</text:p>
              </table:table-cell>
              <table:table-cell office:value-type="float" office:value="0.546554392">
                <text:p>0.546554392</text:p>
              </table:table-cell>
              <table:table-cell office:value-type="float" office:value="0.482258258">
                <text:p>0.4822582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8953097">
                <text:p>0.578953097</text:p>
              </table:table-cell>
              <table:table-cell office:value-type="float" office:value="0.42139714">
                <text:p>0.42139714</text:p>
              </table:table-cell>
              <table:table-cell office:value-type="float" office:value="0.554907388">
                <text:p>0.554907388</text:p>
              </table:table-cell>
              <table:table-cell office:value-type="float" office:value="0.48210567">
                <text:p>0.482105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81553648">
                <text:p>0.581553648</text:p>
              </table:table-cell>
              <table:table-cell office:value-type="float" office:value="0.416282465">
                <text:p>0.416282465</text:p>
              </table:table-cell>
              <table:table-cell office:value-type="float" office:value="0.568639704">
                <text:p>0.568639704</text:p>
              </table:table-cell>
              <table:table-cell office:value-type="float" office:value="0.48223382">
                <text:p>0.4822338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77320525">
                <text:p>0.577320525</text:p>
              </table:table-cell>
              <table:table-cell office:value-type="float" office:value="0.426912955">
                <text:p>0.426912955</text:p>
              </table:table-cell>
              <table:table-cell office:value-type="float" office:value="0.544505184">
                <text:p>0.544505184</text:p>
              </table:table-cell>
              <table:table-cell office:value-type="float" office:value="0.482034145">
                <text:p>0.4820341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79317281">
                <text:p>0.579317281</text:p>
              </table:table-cell>
              <table:table-cell office:value-type="float" office:value="0.422004512">
                <text:p>0.422004512</text:p>
              </table:table-cell>
              <table:table-cell office:value-type="float" office:value="0.546836322">
                <text:p>0.546836322</text:p>
              </table:table-cell>
              <table:table-cell office:value-type="float" office:value="0.481357036">
                <text:p>0.4813570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79189727">
                <text:p>0.579189727</text:p>
              </table:table-cell>
              <table:table-cell office:value-type="float" office:value="0.421721986">
                <text:p>0.421721986</text:p>
              </table:table-cell>
              <table:table-cell office:value-type="float" office:value="0.546419686">
                <text:p>0.546419686</text:p>
              </table:table-cell>
              <table:table-cell office:value-type="float" office:value="0.481451211">
                <text:p>0.4814512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8267643">
                <text:p>0.578267643</text:p>
              </table:table-cell>
              <table:table-cell office:value-type="float" office:value="0.424152663">
                <text:p>0.424152663</text:p>
              </table:table-cell>
              <table:table-cell office:value-type="float" office:value="0.545355743">
                <text:p>0.545355743</text:p>
              </table:table-cell>
              <table:table-cell office:value-type="float" office:value="0.481636582">
                <text:p>0.4816365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78184197">
                <text:p>0.578184197</text:p>
              </table:table-cell>
              <table:table-cell office:value-type="float" office:value="0.423257401">
                <text:p>0.423257401</text:p>
              </table:table-cell>
              <table:table-cell office:value-type="float" office:value="0.546189016">
                <text:p>0.546189016</text:p>
              </table:table-cell>
              <table:table-cell office:value-type="float" office:value="0.481602011">
                <text:p>0.4816020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76880643">
                <text:p>0.576880643</text:p>
              </table:table-cell>
              <table:table-cell office:value-type="float" office:value="0.426989249">
                <text:p>0.426989249</text:p>
              </table:table-cell>
              <table:table-cell office:value-type="float" office:value="0.542082851">
                <text:p>0.542082851</text:p>
              </table:table-cell>
              <table:table-cell office:value-type="float" office:value="0.481931625">
                <text:p>0.4819316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7794101">
                <text:p>0.57794101</text:p>
              </table:table-cell>
              <table:table-cell office:value-type="float" office:value="0.423359921">
                <text:p>0.423359921</text:p>
              </table:table-cell>
              <table:table-cell office:value-type="float" office:value="0.5449099">
                <text:p>0.5449099</text:p>
              </table:table-cell>
              <table:table-cell office:value-type="float" office:value="0.481309352">
                <text:p>0.48130935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78244993">
                <text:p>0.578244993</text:p>
              </table:table-cell>
              <table:table-cell office:value-type="float" office:value="0.423158458">
                <text:p>0.423158458</text:p>
              </table:table-cell>
              <table:table-cell office:value-type="float" office:value="0.544351404">
                <text:p>0.544351404</text:p>
              </table:table-cell>
              <table:table-cell office:value-type="float" office:value="0.481720624">
                <text:p>0.4817206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79155157">
                <text:p>0.579155157</text:p>
              </table:table-cell>
              <table:table-cell office:value-type="float" office:value="0.423049977">
                <text:p>0.423049977</text:p>
              </table:table-cell>
              <table:table-cell office:value-type="float" office:value="0.545801585">
                <text:p>0.545801585</text:p>
              </table:table-cell>
              <table:table-cell office:value-type="float" office:value="0.4817695">
                <text:p>0.48176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78832695">
                <text:p>0.578832695</text:p>
              </table:table-cell>
              <table:table-cell office:value-type="float" office:value="0.421615889">
                <text:p>0.421615889</text:p>
              </table:table-cell>
              <table:table-cell office:value-type="float" office:value="0.545676416">
                <text:p>0.545676416</text:p>
              </table:table-cell>
              <table:table-cell office:value-type="float" office:value="0.48178917">
                <text:p>0.481789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78543017">
                <text:p>0.578543017</text:p>
              </table:table-cell>
              <table:table-cell office:value-type="float" office:value="0.423077991">
                <text:p>0.423077991</text:p>
              </table:table-cell>
              <table:table-cell office:value-type="float" office:value="0.544791883">
                <text:p>0.544791883</text:p>
              </table:table-cell>
              <table:table-cell office:value-type="float" office:value="0.481857119">
                <text:p>0.4818571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78115055">
                <text:p>0.578115055</text:p>
              </table:table-cell>
              <table:table-cell office:value-type="float" office:value="0.424624136">
                <text:p>0.424624136</text:p>
              </table:table-cell>
              <table:table-cell office:value-type="float" office:value="0.546323722">
                <text:p>0.546323722</text:p>
              </table:table-cell>
              <table:table-cell office:value-type="float" office:value="0.482409654">
                <text:p>0.48240965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81473181">
                <text:p>0.581473181</text:p>
              </table:table-cell>
              <table:table-cell office:value-type="float" office:value="0.416705062">
                <text:p>0.416705062</text:p>
              </table:table-cell>
              <table:table-cell office:value-type="float" office:value="0.566725798">
                <text:p>0.566725798</text:p>
              </table:table-cell>
              <table:table-cell office:value-type="float" office:value="0.48266357">
                <text:p>0.482663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80813954">
                <text:p>0.580813954</text:p>
              </table:table-cell>
              <table:table-cell office:value-type="float" office:value="0.416471412">
                <text:p>0.416471412</text:p>
              </table:table-cell>
              <table:table-cell office:value-type="float" office:value="0.5673135">
                <text:p>0.5673135</text:p>
              </table:table-cell>
              <table:table-cell office:value-type="float" office:value="0.482721982">
                <text:p>0.48272198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76754877">
                <text:p>0.576754877</text:p>
              </table:table-cell>
              <table:table-cell office:value-type="float" office:value="0.424622348">
                <text:p>0.424622348</text:p>
              </table:table-cell>
              <table:table-cell office:value-type="float" office:value="0.54729945">
                <text:p>0.54729945</text:p>
              </table:table-cell>
              <table:table-cell office:value-type="float" office:value="0.48231369">
                <text:p>0.4823136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77192375">
                <text:p>0.577192375</text:p>
              </table:table-cell>
              <table:table-cell office:value-type="float" office:value="0.42279785">
                <text:p>0.42279785</text:p>
              </table:table-cell>
              <table:table-cell office:value-type="float" office:value="0.544745391">
                <text:p>0.544745391</text:p>
              </table:table-cell>
              <table:table-cell office:value-type="float" office:value="0.481957851">
                <text:p>0.48195785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76590368">
                <text:p>0.576590368</text:p>
              </table:table-cell>
              <table:table-cell office:value-type="float" office:value="0.424648574">
                <text:p>0.424648574</text:p>
              </table:table-cell>
              <table:table-cell office:value-type="float" office:value="0.545792645">
                <text:p>0.545792645</text:p>
              </table:table-cell>
              <table:table-cell office:value-type="float" office:value="0.482265411">
                <text:p>0.4822654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75798819">
                <text:p>0.575798819</text:p>
              </table:table-cell>
              <table:table-cell office:value-type="float" office:value="0.426706127">
                <text:p>0.426706127</text:p>
              </table:table-cell>
              <table:table-cell office:value-type="float" office:value="0.541889732">
                <text:p>0.541889732</text:p>
              </table:table-cell>
              <table:table-cell office:value-type="float" office:value="0.48222488">
                <text:p>0.482224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75850079">
                <text:p>0.575850079</text:p>
              </table:table-cell>
              <table:table-cell office:value-type="float" office:value="0.424880436">
                <text:p>0.424880436</text:p>
              </table:table-cell>
              <table:table-cell office:value-type="float" office:value="0.54396755">
                <text:p>0.54396755</text:p>
              </table:table-cell>
              <table:table-cell office:value-type="float" office:value="0.481779633">
                <text:p>0.4817796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76704213">
                <text:p>0.576704213</text:p>
              </table:table-cell>
              <table:table-cell office:value-type="float" office:value="0.422048619">
                <text:p>0.422048619</text:p>
              </table:table-cell>
              <table:table-cell office:value-type="float" office:value="0.54575569">
                <text:p>0.54575569</text:p>
              </table:table-cell>
              <table:table-cell office:value-type="float" office:value="0.481888113">
                <text:p>0.4818881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76208303">
                <text:p>0.576208303</text:p>
              </table:table-cell>
              <table:table-cell office:value-type="float" office:value="0.423415354">
                <text:p>0.423415354</text:p>
              </table:table-cell>
              <table:table-cell office:value-type="float" office:value="0.54541952">
                <text:p>0.54541952</text:p>
              </table:table-cell>
              <table:table-cell office:value-type="float" office:value="0.482197461">
                <text:p>0.48219746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76292941">
                <text:p>0.576292941</text:p>
              </table:table-cell>
              <table:table-cell office:value-type="float" office:value="0.422913483">
                <text:p>0.422913483</text:p>
              </table:table-cell>
              <table:table-cell office:value-type="float" office:value="0.54539985">
                <text:p>0.54539985</text:p>
              </table:table-cell>
              <table:table-cell office:value-type="float" office:value="0.482030568">
                <text:p>0.4820305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76699445">
                <text:p>0.576699445</text:p>
              </table:table-cell>
              <table:table-cell office:value-type="float" office:value="0.423213294">
                <text:p>0.423213294</text:p>
              </table:table-cell>
              <table:table-cell office:value-type="float" office:value="0.545117324">
                <text:p>0.545117324</text:p>
              </table:table-cell>
              <table:table-cell office:value-type="float" office:value="0.48208004">
                <text:p>0.482080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8568051">
                <text:p>0.578568051</text:p>
              </table:table-cell>
              <table:table-cell office:value-type="float" office:value="0.418432405">
                <text:p>0.418432405</text:p>
              </table:table-cell>
              <table:table-cell office:value-type="float" office:value="0.562838979">
                <text:p>0.562838979</text:p>
              </table:table-cell>
              <table:table-cell office:value-type="float" office:value="0.483024774">
                <text:p>0.48302477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77936837">
                <text:p>0.577936837</text:p>
              </table:table-cell>
              <table:table-cell office:value-type="float" office:value="0.419915965">
                <text:p>0.419915965</text:p>
              </table:table-cell>
              <table:table-cell office:value-type="float" office:value="0.557158656">
                <text:p>0.557158656</text:p>
              </table:table-cell>
              <table:table-cell office:value-type="float" office:value="0.48284894">
                <text:p>0.482848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77626297">
                <text:p>0.577626297</text:p>
              </table:table-cell>
              <table:table-cell office:value-type="float" office:value="0.422279289">
                <text:p>0.422279289</text:p>
              </table:table-cell>
              <table:table-cell office:value-type="float" office:value="0.553064412">
                <text:p>0.553064412</text:p>
              </table:table-cell>
              <table:table-cell office:value-type="float" office:value="0.482826887">
                <text:p>0.48282688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80691168">
                <text:p>0.580691168</text:p>
              </table:table-cell>
              <table:table-cell office:value-type="float" office:value="0.417367866">
                <text:p>0.417367866</text:p>
              </table:table-cell>
              <table:table-cell office:value-type="float" office:value="0.567008325">
                <text:p>0.567008325</text:p>
              </table:table-cell>
              <table:table-cell office:value-type="float" office:value="0.482940731">
                <text:p>0.4829407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79636762">
                <text:p>0.579636762</text:p>
              </table:table-cell>
              <table:table-cell office:value-type="float" office:value="0.420199683">
                <text:p>0.420199683</text:p>
              </table:table-cell>
              <table:table-cell office:value-type="float" office:value="0.562699504">
                <text:p>0.562699504</text:p>
              </table:table-cell>
              <table:table-cell office:value-type="float" office:value="0.482773242">
                <text:p>0.48277324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7650871">
                <text:p>0.57650871</text:p>
              </table:table-cell>
              <table:table-cell office:value-type="float" office:value="0.426859907">
                <text:p>0.426859907</text:p>
              </table:table-cell>
              <table:table-cell office:value-type="float" office:value="0.546221798">
                <text:p>0.546221798</text:p>
              </table:table-cell>
              <table:table-cell office:value-type="float" office:value="0.482718406">
                <text:p>0.48271840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77604243">
                <text:p>0.577604243</text:p>
              </table:table-cell>
              <table:table-cell office:value-type="float" office:value="0.42450135">
                <text:p>0.42450135</text:p>
              </table:table-cell>
              <table:table-cell office:value-type="float" office:value="0.545747941">
                <text:p>0.545747941</text:p>
              </table:table-cell>
              <table:table-cell office:value-type="float" office:value="0.482040701">
                <text:p>0.4820407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78723023">
                <text:p>0.578723023</text:p>
              </table:table-cell>
              <table:table-cell office:value-type="float" office:value="0.422816923">
                <text:p>0.422816923</text:p>
              </table:table-cell>
              <table:table-cell office:value-type="float" office:value="0.546962684">
                <text:p>0.546962684</text:p>
              </table:table-cell>
              <table:table-cell office:value-type="float" office:value="0.482397733">
                <text:p>0.4823977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78273604">
                <text:p>0.578273604</text:p>
              </table:table-cell>
              <table:table-cell office:value-type="float" office:value="0.424277237">
                <text:p>0.424277237</text:p>
              </table:table-cell>
              <table:table-cell office:value-type="float" office:value="0.546612805">
                <text:p>0.546612805</text:p>
              </table:table-cell>
              <table:table-cell office:value-type="float" office:value="0.482655225">
                <text:p>0.4826552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77355096">
                <text:p>0.577355096</text:p>
              </table:table-cell>
              <table:table-cell office:value-type="float" office:value="0.425002626">
                <text:p>0.425002626</text:p>
              </table:table-cell>
              <table:table-cell office:value-type="float" office:value="0.549665159">
                <text:p>0.549665159</text:p>
              </table:table-cell>
              <table:table-cell office:value-type="float" office:value="0.482965169">
                <text:p>0.4829651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77640602">
                <text:p>0.577640602</text:p>
              </table:table-cell>
              <table:table-cell office:value-type="float" office:value="0.42555218">
                <text:p>0.42555218</text:p>
              </table:table-cell>
              <table:table-cell office:value-type="float" office:value="0.546535915">
                <text:p>0.546535915</text:p>
              </table:table-cell>
              <table:table-cell office:value-type="float" office:value="0.482637344">
                <text:p>0.4826373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77085087">
                <text:p>0.577085087</text:p>
              </table:table-cell>
              <table:table-cell office:value-type="float" office:value="0.425590327">
                <text:p>0.425590327</text:p>
              </table:table-cell>
              <table:table-cell office:value-type="float" office:value="0.547207063">
                <text:p>0.547207063</text:p>
              </table:table-cell>
              <table:table-cell office:value-type="float" office:value="0.482574163">
                <text:p>0.48257416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80226252">
                <text:p>0.580226252</text:p>
              </table:table-cell>
              <table:table-cell office:value-type="float" office:value="0.417241504">
                <text:p>0.417241504</text:p>
              </table:table-cell>
              <table:table-cell office:value-type="float" office:value="0.569216081">
                <text:p>0.569216081</text:p>
              </table:table-cell>
              <table:table-cell office:value-type="float" office:value="0.483000932">
                <text:p>0.48300093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80216715">
                <text:p>0.580216715</text:p>
              </table:table-cell>
              <table:table-cell office:value-type="float" office:value="0.418381741">
                <text:p>0.418381741</text:p>
              </table:table-cell>
              <table:table-cell office:value-type="float" office:value="0.567190715">
                <text:p>0.567190715</text:p>
              </table:table-cell>
              <table:table-cell office:value-type="float" office:value="0.483036099">
                <text:p>0.4830360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77986309">
                <text:p>0.577986309</text:p>
              </table:table-cell>
              <table:table-cell office:value-type="float" office:value="0.422751358">
                <text:p>0.422751358</text:p>
              </table:table-cell>
              <table:table-cell office:value-type="float" office:value="0.556326575">
                <text:p>0.556326575</text:p>
              </table:table-cell>
              <table:table-cell office:value-type="float" office:value="0.482970534">
                <text:p>0.48297053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75584838">
                <text:p>0.575584838</text:p>
              </table:table-cell>
              <table:table-cell office:value-type="float" office:value="0.427847556">
                <text:p>0.427847556</text:p>
              </table:table-cell>
              <table:table-cell office:value-type="float" office:value="0.54465062">
                <text:p>0.54465062</text:p>
              </table:table-cell>
              <table:table-cell office:value-type="float" office:value="0.482459722">
                <text:p>0.48245972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75928161">
                <text:p>0.575928161</text:p>
              </table:table-cell>
              <table:table-cell office:value-type="float" office:value="0.427438072">
                <text:p>0.427438072</text:p>
              </table:table-cell>
              <table:table-cell office:value-type="float" office:value="0.545610851">
                <text:p>0.545610851</text:p>
              </table:table-cell>
              <table:table-cell office:value-type="float" office:value="0.482852517">
                <text:p>0.48285251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76431224">
                <text:p>0.576431224</text:p>
              </table:table-cell>
              <table:table-cell office:value-type="float" office:value="0.427510789">
                <text:p>0.427510789</text:p>
              </table:table-cell>
              <table:table-cell office:value-type="float" office:value="0.545227593">
                <text:p>0.545227593</text:p>
              </table:table-cell>
              <table:table-cell office:value-type="float" office:value="0.482536016">
                <text:p>0.48253601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7589061">
                <text:p>0.57589061</text:p>
              </table:table-cell>
              <table:table-cell office:value-type="float" office:value="0.42767351">
                <text:p>0.42767351</text:p>
              </table:table-cell>
              <table:table-cell office:value-type="float" office:value="0.544105833">
                <text:p>0.544105833</text:p>
              </table:table-cell>
              <table:table-cell office:value-type="float" office:value="0.482488928">
                <text:p>0.48248892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76317379">
                <text:p>0.576317379</text:p>
              </table:table-cell>
              <table:table-cell office:value-type="float" office:value="0.426945141">
                <text:p>0.426945141</text:p>
              </table:table-cell>
              <table:table-cell office:value-type="float" office:value="0.544570749">
                <text:p>0.544570749</text:p>
              </table:table-cell>
              <table:table-cell office:value-type="float" office:value="0.48222488">
                <text:p>0.482224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77879617">
                <text:p>0.577879617</text:p>
              </table:table-cell>
              <table:table-cell office:value-type="float" office:value="0.423041633">
                <text:p>0.423041633</text:p>
              </table:table-cell>
              <table:table-cell office:value-type="float" office:value="0.54606027">
                <text:p>0.54606027</text:p>
              </table:table-cell>
              <table:table-cell office:value-type="float" office:value="0.482451377">
                <text:p>0.48245137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77625701">
                <text:p>0.577625701</text:p>
              </table:table-cell>
              <table:table-cell office:value-type="float" office:value="0.424090674">
                <text:p>0.424090674</text:p>
              </table:table-cell>
              <table:table-cell office:value-type="float" office:value="0.545466607">
                <text:p>0.545466607</text:p>
              </table:table-cell>
              <table:table-cell office:value-type="float" office:value="0.48235601">
                <text:p>0.482356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7791836">
                <text:p>0.57791836</text:p>
              </table:table-cell>
              <table:table-cell office:value-type="float" office:value="0.425200513">
                <text:p>0.425200513</text:p>
              </table:table-cell>
              <table:table-cell office:value-type="float" office:value="0.545495218">
                <text:p>0.545495218</text:p>
              </table:table-cell>
              <table:table-cell office:value-type="float" office:value="0.482306538">
                <text:p>0.48230653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78543613">
                <text:p>0.578543613</text:p>
              </table:table-cell>
              <table:table-cell office:value-type="float" office:value="0.421424558">
                <text:p>0.421424558</text:p>
              </table:table-cell>
              <table:table-cell office:value-type="float" office:value="0.555045671">
                <text:p>0.555045671</text:p>
              </table:table-cell>
              <table:table-cell office:value-type="float" office:value="0.482702313">
                <text:p>0.48270231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81471989">
                <text:p>0.581471989</text:p>
              </table:table-cell>
              <table:table-cell office:value-type="float" office:value="0.416688373">
                <text:p>0.416688373</text:p>
              </table:table-cell>
              <table:table-cell office:value-type="float" office:value="0.568336316">
                <text:p>0.568336316</text:p>
              </table:table-cell>
              <table:table-cell office:value-type="float" office:value="0.48295146">
                <text:p>0.482951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78089425">
                <text:p>0.578089425</text:p>
              </table:table-cell>
              <table:table-cell office:value-type="float" office:value="0.423007062">
                <text:p>0.423007062</text:p>
              </table:table-cell>
              <table:table-cell office:value-type="float" office:value="0.552619165">
                <text:p>0.552619165</text:p>
              </table:table-cell>
              <table:table-cell office:value-type="float" office:value="0.482276736">
                <text:p>0.4822767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77343175">
                <text:p>0.577343175</text:p>
              </table:table-cell>
              <table:table-cell office:value-type="float" office:value="0.426272801">
                <text:p>0.426272801</text:p>
              </table:table-cell>
              <table:table-cell office:value-type="float" office:value="0.544527834">
                <text:p>0.544527834</text:p>
              </table:table-cell>
              <table:table-cell office:value-type="float" office:value="0.482252298">
                <text:p>0.48225229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78534672">
                <text:p>0.578534672</text:p>
              </table:table-cell>
              <table:table-cell office:value-type="float" office:value="0.424265316">
                <text:p>0.424265316</text:p>
              </table:table-cell>
              <table:table-cell office:value-type="float" office:value="0.546505516">
                <text:p>0.546505516</text:p>
              </table:table-cell>
              <table:table-cell office:value-type="float" office:value="0.48243588">
                <text:p>0.482435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7802088">
                <text:p>0.57802088</text:p>
              </table:table-cell>
              <table:table-cell office:value-type="float" office:value="0.42566841">
                <text:p>0.42566841</text:p>
              </table:table-cell>
              <table:table-cell office:value-type="float" office:value="0.546636051">
                <text:p>0.546636051</text:p>
              </table:table-cell>
              <table:table-cell office:value-type="float" office:value="0.482412634">
                <text:p>0.48241263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78952501">
                <text:p>0.578952501</text:p>
              </table:table-cell>
              <table:table-cell office:value-type="float" office:value="0.424734405">
                <text:p>0.424734405</text:p>
              </table:table-cell>
              <table:table-cell office:value-type="float" office:value="0.546620553">
                <text:p>0.546620553</text:p>
              </table:table-cell>
              <table:table-cell office:value-type="float" office:value="0.482320247">
                <text:p>0.4823202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78442881">
                <text:p>0.578442881</text:p>
              </table:table-cell>
              <table:table-cell office:value-type="float" office:value="0.422011664">
                <text:p>0.422011664</text:p>
              </table:table-cell>
              <table:table-cell office:value-type="float" office:value="0.546972817">
                <text:p>0.546972817</text:p>
              </table:table-cell>
              <table:table-cell office:value-type="float" office:value="0.482258258">
                <text:p>0.4822582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79006741">
                <text:p>0.579006741</text:p>
              </table:table-cell>
              <table:table-cell office:value-type="float" office:value="0.422425916">
                <text:p>0.422425916</text:p>
              </table:table-cell>
              <table:table-cell office:value-type="float" office:value="0.547515815">
                <text:p>0.547515815</text:p>
              </table:table-cell>
              <table:table-cell office:value-type="float" office:value="0.482188521">
                <text:p>0.48218852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7775862">
                <text:p>0.57775862</text:p>
              </table:table-cell>
              <table:table-cell office:value-type="float" office:value="0.425076535">
                <text:p>0.425076535</text:p>
              </table:table-cell>
              <table:table-cell office:value-type="float" office:value="0.547268456">
                <text:p>0.547268456</text:p>
              </table:table-cell>
              <table:table-cell office:value-type="float" office:value="0.482662378">
                <text:p>0.48266237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81026743">
                <text:p>0.581026743</text:p>
              </table:table-cell>
              <table:table-cell office:value-type="float" office:value="0.416680028">
                <text:p>0.416680028</text:p>
              </table:table-cell>
              <table:table-cell office:value-type="float" office:value="0.569433638">
                <text:p>0.569433638</text:p>
              </table:table-cell>
              <table:table-cell office:value-type="float" office:value="0.482790528">
                <text:p>0.48279052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77652523">
                <text:p>0.577652523</text:p>
              </table:table-cell>
              <table:table-cell office:value-type="float" office:value="0.423603704">
                <text:p>0.423603704</text:p>
              </table:table-cell>
              <table:table-cell office:value-type="float" office:value="0.550441808">
                <text:p>0.550441808</text:p>
              </table:table-cell>
              <table:table-cell office:value-type="float" office:value="0.482757745">
                <text:p>0.4827577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78209231">
                <text:p>0.578209231</text:p>
              </table:table-cell>
              <table:table-cell office:value-type="float" office:value="0.421398332">
                <text:p>0.421398332</text:p>
              </table:table-cell>
              <table:table-cell office:value-type="float" office:value="0.555340118">
                <text:p>0.555340118</text:p>
              </table:table-cell>
              <table:table-cell office:value-type="float" office:value="0.482549129">
                <text:p>0.4825491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79639742">
                <text:p>0.579639742</text:p>
              </table:table-cell>
              <table:table-cell office:value-type="float" office:value="0.416971495">
                <text:p>0.416971495</text:p>
              </table:table-cell>
              <table:table-cell office:value-type="float" office:value="0.564379759">
                <text:p>0.564379759</text:p>
              </table:table-cell>
              <table:table-cell office:value-type="float" office:value="0.483169613">
                <text:p>0.4831696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77161977">
                <text:p>0.577161977</text:p>
              </table:table-cell>
              <table:table-cell office:value-type="float" office:value="0.42459195">
                <text:p>0.42459195</text:p>
              </table:table-cell>
              <table:table-cell office:value-type="float" office:value="0.54773516">
                <text:p>0.54773516</text:p>
              </table:table-cell>
              <table:table-cell office:value-type="float" office:value="0.482552705">
                <text:p>0.48255270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77840874">
                <text:p>0.577840874</text:p>
              </table:table-cell>
              <table:table-cell office:value-type="float" office:value="0.421646288">
                <text:p>0.421646288</text:p>
              </table:table-cell>
              <table:table-cell office:value-type="float" office:value="0.546259945">
                <text:p>0.546259945</text:p>
              </table:table-cell>
              <table:table-cell office:value-type="float" office:value="0.482223091">
                <text:p>0.48222309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78183005">
                <text:p>0.578183005</text:p>
              </table:table-cell>
              <table:table-cell office:value-type="float" office:value="0.421883514">
                <text:p>0.421883514</text:p>
              </table:table-cell>
              <table:table-cell office:value-type="float" office:value="0.546449488">
                <text:p>0.546449488</text:p>
              </table:table-cell>
              <table:table-cell office:value-type="float" office:value="0.482192097">
                <text:p>0.4821920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78241417">
                <text:p>0.578241417</text:p>
              </table:table-cell>
              <table:table-cell office:value-type="float" office:value="0.423610261">
                <text:p>0.423610261</text:p>
              </table:table-cell>
              <table:table-cell office:value-type="float" office:value="0.546957916">
                <text:p>0.546957916</text:p>
              </table:table-cell>
              <table:table-cell office:value-type="float" office:value="0.48235601">
                <text:p>0.4823560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77855179">
                <text:p>0.577855179</text:p>
              </table:table-cell>
              <table:table-cell office:value-type="float" office:value="0.423609069">
                <text:p>0.423609069</text:p>
              </table:table-cell>
              <table:table-cell office:value-type="float" office:value="0.549895233">
                <text:p>0.549895233</text:p>
              </table:table-cell>
              <table:table-cell office:value-type="float" office:value="0.482856093">
                <text:p>0.48285609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77935049">
                <text:p>0.577935049</text:p>
              </table:table-cell>
              <table:table-cell office:value-type="float" office:value="0.424465588">
                <text:p>0.424465588</text:p>
              </table:table-cell>
              <table:table-cell office:value-type="float" office:value="0.546144908">
                <text:p>0.546144908</text:p>
              </table:table-cell>
              <table:table-cell office:value-type="float" office:value="0.482499061">
                <text:p>0.48249906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77159593">
                <text:p>0.577159593</text:p>
              </table:table-cell>
              <table:table-cell office:value-type="float" office:value="0.424473336">
                <text:p>0.424473336</text:p>
              </table:table-cell>
              <table:table-cell office:value-type="float" office:value="0.547660058">
                <text:p>0.547660058</text:p>
              </table:table-cell>
              <table:table-cell office:value-type="float" office:value="0.482398925">
                <text:p>0.48239892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78899453">
                <text:p>0.578899453</text:p>
              </table:table-cell>
              <table:table-cell office:value-type="float" office:value="0.418940236">
                <text:p>0.418940236</text:p>
              </table:table-cell>
              <table:table-cell office:value-type="float" office:value="0.561730929">
                <text:p>0.561730929</text:p>
              </table:table-cell>
              <table:table-cell office:value-type="float" office:value="0.482347069">
                <text:p>0.48234706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81057737">
                <text:p>0.581057737</text:p>
              </table:table-cell>
              <table:table-cell office:value-type="float" office:value="0.416942289">
                <text:p>0.416942289</text:p>
              </table:table-cell>
              <table:table-cell office:value-type="float" office:value="0.56841559">
                <text:p>0.56841559</text:p>
              </table:table-cell>
              <table:table-cell office:value-type="float" office:value="0.482585488">
                <text:p>0.4825854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80772827">
                <text:p>0.580772827</text:p>
              </table:table-cell>
              <table:table-cell office:value-type="float" office:value="0.41729038">
                <text:p>0.41729038</text:p>
              </table:table-cell>
              <table:table-cell office:value-type="float" office:value="0.566725202">
                <text:p>0.566725202</text:p>
              </table:table-cell>
              <table:table-cell office:value-type="float" office:value="0.482883511">
                <text:p>0.48288351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77416489">
                <text:p>0.577416489</text:p>
              </table:table-cell>
              <table:table-cell office:value-type="float" office:value="0.426385454">
                <text:p>0.426385454</text:p>
              </table:table-cell>
              <table:table-cell office:value-type="float" office:value="0.544983214">
                <text:p>0.544983214</text:p>
              </table:table-cell>
              <table:table-cell office:value-type="float" office:value="0.482453165">
                <text:p>0.48245316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78467319">
                <text:p>0.578467319</text:p>
              </table:table-cell>
              <table:table-cell office:value-type="float" office:value="0.423106006">
                <text:p>0.423106006</text:p>
              </table:table-cell>
              <table:table-cell office:value-type="float" office:value="0.547235673">
                <text:p>0.547235673</text:p>
              </table:table-cell>
              <table:table-cell office:value-type="float" office:value="0.482108054">
                <text:p>0.48210805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7825155">
                <text:p>0.57825155</text:p>
              </table:table-cell>
              <table:table-cell office:value-type="float" office:value="0.421156933">
                <text:p>0.421156933</text:p>
              </table:table-cell>
              <table:table-cell office:value-type="float" office:value="0.546745723">
                <text:p>0.546745723</text:p>
              </table:table-cell>
              <table:table-cell office:value-type="float" office:value="0.481839237">
                <text:p>0.4818392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8592489">
                <text:p>0.578592489</text:p>
              </table:table-cell>
              <table:table-cell office:value-type="float" office:value="0.422551086">
                <text:p>0.422551086</text:p>
              </table:table-cell>
              <table:table-cell office:value-type="float" office:value="0.547387665">
                <text:p>0.547387665</text:p>
              </table:table-cell>
              <table:table-cell office:value-type="float" office:value="0.48200017">
                <text:p>0.4820001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77821204">
                <text:p>0.577821204</text:p>
              </table:table-cell>
              <table:table-cell office:value-type="float" office:value="0.424490026">
                <text:p>0.424490026</text:p>
              </table:table-cell>
              <table:table-cell office:value-type="float" office:value="0.547339981">
                <text:p>0.547339981</text:p>
              </table:table-cell>
              <table:table-cell office:value-type="float" office:value="0.482298193">
                <text:p>0.48229819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80774019">
                <text:p>0.580774019</text:p>
              </table:table-cell>
              <table:table-cell office:value-type="float" office:value="0.417653372">
                <text:p>0.417653372</text:p>
              </table:table-cell>
              <table:table-cell office:value-type="float" office:value="0.566333004">
                <text:p>0.566333004</text:p>
              </table:table-cell>
              <table:table-cell office:value-type="float" office:value="0.482806621">
                <text:p>0.48280662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77244827">
                <text:p>0.577244827</text:p>
              </table:table-cell>
              <table:table-cell office:value-type="float" office:value="0.426019481">
                <text:p>0.426019481</text:p>
              </table:table-cell>
              <table:table-cell office:value-type="float" office:value="0.545728868">
                <text:p>0.545728868</text:p>
              </table:table-cell>
              <table:table-cell office:value-type="float" office:value="0.482100902">
                <text:p>0.48210090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77445695">
                <text:p>0.577445695</text:p>
              </table:table-cell>
              <table:table-cell office:value-type="float" office:value="0.42669659">
                <text:p>0.42669659</text:p>
              </table:table-cell>
              <table:table-cell office:value-type="float" office:value="0.544614261">
                <text:p>0.544614261</text:p>
              </table:table-cell>
              <table:table-cell office:value-type="float" office:value="0.482314883">
                <text:p>0.48231488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77712128">
                <text:p>0.577712128</text:p>
              </table:table-cell>
              <table:table-cell office:value-type="float" office:value="0.425974777">
                <text:p>0.425974777</text:p>
              </table:table-cell>
              <table:table-cell office:value-type="float" office:value="0.545283025">
                <text:p>0.545283025</text:p>
              </table:table-cell>
              <table:table-cell office:value-type="float" office:value="0.482090173">
                <text:p>0.4820901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79173038">
                <text:p>0.579173038</text:p>
              </table:table-cell>
              <table:table-cell office:value-type="float" office:value="0.424134782">
                <text:p>0.424134782</text:p>
              </table:table-cell>
              <table:table-cell office:value-type="float" office:value="0.546426838">
                <text:p>0.546426838</text:p>
              </table:table-cell>
              <table:table-cell office:value-type="float" office:value="0.482391177">
                <text:p>0.48239117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82102011">
                <text:p>0.582102011</text:p>
              </table:table-cell>
              <table:table-cell office:value-type="float" office:value="0.417010238">
                <text:p>0.417010238</text:p>
              </table:table-cell>
              <table:table-cell office:value-type="float" office:value="0.568109818">
                <text:p>0.568109818</text:p>
              </table:table-cell>
              <table:table-cell office:value-type="float" office:value="0.482879935">
                <text:p>0.48287993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79320261">
                <text:p>0.579320261</text:p>
              </table:table-cell>
              <table:table-cell office:value-type="float" office:value="0.423087528">
                <text:p>0.423087528</text:p>
              </table:table-cell>
              <table:table-cell office:value-type="float" office:value="0.547021693">
                <text:p>0.547021693</text:p>
              </table:table-cell>
              <table:table-cell office:value-type="float" office:value="0.482015071">
                <text:p>0.48201507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79191515">
                <text:p>0.579191515</text:p>
              </table:table-cell>
              <table:table-cell office:value-type="float" office:value="0.424789241">
                <text:p>0.424789241</text:p>
              </table:table-cell>
              <table:table-cell office:value-type="float" office:value="0.54652459">
                <text:p>0.54652459</text:p>
              </table:table-cell>
              <table:table-cell office:value-type="float" office:value="0.482476411">
                <text:p>0.4824764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79636166">
                <text:p>0.579636166</text:p>
              </table:table-cell>
              <table:table-cell office:value-type="float" office:value="0.421706488">
                <text:p>0.421706488</text:p>
              </table:table-cell>
              <table:table-cell office:value-type="float" office:value="0.554897851">
                <text:p>0.554897851</text:p>
              </table:table-cell>
              <table:table-cell office:value-type="float" office:value="0.482686816">
                <text:p>0.48268681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82163403">
                <text:p>0.582163403</text:p>
              </table:table-cell>
              <table:table-cell office:value-type="float" office:value="0.417130639">
                <text:p>0.417130639</text:p>
              </table:table-cell>
              <table:table-cell office:value-type="float" office:value="0.569630929">
                <text:p>0.569630929</text:p>
              </table:table-cell>
              <table:table-cell office:value-type="float" office:value="0.482990799">
                <text:p>0.48299079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80921242">
                <text:p>0.580921242</text:p>
              </table:table-cell>
              <table:table-cell office:value-type="float" office:value="0.42136555">
                <text:p>0.42136555</text:p>
              </table:table-cell>
              <table:table-cell office:value-type="float" office:value="0.559505887">
                <text:p>0.559505887</text:p>
              </table:table-cell>
              <table:table-cell office:value-type="float" office:value="0.482918678">
                <text:p>0.48291867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775655">
                <text:p>0.5775655</text:p>
              </table:table-cell>
              <table:table-cell office:value-type="float" office:value="0.427122763">
                <text:p>0.427122763</text:p>
              </table:table-cell>
              <table:table-cell office:value-type="float" office:value="0.543867414">
                <text:p>0.543867414</text:p>
              </table:table-cell>
              <table:table-cell office:value-type="float" office:value="0.482382832">
                <text:p>0.48238283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77545831">
                <text:p>0.577545831</text:p>
              </table:table-cell>
              <table:table-cell office:value-type="float" office:value="0.426347903">
                <text:p>0.426347903</text:p>
              </table:table-cell>
              <table:table-cell office:value-type="float" office:value="0.544540351">
                <text:p>0.544540351</text:p>
              </table:table-cell>
              <table:table-cell office:value-type="float" office:value="0.482270179">
                <text:p>0.48227017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78662822">
                <text:p>0.578662822</text:p>
              </table:table-cell>
              <table:table-cell office:value-type="float" office:value="0.422506383">
                <text:p>0.422506383</text:p>
              </table:table-cell>
              <table:table-cell office:value-type="float" office:value="0.548240012">
                <text:p>0.548240012</text:p>
              </table:table-cell>
              <table:table-cell office:value-type="float" office:value="0.482090769">
                <text:p>0.48209076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80351422">
                <text:p>0.580351422</text:p>
              </table:table-cell>
              <table:table-cell office:value-type="float" office:value="0.41770642">
                <text:p>0.41770642</text:p>
              </table:table-cell>
              <table:table-cell office:value-type="float" office:value="0.56571848">
                <text:p>0.56571848</text:p>
              </table:table-cell>
              <table:table-cell office:value-type="float" office:value="0.48274344">
                <text:p>0.4827434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80874155">
                <text:p>0.580874155</text:p>
              </table:table-cell>
              <table:table-cell office:value-type="float" office:value="0.416783144">
                <text:p>0.416783144</text:p>
              </table:table-cell>
              <table:table-cell office:value-type="float" office:value="0.568534204">
                <text:p>0.568534204</text:p>
              </table:table-cell>
              <table:table-cell office:value-type="float" office:value="0.483241139">
                <text:p>0.48324113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81109593">
                <text:p>0.581109593</text:p>
              </table:table-cell>
              <table:table-cell office:value-type="float" office:value="0.419451644">
                <text:p>0.419451644</text:p>
              </table:table-cell>
              <table:table-cell office:value-type="float" office:value="0.56239552">
                <text:p>0.56239552</text:p>
              </table:table-cell>
              <table:table-cell office:value-type="float" office:value="0.482744036">
                <text:p>0.48274403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78979323">
                <text:p>0.578979323</text:p>
              </table:table-cell>
              <table:table-cell office:value-type="float" office:value="0.422939113">
                <text:p>0.422939113</text:p>
              </table:table-cell>
              <table:table-cell office:value-type="float" office:value="0.555491514">
                <text:p>0.555491514</text:p>
              </table:table-cell>
              <table:table-cell office:value-type="float" office:value="0.48256701">
                <text:p>0.482567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80772231">
                <text:p>0.580772231</text:p>
              </table:table-cell>
              <table:table-cell office:value-type="float" office:value="0.416908314">
                <text:p>0.416908314</text:p>
              </table:table-cell>
              <table:table-cell office:value-type="float" office:value="0.569419333">
                <text:p>0.569419333</text:p>
              </table:table-cell>
              <table:table-cell office:value-type="float" office:value="0.48292881">
                <text:p>0.482928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79183767">
                <text:p>0.579183767</text:p>
              </table:table-cell>
              <table:table-cell office:value-type="float" office:value="0.421538403">
                <text:p>0.421538403</text:p>
              </table:table-cell>
              <table:table-cell office:value-type="float" office:value="0.557988353">
                <text:p>0.557988353</text:p>
              </table:table-cell>
              <table:table-cell office:value-type="float" office:value="0.48264688">
                <text:p>0.4826468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76025316">
                <text:p>0.576025316</text:p>
              </table:table-cell>
              <table:table-cell office:value-type="float" office:value="0.426453999">
                <text:p>0.426453999</text:p>
              </table:table-cell>
              <table:table-cell office:value-type="float" office:value="0.544741219">
                <text:p>0.544741219</text:p>
              </table:table-cell>
              <table:table-cell office:value-type="float" office:value="0.482170043">
                <text:p>0.48217004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7711787">
                <text:p>0.57711787</text:p>
              </table:table-cell>
              <table:table-cell office:value-type="float" office:value="0.424972227">
                <text:p>0.424972227</text:p>
              </table:table-cell>
              <table:table-cell office:value-type="float" office:value="0.547267264">
                <text:p>0.547267264</text:p>
              </table:table-cell>
              <table:table-cell office:value-type="float" office:value="0.482801257">
                <text:p>0.48280125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77137539">
                <text:p>0.577137539</text:p>
              </table:table-cell>
              <table:table-cell office:value-type="float" office:value="0.425698212">
                <text:p>0.425698212</text:p>
              </table:table-cell>
              <table:table-cell office:value-type="float" office:value="0.546571678">
                <text:p>0.546571678</text:p>
              </table:table-cell>
              <table:table-cell office:value-type="float" office:value="0.482744632">
                <text:p>0.4827446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79640338">
                <text:p>0.579640338</text:p>
              </table:table-cell>
              <table:table-cell office:value-type="float" office:value="0.418077161">
                <text:p>0.418077161</text:p>
              </table:table-cell>
              <table:table-cell office:value-type="float" office:value="0.566155978">
                <text:p>0.566155978</text:p>
              </table:table-cell>
              <table:table-cell office:value-type="float" office:value="0.483009277">
                <text:p>0.4830092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77954719">
                <text:p>0.577954719</text:p>
              </table:table-cell>
              <table:table-cell office:value-type="float" office:value="0.424410155">
                <text:p>0.424410155</text:p>
              </table:table-cell>
              <table:table-cell office:value-type="float" office:value="0.551794833">
                <text:p>0.551794833</text:p>
              </table:table-cell>
              <table:table-cell office:value-type="float" office:value="0.482626019">
                <text:p>0.48262601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77361653">
                <text:p>0.577361653</text:p>
              </table:table-cell>
              <table:table-cell office:value-type="float" office:value="0.425018719">
                <text:p>0.425018719</text:p>
              </table:table-cell>
              <table:table-cell office:value-type="float" office:value="0.54903633">
                <text:p>0.54903633</text:p>
              </table:table-cell>
              <table:table-cell office:value-type="float" office:value="0.48295444">
                <text:p>0.4829544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8080859">
                <text:p>0.58080859</text:p>
              </table:table-cell>
              <table:table-cell office:value-type="float" office:value="0.418614199">
                <text:p>0.418614199</text:p>
              </table:table-cell>
              <table:table-cell office:value-type="float" office:value="0.565764375">
                <text:p>0.565764375</text:p>
              </table:table-cell>
              <table:table-cell office:value-type="float" office:value="0.483161269">
                <text:p>0.48316126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76695273">
                <text:p>0.576695273</text:p>
              </table:table-cell>
              <table:table-cell office:value-type="float" office:value="0.427457741">
                <text:p>0.427457741</text:p>
              </table:table-cell>
              <table:table-cell office:value-type="float" office:value="0.544087356">
                <text:p>0.544087356</text:p>
              </table:table-cell>
              <table:table-cell office:value-type="float" office:value="0.48273748">
                <text:p>0.482737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78118036">
                <text:p>0.578118036</text:p>
              </table:table-cell>
              <table:table-cell office:value-type="float" office:value="0.422151139">
                <text:p>0.422151139</text:p>
              </table:table-cell>
              <table:table-cell office:value-type="float" office:value="0.547469324">
                <text:p>0.547469324</text:p>
              </table:table-cell>
              <table:table-cell office:value-type="float" office:value="0.482006727">
                <text:p>0.48200672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7848222">
                <text:p>0.57848222</text:p>
              </table:table-cell>
              <table:table-cell office:value-type="float" office:value="0.422687581">
                <text:p>0.422687581</text:p>
              </table:table-cell>
              <table:table-cell office:value-type="float" office:value="0.546339219">
                <text:p>0.546339219</text:p>
              </table:table-cell>
              <table:table-cell office:value-type="float" office:value="0.482049642">
                <text:p>0.48204964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77855775">
                <text:p>0.577855775</text:p>
              </table:table-cell>
              <table:table-cell office:value-type="float" office:value="0.424046567">
                <text:p>0.424046567</text:p>
              </table:table-cell>
              <table:table-cell office:value-type="float" office:value="0.545090502">
                <text:p>0.545090502</text:p>
              </table:table-cell>
              <table:table-cell office:value-type="float" office:value="0.482131896">
                <text:p>0.48213189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79053233">
                <text:p>0.579053233</text:p>
              </table:table-cell>
              <table:table-cell office:value-type="float" office:value="0.422106436">
                <text:p>0.422106436</text:p>
              </table:table-cell>
              <table:table-cell office:value-type="float" office:value="0.547497934">
                <text:p>0.547497934</text:p>
              </table:table-cell>
              <table:table-cell office:value-type="float" office:value="0.482040701">
                <text:p>0.48204070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78356454">
                <text:p>0.578356454</text:p>
              </table:table-cell>
              <table:table-cell office:value-type="float" office:value="0.424451283">
                <text:p>0.424451283</text:p>
              </table:table-cell>
              <table:table-cell office:value-type="float" office:value="0.55062837">
                <text:p>0.55062837</text:p>
              </table:table-cell>
              <table:table-cell office:value-type="float" office:value="0.482721386">
                <text:p>0.48272138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78670571">
                <text:p>0.578670571</text:p>
              </table:table-cell>
              <table:table-cell office:value-type="float" office:value="0.422622016">
                <text:p>0.422622016</text:p>
              </table:table-cell>
              <table:table-cell office:value-type="float" office:value="0.552464789">
                <text:p>0.552464789</text:p>
              </table:table-cell>
              <table:table-cell office:value-type="float" office:value="0.482410846">
                <text:p>0.4824108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77318737">
                <text:p>0.577318737</text:p>
              </table:table-cell>
              <table:table-cell office:value-type="float" office:value="0.427212766">
                <text:p>0.427212766</text:p>
              </table:table-cell>
              <table:table-cell office:value-type="float" office:value="0.543492501">
                <text:p>0.543492501</text:p>
              </table:table-cell>
              <table:table-cell office:value-type="float" office:value="0.482291041">
                <text:p>0.48229104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77558348">
                <text:p>0.577558348</text:p>
              </table:table-cell>
              <table:table-cell office:value-type="float" office:value="0.425713709">
                <text:p>0.425713709</text:p>
              </table:table-cell>
              <table:table-cell office:value-type="float" office:value="0.546897715">
                <text:p>0.546897715</text:p>
              </table:table-cell>
              <table:table-cell office:value-type="float" office:value="0.482438264">
                <text:p>0.48243826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77178666">
                <text:p>0.577178666</text:p>
              </table:table-cell>
              <table:table-cell office:value-type="float" office:value="0.427224687">
                <text:p>0.427224687</text:p>
              </table:table-cell>
              <table:table-cell office:value-type="float" office:value="0.544085567">
                <text:p>0.544085567</text:p>
              </table:table-cell>
              <table:table-cell office:value-type="float" office:value="0.481770692">
                <text:p>0.48177069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77836702">
                <text:p>0.577836702</text:p>
              </table:table-cell>
              <table:table-cell office:value-type="float" office:value="0.425662449">
                <text:p>0.425662449</text:p>
              </table:table-cell>
              <table:table-cell office:value-type="float" office:value="0.545353954">
                <text:p>0.545353954</text:p>
              </table:table-cell>
              <table:table-cell office:value-type="float" office:value="0.481758175">
                <text:p>0.4817581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79252908">
                <text:p>0.579252908</text:p>
              </table:table-cell>
              <table:table-cell office:value-type="float" office:value="0.423857024">
                <text:p>0.423857024</text:p>
              </table:table-cell>
              <table:table-cell office:value-type="float" office:value="0.546999639">
                <text:p>0.546999639</text:p>
              </table:table-cell>
              <table:table-cell office:value-type="float" office:value="0.482374487">
                <text:p>0.48237448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79571197">
                <text:p>0.579571197</text:p>
              </table:table-cell>
              <table:table-cell office:value-type="float" office:value="0.423229983">
                <text:p>0.423229983</text:p>
              </table:table-cell>
              <table:table-cell office:value-type="float" office:value="0.547007388">
                <text:p>0.547007388</text:p>
              </table:table-cell>
              <table:table-cell office:value-type="float" office:value="0.48205441">
                <text:p>0.4820544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79000184">
                <text:p>0.579000184</text:p>
              </table:table-cell>
              <table:table-cell office:value-type="float" office:value="0.424742749">
                <text:p>0.424742749</text:p>
              </table:table-cell>
              <table:table-cell office:value-type="float" office:value="0.547144478">
                <text:p>0.547144478</text:p>
              </table:table-cell>
              <table:table-cell office:value-type="float" office:value="0.482207594">
                <text:p>0.48220759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7894654">
                <text:p>0.57894654</text:p>
              </table:table-cell>
              <table:table-cell office:value-type="float" office:value="0.425199917">
                <text:p>0.425199917</text:p>
              </table:table-cell>
              <table:table-cell office:value-type="float" office:value="0.546678966">
                <text:p>0.546678966</text:p>
              </table:table-cell>
              <table:table-cell office:value-type="float" office:value="0.482208786">
                <text:p>0.48220878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79447219">
                <text:p>0.579447219</text:p>
              </table:table-cell>
              <table:table-cell office:value-type="float" office:value="0.423771193">
                <text:p>0.423771193</text:p>
              </table:table-cell>
              <table:table-cell office:value-type="float" office:value="0.546717709">
                <text:p>0.546717709</text:p>
              </table:table-cell>
              <table:table-cell office:value-type="float" office:value="0.482271371">
                <text:p>0.48227137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80056975">
                <text:p>0.580056975</text:p>
              </table:table-cell>
              <table:table-cell office:value-type="float" office:value="0.420425584">
                <text:p>0.420425584</text:p>
              </table:table-cell>
              <table:table-cell office:value-type="float" office:value="0.558367438">
                <text:p>0.558367438</text:p>
              </table:table-cell>
              <table:table-cell office:value-type="float" office:value="0.482610522">
                <text:p>0.48261052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81773589">
                <text:p>0.581773589</text:p>
              </table:table-cell>
              <table:table-cell office:value-type="float" office:value="0.4195035">
                <text:p>0.4195035</text:p>
              </table:table-cell>
              <table:table-cell office:value-type="float" office:value="0.563098855">
                <text:p>0.563098855</text:p>
              </table:table-cell>
              <table:table-cell office:value-type="float" office:value="0.482452569">
                <text:p>0.48245256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81873725">
                <text:p>0.581873725</text:p>
              </table:table-cell>
              <table:table-cell office:value-type="float" office:value="0.416387965">
                <text:p>0.416387965</text:p>
              </table:table-cell>
              <table:table-cell office:value-type="float" office:value="0.569167205">
                <text:p>0.569167205</text:p>
              </table:table-cell>
              <table:table-cell office:value-type="float" office:value="0.482900796">
                <text:p>0.48290079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82225988">
                <text:p>0.582225988</text:p>
              </table:table-cell>
              <table:table-cell office:value-type="float" office:value="0.41736727">
                <text:p>0.41736727</text:p>
              </table:table-cell>
              <table:table-cell office:value-type="float" office:value="0.567762323">
                <text:p>0.567762323</text:p>
              </table:table-cell>
              <table:table-cell office:value-type="float" office:value="0.483095107">
                <text:p>0.48309510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81971476">
                <text:p>0.581971476</text:p>
              </table:table-cell>
              <table:table-cell office:value-type="float" office:value="0.418477108">
                <text:p>0.418477108</text:p>
              </table:table-cell>
              <table:table-cell office:value-type="float" office:value="0.565427609">
                <text:p>0.565427609</text:p>
              </table:table-cell>
              <table:table-cell office:value-type="float" office:value="0.482508002">
                <text:p>0.4825080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80910514">
                <text:p>0.580910514</text:p>
              </table:table-cell>
              <table:table-cell office:value-type="float" office:value="0.420721223">
                <text:p>0.420721223</text:p>
              </table:table-cell>
              <table:table-cell office:value-type="float" office:value="0.558545656">
                <text:p>0.558545656</text:p>
              </table:table-cell>
              <table:table-cell office:value-type="float" office:value="0.482780991">
                <text:p>0.48278099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77909419">
                <text:p>0.577909419</text:p>
              </table:table-cell>
              <table:table-cell office:value-type="float" office:value="0.425630263">
                <text:p>0.425630263</text:p>
              </table:table-cell>
              <table:table-cell office:value-type="float" office:value="0.546627706">
                <text:p>0.546627706</text:p>
              </table:table-cell>
              <table:table-cell office:value-type="float" office:value="0.482816158">
                <text:p>0.4828161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78125784">
                <text:p>0.578125784</text:p>
              </table:table-cell>
              <table:table-cell office:value-type="float" office:value="0.424268892">
                <text:p>0.424268892</text:p>
              </table:table-cell>
              <table:table-cell office:value-type="float" office:value="0.550009078">
                <text:p>0.550009078</text:p>
              </table:table-cell>
              <table:table-cell office:value-type="float" office:value="0.482893048">
                <text:p>0.48289304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78056047">
                <text:p>0.578056047</text:p>
              </table:table-cell>
              <table:table-cell office:value-type="float" office:value="0.424198559">
                <text:p>0.424198559</text:p>
              </table:table-cell>
              <table:table-cell office:value-type="float" office:value="0.546311205">
                <text:p>0.546311205</text:p>
              </table:table-cell>
              <table:table-cell office:value-type="float" office:value="0.482440648">
                <text:p>0.48244064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78110883">
                <text:p>0.578110883</text:p>
              </table:table-cell>
              <table:table-cell office:value-type="float" office:value="0.423653176">
                <text:p>0.423653176</text:p>
              </table:table-cell>
              <table:table-cell office:value-type="float" office:value="0.547444886">
                <text:p>0.547444886</text:p>
              </table:table-cell>
              <table:table-cell office:value-type="float" office:value="0.48237866">
                <text:p>0.4823786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77820608">
                <text:p>0.577820608</text:p>
              </table:table-cell>
              <table:table-cell office:value-type="float" office:value="0.42203789">
                <text:p>0.42203789</text:p>
              </table:table-cell>
              <table:table-cell office:value-type="float" office:value="0.547013944">
                <text:p>0.547013944</text:p>
              </table:table-cell>
              <table:table-cell office:value-type="float" office:value="0.482152758">
                <text:p>0.48215275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77644775">
                <text:p>0.577644775</text:p>
              </table:table-cell>
              <table:table-cell office:value-type="float" office:value="0.423822453">
                <text:p>0.423822453</text:p>
              </table:table-cell>
              <table:table-cell office:value-type="float" office:value="0.552913016">
                <text:p>0.552913016</text:p>
              </table:table-cell>
              <table:table-cell office:value-type="float" office:value="0.483228026">
                <text:p>0.48322802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7619817">
                <text:p>0.57619817</text:p>
              </table:table-cell>
              <table:table-cell office:value-type="float" office:value="0.426818183">
                <text:p>0.426818183</text:p>
              </table:table-cell>
              <table:table-cell office:value-type="float" office:value="0.544250076">
                <text:p>0.544250076</text:p>
              </table:table-cell>
              <table:table-cell office:value-type="float" office:value="0.483003316">
                <text:p>0.48300331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77497551">
                <text:p>0.577497551</text:p>
              </table:table-cell>
              <table:table-cell office:value-type="float" office:value="0.423176935">
                <text:p>0.423176935</text:p>
              </table:table-cell>
              <table:table-cell office:value-type="float" office:value="0.545500582">
                <text:p>0.545500582</text:p>
              </table:table-cell>
              <table:table-cell office:value-type="float" office:value="0.482562242">
                <text:p>0.48256224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78541825">
                <text:p>0.578541825</text:p>
              </table:table-cell>
              <table:table-cell office:value-type="float" office:value="0.425899676">
                <text:p>0.425899676</text:p>
              </table:table-cell>
              <table:table-cell office:value-type="float" office:value="0.544916456">
                <text:p>0.544916456</text:p>
              </table:table-cell>
              <table:table-cell office:value-type="float" office:value="0.482707081">
                <text:p>0.4827070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7858176">
                <text:p>0.57858176</text:p>
              </table:table-cell>
              <table:table-cell office:value-type="float" office:value="0.423883846">
                <text:p>0.423883846</text:p>
              </table:table-cell>
              <table:table-cell office:value-type="float" office:value="0.546073383">
                <text:p>0.546073383</text:p>
              </table:table-cell>
              <table:table-cell office:value-type="float" office:value="0.482959209">
                <text:p>0.48295920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7812042">
                <text:p>0.57812042</text:p>
              </table:table-cell>
              <table:table-cell office:value-type="float" office:value="0.425390056">
                <text:p>0.425390056</text:p>
              </table:table-cell>
              <table:table-cell office:value-type="float" office:value="0.54624564">
                <text:p>0.54624564</text:p>
              </table:table-cell>
              <table:table-cell office:value-type="float" office:value="0.482790528">
                <text:p>0.48279052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78798125">
                <text:p>0.578798125</text:p>
              </table:table-cell>
              <table:table-cell office:value-type="float" office:value="0.422657779">
                <text:p>0.422657779</text:p>
              </table:table-cell>
              <table:table-cell office:value-type="float" office:value="0.553848213">
                <text:p>0.553848213</text:p>
              </table:table-cell>
              <table:table-cell office:value-type="float" office:value="0.483131466">
                <text:p>0.48313146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79361389">
                <text:p>0.579361389</text:p>
              </table:table-cell>
              <table:table-cell office:value-type="float" office:value="0.421817353">
                <text:p>0.421817353</text:p>
              </table:table-cell>
              <table:table-cell office:value-type="float" office:value="0.557147331">
                <text:p>0.557147331</text:p>
              </table:table-cell>
              <table:table-cell office:value-type="float" office:value="0.483241139">
                <text:p>0.48324113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77827761">
                <text:p>0.577827761</text:p>
              </table:table-cell>
              <table:table-cell office:value-type="float" office:value="0.42670553">
                <text:p>0.42670553</text:p>
              </table:table-cell>
              <table:table-cell office:value-type="float" office:value="0.544660752">
                <text:p>0.544660752</text:p>
              </table:table-cell>
              <table:table-cell office:value-type="float" office:value="0.482758937">
                <text:p>0.4827589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78898857">
                <text:p>0.578898857</text:p>
              </table:table-cell>
              <table:table-cell office:value-type="float" office:value="0.423375419">
                <text:p>0.423375419</text:p>
              </table:table-cell>
              <table:table-cell office:value-type="float" office:value="0.54672665">
                <text:p>0.54672665</text:p>
              </table:table-cell>
              <table:table-cell office:value-type="float" office:value="0.482463298">
                <text:p>0.48246329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78974554">
                <text:p>0.578974554</text:p>
              </table:table-cell>
              <table:table-cell office:value-type="float" office:value="0.424954346">
                <text:p>0.424954346</text:p>
              </table:table-cell>
              <table:table-cell office:value-type="float" office:value="0.546801751">
                <text:p>0.546801751</text:p>
              </table:table-cell>
              <table:table-cell office:value-type="float" office:value="0.482682047">
                <text:p>0.48268204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81865976">
                <text:p>0.581865976</text:p>
              </table:table-cell>
              <table:table-cell office:value-type="float" office:value="0.417750528">
                <text:p>0.417750528</text:p>
              </table:table-cell>
              <table:table-cell office:value-type="float" office:value="0.569011041">
                <text:p>0.569011041</text:p>
              </table:table-cell>
              <table:table-cell office:value-type="float" office:value="0.483225642">
                <text:p>0.48322564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78672955">
                <text:p>0.578672955</text:p>
              </table:table-cell>
              <table:table-cell office:value-type="float" office:value="0.425247005">
                <text:p>0.425247005</text:p>
              </table:table-cell>
              <table:table-cell office:value-type="float" office:value="0.547974175">
                <text:p>0.547974175</text:p>
              </table:table-cell>
              <table:table-cell office:value-type="float" office:value="0.483092127">
                <text:p>0.48309212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7723231">
                <text:p>0.57723231</text:p>
              </table:table-cell>
              <table:table-cell office:value-type="float" office:value="0.425965837">
                <text:p>0.425965837</text:p>
              </table:table-cell>
              <table:table-cell office:value-type="float" office:value="0.545732444">
                <text:p>0.545732444</text:p>
              </table:table-cell>
              <table:table-cell office:value-type="float" office:value="0.482595024">
                <text:p>0.48259502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77063629">
                <text:p>0.577063629</text:p>
              </table:table-cell>
              <table:table-cell office:value-type="float" office:value="0.427631191">
                <text:p>0.427631191</text:p>
              </table:table-cell>
              <table:table-cell office:value-type="float" office:value="0.544260209">
                <text:p>0.544260209</text:p>
              </table:table-cell>
              <table:table-cell office:value-type="float" office:value="0.483029542">
                <text:p>0.48302954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77352712">
                <text:p>0.577352712</text:p>
              </table:table-cell>
              <table:table-cell office:value-type="float" office:value="0.426219753">
                <text:p>0.426219753</text:p>
              </table:table-cell>
              <table:table-cell office:value-type="float" office:value="0.544356769">
                <text:p>0.544356769</text:p>
              </table:table-cell>
              <table:table-cell office:value-type="float" office:value="0.482463894">
                <text:p>0.48246389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77610204">
                <text:p>0.577610204</text:p>
              </table:table-cell>
              <table:table-cell office:value-type="float" office:value="0.424862555">
                <text:p>0.424862555</text:p>
              </table:table-cell>
              <table:table-cell office:value-type="float" office:value="0.546717709">
                <text:p>0.546717709</text:p>
              </table:table-cell>
              <table:table-cell office:value-type="float" office:value="0.48245555">
                <text:p>0.4824555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78386257">
                <text:p>0.578386257</text:p>
              </table:table-cell>
              <table:table-cell office:value-type="float" office:value="0.422726324">
                <text:p>0.422726324</text:p>
              </table:table-cell>
              <table:table-cell office:value-type="float" office:value="0.547169512">
                <text:p>0.547169512</text:p>
              </table:table-cell>
              <table:table-cell office:value-type="float" office:value="0.482604561">
                <text:p>0.48260456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78403542">
                <text:p>0.578403542</text:p>
              </table:table-cell>
              <table:table-cell office:value-type="float" office:value="0.422226837">
                <text:p>0.422226837</text:p>
              </table:table-cell>
              <table:table-cell office:value-type="float" office:value="0.547618335">
                <text:p>0.547618335</text:p>
              </table:table-cell>
              <table:table-cell office:value-type="float" office:value="0.482652245">
                <text:p>0.48265224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78004191">
                <text:p>0.578004191</text:p>
              </table:table-cell>
              <table:table-cell office:value-type="float" office:value="0.424422076">
                <text:p>0.424422076</text:p>
              </table:table-cell>
              <table:table-cell office:value-type="float" office:value="0.547171896">
                <text:p>0.547171896</text:p>
              </table:table-cell>
              <table:table-cell office:value-type="float" office:value="0.482626615">
                <text:p>0.48262661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78088233">
                <text:p>0.578088233</text:p>
              </table:table-cell>
              <table:table-cell office:value-type="float" office:value="0.422359755">
                <text:p>0.422359755</text:p>
              </table:table-cell>
              <table:table-cell office:value-type="float" office:value="0.554154581">
                <text:p>0.554154581</text:p>
              </table:table-cell>
              <table:table-cell office:value-type="float" office:value="0.483495651">
                <text:p>0.48349565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80967138">
                <text:p>0.580967138</text:p>
              </table:table-cell>
              <table:table-cell office:value-type="float" office:value="0.417454292">
                <text:p>0.417454292</text:p>
              </table:table-cell>
              <table:table-cell office:value-type="float" office:value="0.568406054">
                <text:p>0.568406054</text:p>
              </table:table-cell>
              <table:table-cell office:value-type="float" office:value="0.483286438">
                <text:p>0.48328643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76773355">
                <text:p>0.576773355</text:p>
              </table:table-cell>
              <table:table-cell office:value-type="float" office:value="0.427466086">
                <text:p>0.427466086</text:p>
              </table:table-cell>
              <table:table-cell office:value-type="float" office:value="0.545201963">
                <text:p>0.545201963</text:p>
              </table:table-cell>
              <table:table-cell office:value-type="float" office:value="0.482738672">
                <text:p>0.48273867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76997468">
                <text:p>0.576997468</text:p>
              </table:table-cell>
              <table:table-cell office:value-type="float" office:value="0.427498272">
                <text:p>0.427498272</text:p>
              </table:table-cell>
              <table:table-cell office:value-type="float" office:value="0.545216864">
                <text:p>0.545216864</text:p>
              </table:table-cell>
              <table:table-cell office:value-type="float" office:value="0.482937155">
                <text:p>0.48293715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78321287">
                <text:p>0.578321287</text:p>
              </table:table-cell>
              <table:table-cell office:value-type="float" office:value="0.422484329">
                <text:p>0.422484329</text:p>
              </table:table-cell>
              <table:table-cell office:value-type="float" office:value="0.547002619">
                <text:p>0.547002619</text:p>
              </table:table-cell>
              <table:table-cell office:value-type="float" office:value="0.482565222">
                <text:p>0.48256522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778671">
                <text:p>0.5778671</text:p>
              </table:table-cell>
              <table:table-cell office:value-type="float" office:value="0.425431183">
                <text:p>0.425431183</text:p>
              </table:table-cell>
              <table:table-cell office:value-type="float" office:value="0.546559161">
                <text:p>0.546559161</text:p>
              </table:table-cell>
              <table:table-cell office:value-type="float" office:value="0.482705889">
                <text:p>0.48270588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7994611">
                <text:p>0.57994611</text:p>
              </table:table-cell>
              <table:table-cell office:value-type="float" office:value="0.418009808">
                <text:p>0.418009808</text:p>
              </table:table-cell>
              <table:table-cell office:value-type="float" office:value="0.565075346">
                <text:p>0.565075346</text:p>
              </table:table-cell>
              <table:table-cell office:value-type="float" office:value="0.483282266">
                <text:p>0.48328226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79071114">
                <text:p>0.579071114</text:p>
              </table:table-cell>
              <table:table-cell office:value-type="float" office:value="0.419929674">
                <text:p>0.419929674</text:p>
              </table:table-cell>
              <table:table-cell office:value-type="float" office:value="0.559625692">
                <text:p>0.559625692</text:p>
              </table:table-cell>
              <table:table-cell office:value-type="float" office:value="0.4831565">
                <text:p>0.483156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580229232">
                <text:p>0.580229232</text:p>
              </table:table-cell>
              <table:table-cell office:value-type="float" office:value="0.417504956">
                <text:p>0.417504956</text:p>
              </table:table-cell>
              <table:table-cell office:value-type="float" office:value="0.566652485">
                <text:p>0.566652485</text:p>
              </table:table-cell>
              <table:table-cell office:value-type="float" office:value="0.48312789">
                <text:p>0.4831278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80397317">
                <text:p>0.580397317</text:p>
              </table:table-cell>
              <table:table-cell office:value-type="float" office:value="0.420264056">
                <text:p>0.420264056</text:p>
              </table:table-cell>
              <table:table-cell office:value-type="float" office:value="0.560551949">
                <text:p>0.560551949</text:p>
              </table:table-cell>
              <table:table-cell office:value-type="float" office:value="0.483059345">
                <text:p>0.48305934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77276418">
                <text:p>0.577276418</text:p>
              </table:table-cell>
              <table:table-cell office:value-type="float" office:value="0.426790765">
                <text:p>0.426790765</text:p>
              </table:table-cell>
              <table:table-cell office:value-type="float" office:value="0.543761318">
                <text:p>0.543761318</text:p>
              </table:table-cell>
              <table:table-cell office:value-type="float" office:value="0.482266603">
                <text:p>0.48226660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78563878">
                <text:p>0.578563878</text:p>
              </table:table-cell>
              <table:table-cell office:value-type="float" office:value="0.423622778">
                <text:p>0.423622778</text:p>
              </table:table-cell>
              <table:table-cell office:value-type="float" office:value="0.551623172">
                <text:p>0.551623172</text:p>
              </table:table-cell>
              <table:table-cell office:value-type="float" office:value="0.482855497">
                <text:p>0.48285549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80576727">
                <text:p>0.580576727</text:p>
              </table:table-cell>
              <table:table-cell office:value-type="float" office:value="0.419789007">
                <text:p>0.419789007</text:p>
              </table:table-cell>
              <table:table-cell office:value-type="float" office:value="0.561649866">
                <text:p>0.561649866</text:p>
              </table:table-cell>
              <table:table-cell office:value-type="float" office:value="0.482870398">
                <text:p>0.48287039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79924653">
                <text:p>0.579924653</text:p>
              </table:table-cell>
              <table:table-cell office:value-type="float" office:value="0.421637943">
                <text:p>0.421637943</text:p>
              </table:table-cell>
              <table:table-cell office:value-type="float" office:value="0.55529601">
                <text:p>0.55529601</text:p>
              </table:table-cell>
              <table:table-cell office:value-type="float" office:value="0.482796488">
                <text:p>0.48279648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77653715">
                <text:p>0.577653715</text:p>
              </table:table-cell>
              <table:table-cell office:value-type="float" office:value="0.425492576">
                <text:p>0.425492576</text:p>
              </table:table-cell>
              <table:table-cell office:value-type="float" office:value="0.544203585">
                <text:p>0.544203585</text:p>
              </table:table-cell>
              <table:table-cell office:value-type="float" office:value="0.482063947">
                <text:p>0.48206394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78549573">
                <text:p>0.578549573</text:p>
              </table:table-cell>
              <table:table-cell office:value-type="float" office:value="0.423107198">
                <text:p>0.423107198</text:p>
              </table:table-cell>
              <table:table-cell office:value-type="float" office:value="0.545554226">
                <text:p>0.545554226</text:p>
              </table:table-cell>
              <table:table-cell office:value-type="float" office:value="0.482035337">
                <text:p>0.48203533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82202146">
                <text:p>0.582202146</text:p>
              </table:table-cell>
              <table:table-cell office:value-type="float" office:value="0.417437603">
                <text:p>0.417437603</text:p>
              </table:table-cell>
              <table:table-cell office:value-type="float" office:value="0.567190715">
                <text:p>0.567190715</text:p>
              </table:table-cell>
              <table:table-cell office:value-type="float" office:value="0.482783375">
                <text:p>0.48278337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80682228">
                <text:p>0.580682228</text:p>
              </table:table-cell>
              <table:table-cell office:value-type="float" office:value="0.420182397">
                <text:p>0.420182397</text:p>
              </table:table-cell>
              <table:table-cell office:value-type="float" office:value="0.559343166">
                <text:p>0.559343166</text:p>
              </table:table-cell>
              <table:table-cell office:value-type="float" office:value="0.482862649">
                <text:p>0.48286264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77503512">
                <text:p>0.577503512</text:p>
              </table:table-cell>
              <table:table-cell office:value-type="float" office:value="0.426455191">
                <text:p>0.426455191</text:p>
              </table:table-cell>
              <table:table-cell office:value-type="float" office:value="0.543630188">
                <text:p>0.543630188</text:p>
              </table:table-cell>
              <table:table-cell office:value-type="float" office:value="0.482547937">
                <text:p>0.48254793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82101414">
                <text:p>0.582101414</text:p>
              </table:table-cell>
              <table:table-cell office:value-type="float" office:value="0.417816689">
                <text:p>0.417816689</text:p>
              </table:table-cell>
              <table:table-cell office:value-type="float" office:value="0.564479895">
                <text:p>0.564479895</text:p>
              </table:table-cell>
              <table:table-cell office:value-type="float" office:value="0.482986031">
                <text:p>0.48298603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8244891">
                <text:p>0.58244891</text:p>
              </table:table-cell>
              <table:table-cell office:value-type="float" office:value="0.416951825">
                <text:p>0.416951825</text:p>
              </table:table-cell>
              <table:table-cell office:value-type="float" office:value="0.56682057">
                <text:p>0.56682057</text:p>
              </table:table-cell>
              <table:table-cell office:value-type="float" office:value="0.482884703">
                <text:p>0.48288470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82534144">
                <text:p>0.582534144</text:p>
              </table:table-cell>
              <table:table-cell office:value-type="float" office:value="0.416621019">
                <text:p>0.416621019</text:p>
              </table:table-cell>
              <table:table-cell office:value-type="float" office:value="0.567456551">
                <text:p>0.567456551</text:p>
              </table:table-cell>
              <table:table-cell office:value-type="float" office:value="0.482866822">
                <text:p>0.48286682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78116247">
                <text:p>0.578116247</text:p>
              </table:table-cell>
              <table:table-cell office:value-type="float" office:value="0.425474098">
                <text:p>0.425474098</text:p>
              </table:table-cell>
              <table:table-cell office:value-type="float" office:value="0.546169942">
                <text:p>0.546169942</text:p>
              </table:table-cell>
              <table:table-cell office:value-type="float" office:value="0.482683239">
                <text:p>0.48268323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77263305">
                <text:p>0.577263305</text:p>
              </table:table-cell>
              <table:table-cell office:value-type="float" office:value="0.426412872">
                <text:p>0.426412872</text:p>
              </table:table-cell>
              <table:table-cell office:value-type="float" office:value="0.544567173">
                <text:p>0.544567173</text:p>
              </table:table-cell>
              <table:table-cell office:value-type="float" office:value="0.482677279">
                <text:p>0.4826772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78763554">
                <text:p>0.578763554</text:p>
              </table:table-cell>
              <table:table-cell office:value-type="float" office:value="0.422862223">
                <text:p>0.422862223</text:p>
              </table:table-cell>
              <table:table-cell office:value-type="float" office:value="0.549618667">
                <text:p>0.549618667</text:p>
              </table:table-cell>
              <table:table-cell office:value-type="float" office:value="0.482981263">
                <text:p>0.48298126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79677889">
                <text:p>0.579677889</text:p>
              </table:table-cell>
              <table:table-cell office:value-type="float" office:value="0.419163158">
                <text:p>0.419163158</text:p>
              </table:table-cell>
              <table:table-cell office:value-type="float" office:value="0.560282536">
                <text:p>0.560282536</text:p>
              </table:table-cell>
              <table:table-cell office:value-type="float" office:value="0.483169613">
                <text:p>0.48316961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577913592">
                <text:p>0.577913592</text:p>
              </table:table-cell>
              <table:table-cell office:value-type="float" office:value="0.423709205">
                <text:p>0.423709205</text:p>
              </table:table-cell>
              <table:table-cell office:value-type="float" office:value="0.544834798">
                <text:p>0.544834798</text:p>
              </table:table-cell>
              <table:table-cell office:value-type="float" office:value="0.482828079">
                <text:p>0.48282807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577725241">
                <text:p>0.577725241</text:p>
              </table:table-cell>
              <table:table-cell office:value-type="float" office:value="0.421462705">
                <text:p>0.421462705</text:p>
              </table:table-cell>
              <table:table-cell office:value-type="float" office:value="0.546808904">
                <text:p>0.546808904</text:p>
              </table:table-cell>
              <table:table-cell office:value-type="float" office:value="0.482285676">
                <text:p>0.48228567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74434468">
                <text:p>0.574434468</text:p>
              </table:table-cell>
              <table:table-cell office:value-type="float" office:value="0.42675679">
                <text:p>0.42675679</text:p>
              </table:table-cell>
              <table:table-cell office:value-type="float" office:value="0.542544787">
                <text:p>0.542544787</text:p>
              </table:table-cell>
              <table:table-cell office:value-type="float" office:value="0.482949672">
                <text:p>0.4829496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74280688">
                <text:p>0.574280688</text:p>
              </table:table-cell>
              <table:table-cell office:value-type="float" office:value="0.426774672">
                <text:p>0.426774672</text:p>
              </table:table-cell>
              <table:table-cell office:value-type="float" office:value="0.543433493">
                <text:p>0.543433493</text:p>
              </table:table-cell>
              <table:table-cell office:value-type="float" office:value="0.482771454">
                <text:p>0.48277145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573473045">
                <text:p>0.573473045</text:p>
              </table:table-cell>
              <table:table-cell office:value-type="float" office:value="0.425737551">
                <text:p>0.425737551</text:p>
              </table:table-cell>
              <table:table-cell office:value-type="float" office:value="0.544519489">
                <text:p>0.544519489</text:p>
              </table:table-cell>
              <table:table-cell office:value-type="float" office:value="0.482623039">
                <text:p>0.48262303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573273369">
                <text:p>0.573273369</text:p>
              </table:table-cell>
              <table:table-cell office:value-type="float" office:value="0.425252369">
                <text:p>0.425252369</text:p>
              </table:table-cell>
              <table:table-cell office:value-type="float" office:value="0.54441995">
                <text:p>0.54441995</text:p>
              </table:table-cell>
              <table:table-cell office:value-type="float" office:value="0.4826892">
                <text:p>0.482689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7650573">
                <text:p>0.57650573</text:p>
              </table:table-cell>
              <table:table-cell office:value-type="float" office:value="0.417764833">
                <text:p>0.417764833</text:p>
              </table:table-cell>
              <table:table-cell office:value-type="float" office:value="0.56664712">
                <text:p>0.56664712</text:p>
              </table:table-cell>
              <table:table-cell office:value-type="float" office:value="0.483280478">
                <text:p>0.48328047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74517319">
                <text:p>0.574517319</text:p>
              </table:table-cell>
              <table:table-cell office:value-type="float" office:value="0.422542742">
                <text:p>0.422542742</text:p>
              </table:table-cell>
              <table:table-cell office:value-type="float" office:value="0.554732746">
                <text:p>0.554732746</text:p>
              </table:table-cell>
              <table:table-cell office:value-type="float" office:value="0.483196435">
                <text:p>0.4831964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76347777">
                <text:p>0.576347777</text:p>
              </table:table-cell>
              <table:table-cell office:value-type="float" office:value="0.416184713">
                <text:p>0.416184713</text:p>
              </table:table-cell>
              <table:table-cell office:value-type="float" office:value="0.568180152">
                <text:p>0.568180152</text:p>
              </table:table-cell>
              <table:table-cell office:value-type="float" office:value="0.483509956">
                <text:p>0.48350995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7261891">
                <text:p>0.57261891</text:p>
              </table:table-cell>
              <table:table-cell office:value-type="float" office:value="0.424722484">
                <text:p>0.424722484</text:p>
              </table:table-cell>
              <table:table-cell office:value-type="float" office:value="0.546693271">
                <text:p>0.546693271</text:p>
              </table:table-cell>
              <table:table-cell office:value-type="float" office:value="0.483418165">
                <text:p>0.48341816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73135087">
                <text:p>0.573135087</text:p>
              </table:table-cell>
              <table:table-cell office:value-type="float" office:value="0.423994711">
                <text:p>0.423994711</text:p>
              </table:table-cell>
              <table:table-cell office:value-type="float" office:value="0.54970867">
                <text:p>0.54970867</text:p>
              </table:table-cell>
              <table:table-cell office:value-type="float" office:value="0.483158288">
                <text:p>0.48315828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72902629">
                <text:p>0.572902629</text:p>
              </table:table-cell>
              <table:table-cell office:value-type="float" office:value="0.423129251">
                <text:p>0.423129251</text:p>
              </table:table-cell>
              <table:table-cell office:value-type="float" office:value="0.551946229">
                <text:p>0.551946229</text:p>
              </table:table-cell>
              <table:table-cell office:value-type="float" office:value="0.483206568">
                <text:p>0.48320656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75889418">
                <text:p>0.575889418</text:p>
              </table:table-cell>
              <table:table-cell office:value-type="float" office:value="0.41663294">
                <text:p>0.41663294</text:p>
              </table:table-cell>
              <table:table-cell office:value-type="float" office:value="0.568096705">
                <text:p>0.568096705</text:p>
              </table:table-cell>
              <table:table-cell office:value-type="float" office:value="0.483496247">
                <text:p>0.48349624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74226448">
                <text:p>0.574226448</text:p>
              </table:table-cell>
              <table:table-cell office:value-type="float" office:value="0.422711423">
                <text:p>0.422711423</text:p>
              </table:table-cell>
              <table:table-cell office:value-type="float" office:value="0.55429644">
                <text:p>0.55429644</text:p>
              </table:table-cell>
              <table:table-cell office:value-type="float" office:value="0.483260808">
                <text:p>0.48326080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75458476">
                <text:p>0.575458476</text:p>
              </table:table-cell>
              <table:table-cell office:value-type="float" office:value="0.420866659">
                <text:p>0.420866659</text:p>
              </table:table-cell>
              <table:table-cell office:value-type="float" office:value="0.558285184">
                <text:p>0.558285184</text:p>
              </table:table-cell>
              <table:table-cell office:value-type="float" office:value="0.483471213">
                <text:p>0.48347121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573514172">
                <text:p>0.573514172</text:p>
              </table:table-cell>
              <table:table-cell office:value-type="float" office:value="0.4250819">
                <text:p>0.4250819</text:p>
              </table:table-cell>
              <table:table-cell office:value-type="float" office:value="0.54911024">
                <text:p>0.54911024</text:p>
              </table:table-cell>
              <table:table-cell office:value-type="float" office:value="0.483462272">
                <text:p>0.48346227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576770374">
                <text:p>0.576770374</text:p>
              </table:table-cell>
              <table:table-cell office:value-type="float" office:value="0.419556549">
                <text:p>0.419556549</text:p>
              </table:table-cell>
              <table:table-cell office:value-type="float" office:value="0.563082762">
                <text:p>0.563082762</text:p>
              </table:table-cell>
              <table:table-cell office:value-type="float" office:value="0.483460484">
                <text:p>0.48346048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74503609">
                <text:p>0.574503609</text:p>
              </table:table-cell>
              <table:table-cell office:value-type="float" office:value="0.425014547">
                <text:p>0.425014547</text:p>
              </table:table-cell>
              <table:table-cell office:value-type="float" office:value="0.548753208">
                <text:p>0.548753208</text:p>
              </table:table-cell>
              <table:table-cell office:value-type="float" office:value="0.483152328">
                <text:p>0.4831523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74575731">
                <text:p>0.574575731</text:p>
              </table:table-cell>
              <table:table-cell office:value-type="float" office:value="0.424851826">
                <text:p>0.424851826</text:p>
              </table:table-cell>
              <table:table-cell office:value-type="float" office:value="0.545477932">
                <text:p>0.545477932</text:p>
              </table:table-cell>
              <table:table-cell office:value-type="float" office:value="0.482476411">
                <text:p>0.48247641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575709412">
                <text:p>0.575709412</text:p>
              </table:table-cell>
              <table:table-cell office:value-type="float" office:value="0.421594432">
                <text:p>0.421594432</text:p>
              </table:table-cell>
              <table:table-cell office:value-type="float" office:value="0.547180241">
                <text:p>0.547180241</text:p>
              </table:table-cell>
              <table:table-cell office:value-type="float" office:value="0.482443629">
                <text:p>0.48244362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575282046">
                <text:p>0.575282046</text:p>
              </table:table-cell>
              <table:table-cell office:value-type="float" office:value="0.42173331">
                <text:p>0.42173331</text:p>
              </table:table-cell>
              <table:table-cell office:value-type="float" office:value="0.547113484">
                <text:p>0.547113484</text:p>
              </table:table-cell>
              <table:table-cell office:value-type="float" office:value="0.482679067">
                <text:p>0.48267906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75907299">
                <text:p>0.575907299</text:p>
              </table:table-cell>
              <table:table-cell office:value-type="float" office:value="0.42186146">
                <text:p>0.42186146</text:p>
              </table:table-cell>
              <table:table-cell office:value-type="float" office:value="0.551943845">
                <text:p>0.551943845</text:p>
              </table:table-cell>
              <table:table-cell office:value-type="float" office:value="0.482958613">
                <text:p>0.48295861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576289961">
                <text:p>0.576289961</text:p>
              </table:table-cell>
              <table:table-cell office:value-type="float" office:value="0.423145345">
                <text:p>0.423145345</text:p>
              </table:table-cell>
              <table:table-cell office:value-type="float" office:value="0.546235507">
                <text:p>0.546235507</text:p>
              </table:table-cell>
              <table:table-cell office:value-type="float" office:value="0.482770262">
                <text:p>0.48277026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75913259">
                <text:p>0.575913259</text:p>
              </table:table-cell>
              <table:table-cell office:value-type="float" office:value="0.423965505">
                <text:p>0.423965505</text:p>
              </table:table-cell>
              <table:table-cell office:value-type="float" office:value="0.54637081">
                <text:p>0.54637081</text:p>
              </table:table-cell>
              <table:table-cell office:value-type="float" office:value="0.482853709">
                <text:p>0.48285370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576475927">
                <text:p>0.576475927</text:p>
              </table:table-cell>
              <table:table-cell office:value-type="float" office:value="0.421827486">
                <text:p>0.421827486</text:p>
              </table:table-cell>
              <table:table-cell office:value-type="float" office:value="0.553006">
                <text:p>0.553006</text:p>
              </table:table-cell>
              <table:table-cell office:value-type="float" office:value="0.482997356">
                <text:p>0.48299735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578736136">
                <text:p>0.578736136</text:p>
              </table:table-cell>
              <table:table-cell office:value-type="float" office:value="0.419671586">
                <text:p>0.419671586</text:p>
              </table:table-cell>
              <table:table-cell office:value-type="float" office:value="0.560249753">
                <text:p>0.560249753</text:p>
              </table:table-cell>
              <table:table-cell office:value-type="float" office:value="0.482778607">
                <text:p>0.48277860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576436588">
                <text:p>0.576436588</text:p>
              </table:table-cell>
              <table:table-cell office:value-type="float" office:value="0.423247269">
                <text:p>0.423247269</text:p>
              </table:table-cell>
              <table:table-cell office:value-type="float" office:value="0.545595949">
                <text:p>0.545595949</text:p>
              </table:table-cell>
              <table:table-cell office:value-type="float" office:value="0.48215395">
                <text:p>0.4821539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77114889">
                <text:p>0.577114889</text:p>
              </table:table-cell>
              <table:table-cell office:value-type="float" office:value="0.423579266">
                <text:p>0.423579266</text:p>
              </table:table-cell>
              <table:table-cell office:value-type="float" office:value="0.548005765">
                <text:p>0.548005765</text:p>
              </table:table-cell>
              <table:table-cell office:value-type="float" office:value="0.482527671">
                <text:p>0.48252767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80762694">
                <text:p>0.580762694</text:p>
              </table:table-cell>
              <table:table-cell office:value-type="float" office:value="0.418084314">
                <text:p>0.418084314</text:p>
              </table:table-cell>
              <table:table-cell office:value-type="float" office:value="0.564938255">
                <text:p>0.564938255</text:p>
              </table:table-cell>
              <table:table-cell office:value-type="float" office:value="0.482888279">
                <text:p>0.48288827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81476162">
                <text:p>0.581476162</text:p>
              </table:table-cell>
              <table:table-cell office:value-type="float" office:value="0.415941526">
                <text:p>0.415941526</text:p>
              </table:table-cell>
              <table:table-cell office:value-type="float" office:value="0.568493672">
                <text:p>0.568493672</text:p>
              </table:table-cell>
              <table:table-cell office:value-type="float" office:value="0.482612906">
                <text:p>0.48261290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81232379">
                <text:p>0.581232379</text:p>
              </table:table-cell>
              <table:table-cell office:value-type="float" office:value="0.416083385">
                <text:p>0.416083385</text:p>
              </table:table-cell>
              <table:table-cell office:value-type="float" office:value="0.568385788">
                <text:p>0.568385788</text:p>
              </table:table-cell>
              <table:table-cell office:value-type="float" office:value="0.482832251">
                <text:p>0.48283225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7942457">
                <text:p>0.57942457</text:p>
              </table:table-cell>
              <table:table-cell office:value-type="float" office:value="0.418396642">
                <text:p>0.418396642</text:p>
              </table:table-cell>
              <table:table-cell office:value-type="float" office:value="0.559061832">
                <text:p>0.559061832</text:p>
              </table:table-cell>
              <table:table-cell office:value-type="float" office:value="0.482923446">
                <text:p>0.48292344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77899286">
                <text:p>0.577899286</text:p>
              </table:table-cell>
              <table:table-cell office:value-type="float" office:value="0.423244884">
                <text:p>0.423244884</text:p>
              </table:table-cell>
              <table:table-cell office:value-type="float" office:value="0.548281139">
                <text:p>0.548281139</text:p>
              </table:table-cell>
              <table:table-cell office:value-type="float" office:value="0.48286563">
                <text:p>0.4828656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77675769">
                <text:p>0.577675769</text:p>
              </table:table-cell>
              <table:table-cell office:value-type="float" office:value="0.423701456">
                <text:p>0.423701456</text:p>
              </table:table-cell>
              <table:table-cell office:value-type="float" office:value="0.546866124">
                <text:p>0.546866124</text:p>
              </table:table-cell>
              <table:table-cell office:value-type="float" office:value="0.482598601">
                <text:p>0.48259860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78304002">
                <text:p>0.578304002</text:p>
              </table:table-cell>
              <table:table-cell office:value-type="float" office:value="0.421004346">
                <text:p>0.421004346</text:p>
              </table:table-cell>
              <table:table-cell office:value-type="float" office:value="0.553404755">
                <text:p>0.553404755</text:p>
              </table:table-cell>
              <table:table-cell office:value-type="float" office:value="0.482635556">
                <text:p>0.48263555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80962966">
                <text:p>0.580962966</text:p>
              </table:table-cell>
              <table:table-cell office:value-type="float" office:value="0.417960336">
                <text:p>0.417960336</text:p>
              </table:table-cell>
              <table:table-cell office:value-type="float" office:value="0.56318111">
                <text:p>0.56318111</text:p>
              </table:table-cell>
              <table:table-cell office:value-type="float" office:value="0.482593832">
                <text:p>0.48259383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77303836">
                <text:p>0.577303836</text:p>
              </table:table-cell>
              <table:table-cell office:value-type="float" office:value="0.425162962">
                <text:p>0.425162962</text:p>
              </table:table-cell>
              <table:table-cell office:value-type="float" office:value="0.544620817">
                <text:p>0.544620817</text:p>
              </table:table-cell>
              <table:table-cell office:value-type="float" office:value="0.482304154">
                <text:p>0.48230415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576987931">
                <text:p>0.576987931</text:p>
              </table:table-cell>
              <table:table-cell office:value-type="float" office:value="0.426172665">
                <text:p>0.426172665</text:p>
              </table:table-cell>
              <table:table-cell office:value-type="float" office:value="0.543214744">
                <text:p>0.543214744</text:p>
              </table:table-cell>
              <table:table-cell office:value-type="float" office:value="0.482031164">
                <text:p>0.482031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76953957">
                <text:p>0.576953957</text:p>
              </table:table-cell>
              <table:table-cell office:value-type="float" office:value="0.426249555">
                <text:p>0.426249555</text:p>
              </table:table-cell>
              <table:table-cell office:value-type="float" office:value="0.544534391">
                <text:p>0.544534391</text:p>
              </table:table-cell>
              <table:table-cell office:value-type="float" office:value="0.482575355">
                <text:p>0.48257535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577161381">
                <text:p>0.577161381</text:p>
              </table:table-cell>
              <table:table-cell office:value-type="float" office:value="0.425499728">
                <text:p>0.425499728</text:p>
              </table:table-cell>
              <table:table-cell office:value-type="float" office:value="0.543879335">
                <text:p>0.543879335</text:p>
              </table:table-cell>
              <table:table-cell office:value-type="float" office:value="0.482116995">
                <text:p>0.48211699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579007337">
                <text:p>0.579007337</text:p>
              </table:table-cell>
              <table:table-cell office:value-type="float" office:value="0.421484759">
                <text:p>0.421484759</text:p>
              </table:table-cell>
              <table:table-cell office:value-type="float" office:value="0.546741551">
                <text:p>0.546741551</text:p>
              </table:table-cell>
              <table:table-cell office:value-type="float" office:value="0.481905995">
                <text:p>0.48190599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578374336">
                <text:p>0.578374336</text:p>
              </table:table-cell>
              <table:table-cell office:value-type="float" office:value="0.423561981">
                <text:p>0.423561981</text:p>
              </table:table-cell>
              <table:table-cell office:value-type="float" office:value="0.548612541">
                <text:p>0.548612541</text:p>
              </table:table-cell>
              <table:table-cell office:value-type="float" office:value="0.482502637">
                <text:p>0.48250263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81986377">
                <text:p>0.581986377</text:p>
              </table:table-cell>
              <table:table-cell office:value-type="float" office:value="0.415853312">
                <text:p>0.415853312</text:p>
              </table:table-cell>
              <table:table-cell office:value-type="float" office:value="0.568598577">
                <text:p>0.568598577</text:p>
              </table:table-cell>
              <table:table-cell office:value-type="float" office:value="0.482778011">
                <text:p>0.48277801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78595469">
                <text:p>0.578595469</text:p>
              </table:table-cell>
              <table:table-cell office:value-type="float" office:value="0.424000671">
                <text:p>0.424000671</text:p>
              </table:table-cell>
              <table:table-cell office:value-type="float" office:value="0.548852151">
                <text:p>0.548852151</text:p>
              </table:table-cell>
              <table:table-cell office:value-type="float" office:value="0.482882915">
                <text:p>0.48288291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78162739">
                <text:p>0.578162739</text:p>
              </table:table-cell>
              <table:table-cell office:value-type="float" office:value="0.424250415">
                <text:p>0.424250415</text:p>
              </table:table-cell>
              <table:table-cell office:value-type="float" office:value="0.548462337">
                <text:p>0.548462337</text:p>
              </table:table-cell>
              <table:table-cell office:value-type="float" office:value="0.482698737">
                <text:p>0.48269873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77250788">
                <text:p>0.577250788</text:p>
              </table:table-cell>
              <table:table-cell office:value-type="float" office:value="0.426554135">
                <text:p>0.426554135</text:p>
              </table:table-cell>
              <table:table-cell office:value-type="float" office:value="0.543330973">
                <text:p>0.543330973</text:p>
              </table:table-cell>
              <table:table-cell office:value-type="float" office:value="0.48218256">
                <text:p>0.4821825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78250358">
                <text:p>0.578250358</text:p>
              </table:table-cell>
              <table:table-cell office:value-type="float" office:value="0.424068621">
                <text:p>0.424068621</text:p>
              </table:table-cell>
              <table:table-cell office:value-type="float" office:value="0.545358723">
                <text:p>0.545358723</text:p>
              </table:table-cell>
              <table:table-cell office:value-type="float" office:value="0.48223084">
                <text:p>0.4822308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81823657">
                <text:p>0.581823657</text:p>
              </table:table-cell>
              <table:table-cell office:value-type="float" office:value="0.416488697">
                <text:p>0.416488697</text:p>
              </table:table-cell>
              <table:table-cell office:value-type="float" office:value="0.566449829">
                <text:p>0.566449829</text:p>
              </table:table-cell>
              <table:table-cell office:value-type="float" office:value="0.482622443">
                <text:p>0.4826224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81226418">
                <text:p>0.581226418</text:p>
              </table:table-cell>
              <table:table-cell office:value-type="float" office:value="0.415749003">
                <text:p>0.415749003</text:p>
              </table:table-cell>
              <table:table-cell office:value-type="float" office:value="0.568820902">
                <text:p>0.568820902</text:p>
              </table:table-cell>
              <table:table-cell office:value-type="float" office:value="0.482824502">
                <text:p>0.48282450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79205224">
                <text:p>0.579205224</text:p>
              </table:table-cell>
              <table:table-cell office:value-type="float" office:value="0.421484759">
                <text:p>0.421484759</text:p>
              </table:table-cell>
              <table:table-cell office:value-type="float" office:value="0.555746026">
                <text:p>0.555746026</text:p>
              </table:table-cell>
              <table:table-cell office:value-type="float" office:value="0.482548533">
                <text:p>0.48254853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57899482">
                <text:p>0.57899482</text:p>
              </table:table-cell>
              <table:table-cell office:value-type="float" office:value="0.421052625">
                <text:p>0.421052625</text:p>
              </table:table-cell>
              <table:table-cell office:value-type="float" office:value="0.553354091">
                <text:p>0.553354091</text:p>
              </table:table-cell>
              <table:table-cell office:value-type="float" office:value="0.482338724">
                <text:p>0.48233872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77857563">
                <text:p>0.577857563</text:p>
              </table:table-cell>
              <table:table-cell office:value-type="float" office:value="0.423062494">
                <text:p>0.423062494</text:p>
              </table:table-cell>
              <table:table-cell office:value-type="float" office:value="0.544440215">
                <text:p>0.544440215</text:p>
              </table:table-cell>
              <table:table-cell office:value-type="float" office:value="0.481784997">
                <text:p>0.48178499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76968858">
                <text:p>0.576968858</text:p>
              </table:table-cell>
              <table:table-cell office:value-type="float" office:value="0.424856594">
                <text:p>0.424856594</text:p>
              </table:table-cell>
              <table:table-cell office:value-type="float" office:value="0.546407765">
                <text:p>0.546407765</text:p>
              </table:table-cell>
              <table:table-cell office:value-type="float" office:value="0.482261238">
                <text:p>0.48226123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78625271">
                <text:p>0.578625271</text:p>
              </table:table-cell>
              <table:table-cell office:value-type="float" office:value="0.421001365">
                <text:p>0.421001365</text:p>
              </table:table-cell>
              <table:table-cell office:value-type="float" office:value="0.553172893">
                <text:p>0.553172893</text:p>
              </table:table-cell>
              <table:table-cell office:value-type="float" office:value="0.482508598">
                <text:p>0.48250859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79562256">
                <text:p>0.579562256</text:p>
              </table:table-cell>
              <table:table-cell office:value-type="float" office:value="0.419964244">
                <text:p>0.419964244</text:p>
              </table:table-cell>
              <table:table-cell office:value-type="float" office:value="0.55680222">
                <text:p>0.55680222</text:p>
              </table:table-cell>
              <table:table-cell office:value-type="float" office:value="0.482347069">
                <text:p>0.48234706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81393311">
                <text:p>0.581393311</text:p>
              </table:table-cell>
              <table:table-cell office:value-type="float" office:value="0.415384223">
                <text:p>0.415384223</text:p>
              </table:table-cell>
              <table:table-cell office:value-type="float" office:value="0.567172237">
                <text:p>0.567172237</text:p>
              </table:table-cell>
              <table:table-cell office:value-type="float" office:value="0.482187925">
                <text:p>0.48218792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7720668">
                <text:p>0.57720668</text:p>
              </table:table-cell>
              <table:table-cell office:value-type="float" office:value="0.425785235">
                <text:p>0.425785235</text:p>
              </table:table-cell>
              <table:table-cell office:value-type="float" office:value="0.543311303">
                <text:p>0.543311303</text:p>
              </table:table-cell>
              <table:table-cell office:value-type="float" office:value="0.481928048">
                <text:p>0.48192804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578801701">
                <text:p>0.578801701</text:p>
              </table:table-cell>
              <table:table-cell office:value-type="float" office:value="0.423449924">
                <text:p>0.423449924</text:p>
              </table:table-cell>
              <table:table-cell office:value-type="float" office:value="0.546318358">
                <text:p>0.546318358</text:p>
              </table:table-cell>
              <table:table-cell office:value-type="float" office:value="0.482099114">
                <text:p>0.4820991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81320594">
                <text:p>0.581320594</text:p>
              </table:table-cell>
              <table:table-cell office:value-type="float" office:value="0.418466379">
                <text:p>0.418466379</text:p>
              </table:table-cell>
              <table:table-cell office:value-type="float" office:value="0.560253329">
                <text:p>0.560253329</text:p>
              </table:table-cell>
              <table:table-cell office:value-type="float" office:value="0.482329188">
                <text:p>0.48232918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78666994">
                <text:p>0.578666994</text:p>
              </table:table-cell>
              <table:table-cell office:value-type="float" office:value="0.423166802">
                <text:p>0.423166802</text:p>
              </table:table-cell>
              <table:table-cell office:value-type="float" office:value="0.549842781">
                <text:p>0.549842781</text:p>
              </table:table-cell>
              <table:table-cell office:value-type="float" office:value="0.482414422">
                <text:p>0.48241442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576697657">
                <text:p>0.576697657</text:p>
              </table:table-cell>
              <table:table-cell office:value-type="float" office:value="0.422657183">
                <text:p>0.422657183</text:p>
              </table:table-cell>
              <table:table-cell office:value-type="float" office:value="0.551815695">
                <text:p>0.551815695</text:p>
              </table:table-cell>
              <table:table-cell office:value-type="float" office:value="0.482223687">
                <text:p>0.48222368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76931903">
                <text:p>0.576931903</text:p>
              </table:table-cell>
              <table:table-cell office:value-type="float" office:value="0.42562907">
                <text:p>0.42562907</text:p>
              </table:table-cell>
              <table:table-cell office:value-type="float" office:value="0.542857116">
                <text:p>0.542857116</text:p>
              </table:table-cell>
              <table:table-cell office:value-type="float" office:value="0.481876192">
                <text:p>0.48187619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77890942">
                <text:p>0.577890942</text:p>
              </table:table-cell>
              <table:table-cell office:value-type="float" office:value="0.421917489">
                <text:p>0.421917489</text:p>
              </table:table-cell>
              <table:table-cell office:value-type="float" office:value="0.546475714">
                <text:p>0.546475714</text:p>
              </table:table-cell>
              <table:table-cell office:value-type="float" office:value="0.481602011">
                <text:p>0.48160201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79001973">
                <text:p>0.579001973</text:p>
              </table:table-cell>
              <table:table-cell office:value-type="float" office:value="0.419353893">
                <text:p>0.419353893</text:p>
              </table:table-cell>
              <table:table-cell office:value-type="float" office:value="0.558074183">
                <text:p>0.558074183</text:p>
              </table:table-cell>
              <table:table-cell office:value-type="float" office:value="0.482338724">
                <text:p>0.48233872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578450033">
                <text:p>0.578450033</text:p>
              </table:table-cell>
              <table:table-cell office:value-type="float" office:value="0.423140576">
                <text:p>0.423140576</text:p>
              </table:table-cell>
              <table:table-cell office:value-type="float" office:value="0.546184843">
                <text:p>0.546184843</text:p>
              </table:table-cell>
              <table:table-cell office:value-type="float" office:value="0.481991825">
                <text:p>0.48199182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78146646">
                <text:p>0.578146646</text:p>
              </table:table-cell>
              <table:table-cell office:value-type="float" office:value="0.422994545">
                <text:p>0.422994545</text:p>
              </table:table-cell>
              <table:table-cell office:value-type="float" office:value="0.547557538">
                <text:p>0.547557538</text:p>
              </table:table-cell>
              <table:table-cell office:value-type="float" office:value="0.482257066">
                <text:p>0.48225706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578727791">
                <text:p>0.578727791</text:p>
              </table:table-cell>
              <table:table-cell office:value-type="float" office:value="0.423468402">
                <text:p>0.423468402</text:p>
              </table:table-cell>
              <table:table-cell office:value-type="float" office:value="0.546969837">
                <text:p>0.546969837</text:p>
              </table:table-cell>
              <table:table-cell office:value-type="float" office:value="0.482264815">
                <text:p>0.48226481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580768654">
                <text:p>0.580768654</text:p>
              </table:table-cell>
              <table:table-cell office:value-type="float" office:value="0.417188456">
                <text:p>0.417188456</text:p>
              </table:table-cell>
              <table:table-cell office:value-type="float" office:value="0.56218452">
                <text:p>0.56218452</text:p>
              </table:table-cell>
              <table:table-cell office:value-type="float" office:value="0.482369719">
                <text:p>0.48236971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81575701">
                <text:p>0.581575701</text:p>
              </table:table-cell>
              <table:table-cell office:value-type="float" office:value="0.415586879">
                <text:p>0.415586879</text:p>
              </table:table-cell>
              <table:table-cell office:value-type="float" office:value="0.567382642">
                <text:p>0.567382642</text:p>
              </table:table-cell>
              <table:table-cell office:value-type="float" office:value="0.482555089">
                <text:p>0.48255508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57832546">
                <text:p>0.57832546</text:p>
              </table:table-cell>
              <table:table-cell office:value-type="float" office:value="0.420833876">
                <text:p>0.420833876</text:p>
              </table:table-cell>
              <table:table-cell office:value-type="float" office:value="0.551206535">
                <text:p>0.551206535</text:p>
              </table:table-cell>
              <table:table-cell office:value-type="float" office:value="0.482403693">
                <text:p>0.48240369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578754017">
                <text:p>0.578754017</text:p>
              </table:table-cell>
              <table:table-cell office:value-type="float" office:value="0.420916131">
                <text:p>0.420916131</text:p>
              </table:table-cell>
              <table:table-cell office:value-type="float" office:value="0.546221798">
                <text:p>0.546221798</text:p>
              </table:table-cell>
              <table:table-cell office:value-type="float" office:value="0.481516776">
                <text:p>0.48151677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578790972">
                <text:p>0.578790972</text:p>
              </table:table-cell>
              <table:table-cell office:value-type="float" office:value="0.420740893">
                <text:p>0.420740893</text:p>
              </table:table-cell>
              <table:table-cell office:value-type="float" office:value="0.546954935">
                <text:p>0.546954935</text:p>
              </table:table-cell>
              <table:table-cell office:value-type="float" office:value="0.481701551">
                <text:p>0.48170155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577121446">
                <text:p>0.577121446</text:p>
              </table:table-cell>
              <table:table-cell office:value-type="float" office:value="0.425916961">
                <text:p>0.425916961</text:p>
              </table:table-cell>
              <table:table-cell office:value-type="float" office:value="0.543104475">
                <text:p>0.543104475</text:p>
              </table:table-cell>
              <table:table-cell office:value-type="float" office:value="0.482038317">
                <text:p>0.48203831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577584574">
                <text:p>0.577584574</text:p>
              </table:table-cell>
              <table:table-cell office:value-type="float" office:value="0.424689701">
                <text:p>0.424689701</text:p>
              </table:table-cell>
              <table:table-cell office:value-type="float" office:value="0.545100635">
                <text:p>0.545100635</text:p>
              </table:table-cell>
              <table:table-cell office:value-type="float" office:value="0.481987057">
                <text:p>0.48198705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81682394">
                <text:p>0.581682394</text:p>
              </table:table-cell>
              <table:table-cell office:value-type="float" office:value="0.415853312">
                <text:p>0.415853312</text:p>
              </table:table-cell>
              <table:table-cell office:value-type="float" office:value="0.56686885">
                <text:p>0.56686885</text:p>
              </table:table-cell>
              <table:table-cell office:value-type="float" office:value="0.48253542">
                <text:p>0.4825354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81081579">
                <text:p>0.581081579</text:p>
              </table:table-cell>
              <table:table-cell office:value-type="float" office:value="0.415453364">
                <text:p>0.415453364</text:p>
              </table:table-cell>
              <table:table-cell office:value-type="float" office:value="0.56802816">
                <text:p>0.56802816</text:p>
              </table:table-cell>
              <table:table-cell office:value-type="float" office:value="0.482497869">
                <text:p>0.48249786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80898593">
                <text:p>0.580898593</text:p>
              </table:table-cell>
              <table:table-cell office:value-type="float" office:value="0.418530752">
                <text:p>0.418530752</text:p>
              </table:table-cell>
              <table:table-cell office:value-type="float" office:value="0.559739537">
                <text:p>0.559739537</text:p>
              </table:table-cell>
              <table:table-cell office:value-type="float" office:value="0.482153354">
                <text:p>0.48215335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79882929">
                <text:p>0.579882929</text:p>
              </table:table-cell>
              <table:table-cell office:value-type="float" office:value="0.420940569">
                <text:p>0.420940569</text:p>
              </table:table-cell>
              <table:table-cell office:value-type="float" office:value="0.554615325">
                <text:p>0.554615325</text:p>
              </table:table-cell>
              <table:table-cell office:value-type="float" office:value="0.482166467">
                <text:p>0.4821664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77547023">
                <text:p>0.577547023</text:p>
              </table:table-cell>
              <table:table-cell office:value-type="float" office:value="0.425755432">
                <text:p>0.425755432</text:p>
              </table:table-cell>
              <table:table-cell office:value-type="float" office:value="0.544006293">
                <text:p>0.544006293</text:p>
              </table:table-cell>
              <table:table-cell office:value-type="float" office:value="0.482104478">
                <text:p>0.48210447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79040716">
                <text:p>0.579040716</text:p>
              </table:table-cell>
              <table:table-cell office:value-type="float" office:value="0.420407703">
                <text:p>0.420407703</text:p>
              </table:table-cell>
              <table:table-cell office:value-type="float" office:value="0.545550054">
                <text:p>0.545550054</text:p>
              </table:table-cell>
              <table:table-cell office:value-type="float" office:value="0.481886325">
                <text:p>0.48188632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78194926">
                <text:p>0.578194926</text:p>
              </table:table-cell>
              <table:table-cell office:value-type="float" office:value="0.42193835">
                <text:p>0.42193835</text:p>
              </table:table-cell>
              <table:table-cell office:value-type="float" office:value="0.550184912">
                <text:p>0.550184912</text:p>
              </table:table-cell>
              <table:table-cell office:value-type="float" office:value="0.482892452">
                <text:p>0.48289245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79012701">
                <text:p>0.579012701</text:p>
              </table:table-cell>
              <table:table-cell office:value-type="float" office:value="0.418664267">
                <text:p>0.418664267</text:p>
              </table:table-cell>
              <table:table-cell office:value-type="float" office:value="0.5579359">
                <text:p>0.5579359</text:p>
              </table:table-cell>
              <table:table-cell office:value-type="float" office:value="0.482786355">
                <text:p>0.48278635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79786966">
                <text:p>0.579786966</text:p>
              </table:table-cell>
              <table:table-cell office:value-type="float" office:value="0.418106963">
                <text:p>0.418106963</text:p>
              </table:table-cell>
              <table:table-cell office:value-type="float" office:value="0.560045309">
                <text:p>0.560045309</text:p>
              </table:table-cell>
              <table:table-cell office:value-type="float" office:value="0.482705889">
                <text:p>0.48270588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80746601">
                <text:p>0.580746601</text:p>
              </table:table-cell>
              <table:table-cell office:value-type="float" office:value="0.415343096">
                <text:p>0.415343096</text:p>
              </table:table-cell>
              <table:table-cell office:value-type="float" office:value="0.567429133">
                <text:p>0.567429133</text:p>
              </table:table-cell>
              <table:table-cell office:value-type="float" office:value="0.482878743">
                <text:p>0.48287874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7945616">
                <text:p>0.57945616</text:p>
              </table:table-cell>
              <table:table-cell office:value-type="float" office:value="0.417801192">
                <text:p>0.417801192</text:p>
              </table:table-cell>
              <table:table-cell office:value-type="float" office:value="0.561267204">
                <text:p>0.561267204</text:p>
              </table:table-cell>
              <table:table-cell office:value-type="float" office:value="0.482791124">
                <text:p>0.48279112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579888294">
                <text:p>0.579888294</text:p>
              </table:table-cell>
              <table:table-cell office:value-type="float" office:value="0.416404655">
                <text:p>0.416404655</text:p>
              </table:table-cell>
              <table:table-cell office:value-type="float" office:value="0.565421053">
                <text:p>0.565421053</text:p>
              </table:table-cell>
              <table:table-cell office:value-type="float" office:value="0.482728539">
                <text:p>0.48272853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7794697">
                <text:p>0.57794697</text:p>
              </table:table-cell>
              <table:table-cell office:value-type="float" office:value="0.424018553">
                <text:p>0.424018553</text:p>
              </table:table-cell>
              <table:table-cell office:value-type="float" office:value="0.545532768">
                <text:p>0.545532768</text:p>
              </table:table-cell>
              <table:table-cell office:value-type="float" office:value="0.482388792">
                <text:p>0.48238879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577275822">
                <text:p>0.577275822</text:p>
              </table:table-cell>
              <table:table-cell office:value-type="float" office:value="0.423930934">
                <text:p>0.423930934</text:p>
              </table:table-cell>
              <table:table-cell office:value-type="float" office:value="0.547072357">
                <text:p>0.547072357</text:p>
              </table:table-cell>
              <table:table-cell office:value-type="float" office:value="0.482798872">
                <text:p>0.4827988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7973809">
                <text:p>0.57973809</text:p>
              </table:table-cell>
              <table:table-cell office:value-type="float" office:value="0.416760494">
                <text:p>0.416760494</text:p>
              </table:table-cell>
              <table:table-cell office:value-type="float" office:value="0.565450259">
                <text:p>0.565450259</text:p>
              </table:table-cell>
              <table:table-cell office:value-type="float" office:value="0.482949672">
                <text:p>0.48294967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77766368">
                <text:p>0.577766368</text:p>
              </table:table-cell>
              <table:table-cell office:value-type="float" office:value="0.423902324">
                <text:p>0.423902324</text:p>
              </table:table-cell>
              <table:table-cell office:value-type="float" office:value="0.545877879">
                <text:p>0.545877879</text:p>
              </table:table-cell>
              <table:table-cell office:value-type="float" office:value="0.482603965">
                <text:p>0.48260396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576880047">
                <text:p>0.576880047</text:p>
              </table:table-cell>
              <table:table-cell office:value-type="float" office:value="0.425015739">
                <text:p>0.425015739</text:p>
              </table:table-cell>
              <table:table-cell office:value-type="float" office:value="0.544076031">
                <text:p>0.544076031</text:p>
              </table:table-cell>
              <table:table-cell office:value-type="float" office:value="0.482607541">
                <text:p>0.48260754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57991154">
                <text:p>0.57991154</text:p>
              </table:table-cell>
              <table:table-cell office:value-type="float" office:value="0.420209219">
                <text:p>0.420209219</text:p>
              </table:table-cell>
              <table:table-cell office:value-type="float" office:value="0.55716402">
                <text:p>0.55716402</text:p>
              </table:table-cell>
              <table:table-cell office:value-type="float" office:value="0.482979474">
                <text:p>0.48297947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5767364">
                <text:p>0.5767364</text:p>
              </table:table-cell>
              <table:table-cell office:value-type="float" office:value="0.42628353">
                <text:p>0.42628353</text:p>
              </table:table-cell>
              <table:table-cell office:value-type="float" office:value="0.542697971">
                <text:p>0.542697971</text:p>
              </table:table-cell>
              <table:table-cell office:value-type="float" office:value="0.482577739">
                <text:p>0.48257773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577768752">
                <text:p>0.577768752</text:p>
              </table:table-cell>
              <table:table-cell office:value-type="float" office:value="0.422598174">
                <text:p>0.422598174</text:p>
              </table:table-cell>
              <table:table-cell office:value-type="float" office:value="0.545290177">
                <text:p>0.545290177</text:p>
              </table:table-cell>
              <table:table-cell office:value-type="float" office:value="0.482562838">
                <text:p>0.48256283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578520963">
                <text:p>0.578520963</text:p>
              </table:table-cell>
              <table:table-cell office:value-type="float" office:value="0.42141681">
                <text:p>0.42141681</text:p>
              </table:table-cell>
              <table:table-cell office:value-type="float" office:value="0.54675228">
                <text:p>0.54675228</text:p>
              </table:table-cell>
              <table:table-cell office:value-type="float" office:value="0.482408462">
                <text:p>0.48240846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580453942">
                <text:p>0.580453942</text:p>
              </table:table-cell>
              <table:table-cell office:value-type="float" office:value="0.422884872">
                <text:p>0.422884872</text:p>
              </table:table-cell>
              <table:table-cell office:value-type="float" office:value="0.547075933">
                <text:p>0.547075933</text:p>
              </table:table-cell>
              <table:table-cell office:value-type="float" office:value="0.482665954">
                <text:p>0.48266595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78739116">
                <text:p>0.578739116</text:p>
              </table:table-cell>
              <table:table-cell office:value-type="float" office:value="0.420975139">
                <text:p>0.420975139</text:p>
              </table:table-cell>
              <table:table-cell office:value-type="float" office:value="0.553996629">
                <text:p>0.553996629</text:p>
              </table:table-cell>
              <table:table-cell office:value-type="float" office:value="0.482835231">
                <text:p>0.48283523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80940912">
                <text:p>0.580940912</text:p>
              </table:table-cell>
              <table:table-cell office:value-type="float" office:value="0.415716817">
                <text:p>0.415716817</text:p>
              </table:table-cell>
              <table:table-cell office:value-type="float" office:value="0.566532083">
                <text:p>0.566532083</text:p>
              </table:table-cell>
              <table:table-cell office:value-type="float" office:value="0.48312491">
                <text:p>0.483124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4cm" svg:y="3.454cm" style:legend-expansion="high" chart:style-name="ch2"/>
        <chart:plot-area chart:style-name="ch3" table:cell-range-address="'26C Readings'.A1:'26C Readings'.E301" chart:data-source-has-labels="both" svg:x="0.32cm" svg:y="0.18cm" svg:width="13.354cm" svg:height="8.64cm">
          <chartooo:coordinate-region svg:x="1.047cm" svg:y="0.301cm" svg:width="12.627cm" svg:height="7.517cm"/>
          <chart:axis chart:dimension="x" chart:name="primary-x" chart:style-name="ch4" chartooo:axis-type="auto">
            <chartooo:date-scale/>
            <chart:categories table:cell-range-address="'26C Readings'.A2:'26C Readings'.A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6C Readings'.B2:'26C Readings'.B301" chart:label-cell-address="'26C Readings'.B1:'26C Readings'.B1" chart:class="chart:line">
            <chart:data-point chart:repeated="300"/>
          </chart:series>
          <chart:series chart:style-name="ch7" chart:values-cell-range-address="'26C Readings'.C2:'26C Readings'.C301" chart:label-cell-address="'26C Readings'.C1:'26C Readings'.C1" chart:class="chart:line">
            <chart:data-point chart:repeated="300"/>
          </chart:series>
          <chart:series chart:style-name="ch8" chart:values-cell-range-address="'26C Readings'.D2:'26C Readings'.D301" chart:label-cell-address="'26C Readings'.D1:'26C Readings'.D1" chart:class="chart:line">
            <chart:data-point chart:repeated="300"/>
          </chart:series>
          <chart:series chart:style-name="ch9" chart:values-cell-range-address="'26C Readings'.E2:'26C Readings'.E301" chart:label-cell-address="'26C Readings'.E1:'26C Readings'.E1" chart:class="chart:line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d2</text:p>
                <draw:g>
                  <svg:desc>'26C Readings'.B1:'26C Readings'.B1</svg:desc>
                </draw:g>
              </table:table-cell>
              <table:table-cell office:value-type="string">
                <text:p> ad4</text:p>
                <draw:g>
                  <svg:desc>'26C Readings'.C1:'26C Readings'.C1</svg:desc>
                </draw:g>
              </table:table-cell>
              <table:table-cell office:value-type="string">
                <text:p> ad5</text:p>
                <draw:g>
                  <svg:desc>'26C Readings'.D1:'26C Readings'.D1</svg:desc>
                </draw:g>
              </table:table-cell>
              <table:table-cell office:value-type="string">
                <text:p> ad6</text:p>
                <draw:g>
                  <svg:desc>'26C Readings'.E1:'26C Readings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26C Readings'.A2:'26C Readings'.A301</svg:desc>
                </draw:g>
              </table:table-cell>
              <table:table-cell office:value-type="float" office:value="0.232787756">
                <text:p>0.232787756</text:p>
                <draw:g>
                  <svg:desc>'26C Readings'.B2:'26C Readings'.B301</svg:desc>
                </draw:g>
              </table:table-cell>
              <table:table-cell office:value-type="float" office:value="0.696532213">
                <text:p>0.696532213</text:p>
                <draw:g>
                  <svg:desc>'26C Readings'.C2:'26C Readings'.C301</svg:desc>
                </draw:g>
              </table:table-cell>
              <table:table-cell office:value-type="float" office:value="0.761621089">
                <text:p>0.761621089</text:p>
                <draw:g>
                  <svg:desc>'26C Readings'.D2:'26C Readings'.D301</svg:desc>
                </draw:g>
              </table:table-cell>
              <table:table-cell office:value-type="float" office:value="0.631696657">
                <text:p>0.631696657</text:p>
                <draw:g>
                  <svg:desc>'26C Readings'.E2:'26C Readings'.E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3253864">
                <text:p>0.233253864</text:p>
              </table:table-cell>
              <table:table-cell office:value-type="float" office:value="0.650345761">
                <text:p>0.650345761</text:p>
              </table:table-cell>
              <table:table-cell office:value-type="float" office:value="0.709326352">
                <text:p>0.709326352</text:p>
              </table:table-cell>
              <table:table-cell office:value-type="float" office:value="0.680437169">
                <text:p>0.6804371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33335523">
                <text:p>0.233335523</text:p>
              </table:table-cell>
              <table:table-cell office:value-type="float" office:value="0.705798949">
                <text:p>0.705798949</text:p>
              </table:table-cell>
              <table:table-cell office:value-type="float" office:value="0.754159779">
                <text:p>0.754159779</text:p>
              </table:table-cell>
              <table:table-cell office:value-type="float" office:value="0.653023202">
                <text:p>0.6530232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2387213">
                <text:p>0.232387213</text:p>
              </table:table-cell>
              <table:table-cell office:value-type="float" office:value="0.773154589">
                <text:p>0.773154589</text:p>
              </table:table-cell>
              <table:table-cell office:value-type="float" office:value="0.628046468">
                <text:p>0.628046468</text:p>
              </table:table-cell>
              <table:table-cell office:value-type="float" office:value="0.581502388">
                <text:p>0.581502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3785538">
                <text:p>0.233785538</text:p>
              </table:table-cell>
              <table:table-cell office:value-type="float" office:value="0.745217889">
                <text:p>0.745217889</text:p>
              </table:table-cell>
              <table:table-cell office:value-type="float" office:value="0.771128031">
                <text:p>0.771128031</text:p>
              </table:table-cell>
              <table:table-cell office:value-type="float" office:value="0.598412227">
                <text:p>0.5984122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3471421">
                <text:p>0.233471421</text:p>
              </table:table-cell>
              <table:table-cell office:value-type="float" office:value="0.8003057">
                <text:p>0.8003057</text:p>
              </table:table-cell>
              <table:table-cell office:value-type="float" office:value="0.686367832">
                <text:p>0.686367832</text:p>
              </table:table-cell>
              <table:table-cell office:value-type="float" office:value="0.571919152">
                <text:p>0.5719191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4330324">
                <text:p>0.234330324</text:p>
              </table:table-cell>
              <table:table-cell office:value-type="float" office:value="0.739371865">
                <text:p>0.739371865</text:p>
              </table:table-cell>
              <table:table-cell office:value-type="float" office:value="0.769963952">
                <text:p>0.769963952</text:p>
              </table:table-cell>
              <table:table-cell office:value-type="float" office:value="0.60384996">
                <text:p>0.603849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3016042">
                <text:p>0.233016042</text:p>
              </table:table-cell>
              <table:table-cell office:value-type="float" office:value="0.663622697">
                <text:p>0.663622697</text:p>
              </table:table-cell>
              <table:table-cell office:value-type="float" office:value="0.636307673">
                <text:p>0.636307673</text:p>
              </table:table-cell>
              <table:table-cell office:value-type="float" office:value="0.630543903">
                <text:p>0.6305439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4036474">
                <text:p>0.234036474</text:p>
              </table:table-cell>
              <table:table-cell office:value-type="float" office:value="0.788706635">
                <text:p>0.788706635</text:p>
              </table:table-cell>
              <table:table-cell office:value-type="float" office:value="0.721163836">
                <text:p>0.721163836</text:p>
              </table:table-cell>
              <table:table-cell office:value-type="float" office:value="0.570362874">
                <text:p>0.5703628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3659176">
                <text:p>0.233659176</text:p>
              </table:table-cell>
              <table:table-cell office:value-type="float" office:value="0.649948198">
                <text:p>0.649948198</text:p>
              </table:table-cell>
              <table:table-cell office:value-type="float" office:value="0.711156811">
                <text:p>0.711156811</text:p>
              </table:table-cell>
              <table:table-cell office:value-type="float" office:value="0.682923875">
                <text:p>0.682923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4169988">
                <text:p>0.234169988</text:p>
              </table:table-cell>
              <table:table-cell office:value-type="float" office:value="0.683705888">
                <text:p>0.683705888</text:p>
              </table:table-cell>
              <table:table-cell office:value-type="float" office:value="0.753289551">
                <text:p>0.753289551</text:p>
              </table:table-cell>
              <table:table-cell office:value-type="float" office:value="0.65450855">
                <text:p>0.654508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218268">
                <text:p>0.234218268</text:p>
              </table:table-cell>
              <table:table-cell office:value-type="float" office:value="0.691897356">
                <text:p>0.691897356</text:p>
              </table:table-cell>
              <table:table-cell office:value-type="float" office:value="0.765845271">
                <text:p>0.765845271</text:p>
              </table:table-cell>
              <table:table-cell office:value-type="float" office:value="0.590378116">
                <text:p>0.5903781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33871965">
                <text:p>0.233871965</text:p>
              </table:table-cell>
              <table:table-cell office:value-type="float" office:value="0.811655022">
                <text:p>0.811655022</text:p>
              </table:table-cell>
              <table:table-cell office:value-type="float" office:value="0.634730534">
                <text:p>0.634730534</text:p>
              </table:table-cell>
              <table:table-cell office:value-type="float" office:value="0.566648312">
                <text:p>0.5666483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34254627">
                <text:p>0.234254627</text:p>
              </table:table-cell>
              <table:table-cell office:value-type="float" office:value="0.806948043">
                <text:p>0.806948043</text:p>
              </table:table-cell>
              <table:table-cell office:value-type="float" office:value="0.640504437">
                <text:p>0.640504437</text:p>
              </table:table-cell>
              <table:table-cell office:value-type="float" office:value="0.568060347">
                <text:p>0.5680603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414963">
                <text:p>0.234414963</text:p>
              </table:table-cell>
              <table:table-cell office:value-type="float" office:value="0.671089968">
                <text:p>0.671089968</text:p>
              </table:table-cell>
              <table:table-cell office:value-type="float" office:value="0.736703364">
                <text:p>0.736703364</text:p>
              </table:table-cell>
              <table:table-cell office:value-type="float" office:value="0.690322601">
                <text:p>0.6903226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4220056">
                <text:p>0.234220056</text:p>
              </table:table-cell>
              <table:table-cell office:value-type="float" office:value="0.772833916">
                <text:p>0.772833916</text:p>
              </table:table-cell>
              <table:table-cell office:value-type="float" office:value="0.686552606">
                <text:p>0.686552606</text:p>
              </table:table-cell>
              <table:table-cell office:value-type="float" office:value="0.567447611">
                <text:p>0.5674476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4402446">
                <text:p>0.234402446</text:p>
              </table:table-cell>
              <table:table-cell office:value-type="float" office:value="0.811662175">
                <text:p>0.811662175</text:p>
              </table:table-cell>
              <table:table-cell office:value-type="float" office:value="0.628549532">
                <text:p>0.628549532</text:p>
              </table:table-cell>
              <table:table-cell office:value-type="float" office:value="0.568015643">
                <text:p>0.5680156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3939914">
                <text:p>0.233939914</text:p>
              </table:table-cell>
              <table:table-cell office:value-type="float" office:value="0.811537005">
                <text:p>0.811537005</text:p>
              </table:table-cell>
              <table:table-cell office:value-type="float" office:value="0.629084185">
                <text:p>0.629084185</text:p>
              </table:table-cell>
              <table:table-cell office:value-type="float" office:value="0.568193265">
                <text:p>0.5681932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4711198">
                <text:p>0.234711198</text:p>
              </table:table-cell>
              <table:table-cell office:value-type="float" office:value="0.799455142">
                <text:p>0.799455142</text:p>
              </table:table-cell>
              <table:table-cell office:value-type="float" office:value="0.666185697">
                <text:p>0.666185697</text:p>
              </table:table-cell>
              <table:table-cell office:value-type="float" office:value="0.570862361">
                <text:p>0.5708623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33984021">
                <text:p>0.233984021</text:p>
              </table:table-cell>
              <table:table-cell office:value-type="float" office:value="0.805337525">
                <text:p>0.805337525</text:p>
              </table:table-cell>
              <table:table-cell office:value-type="float" office:value="0.645905214">
                <text:p>0.645905214</text:p>
              </table:table-cell>
              <table:table-cell office:value-type="float" office:value="0.56818194">
                <text:p>0.568181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4392313">
                <text:p>0.234392313</text:p>
              </table:table-cell>
              <table:table-cell office:value-type="float" office:value="0.660323579">
                <text:p>0.660323579</text:p>
              </table:table-cell>
              <table:table-cell office:value-type="float" office:value="0.728535739">
                <text:p>0.728535739</text:p>
              </table:table-cell>
              <table:table-cell office:value-type="float" office:value="0.692557775">
                <text:p>0.6925577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35160021">
                <text:p>0.235160021</text:p>
              </table:table-cell>
              <table:table-cell office:value-type="float" office:value="0.81185589">
                <text:p>0.81185589</text:p>
              </table:table-cell>
              <table:table-cell office:value-type="float" office:value="0.627061203">
                <text:p>0.627061203</text:p>
              </table:table-cell>
              <table:table-cell office:value-type="float" office:value="0.568670102">
                <text:p>0.5686701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34262375">
                <text:p>0.234262375</text:p>
              </table:table-cell>
              <table:table-cell office:value-type="float" office:value="0.784457419">
                <text:p>0.784457419</text:p>
              </table:table-cell>
              <table:table-cell office:value-type="float" office:value="0.627401546">
                <text:p>0.627401546</text:p>
              </table:table-cell>
              <table:table-cell office:value-type="float" office:value="0.582149098">
                <text:p>0.5821490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33919648">
                <text:p>0.233919648</text:p>
              </table:table-cell>
              <table:table-cell office:value-type="float" office:value="0.648567158">
                <text:p>0.648567158</text:p>
              </table:table-cell>
              <table:table-cell office:value-type="float" office:value="0.644285756">
                <text:p>0.644285756</text:p>
              </table:table-cell>
              <table:table-cell office:value-type="float" office:value="0.642455893">
                <text:p>0.6424558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35099224">
                <text:p>0.235099224</text:p>
              </table:table-cell>
              <table:table-cell office:value-type="float" office:value="0.732041685">
                <text:p>0.732041685</text:p>
              </table:table-cell>
              <table:table-cell office:value-type="float" office:value="0.764727088">
                <text:p>0.764727088</text:p>
              </table:table-cell>
              <table:table-cell office:value-type="float" office:value="0.621545389">
                <text:p>0.62154538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35150484">
                <text:p>0.235150484</text:p>
              </table:table-cell>
              <table:table-cell office:value-type="float" office:value="0.74090132">
                <text:p>0.74090132</text:p>
              </table:table-cell>
              <table:table-cell office:value-type="float" office:value="0.770567747">
                <text:p>0.770567747</text:p>
              </table:table-cell>
              <table:table-cell office:value-type="float" office:value="0.599875522">
                <text:p>0.5998755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35051541">
                <text:p>0.235051541</text:p>
              </table:table-cell>
              <table:table-cell office:value-type="float" office:value="0.736638991">
                <text:p>0.736638991</text:p>
              </table:table-cell>
              <table:table-cell office:value-type="float" office:value="0.769416782">
                <text:p>0.769416782</text:p>
              </table:table-cell>
              <table:table-cell office:value-type="float" office:value="0.596116852">
                <text:p>0.5961168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35079555">
                <text:p>0.235079555</text:p>
              </table:table-cell>
              <table:table-cell office:value-type="float" office:value="0.775724742">
                <text:p>0.775724742</text:p>
              </table:table-cell>
              <table:table-cell office:value-type="float" office:value="0.742917745">
                <text:p>0.742917745</text:p>
              </table:table-cell>
              <table:table-cell office:value-type="float" office:value="0.574514338">
                <text:p>0.57451433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35024123">
                <text:p>0.235024123</text:p>
              </table:table-cell>
              <table:table-cell office:value-type="float" office:value="0.806939102">
                <text:p>0.806939102</text:p>
              </table:table-cell>
              <table:table-cell office:value-type="float" office:value="0.630540327">
                <text:p>0.630540327</text:p>
              </table:table-cell>
              <table:table-cell office:value-type="float" office:value="0.580322216">
                <text:p>0.5803222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3531857">
                <text:p>0.23531857</text:p>
              </table:table-cell>
              <table:table-cell office:value-type="float" office:value="0.755267233">
                <text:p>0.755267233</text:p>
              </table:table-cell>
              <table:table-cell office:value-type="float" office:value="0.769607516">
                <text:p>0.769607516</text:p>
              </table:table-cell>
              <table:table-cell office:value-type="float" office:value="0.586295794">
                <text:p>0.5862957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4597353">
                <text:p>0.234597353</text:p>
              </table:table-cell>
              <table:table-cell office:value-type="float" office:value="0.657819588">
                <text:p>0.657819588</text:p>
              </table:table-cell>
              <table:table-cell office:value-type="float" office:value="0.726246324">
                <text:p>0.726246324</text:p>
              </table:table-cell>
              <table:table-cell office:value-type="float" office:value="0.693200909">
                <text:p>0.69320090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34211711">
                <text:p>0.234211711</text:p>
              </table:table-cell>
              <table:table-cell office:value-type="float" office:value="0.637967067">
                <text:p>0.637967067</text:p>
              </table:table-cell>
              <table:table-cell office:value-type="float" office:value="0.678206763">
                <text:p>0.678206763</text:p>
              </table:table-cell>
              <table:table-cell office:value-type="float" office:value="0.665858467">
                <text:p>0.6658584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34426288">
                <text:p>0.234426288</text:p>
              </table:table-cell>
              <table:table-cell office:value-type="float" office:value="0.643060284">
                <text:p>0.643060284</text:p>
              </table:table-cell>
              <table:table-cell office:value-type="float" office:value="0.696358764">
                <text:p>0.696358764</text:p>
              </table:table-cell>
              <table:table-cell office:value-type="float" office:value="0.67416974">
                <text:p>0.6741697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35016374">
                <text:p>0.235016374</text:p>
              </table:table-cell>
              <table:table-cell office:value-type="float" office:value="0.75315544">
                <text:p>0.75315544</text:p>
              </table:table-cell>
              <table:table-cell office:value-type="float" office:value="0.774065348">
                <text:p>0.774065348</text:p>
              </table:table-cell>
              <table:table-cell office:value-type="float" office:value="0.589072178">
                <text:p>0.5890721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34082965">
                <text:p>0.234082965</text:p>
              </table:table-cell>
              <table:table-cell office:value-type="float" office:value="0.81289003">
                <text:p>0.81289003</text:p>
              </table:table-cell>
              <table:table-cell office:value-type="float" office:value="0.627669171">
                <text:p>0.627669171</text:p>
              </table:table-cell>
              <table:table-cell office:value-type="float" office:value="0.5684895">
                <text:p>0.56848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34125284">
                <text:p>0.234125284</text:p>
              </table:table-cell>
              <table:table-cell office:value-type="float" office:value="0.655248243">
                <text:p>0.655248243</text:p>
              </table:table-cell>
              <table:table-cell office:value-type="float" office:value="0.669458588">
                <text:p>0.669458588</text:p>
              </table:table-cell>
              <table:table-cell office:value-type="float" office:value="0.680063448">
                <text:p>0.6800634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33971504">
                <text:p>0.233971504</text:p>
              </table:table-cell>
              <table:table-cell office:value-type="float" office:value="0.679703436">
                <text:p>0.679703436</text:p>
              </table:table-cell>
              <table:table-cell office:value-type="float" office:value="0.635183529">
                <text:p>0.635183529</text:p>
              </table:table-cell>
              <table:table-cell office:value-type="float" office:value="0.625318959">
                <text:p>0.6253189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3445609">
                <text:p>0.23445609</text:p>
              </table:table-cell>
              <table:table-cell office:value-type="float" office:value="0.654365498">
                <text:p>0.654365498</text:p>
              </table:table-cell>
              <table:table-cell office:value-type="float" office:value="0.724737731">
                <text:p>0.724737731</text:p>
              </table:table-cell>
              <table:table-cell office:value-type="float" office:value="0.6933833">
                <text:p>0.69338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35226182">
                <text:p>0.235226182</text:p>
              </table:table-cell>
              <table:table-cell office:value-type="float" office:value="0.777968261">
                <text:p>0.777968261</text:p>
              </table:table-cell>
              <table:table-cell office:value-type="float" office:value="0.734378783">
                <text:p>0.734378783</text:p>
              </table:table-cell>
              <table:table-cell office:value-type="float" office:value="0.576760838">
                <text:p>0.5767608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35313205">
                <text:p>0.235313205</text:p>
              </table:table-cell>
              <table:table-cell office:value-type="float" office:value="0.726658789">
                <text:p>0.726658789</text:p>
              </table:table-cell>
              <table:table-cell office:value-type="float" office:value="0.762987824">
                <text:p>0.762987824</text:p>
              </table:table-cell>
              <table:table-cell office:value-type="float" office:value="0.627008751">
                <text:p>0.6270087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34307675">
                <text:p>0.234307675</text:p>
              </table:table-cell>
              <table:table-cell office:value-type="float" office:value="0.812360145">
                <text:p>0.812360145</text:p>
              </table:table-cell>
              <table:table-cell office:value-type="float" office:value="0.629826859">
                <text:p>0.629826859</text:p>
              </table:table-cell>
              <table:table-cell office:value-type="float" office:value="0.56738443">
                <text:p>0.5673844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34767227">
                <text:p>0.234767227</text:p>
              </table:table-cell>
              <table:table-cell office:value-type="float" office:value="0.655854423">
                <text:p>0.655854423</text:p>
              </table:table-cell>
              <table:table-cell office:value-type="float" office:value="0.723618355">
                <text:p>0.723618355</text:p>
              </table:table-cell>
              <table:table-cell office:value-type="float" office:value="0.691567146">
                <text:p>0.69156714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35006241">
                <text:p>0.235006241</text:p>
              </table:table-cell>
              <table:table-cell office:value-type="float" office:value="0.704453075">
                <text:p>0.704453075</text:p>
              </table:table-cell>
              <table:table-cell office:value-type="float" office:value="0.752051562">
                <text:p>0.752051562</text:p>
              </table:table-cell>
              <table:table-cell office:value-type="float" office:value="0.65735646">
                <text:p>0.6573564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34066872">
                <text:p>0.234066872</text:p>
              </table:table-cell>
              <table:table-cell office:value-type="float" office:value="0.753211469">
                <text:p>0.753211469</text:p>
              </table:table-cell>
              <table:table-cell office:value-type="float" office:value="0.630279259">
                <text:p>0.630279259</text:p>
              </table:table-cell>
              <table:table-cell office:value-type="float" office:value="0.594314408">
                <text:p>0.59431440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34400062">
                <text:p>0.234400062</text:p>
              </table:table-cell>
              <table:table-cell office:value-type="float" office:value="0.733510343">
                <text:p>0.733510343</text:p>
              </table:table-cell>
              <table:table-cell office:value-type="float" office:value="0.628580526">
                <text:p>0.628580526</text:p>
              </table:table-cell>
              <table:table-cell office:value-type="float" office:value="0.60539074">
                <text:p>0.605390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34252242">
                <text:p>0.234252242</text:p>
              </table:table-cell>
              <table:table-cell office:value-type="float" office:value="0.647037106">
                <text:p>0.647037106</text:p>
              </table:table-cell>
              <table:table-cell office:value-type="float" office:value="0.673333487">
                <text:p>0.673333487</text:p>
              </table:table-cell>
              <table:table-cell office:value-type="float" office:value="0.68068274">
                <text:p>0.6806827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5330491">
                <text:p>0.235330491</text:p>
              </table:table-cell>
              <table:table-cell office:value-type="float" office:value="0.718630042">
                <text:p>0.718630042</text:p>
              </table:table-cell>
              <table:table-cell office:value-type="float" office:value="0.758835168">
                <text:p>0.758835168</text:p>
              </table:table-cell>
              <table:table-cell office:value-type="float" office:value="0.640358405">
                <text:p>0.64035840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34283237">
                <text:p>0.234283237</text:p>
              </table:table-cell>
              <table:table-cell office:value-type="float" office:value="0.658440668">
                <text:p>0.658440668</text:p>
              </table:table-cell>
              <table:table-cell office:value-type="float" office:value="0.638396816">
                <text:p>0.638396816</text:p>
              </table:table-cell>
              <table:table-cell office:value-type="float" office:value="0.636076407">
                <text:p>0.63607640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3452702">
                <text:p>0.23452702</text:p>
              </table:table-cell>
              <table:table-cell office:value-type="float" office:value="0.803929067">
                <text:p>0.803929067</text:p>
              </table:table-cell>
              <table:table-cell office:value-type="float" office:value="0.658646304">
                <text:p>0.658646304</text:p>
              </table:table-cell>
              <table:table-cell office:value-type="float" office:value="0.567621656">
                <text:p>0.56762165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4409003">
                <text:p>0.234409003</text:p>
              </table:table-cell>
              <table:table-cell office:value-type="float" office:value="0.721822467">
                <text:p>0.721822467</text:p>
              </table:table-cell>
              <table:table-cell office:value-type="float" office:value="0.770235153">
                <text:p>0.770235153</text:p>
              </table:table-cell>
              <table:table-cell office:value-type="float" office:value="0.595286559">
                <text:p>0.5952865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5027699">
                <text:p>0.235027699</text:p>
              </table:table-cell>
              <table:table-cell office:value-type="float" office:value="0.791814422">
                <text:p>0.791814422</text:p>
              </table:table-cell>
              <table:table-cell office:value-type="float" office:value="0.677893243">
                <text:p>0.677893243</text:p>
              </table:table-cell>
              <table:table-cell office:value-type="float" office:value="0.570016571">
                <text:p>0.5700165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3404899">
                <text:p>0.23404899</text:p>
              </table:table-cell>
              <table:table-cell office:value-type="float" office:value="0.650459606">
                <text:p>0.650459606</text:p>
              </table:table-cell>
              <table:table-cell office:value-type="float" office:value="0.643966275">
                <text:p>0.643966275</text:p>
              </table:table-cell>
              <table:table-cell office:value-type="float" office:value="0.63809164">
                <text:p>0.638091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34519271">
                <text:p>0.234519271</text:p>
              </table:table-cell>
              <table:table-cell office:value-type="float" office:value="0.678156695">
                <text:p>0.678156695</text:p>
              </table:table-cell>
              <table:table-cell office:value-type="float" office:value="0.740689128">
                <text:p>0.740689128</text:p>
              </table:table-cell>
              <table:table-cell office:value-type="float" office:value="0.683034144">
                <text:p>0.6830341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34670071">
                <text:p>0.234670071</text:p>
              </table:table-cell>
              <table:table-cell office:value-type="float" office:value="0.787174796">
                <text:p>0.787174796</text:p>
              </table:table-cell>
              <table:table-cell office:value-type="float" office:value="0.676280341">
                <text:p>0.676280341</text:p>
              </table:table-cell>
              <table:table-cell office:value-type="float" office:value="0.573039123">
                <text:p>0.57303912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33784942">
                <text:p>0.233784942</text:p>
              </table:table-cell>
              <table:table-cell office:value-type="float" office:value="0.811410643">
                <text:p>0.811410643</text:p>
              </table:table-cell>
              <table:table-cell office:value-type="float" office:value="0.628104881">
                <text:p>0.628104881</text:p>
              </table:table-cell>
              <table:table-cell office:value-type="float" office:value="0.568143793">
                <text:p>0.5681437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34066276">
                <text:p>0.234066276</text:p>
              </table:table-cell>
              <table:table-cell office:value-type="float" office:value="0.806141592">
                <text:p>0.806141592</text:p>
              </table:table-cell>
              <table:table-cell office:value-type="float" office:value="0.652109462">
                <text:p>0.652109462</text:p>
              </table:table-cell>
              <table:table-cell office:value-type="float" office:value="0.565891929">
                <text:p>0.5658919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33614473">
                <text:p>0.233614473</text:p>
              </table:table-cell>
              <table:table-cell office:value-type="float" office:value="0.726942507">
                <text:p>0.726942507</text:p>
              </table:table-cell>
              <table:table-cell office:value-type="float" office:value="0.628259257">
                <text:p>0.628259257</text:p>
              </table:table-cell>
              <table:table-cell office:value-type="float" office:value="0.60244329">
                <text:p>0.602443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34166412">
                <text:p>0.234166412</text:p>
              </table:table-cell>
              <table:table-cell office:value-type="float" office:value="0.640579538">
                <text:p>0.640579538</text:p>
              </table:table-cell>
              <table:table-cell office:value-type="float" office:value="0.683383427">
                <text:p>0.683383427</text:p>
              </table:table-cell>
              <table:table-cell office:value-type="float" office:value="0.667809924">
                <text:p>0.66780992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34474568">
                <text:p>0.234474568</text:p>
              </table:table-cell>
              <table:table-cell office:value-type="float" office:value="0.673751911">
                <text:p>0.673751911</text:p>
              </table:table-cell>
              <table:table-cell office:value-type="float" office:value="0.755764932">
                <text:p>0.755764932</text:p>
              </table:table-cell>
              <table:table-cell office:value-type="float" office:value="0.611372663">
                <text:p>0.6113726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34841136">
                <text:p>0.234841136</text:p>
              </table:table-cell>
              <table:table-cell office:value-type="float" office:value="0.778681133">
                <text:p>0.778681133</text:p>
              </table:table-cell>
              <table:table-cell office:value-type="float" office:value="0.731657235">
                <text:p>0.731657235</text:p>
              </table:table-cell>
              <table:table-cell office:value-type="float" office:value="0.575569937">
                <text:p>0.5755699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445609">
                <text:p>0.23445609</text:p>
              </table:table-cell>
              <table:table-cell office:value-type="float" office:value="0.789926146">
                <text:p>0.789926146</text:p>
              </table:table-cell>
              <table:table-cell office:value-type="float" office:value="0.698261344">
                <text:p>0.698261344</text:p>
              </table:table-cell>
              <table:table-cell office:value-type="float" office:value="0.57315118">
                <text:p>0.5731511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34667091">
                <text:p>0.234667091</text:p>
              </table:table-cell>
              <table:table-cell office:value-type="float" office:value="0.789731835">
                <text:p>0.789731835</text:p>
              </table:table-cell>
              <table:table-cell office:value-type="float" office:value="0.710799779">
                <text:p>0.710799779</text:p>
              </table:table-cell>
              <table:table-cell office:value-type="float" office:value="0.574582288">
                <text:p>0.5745822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34811334">
                <text:p>0.234811334</text:p>
              </table:table-cell>
              <table:table-cell office:value-type="float" office:value="0.741164177">
                <text:p>0.741164177</text:p>
              </table:table-cell>
              <table:table-cell office:value-type="float" office:value="0.772881004">
                <text:p>0.772881004</text:p>
              </table:table-cell>
              <table:table-cell office:value-type="float" office:value="0.582773159">
                <text:p>0.5827731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34711198">
                <text:p>0.234711198</text:p>
              </table:table-cell>
              <table:table-cell office:value-type="float" office:value="0.663307388">
                <text:p>0.663307388</text:p>
              </table:table-cell>
              <table:table-cell office:value-type="float" office:value="0.732031552">
                <text:p>0.732031552</text:p>
              </table:table-cell>
              <table:table-cell office:value-type="float" office:value="0.692169749">
                <text:p>0.69216974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34574107">
                <text:p>0.234574107</text:p>
              </table:table-cell>
              <table:table-cell office:value-type="float" office:value="0.645036178">
                <text:p>0.645036178</text:p>
              </table:table-cell>
              <table:table-cell office:value-type="float" office:value="0.723326888">
                <text:p>0.723326888</text:p>
              </table:table-cell>
              <table:table-cell office:value-type="float" office:value="0.693637215">
                <text:p>0.6936372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34485893">
                <text:p>0.234485893</text:p>
              </table:table-cell>
              <table:table-cell office:value-type="float" office:value="0.651145655">
                <text:p>0.651145655</text:p>
              </table:table-cell>
              <table:table-cell office:value-type="float" office:value="0.737072317">
                <text:p>0.737072317</text:p>
              </table:table-cell>
              <table:table-cell office:value-type="float" office:value="0.669124802">
                <text:p>0.6691248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34855441">
                <text:p>0.234855441</text:p>
              </table:table-cell>
              <table:table-cell office:value-type="float" office:value="0.748728007">
                <text:p>0.748728007</text:p>
              </table:table-cell>
              <table:table-cell office:value-type="float" office:value="0.774714443">
                <text:p>0.774714443</text:p>
              </table:table-cell>
              <table:table-cell office:value-type="float" office:value="0.596624088">
                <text:p>0.5966240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35250024">
                <text:p>0.235250024</text:p>
              </table:table-cell>
              <table:table-cell office:value-type="float" office:value="0.741705983">
                <text:p>0.741705983</text:p>
              </table:table-cell>
              <table:table-cell office:value-type="float" office:value="0.771034452">
                <text:p>0.771034452</text:p>
              </table:table-cell>
              <table:table-cell office:value-type="float" office:value="0.600435209">
                <text:p>0.60043520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34519271">
                <text:p>0.234519271</text:p>
              </table:table-cell>
              <table:table-cell office:value-type="float" office:value="0.657387454">
                <text:p>0.657387454</text:p>
              </table:table-cell>
              <table:table-cell office:value-type="float" office:value="0.736240832">
                <text:p>0.736240832</text:p>
              </table:table-cell>
              <table:table-cell office:value-type="float" office:value="0.669261297">
                <text:p>0.66926129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33525662">
                <text:p>0.233525662</text:p>
              </table:table-cell>
              <table:table-cell office:value-type="float" office:value="0.756805033">
                <text:p>0.756805033</text:p>
              </table:table-cell>
              <table:table-cell office:value-type="float" office:value="0.629742221">
                <text:p>0.629742221</text:p>
              </table:table-cell>
              <table:table-cell office:value-type="float" office:value="0.593121719">
                <text:p>0.5931217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35254197">
                <text:p>0.235254197</text:p>
              </table:table-cell>
              <table:table-cell office:value-type="float" office:value="0.769186708">
                <text:p>0.769186708</text:p>
              </table:table-cell>
              <table:table-cell office:value-type="float" office:value="0.75010249">
                <text:p>0.75010249</text:p>
              </table:table-cell>
              <table:table-cell office:value-type="float" office:value="0.577836702">
                <text:p>0.5778367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35083131">
                <text:p>0.235083131</text:p>
              </table:table-cell>
              <table:table-cell office:value-type="float" office:value="0.794509744">
                <text:p>0.794509744</text:p>
              </table:table-cell>
              <table:table-cell office:value-type="float" office:value="0.686641417">
                <text:p>0.686641417</text:p>
              </table:table-cell>
              <table:table-cell office:value-type="float" office:value="0.572536656">
                <text:p>0.5725366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4220652">
                <text:p>0.234220652</text:p>
              </table:table-cell>
              <table:table-cell office:value-type="float" office:value="0.811638333">
                <text:p>0.811638333</text:p>
              </table:table-cell>
              <table:table-cell office:value-type="float" office:value="0.630307869">
                <text:p>0.630307869</text:p>
              </table:table-cell>
              <table:table-cell office:value-type="float" office:value="0.568667718">
                <text:p>0.56866771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33947067">
                <text:p>0.233947067</text:p>
              </table:table-cell>
              <table:table-cell office:value-type="float" office:value="0.710861172">
                <text:p>0.710861172</text:p>
              </table:table-cell>
              <table:table-cell office:value-type="float" office:value="0.629788116">
                <text:p>0.629788116</text:p>
              </table:table-cell>
              <table:table-cell office:value-type="float" office:value="0.610166861">
                <text:p>0.61016686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34758286">
                <text:p>0.234758286</text:p>
              </table:table-cell>
              <table:table-cell office:value-type="float" office:value="0.733897773">
                <text:p>0.733897773</text:p>
              </table:table-cell>
              <table:table-cell office:value-type="float" office:value="0.767511221">
                <text:p>0.767511221</text:p>
              </table:table-cell>
              <table:table-cell office:value-type="float" office:value="0.616082623">
                <text:p>0.61608262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3524168">
                <text:p>0.23524168</text:p>
              </table:table-cell>
              <table:table-cell office:value-type="float" office:value="0.75786242">
                <text:p>0.75786242</text:p>
              </table:table-cell>
              <table:table-cell office:value-type="float" office:value="0.767189356">
                <text:p>0.767189356</text:p>
              </table:table-cell>
              <table:table-cell office:value-type="float" office:value="0.584490369">
                <text:p>0.5844903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34261183">
                <text:p>0.234261183</text:p>
              </table:table-cell>
              <table:table-cell office:value-type="float" office:value="0.658642728">
                <text:p>0.658642728</text:p>
              </table:table-cell>
              <table:table-cell office:value-type="float" office:value="0.747271269">
                <text:p>0.747271269</text:p>
              </table:table-cell>
              <table:table-cell office:value-type="float" office:value="0.628956035">
                <text:p>0.62895603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34190254">
                <text:p>0.234190254</text:p>
              </table:table-cell>
              <table:table-cell office:value-type="float" office:value="0.639750438">
                <text:p>0.639750438</text:p>
              </table:table-cell>
              <table:table-cell office:value-type="float" office:value="0.689633571">
                <text:p>0.689633571</text:p>
              </table:table-cell>
              <table:table-cell office:value-type="float" office:value="0.670106491">
                <text:p>0.67010649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34871535">
                <text:p>0.234871535</text:p>
              </table:table-cell>
              <table:table-cell office:value-type="float" office:value="0.811322428">
                <text:p>0.811322428</text:p>
              </table:table-cell>
              <table:table-cell office:value-type="float" office:value="0.637105183">
                <text:p>0.637105183</text:p>
              </table:table-cell>
              <table:table-cell office:value-type="float" office:value="0.567124554">
                <text:p>0.56712455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34371452">
                <text:p>0.234371452</text:p>
              </table:table-cell>
              <table:table-cell office:value-type="float" office:value="0.812372662">
                <text:p>0.812372662</text:p>
              </table:table-cell>
              <table:table-cell office:value-type="float" office:value="0.627142862">
                <text:p>0.627142862</text:p>
              </table:table-cell>
              <table:table-cell office:value-type="float" office:value="0.566716858">
                <text:p>0.5667168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34034089">
                <text:p>0.234034089</text:p>
              </table:table-cell>
              <table:table-cell office:value-type="float" office:value="0.75701663">
                <text:p>0.75701663</text:p>
              </table:table-cell>
              <table:table-cell office:value-type="float" office:value="0.627865866">
                <text:p>0.627865866</text:p>
              </table:table-cell>
              <table:table-cell office:value-type="float" office:value="0.590222548">
                <text:p>0.59022254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34961538">
                <text:p>0.234961538</text:p>
              </table:table-cell>
              <table:table-cell office:value-type="float" office:value="0.803567267">
                <text:p>0.803567267</text:p>
              </table:table-cell>
              <table:table-cell office:value-type="float" office:value="0.638152437">
                <text:p>0.638152437</text:p>
              </table:table-cell>
              <table:table-cell office:value-type="float" office:value="0.565967031">
                <text:p>0.56596703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34819083">
                <text:p>0.234819083</text:p>
              </table:table-cell>
              <table:table-cell office:value-type="float" office:value="0.805954433">
                <text:p>0.805954433</text:p>
              </table:table-cell>
              <table:table-cell office:value-type="float" office:value="0.644325095">
                <text:p>0.644325095</text:p>
              </table:table-cell>
              <table:table-cell office:value-type="float" office:value="0.569602915">
                <text:p>0.5696029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33973293">
                <text:p>0.233973293</text:p>
              </table:table-cell>
              <table:table-cell office:value-type="float" office:value="0.763245316">
                <text:p>0.763245316</text:p>
              </table:table-cell>
              <table:table-cell office:value-type="float" office:value="0.628566817">
                <text:p>0.628566817</text:p>
              </table:table-cell>
              <table:table-cell office:value-type="float" office:value="0.587914656">
                <text:p>0.5879146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34445361">
                <text:p>0.234445361</text:p>
              </table:table-cell>
              <table:table-cell office:value-type="float" office:value="0.641290622">
                <text:p>0.641290622</text:p>
              </table:table-cell>
              <table:table-cell office:value-type="float" office:value="0.697556817">
                <text:p>0.697556817</text:p>
              </table:table-cell>
              <table:table-cell office:value-type="float" office:value="0.674176893">
                <text:p>0.6741768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34460263">
                <text:p>0.234460263</text:p>
              </table:table-cell>
              <table:table-cell office:value-type="float" office:value="0.640662389">
                <text:p>0.640662389</text:p>
              </table:table-cell>
              <table:table-cell office:value-type="float" office:value="0.693610393">
                <text:p>0.693610393</text:p>
              </table:table-cell>
              <table:table-cell office:value-type="float" office:value="0.672743401">
                <text:p>0.67274340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234341649">
                <text:p>0.234341649</text:p>
              </table:table-cell>
              <table:table-cell office:value-type="float" office:value="0.643313604">
                <text:p>0.643313604</text:p>
              </table:table-cell>
              <table:table-cell office:value-type="float" office:value="0.717855777">
                <text:p>0.717855777</text:p>
              </table:table-cell>
              <table:table-cell office:value-type="float" office:value="0.695055806">
                <text:p>0.6950558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34717159">
                <text:p>0.234717159</text:p>
              </table:table-cell>
              <table:table-cell office:value-type="float" office:value="0.666695317">
                <text:p>0.666695317</text:p>
              </table:table-cell>
              <table:table-cell office:value-type="float" office:value="0.72936484">
                <text:p>0.72936484</text:p>
              </table:table-cell>
              <table:table-cell office:value-type="float" office:value="0.693765365">
                <text:p>0.69376536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3488882">
                <text:p>0.23488882</text:p>
              </table:table-cell>
              <table:table-cell office:value-type="float" office:value="0.668189605">
                <text:p>0.668189605</text:p>
              </table:table-cell>
              <table:table-cell office:value-type="float" office:value="0.73324093">
                <text:p>0.73324093</text:p>
              </table:table-cell>
              <table:table-cell office:value-type="float" office:value="0.691509925">
                <text:p>0.69150992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34696893">
                <text:p>0.234696893</text:p>
              </table:table-cell>
              <table:table-cell office:value-type="float" office:value="0.716787662">
                <text:p>0.716787662</text:p>
              </table:table-cell>
              <table:table-cell office:value-type="float" office:value="0.77246556">
                <text:p>0.77246556</text:p>
              </table:table-cell>
              <table:table-cell office:value-type="float" office:value="0.593354177">
                <text:p>0.5933541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33998923">
                <text:p>0.233998923</text:p>
              </table:table-cell>
              <table:table-cell office:value-type="float" office:value="0.727289406">
                <text:p>0.727289406</text:p>
              </table:table-cell>
              <table:table-cell office:value-type="float" office:value="0.627134517">
                <text:p>0.627134517</text:p>
              </table:table-cell>
              <table:table-cell office:value-type="float" office:value="0.604056788">
                <text:p>0.6040567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34130649">
                <text:p>0.234130649</text:p>
              </table:table-cell>
              <table:table-cell office:value-type="float" office:value="0.725256291">
                <text:p>0.725256291</text:p>
              </table:table-cell>
              <table:table-cell office:value-type="float" office:value="0.627143458">
                <text:p>0.627143458</text:p>
              </table:table-cell>
              <table:table-cell office:value-type="float" office:value="0.603510213">
                <text:p>0.60351021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34150914">
                <text:p>0.234150914</text:p>
              </table:table-cell>
              <table:table-cell office:value-type="float" office:value="0.727494446">
                <text:p>0.727494446</text:p>
              </table:table-cell>
              <table:table-cell office:value-type="float" office:value="0.642123299">
                <text:p>0.642123299</text:p>
              </table:table-cell>
              <table:table-cell office:value-type="float" office:value="0.665030559">
                <text:p>0.66503055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35126643">
                <text:p>0.235126643</text:p>
              </table:table-cell>
              <table:table-cell office:value-type="float" office:value="0.667290767">
                <text:p>0.667290767</text:p>
              </table:table-cell>
              <table:table-cell office:value-type="float" office:value="0.734787671">
                <text:p>0.734787671</text:p>
              </table:table-cell>
              <table:table-cell office:value-type="float" office:value="0.691257202">
                <text:p>0.6912572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34474568">
                <text:p>0.234474568</text:p>
              </table:table-cell>
              <table:table-cell office:value-type="float" office:value="0.681688271">
                <text:p>0.681688271</text:p>
              </table:table-cell>
              <table:table-cell office:value-type="float" office:value="0.740458458">
                <text:p>0.740458458</text:p>
              </table:table-cell>
              <table:table-cell office:value-type="float" office:value="0.683738075">
                <text:p>0.68373807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34506754">
                <text:p>0.234506754</text:p>
              </table:table-cell>
              <table:table-cell office:value-type="float" office:value="0.770117136">
                <text:p>0.770117136</text:p>
              </table:table-cell>
              <table:table-cell office:value-type="float" office:value="0.626247004">
                <text:p>0.626247004</text:p>
              </table:table-cell>
              <table:table-cell office:value-type="float" office:value="0.585739682">
                <text:p>0.58573968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3452404">
                <text:p>0.23452404</text:p>
              </table:table-cell>
              <table:table-cell office:value-type="float" office:value="0.642249065">
                <text:p>0.642249065</text:p>
              </table:table-cell>
              <table:table-cell office:value-type="float" office:value="0.706641162">
                <text:p>0.706641162</text:p>
              </table:table-cell>
              <table:table-cell office:value-type="float" office:value="0.679532967">
                <text:p>0.6795329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34155683">
                <text:p>0.234155683</text:p>
              </table:table-cell>
              <table:table-cell office:value-type="float" office:value="0.634027199">
                <text:p>0.634027199</text:p>
              </table:table-cell>
              <table:table-cell office:value-type="float" office:value="0.654610473">
                <text:p>0.654610473</text:p>
              </table:table-cell>
              <table:table-cell office:value-type="float" office:value="0.651360232">
                <text:p>0.65136023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34754114">
                <text:p>0.234754114</text:p>
              </table:table-cell>
              <table:table-cell office:value-type="float" office:value="0.779838059">
                <text:p>0.779838059</text:p>
              </table:table-cell>
              <table:table-cell office:value-type="float" office:value="0.626869872">
                <text:p>0.626869872</text:p>
              </table:table-cell>
              <table:table-cell office:value-type="float" office:value="0.582757066">
                <text:p>0.58275706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3342493">
                <text:p>0.23342493</text:p>
              </table:table-cell>
              <table:table-cell office:value-type="float" office:value="0.674663863">
                <text:p>0.674663863</text:p>
              </table:table-cell>
              <table:table-cell office:value-type="float" office:value="0.634021239">
                <text:p>0.634021239</text:p>
              </table:table-cell>
              <table:table-cell office:value-type="float" office:value="0.624804571">
                <text:p>0.6248045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33722357">
                <text:p>0.233722357</text:p>
              </table:table-cell>
              <table:table-cell office:value-type="float" office:value="0.733549682">
                <text:p>0.733549682</text:p>
              </table:table-cell>
              <table:table-cell office:value-type="float" office:value="0.62888451">
                <text:p>0.62888451</text:p>
              </table:table-cell>
              <table:table-cell office:value-type="float" office:value="0.601524186">
                <text:p>0.60152418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33694343">
                <text:p>0.233694343</text:p>
              </table:table-cell>
              <table:table-cell office:value-type="float" office:value="0.634493307">
                <text:p>0.634493307</text:p>
              </table:table-cell>
              <table:table-cell office:value-type="float" office:value="0.673571905">
                <text:p>0.673571905</text:p>
              </table:table-cell>
              <table:table-cell office:value-type="float" office:value="0.669598063">
                <text:p>0.66959806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34400062">
                <text:p>0.234400062</text:p>
              </table:table-cell>
              <table:table-cell office:value-type="float" office:value="0.680403791">
                <text:p>0.680403791</text:p>
              </table:table-cell>
              <table:table-cell office:value-type="float" office:value="0.744738072">
                <text:p>0.744738072</text:p>
              </table:table-cell>
              <table:table-cell office:value-type="float" office:value="0.637790637">
                <text:p>0.63779063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34623579">
                <text:p>0.234623579</text:p>
              </table:table-cell>
              <table:table-cell office:value-type="float" office:value="0.733477561">
                <text:p>0.733477561</text:p>
              </table:table-cell>
              <table:table-cell office:value-type="float" office:value="0.767591091">
                <text:p>0.767591091</text:p>
              </table:table-cell>
              <table:table-cell office:value-type="float" office:value="0.613119675">
                <text:p>0.61311967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3402336">
                <text:p>0.23402336</text:p>
              </table:table-cell>
              <table:table-cell office:value-type="float" office:value="0.656432588">
                <text:p>0.656432588</text:p>
              </table:table-cell>
              <table:table-cell office:value-type="float" office:value="0.71812221">
                <text:p>0.71812221</text:p>
              </table:table-cell>
              <table:table-cell office:value-type="float" office:value="0.688948713">
                <text:p>0.68894871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34559206">
                <text:p>0.234559206</text:p>
              </table:table-cell>
              <table:table-cell office:value-type="float" office:value="0.677463493">
                <text:p>0.677463493</text:p>
              </table:table-cell>
              <table:table-cell office:value-type="float" office:value="0.738314478">
                <text:p>0.738314478</text:p>
              </table:table-cell>
              <table:table-cell office:value-type="float" office:value="0.685675226">
                <text:p>0.68567522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34575896">
                <text:p>0.234575896</text:p>
              </table:table-cell>
              <table:table-cell office:value-type="float" office:value="0.650888163">
                <text:p>0.650888163</text:p>
              </table:table-cell>
              <table:table-cell office:value-type="float" office:value="0.716397252">
                <text:p>0.716397252</text:p>
              </table:table-cell>
              <table:table-cell office:value-type="float" office:value="0.687729202">
                <text:p>0.68772920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34563975">
                <text:p>0.234563975</text:p>
              </table:table-cell>
              <table:table-cell office:value-type="float" office:value="0.669877609">
                <text:p>0.669877609</text:p>
              </table:table-cell>
              <table:table-cell office:value-type="float" office:value="0.736609189">
                <text:p>0.736609189</text:p>
              </table:table-cell>
              <table:table-cell office:value-type="float" office:value="0.688920699">
                <text:p>0.6889206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34633712">
                <text:p>0.234633712</text:p>
              </table:table-cell>
              <table:table-cell office:value-type="float" office:value="0.655604083">
                <text:p>0.655604083</text:p>
              </table:table-cell>
              <table:table-cell office:value-type="float" office:value="0.72288045">
                <text:p>0.72288045</text:p>
              </table:table-cell>
              <table:table-cell office:value-type="float" office:value="0.689491712">
                <text:p>0.6894917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34617619">
                <text:p>0.234617619</text:p>
              </table:table-cell>
              <table:table-cell office:value-type="float" office:value="0.679327331">
                <text:p>0.679327331</text:p>
              </table:table-cell>
              <table:table-cell office:value-type="float" office:value="0.738190501">
                <text:p>0.738190501</text:p>
              </table:table-cell>
              <table:table-cell office:value-type="float" office:value="0.685505353">
                <text:p>0.68550535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34959154">
                <text:p>0.234959154</text:p>
              </table:table-cell>
              <table:table-cell office:value-type="float" office:value="0.794680809">
                <text:p>0.794680809</text:p>
              </table:table-cell>
              <table:table-cell office:value-type="float" office:value="0.646700936">
                <text:p>0.646700936</text:p>
              </table:table-cell>
              <table:table-cell office:value-type="float" office:value="0.573654243">
                <text:p>0.57365424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33585862">
                <text:p>0.233585862</text:p>
              </table:table-cell>
              <table:table-cell office:value-type="float" office:value="0.705868686">
                <text:p>0.705868686</text:p>
              </table:table-cell>
              <table:table-cell office:value-type="float" office:value="0.629685596">
                <text:p>0.629685596</text:p>
              </table:table-cell>
              <table:table-cell office:value-type="float" office:value="0.60915537">
                <text:p>0.6091553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3350778">
                <text:p>0.23350778</text:p>
              </table:table-cell>
              <table:table-cell office:value-type="float" office:value="0.804553128">
                <text:p>0.804553128</text:p>
              </table:table-cell>
              <table:table-cell office:value-type="float" office:value="0.626396015">
                <text:p>0.626396015</text:p>
              </table:table-cell>
              <table:table-cell office:value-type="float" office:value="0.571113893">
                <text:p>0.57111389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3451033">
                <text:p>0.23451033</text:p>
              </table:table-cell>
              <table:table-cell office:value-type="float" office:value="0.67788013">
                <text:p>0.67788013</text:p>
              </table:table-cell>
              <table:table-cell office:value-type="float" office:value="0.740230172">
                <text:p>0.740230172</text:p>
              </table:table-cell>
              <table:table-cell office:value-type="float" office:value="0.684228025">
                <text:p>0.68422802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34364895">
                <text:p>0.234364895</text:p>
              </table:table-cell>
              <table:table-cell office:value-type="float" office:value="0.798254108">
                <text:p>0.798254108</text:p>
              </table:table-cell>
              <table:table-cell office:value-type="float" office:value="0.684406839">
                <text:p>0.684406839</text:p>
              </table:table-cell>
              <table:table-cell office:value-type="float" office:value="0.572170683">
                <text:p>0.57217068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34357147">
                <text:p>0.234357147</text:p>
              </table:table-cell>
              <table:table-cell office:value-type="float" office:value="0.80735395">
                <text:p>0.80735395</text:p>
              </table:table-cell>
              <table:table-cell office:value-type="float" office:value="0.635138826">
                <text:p>0.635138826</text:p>
              </table:table-cell>
              <table:table-cell office:value-type="float" office:value="0.568150946">
                <text:p>0.56815094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33969716">
                <text:p>0.233969716</text:p>
              </table:table-cell>
              <table:table-cell office:value-type="float" office:value="0.773247573">
                <text:p>0.773247573</text:p>
              </table:table-cell>
              <table:table-cell office:value-type="float" office:value="0.630397276">
                <text:p>0.630397276</text:p>
              </table:table-cell>
              <table:table-cell office:value-type="float" office:value="0.601409149">
                <text:p>0.60140914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34227804">
                <text:p>0.234227804</text:p>
              </table:table-cell>
              <table:table-cell office:value-type="float" office:value="0.813545682">
                <text:p>0.813545682</text:p>
              </table:table-cell>
              <table:table-cell office:value-type="float" office:value="0.627921895">
                <text:p>0.627921895</text:p>
              </table:table-cell>
              <table:table-cell office:value-type="float" office:value="0.567674705">
                <text:p>0.56767470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33841566">
                <text:p>0.233841566</text:p>
              </table:table-cell>
              <table:table-cell office:value-type="float" office:value="0.731861083">
                <text:p>0.731861083</text:p>
              </table:table-cell>
              <table:table-cell office:value-type="float" office:value="0.631907658">
                <text:p>0.631907658</text:p>
              </table:table-cell>
              <table:table-cell office:value-type="float" office:value="0.625673011">
                <text:p>0.62567301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33610896">
                <text:p>0.233610896</text:p>
              </table:table-cell>
              <table:table-cell office:value-type="float" office:value="0.794463848">
                <text:p>0.794463848</text:p>
              </table:table-cell>
              <table:table-cell office:value-type="float" office:value="0.628812984">
                <text:p>0.628812984</text:p>
              </table:table-cell>
              <table:table-cell office:value-type="float" office:value="0.575418541">
                <text:p>0.5754185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34211711">
                <text:p>0.234211711</text:p>
              </table:table-cell>
              <table:table-cell office:value-type="float" office:value="0.640873389">
                <text:p>0.640873389</text:p>
              </table:table-cell>
              <table:table-cell office:value-type="float" office:value="0.684779368">
                <text:p>0.684779368</text:p>
              </table:table-cell>
              <table:table-cell office:value-type="float" office:value="0.67957469">
                <text:p>0.6795746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34178333">
                <text:p>0.234178333</text:p>
              </table:table-cell>
              <table:table-cell office:value-type="float" office:value="0.673912248">
                <text:p>0.673912248</text:p>
              </table:table-cell>
              <table:table-cell office:value-type="float" office:value="0.771021339">
                <text:p>0.771021339</text:p>
              </table:table-cell>
              <table:table-cell office:value-type="float" office:value="0.580639908">
                <text:p>0.58063990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33648447">
                <text:p>0.233648447</text:p>
              </table:table-cell>
              <table:table-cell office:value-type="float" office:value="0.63670464">
                <text:p>0.63670464</text:p>
              </table:table-cell>
              <table:table-cell office:value-type="float" office:value="0.680365644">
                <text:p>0.680365644</text:p>
              </table:table-cell>
              <table:table-cell office:value-type="float" office:value="0.664562066">
                <text:p>0.66456206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33614473">
                <text:p>0.233614473</text:p>
              </table:table-cell>
              <table:table-cell office:value-type="float" office:value="0.659110029">
                <text:p>0.659110029</text:p>
              </table:table-cell>
              <table:table-cell office:value-type="float" office:value="0.637406187">
                <text:p>0.637406187</text:p>
              </table:table-cell>
              <table:table-cell office:value-type="float" office:value="0.632477478">
                <text:p>0.63247747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3355606">
                <text:p>0.23355606</text:p>
              </table:table-cell>
              <table:table-cell office:value-type="float" office:value="0.643887597">
                <text:p>0.643887597</text:p>
              </table:table-cell>
              <table:table-cell office:value-type="float" office:value="0.72696158">
                <text:p>0.72696158</text:p>
              </table:table-cell>
              <table:table-cell office:value-type="float" office:value="0.691556417">
                <text:p>0.69155641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34697489">
                <text:p>0.234697489</text:p>
              </table:table-cell>
              <table:table-cell office:value-type="float" office:value="0.649874884">
                <text:p>0.649874884</text:p>
              </table:table-cell>
              <table:table-cell office:value-type="float" office:value="0.71778306">
                <text:p>0.71778306</text:p>
              </table:table-cell>
              <table:table-cell office:value-type="float" office:value="0.687349521">
                <text:p>0.68734952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4446554">
                <text:p>0.234446554</text:p>
              </table:table-cell>
              <table:table-cell office:value-type="float" office:value="0.802661276">
                <text:p>0.802661276</text:p>
              </table:table-cell>
              <table:table-cell office:value-type="float" office:value="0.65632828">
                <text:p>0.65632828</text:p>
              </table:table-cell>
              <table:table-cell office:value-type="float" office:value="0.570029684">
                <text:p>0.57002968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34069256">
                <text:p>0.234069256</text:p>
              </table:table-cell>
              <table:table-cell office:value-type="float" office:value="0.811036922">
                <text:p>0.811036922</text:p>
              </table:table-cell>
              <table:table-cell office:value-type="float" office:value="0.632432775">
                <text:p>0.632432775</text:p>
              </table:table-cell>
              <table:table-cell office:value-type="float" office:value="0.565562316">
                <text:p>0.5655623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34774379">
                <text:p>0.234774379</text:p>
              </table:table-cell>
              <table:table-cell office:value-type="float" office:value="0.782442186">
                <text:p>0.782442186</text:p>
              </table:table-cell>
              <table:table-cell office:value-type="float" office:value="0.638032632">
                <text:p>0.638032632</text:p>
              </table:table-cell>
              <table:table-cell office:value-type="float" office:value="0.568186112">
                <text:p>0.5681861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3453">
                <text:p>0.23453</text:p>
              </table:table-cell>
              <table:table-cell office:value-type="float" office:value="0.643907862">
                <text:p>0.643907862</text:p>
              </table:table-cell>
              <table:table-cell office:value-type="float" office:value="0.706123794">
                <text:p>0.706123794</text:p>
              </table:table-cell>
              <table:table-cell office:value-type="float" office:value="0.678436241">
                <text:p>0.6784362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34200982">
                <text:p>0.234200982</text:p>
              </table:table-cell>
              <table:table-cell office:value-type="float" office:value="0.640683251">
                <text:p>0.640683251</text:p>
              </table:table-cell>
              <table:table-cell office:value-type="float" office:value="0.687338196">
                <text:p>0.687338196</text:p>
              </table:table-cell>
              <table:table-cell office:value-type="float" office:value="0.669038972">
                <text:p>0.66903897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33338503">
                <text:p>0.233338503</text:p>
              </table:table-cell>
              <table:table-cell office:value-type="float" office:value="0.637176113">
                <text:p>0.637176113</text:p>
              </table:table-cell>
              <table:table-cell office:value-type="float" office:value="0.688528501">
                <text:p>0.688528501</text:p>
              </table:table-cell>
              <table:table-cell office:value-type="float" office:value="0.686193786">
                <text:p>0.68619378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33777789">
                <text:p>0.233777789</text:p>
              </table:table-cell>
              <table:table-cell office:value-type="float" office:value="0.635343866">
                <text:p>0.635343866</text:p>
              </table:table-cell>
              <table:table-cell office:value-type="float" office:value="0.661084135">
                <text:p>0.661084135</text:p>
              </table:table-cell>
              <table:table-cell office:value-type="float" office:value="0.652840811">
                <text:p>0.65284081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33927993">
                <text:p>0.233927993</text:p>
              </table:table-cell>
              <table:table-cell office:value-type="float" office:value="0.65755852">
                <text:p>0.65755852</text:p>
              </table:table-cell>
              <table:table-cell office:value-type="float" office:value="0.639601426">
                <text:p>0.639601426</text:p>
              </table:table-cell>
              <table:table-cell office:value-type="float" office:value="0.633282737">
                <text:p>0.63328273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34729676">
                <text:p>0.234729676</text:p>
              </table:table-cell>
              <table:table-cell office:value-type="float" office:value="0.736909597">
                <text:p>0.736909597</text:p>
              </table:table-cell>
              <table:table-cell office:value-type="float" office:value="0.769052001">
                <text:p>0.769052001</text:p>
              </table:table-cell>
              <table:table-cell office:value-type="float" office:value="0.605019403">
                <text:p>0.6050194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34800605">
                <text:p>0.234800605</text:p>
              </table:table-cell>
              <table:table-cell office:value-type="float" office:value="0.788179134">
                <text:p>0.788179134</text:p>
              </table:table-cell>
              <table:table-cell office:value-type="float" office:value="0.711951937">
                <text:p>0.711951937</text:p>
              </table:table-cell>
              <table:table-cell office:value-type="float" office:value="0.574693152">
                <text:p>0.57469315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33876137">
                <text:p>0.233876137</text:p>
              </table:table-cell>
              <table:table-cell office:value-type="float" office:value="0.809533096">
                <text:p>0.809533096</text:p>
              </table:table-cell>
              <table:table-cell office:value-type="float" office:value="0.627721623">
                <text:p>0.627721623</text:p>
              </table:table-cell>
              <table:table-cell office:value-type="float" office:value="0.569865772">
                <text:p>0.56986577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34153895">
                <text:p>0.234153895</text:p>
              </table:table-cell>
              <table:table-cell office:value-type="float" office:value="0.638628678">
                <text:p>0.638628678</text:p>
              </table:table-cell>
              <table:table-cell office:value-type="float" office:value="0.652206022">
                <text:p>0.652206022</text:p>
              </table:table-cell>
              <table:table-cell office:value-type="float" office:value="0.648887831">
                <text:p>0.64888783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34063296">
                <text:p>0.234063296</text:p>
              </table:table-cell>
              <table:table-cell office:value-type="float" office:value="0.637587981">
                <text:p>0.637587981</text:p>
              </table:table-cell>
              <table:table-cell office:value-type="float" office:value="0.702436054">
                <text:p>0.702436054</text:p>
              </table:table-cell>
              <table:table-cell office:value-type="float" office:value="0.693756425">
                <text:p>0.69375642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35161213">
                <text:p>0.235161213</text:p>
              </table:table-cell>
              <table:table-cell office:value-type="float" office:value="0.684033714">
                <text:p>0.684033714</text:p>
              </table:table-cell>
              <table:table-cell office:value-type="float" office:value="0.754913182">
                <text:p>0.754913182</text:p>
              </table:table-cell>
              <table:table-cell office:value-type="float" office:value="0.654682595">
                <text:p>0.6546825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34723119">
                <text:p>0.234723119</text:p>
              </table:table-cell>
              <table:table-cell office:value-type="float" office:value="0.652530867">
                <text:p>0.652530867</text:p>
              </table:table-cell>
              <table:table-cell office:value-type="float" office:value="0.722841111">
                <text:p>0.722841111</text:p>
              </table:table-cell>
              <table:table-cell office:value-type="float" office:value="0.691279255">
                <text:p>0.69127925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34860806">
                <text:p>0.234860806</text:p>
              </table:table-cell>
              <table:table-cell office:value-type="float" office:value="0.685337268">
                <text:p>0.685337268</text:p>
              </table:table-cell>
              <table:table-cell office:value-type="float" office:value="0.743897646">
                <text:p>0.743897646</text:p>
              </table:table-cell>
              <table:table-cell office:value-type="float" office:value="0.679336867">
                <text:p>0.67933686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34730272">
                <text:p>0.234730272</text:p>
              </table:table-cell>
              <table:table-cell office:value-type="float" office:value="0.658479411">
                <text:p>0.658479411</text:p>
              </table:table-cell>
              <table:table-cell office:value-type="float" office:value="0.728757468">
                <text:p>0.728757468</text:p>
              </table:table-cell>
              <table:table-cell office:value-type="float" office:value="0.691177927">
                <text:p>0.69117792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34499602">
                <text:p>0.234499602</text:p>
              </table:table-cell>
              <table:table-cell office:value-type="float" office:value="0.649064261">
                <text:p>0.649064261</text:p>
              </table:table-cell>
              <table:table-cell office:value-type="float" office:value="0.712772693">
                <text:p>0.712772693</text:p>
              </table:table-cell>
              <table:table-cell office:value-type="float" office:value="0.684000335">
                <text:p>0.68400033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33876137">
                <text:p>0.233876137</text:p>
              </table:table-cell>
              <table:table-cell office:value-type="float" office:value="0.663164933">
                <text:p>0.663164933</text:p>
              </table:table-cell>
              <table:table-cell office:value-type="float" office:value="0.638868885">
                <text:p>0.638868885</text:p>
              </table:table-cell>
              <table:table-cell office:value-type="float" office:value="0.632789806">
                <text:p>0.6327898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33910708">
                <text:p>0.233910708</text:p>
              </table:table-cell>
              <table:table-cell office:value-type="float" office:value="0.665177186">
                <text:p>0.665177186</text:p>
              </table:table-cell>
              <table:table-cell office:value-type="float" office:value="0.66176184">
                <text:p>0.66176184</text:p>
              </table:table-cell>
              <table:table-cell office:value-type="float" office:value="0.678999505">
                <text:p>0.67899950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33970908">
                <text:p>0.233970908</text:p>
              </table:table-cell>
              <table:table-cell office:value-type="float" office:value="0.697218859">
                <text:p>0.697218859</text:p>
              </table:table-cell>
              <table:table-cell office:value-type="float" office:value="0.631668047">
                <text:p>0.631668047</text:p>
              </table:table-cell>
              <table:table-cell office:value-type="float" office:value="0.616880729">
                <text:p>0.61688072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34212903">
                <text:p>0.234212903</text:p>
              </table:table-cell>
              <table:table-cell office:value-type="float" office:value="0.640884118">
                <text:p>0.640884118</text:p>
              </table:table-cell>
              <table:table-cell office:value-type="float" office:value="0.650553185">
                <text:p>0.650553185</text:p>
              </table:table-cell>
              <table:table-cell office:value-type="float" office:value="0.647233206">
                <text:p>0.64723320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34916834">
                <text:p>0.234916834</text:p>
              </table:table-cell>
              <table:table-cell office:value-type="float" office:value="0.657396395">
                <text:p>0.657396395</text:p>
              </table:table-cell>
              <table:table-cell office:value-type="float" office:value="0.723208871">
                <text:p>0.723208871</text:p>
              </table:table-cell>
              <table:table-cell office:value-type="float" office:value="0.690901362">
                <text:p>0.69090136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35366849">
                <text:p>0.235366849</text:p>
              </table:table-cell>
              <table:table-cell office:value-type="float" office:value="0.799286461">
                <text:p>0.799286461</text:p>
              </table:table-cell>
              <table:table-cell office:value-type="float" office:value="0.636103825">
                <text:p>0.636103825</text:p>
              </table:table-cell>
              <table:table-cell office:value-type="float" office:value="0.569209524">
                <text:p>0.5692095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34417943">
                <text:p>0.234417943</text:p>
              </table:table-cell>
              <table:table-cell office:value-type="float" office:value="0.646303373">
                <text:p>0.646303373</text:p>
              </table:table-cell>
              <table:table-cell office:value-type="float" office:value="0.708758319">
                <text:p>0.708758319</text:p>
              </table:table-cell>
              <table:table-cell office:value-type="float" office:value="0.680328689">
                <text:p>0.68032868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34370856">
                <text:p>0.234370856</text:p>
              </table:table-cell>
              <table:table-cell office:value-type="float" office:value="0.644437748">
                <text:p>0.644437748</text:p>
              </table:table-cell>
              <table:table-cell office:value-type="float" office:value="0.698875272">
                <text:p>0.698875272</text:p>
              </table:table-cell>
              <table:table-cell office:value-type="float" office:value="0.675185999">
                <text:p>0.675185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234627156">
                <text:p>0.234627156</text:p>
              </table:table-cell>
              <table:table-cell office:value-type="float" office:value="0.788782929">
                <text:p>0.788782929</text:p>
              </table:table-cell>
              <table:table-cell office:value-type="float" office:value="0.709911073">
                <text:p>0.709911073</text:p>
              </table:table-cell>
              <table:table-cell office:value-type="float" office:value="0.572947928">
                <text:p>0.57294792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233646063">
                <text:p>0.233646063</text:p>
              </table:table-cell>
              <table:table-cell office:value-type="float" office:value="0.719633784">
                <text:p>0.719633784</text:p>
              </table:table-cell>
              <table:table-cell office:value-type="float" office:value="0.628209189">
                <text:p>0.628209189</text:p>
              </table:table-cell>
              <table:table-cell office:value-type="float" office:value="0.60656674">
                <text:p>0.6065667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233656196">
                <text:p>0.233656196</text:p>
              </table:table-cell>
              <table:table-cell office:value-type="float" office:value="0.77882478">
                <text:p>0.77882478</text:p>
              </table:table-cell>
              <table:table-cell office:value-type="float" office:value="0.626624301">
                <text:p>0.626624301</text:p>
              </table:table-cell>
              <table:table-cell office:value-type="float" office:value="0.582740376">
                <text:p>0.58274037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33750371">
                <text:p>0.233750371</text:p>
              </table:table-cell>
              <table:table-cell office:value-type="float" office:value="0.655911047">
                <text:p>0.655911047</text:p>
              </table:table-cell>
              <table:table-cell office:value-type="float" office:value="0.640214758">
                <text:p>0.640214758</text:p>
              </table:table-cell>
              <table:table-cell office:value-type="float" office:value="0.63454874">
                <text:p>0.6345487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34063296">
                <text:p>0.234063296</text:p>
              </table:table-cell>
              <table:table-cell office:value-type="float" office:value="0.800199008">
                <text:p>0.800199008</text:p>
              </table:table-cell>
              <table:table-cell office:value-type="float" office:value="0.626297072">
                <text:p>0.626297072</text:p>
              </table:table-cell>
              <table:table-cell office:value-type="float" office:value="0.572474071">
                <text:p>0.57247407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235114126">
                <text:p>0.235114126</text:p>
              </table:table-cell>
              <table:table-cell office:value-type="float" office:value="0.69149264">
                <text:p>0.69149264</text:p>
              </table:table-cell>
              <table:table-cell office:value-type="float" office:value="0.748636812">
                <text:p>0.748636812</text:p>
              </table:table-cell>
              <table:table-cell office:value-type="float" office:value="0.67178615">
                <text:p>0.6717861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35361485">
                <text:p>0.235361485</text:p>
              </table:table-cell>
              <table:table-cell office:value-type="float" office:value="0.707072104">
                <text:p>0.707072104</text:p>
              </table:table-cell>
              <table:table-cell office:value-type="float" office:value="0.754641384">
                <text:p>0.754641384</text:p>
              </table:table-cell>
              <table:table-cell office:value-type="float" office:value="0.653428513">
                <text:p>0.65342851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35065846">
                <text:p>0.235065846</text:p>
              </table:table-cell>
              <table:table-cell office:value-type="float" office:value="0.670880159">
                <text:p>0.670880159</text:p>
              </table:table-cell>
              <table:table-cell office:value-type="float" office:value="0.755679101">
                <text:p>0.755679101</text:p>
              </table:table-cell>
              <table:table-cell office:value-type="float" office:value="0.609573199">
                <text:p>0.6095731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34075217">
                <text:p>0.234075217</text:p>
              </table:table-cell>
              <table:table-cell office:value-type="float" office:value="0.66707023">
                <text:p>0.66707023</text:p>
              </table:table-cell>
              <table:table-cell office:value-type="float" office:value="0.635559635">
                <text:p>0.635559635</text:p>
              </table:table-cell>
              <table:table-cell office:value-type="float" office:value="0.630024151">
                <text:p>0.63002415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3424807">
                <text:p>0.23424807</text:p>
              </table:table-cell>
              <table:table-cell office:value-type="float" office:value="0.643890577">
                <text:p>0.643890577</text:p>
              </table:table-cell>
              <table:table-cell office:value-type="float" office:value="0.698157036">
                <text:p>0.698157036</text:p>
              </table:table-cell>
              <table:table-cell office:value-type="float" office:value="0.674638233">
                <text:p>0.6746382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233793883">
                <text:p>0.233793883</text:p>
              </table:table-cell>
              <table:table-cell office:value-type="float" office:value="0.641908722">
                <text:p>0.641908722</text:p>
              </table:table-cell>
              <table:table-cell office:value-type="float" office:value="0.712655868">
                <text:p>0.712655868</text:p>
              </table:table-cell>
              <table:table-cell office:value-type="float" office:value="0.689779006">
                <text:p>0.68977900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34581856">
                <text:p>0.234581856</text:p>
              </table:table-cell>
              <table:table-cell office:value-type="float" office:value="0.643826204">
                <text:p>0.643826204</text:p>
              </table:table-cell>
              <table:table-cell office:value-type="float" office:value="0.697377407">
                <text:p>0.697377407</text:p>
              </table:table-cell>
              <table:table-cell office:value-type="float" office:value="0.67342051">
                <text:p>0.6734205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34066872">
                <text:p>0.234066872</text:p>
              </table:table-cell>
              <table:table-cell office:value-type="float" office:value="0.804214573">
                <text:p>0.804214573</text:p>
              </table:table-cell>
              <table:table-cell office:value-type="float" office:value="0.627510026">
                <text:p>0.627510026</text:p>
              </table:table-cell>
              <table:table-cell office:value-type="float" office:value="0.571973988">
                <text:p>0.57197398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34419731">
                <text:p>0.234419731</text:p>
              </table:table-cell>
              <table:table-cell office:value-type="float" office:value="0.783805941">
                <text:p>0.783805941</text:p>
              </table:table-cell>
              <table:table-cell office:value-type="float" office:value="0.633742289">
                <text:p>0.633742289</text:p>
              </table:table-cell>
              <table:table-cell office:value-type="float" office:value="0.641921239">
                <text:p>0.64192123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234454302">
                <text:p>0.234454302</text:p>
              </table:table-cell>
              <table:table-cell office:value-type="float" office:value="0.635550098">
                <text:p>0.635550098</text:p>
              </table:table-cell>
              <table:table-cell office:value-type="float" office:value="0.653979856">
                <text:p>0.653979856</text:p>
              </table:table-cell>
              <table:table-cell office:value-type="float" office:value="0.649514872">
                <text:p>0.64951487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235156445">
                <text:p>0.235156445</text:p>
              </table:table-cell>
              <table:table-cell office:value-type="float" office:value="0.791549181">
                <text:p>0.791549181</text:p>
              </table:table-cell>
              <table:table-cell office:value-type="float" office:value="0.692727052">
                <text:p>0.692727052</text:p>
              </table:table-cell>
              <table:table-cell office:value-type="float" office:value="0.572669574">
                <text:p>0.57266957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234902529">
                <text:p>0.234902529</text:p>
              </table:table-cell>
              <table:table-cell office:value-type="float" office:value="0.716505732">
                <text:p>0.716505732</text:p>
              </table:table-cell>
              <table:table-cell office:value-type="float" office:value="0.771596524">
                <text:p>0.771596524</text:p>
              </table:table-cell>
              <table:table-cell office:value-type="float" office:value="0.600548458">
                <text:p>0.60054845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235231547">
                <text:p>0.235231547</text:p>
              </table:table-cell>
              <table:table-cell office:value-type="float" office:value="0.77097902">
                <text:p>0.77097902</text:p>
              </table:table-cell>
              <table:table-cell office:value-type="float" office:value="0.746064275">
                <text:p>0.746064275</text:p>
              </table:table-cell>
              <table:table-cell office:value-type="float" office:value="0.57722635">
                <text:p>0.5772263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34297542">
                <text:p>0.234297542</text:p>
              </table:table-cell>
              <table:table-cell office:value-type="float" office:value="0.812111594">
                <text:p>0.812111594</text:p>
              </table:table-cell>
              <table:table-cell office:value-type="float" office:value="0.630120114">
                <text:p>0.630120114</text:p>
              </table:table-cell>
              <table:table-cell office:value-type="float" office:value="0.566124984">
                <text:p>0.5661249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234189061">
                <text:p>0.234189061</text:p>
              </table:table-cell>
              <table:table-cell office:value-type="float" office:value="0.711147274">
                <text:p>0.711147274</text:p>
              </table:table-cell>
              <table:table-cell office:value-type="float" office:value="0.629223064">
                <text:p>0.629223064</text:p>
              </table:table-cell>
              <table:table-cell office:value-type="float" office:value="0.629219488">
                <text:p>0.62921948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234789876">
                <text:p>0.234789876</text:p>
              </table:table-cell>
              <table:table-cell office:value-type="float" office:value="0.645065385">
                <text:p>0.645065385</text:p>
              </table:table-cell>
              <table:table-cell office:value-type="float" office:value="0.698590958">
                <text:p>0.698590958</text:p>
              </table:table-cell>
              <table:table-cell office:value-type="float" office:value="0.675301036">
                <text:p>0.67530103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23460391">
                <text:p>0.23460391</text:p>
              </table:table-cell>
              <table:table-cell office:value-type="float" office:value="0.653028566">
                <text:p>0.653028566</text:p>
              </table:table-cell>
              <table:table-cell office:value-type="float" office:value="0.719407287">
                <text:p>0.719407287</text:p>
              </table:table-cell>
              <table:table-cell office:value-type="float" office:value="0.689107262">
                <text:p>0.68910726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234863786">
                <text:p>0.234863786</text:p>
              </table:table-cell>
              <table:table-cell office:value-type="float" office:value="0.646963197">
                <text:p>0.646963197</text:p>
              </table:table-cell>
              <table:table-cell office:value-type="float" office:value="0.711753453">
                <text:p>0.711753453</text:p>
              </table:table-cell>
              <table:table-cell office:value-type="float" office:value="0.682946525">
                <text:p>0.68294652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233990578">
                <text:p>0.233990578</text:p>
              </table:table-cell>
              <table:table-cell office:value-type="float" office:value="0.644496756">
                <text:p>0.644496756</text:p>
              </table:table-cell>
              <table:table-cell office:value-type="float" office:value="0.72124907">
                <text:p>0.72124907</text:p>
              </table:table-cell>
              <table:table-cell office:value-type="float" office:value="0.691730463">
                <text:p>0.6917304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234649805">
                <text:p>0.234649805</text:p>
              </table:table-cell>
              <table:table-cell office:value-type="float" office:value="0.645032006">
                <text:p>0.645032006</text:p>
              </table:table-cell>
              <table:table-cell office:value-type="float" office:value="0.702126706">
                <text:p>0.702126706</text:p>
              </table:table-cell>
              <table:table-cell office:value-type="float" office:value="0.677238187">
                <text:p>0.67723818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234378008">
                <text:p>0.234378008</text:p>
              </table:table-cell>
              <table:table-cell office:value-type="float" office:value="0.643521028">
                <text:p>0.643521028</text:p>
              </table:table-cell>
              <table:table-cell office:value-type="float" office:value="0.698192799">
                <text:p>0.698192799</text:p>
              </table:table-cell>
              <table:table-cell office:value-type="float" office:value="0.674923739">
                <text:p>0.67492373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235008625">
                <text:p>0.235008625</text:p>
              </table:table-cell>
              <table:table-cell office:value-type="float" office:value="0.788331722">
                <text:p>0.788331722</text:p>
              </table:table-cell>
              <table:table-cell office:value-type="float" office:value="0.637255983">
                <text:p>0.637255983</text:p>
              </table:table-cell>
              <table:table-cell office:value-type="float" office:value="0.569143959">
                <text:p>0.56914395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234328536">
                <text:p>0.234328536</text:p>
              </table:table-cell>
              <table:table-cell office:value-type="float" office:value="0.813362099">
                <text:p>0.813362099</text:p>
              </table:table-cell>
              <table:table-cell office:value-type="float" office:value="0.625530556">
                <text:p>0.625530556</text:p>
              </table:table-cell>
              <table:table-cell office:value-type="float" office:value="0.579739878">
                <text:p>0.5797398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34806566">
                <text:p>0.234806566</text:p>
              </table:table-cell>
              <table:table-cell office:value-type="float" office:value="0.668022116">
                <text:p>0.668022116</text:p>
              </table:table-cell>
              <table:table-cell office:value-type="float" office:value="0.734387724">
                <text:p>0.734387724</text:p>
              </table:table-cell>
              <table:table-cell office:value-type="float" office:value="0.690513932">
                <text:p>0.6905139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234730868">
                <text:p>0.234730868</text:p>
              </table:table-cell>
              <table:table-cell office:value-type="float" office:value="0.670095166">
                <text:p>0.670095166</text:p>
              </table:table-cell>
              <table:table-cell office:value-type="float" office:value="0.747701615">
                <text:p>0.747701615</text:p>
              </table:table-cell>
              <table:table-cell office:value-type="float" office:value="0.672411403">
                <text:p>0.67241140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234594969">
                <text:p>0.234594969</text:p>
              </table:table-cell>
              <table:table-cell office:value-type="float" office:value="0.670124968">
                <text:p>0.670124968</text:p>
              </table:table-cell>
              <table:table-cell office:value-type="float" office:value="0.752593369">
                <text:p>0.752593369</text:p>
              </table:table-cell>
              <table:table-cell office:value-type="float" office:value="0.611785127">
                <text:p>0.61178512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234805374">
                <text:p>0.234805374</text:p>
              </table:table-cell>
              <table:table-cell office:value-type="float" office:value="0.652350265">
                <text:p>0.652350265</text:p>
              </table:table-cell>
              <table:table-cell office:value-type="float" office:value="0.719199862">
                <text:p>0.719199862</text:p>
              </table:table-cell>
              <table:table-cell office:value-type="float" office:value="0.689106666">
                <text:p>0.68910666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33899383">
                <text:p>0.233899383</text:p>
              </table:table-cell>
              <table:table-cell office:value-type="float" office:value="0.636869149">
                <text:p>0.636869149</text:p>
              </table:table-cell>
              <table:table-cell office:value-type="float" office:value="0.664377888">
                <text:p>0.664377888</text:p>
              </table:table-cell>
              <table:table-cell office:value-type="float" office:value="0.668261727">
                <text:p>0.66826172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234138397">
                <text:p>0.234138397</text:p>
              </table:table-cell>
              <table:table-cell office:value-type="float" office:value="0.641304927">
                <text:p>0.641304927</text:p>
              </table:table-cell>
              <table:table-cell office:value-type="float" office:value="0.713232245">
                <text:p>0.713232245</text:p>
              </table:table-cell>
              <table:table-cell office:value-type="float" office:value="0.683255873">
                <text:p>0.68325587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234639077">
                <text:p>0.234639077</text:p>
              </table:table-cell>
              <table:table-cell office:value-type="float" office:value="0.641112404">
                <text:p>0.641112404</text:p>
              </table:table-cell>
              <table:table-cell office:value-type="float" office:value="0.692994081">
                <text:p>0.692994081</text:p>
              </table:table-cell>
              <table:table-cell office:value-type="float" office:value="0.670259675">
                <text:p>0.67025967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234818487">
                <text:p>0.234818487</text:p>
              </table:table-cell>
              <table:table-cell office:value-type="float" office:value="0.770431253">
                <text:p>0.770431253</text:p>
              </table:table-cell>
              <table:table-cell office:value-type="float" office:value="0.748919338">
                <text:p>0.748919338</text:p>
              </table:table-cell>
              <table:table-cell office:value-type="float" office:value="0.577173898">
                <text:p>0.57717389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234975247">
                <text:p>0.234975247</text:p>
              </table:table-cell>
              <table:table-cell office:value-type="float" office:value="0.738328783">
                <text:p>0.738328783</text:p>
              </table:table-cell>
              <table:table-cell office:value-type="float" office:value="0.769651028">
                <text:p>0.769651028</text:p>
              </table:table-cell>
              <table:table-cell office:value-type="float" office:value="0.607935859">
                <text:p>0.60793585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235417513">
                <text:p>0.235417513</text:p>
              </table:table-cell>
              <table:table-cell office:value-type="float" office:value="0.738006322">
                <text:p>0.738006322</text:p>
              </table:table-cell>
              <table:table-cell office:value-type="float" office:value="0.768422576">
                <text:p>0.768422576</text:p>
              </table:table-cell>
              <table:table-cell office:value-type="float" office:value="0.604742241">
                <text:p>0.60474224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35161809">
                <text:p>0.235161809</text:p>
              </table:table-cell>
              <table:table-cell office:value-type="float" office:value="0.764914842">
                <text:p>0.764914842</text:p>
              </table:table-cell>
              <table:table-cell office:value-type="float" office:value="0.737480609">
                <text:p>0.737480609</text:p>
              </table:table-cell>
              <table:table-cell office:value-type="float" office:value="0.573809811">
                <text:p>0.57380981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234289197">
                <text:p>0.234289197</text:p>
              </table:table-cell>
              <table:table-cell office:value-type="float" office:value="0.807935692">
                <text:p>0.807935692</text:p>
              </table:table-cell>
              <table:table-cell office:value-type="float" office:value="0.625933483">
                <text:p>0.625933483</text:p>
              </table:table-cell>
              <table:table-cell office:value-type="float" office:value="0.568425127">
                <text:p>0.5684251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234174756">
                <text:p>0.234174756</text:p>
              </table:table-cell>
              <table:table-cell office:value-type="float" office:value="0.784156416">
                <text:p>0.784156416</text:p>
              </table:table-cell>
              <table:table-cell office:value-type="float" office:value="0.626665428">
                <text:p>0.626665428</text:p>
              </table:table-cell>
              <table:table-cell office:value-type="float" office:value="0.61630018">
                <text:p>0.6163001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235130815">
                <text:p>0.235130815</text:p>
              </table:table-cell>
              <table:table-cell office:value-type="float" office:value="0.649638849">
                <text:p>0.649638849</text:p>
              </table:table-cell>
              <table:table-cell office:value-type="float" office:value="0.71368226">
                <text:p>0.71368226</text:p>
              </table:table-cell>
              <table:table-cell office:value-type="float" office:value="0.685231171">
                <text:p>0.68523117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235055713">
                <text:p>0.235055713</text:p>
              </table:table-cell>
              <table:table-cell office:value-type="float" office:value="0.689450585">
                <text:p>0.689450585</text:p>
              </table:table-cell>
              <table:table-cell office:value-type="float" office:value="0.744629591">
                <text:p>0.744629591</text:p>
              </table:table-cell>
              <table:table-cell office:value-type="float" office:value="0.672842344">
                <text:p>0.67284234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234265355">
                <text:p>0.234265355</text:p>
              </table:table-cell>
              <table:table-cell office:value-type="float" office:value="0.636293368">
                <text:p>0.636293368</text:p>
              </table:table-cell>
              <table:table-cell office:value-type="float" office:value="0.651862699">
                <text:p>0.651862699</text:p>
              </table:table-cell>
              <table:table-cell office:value-type="float" office:value="0.648471194">
                <text:p>0.64847119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34136609">
                <text:p>0.234136609</text:p>
              </table:table-cell>
              <table:table-cell office:value-type="float" office:value="0.740249841">
                <text:p>0.740249841</text:p>
              </table:table-cell>
              <table:table-cell office:value-type="float" office:value="0.637365656">
                <text:p>0.637365656</text:p>
              </table:table-cell>
              <table:table-cell office:value-type="float" office:value="0.654922802">
                <text:p>0.65492280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235357313">
                <text:p>0.235357313</text:p>
              </table:table-cell>
              <table:table-cell office:value-type="float" office:value="0.796320533">
                <text:p>0.796320533</text:p>
              </table:table-cell>
              <table:table-cell office:value-type="float" office:value="0.661786874">
                <text:p>0.661786874</text:p>
              </table:table-cell>
              <table:table-cell office:value-type="float" office:value="0.56979365">
                <text:p>0.5697936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235137967">
                <text:p>0.235137967</text:p>
              </table:table-cell>
              <table:table-cell office:value-type="float" office:value="0.804950095">
                <text:p>0.804950095</text:p>
              </table:table-cell>
              <table:table-cell office:value-type="float" office:value="0.645870047">
                <text:p>0.645870047</text:p>
              </table:table-cell>
              <table:table-cell office:value-type="float" office:value="0.566998788">
                <text:p>0.56699878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234631328">
                <text:p>0.234631328</text:p>
              </table:table-cell>
              <table:table-cell office:value-type="float" office:value="0.644019323">
                <text:p>0.644019323</text:p>
              </table:table-cell>
              <table:table-cell office:value-type="float" office:value="0.687762581">
                <text:p>0.687762581</text:p>
              </table:table-cell>
              <table:table-cell office:value-type="float" office:value="0.668312391">
                <text:p>0.6683123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34769611">
                <text:p>0.234769611</text:p>
              </table:table-cell>
              <table:table-cell office:value-type="float" office:value="0.672441205">
                <text:p>0.672441205</text:p>
              </table:table-cell>
              <table:table-cell office:value-type="float" office:value="0.736228911">
                <text:p>0.736228911</text:p>
              </table:table-cell>
              <table:table-cell office:value-type="float" office:value="0.687974773">
                <text:p>0.68797477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234751133">
                <text:p>0.234751133</text:p>
              </table:table-cell>
              <table:table-cell office:value-type="float" office:value="0.643337446">
                <text:p>0.643337446</text:p>
              </table:table-cell>
              <table:table-cell office:value-type="float" office:value="0.703365887">
                <text:p>0.703365887</text:p>
              </table:table-cell>
              <table:table-cell office:value-type="float" office:value="0.676047883">
                <text:p>0.67604788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23503664">
                <text:p>0.23503664</text:p>
              </table:table-cell>
              <table:table-cell office:value-type="float" office:value="0.664190133">
                <text:p>0.664190133</text:p>
              </table:table-cell>
              <table:table-cell office:value-type="float" office:value="0.739959567">
                <text:p>0.739959567</text:p>
              </table:table-cell>
              <table:table-cell office:value-type="float" office:value="0.675491175">
                <text:p>0.67549117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235005049">
                <text:p>0.235005049</text:p>
              </table:table-cell>
              <table:table-cell office:value-type="float" office:value="0.636344032">
                <text:p>0.636344032</text:p>
              </table:table-cell>
              <table:table-cell office:value-type="float" office:value="0.655640442">
                <text:p>0.655640442</text:p>
              </table:table-cell>
              <table:table-cell office:value-type="float" office:value="0.65154143">
                <text:p>0.6515414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234547881">
                <text:p>0.234547881</text:p>
              </table:table-cell>
              <table:table-cell office:value-type="float" office:value="0.646416026">
                <text:p>0.646416026</text:p>
              </table:table-cell>
              <table:table-cell office:value-type="float" office:value="0.71921834">
                <text:p>0.71921834</text:p>
              </table:table-cell>
              <table:table-cell office:value-type="float" office:value="0.684787713">
                <text:p>0.68478771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235490827">
                <text:p>0.235490827</text:p>
              </table:table-cell>
              <table:table-cell office:value-type="float" office:value="0.774236414">
                <text:p>0.774236414</text:p>
              </table:table-cell>
              <table:table-cell office:value-type="float" office:value="0.744559854">
                <text:p>0.744559854</text:p>
              </table:table-cell>
              <table:table-cell office:value-type="float" office:value="0.576174328">
                <text:p>0.5761743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234579472">
                <text:p>0.234579472</text:p>
              </table:table-cell>
              <table:table-cell office:value-type="float" office:value="0.653756339">
                <text:p>0.653756339</text:p>
              </table:table-cell>
              <table:table-cell office:value-type="float" office:value="0.720420566">
                <text:p>0.720420566</text:p>
              </table:table-cell>
              <table:table-cell office:value-type="float" office:value="0.68928846">
                <text:p>0.6892884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234033493">
                <text:p>0.234033493</text:p>
              </table:table-cell>
              <table:table-cell office:value-type="float" office:value="0.722862568">
                <text:p>0.722862568</text:p>
              </table:table-cell>
              <table:table-cell office:value-type="float" office:value="0.631183461">
                <text:p>0.631183461</text:p>
              </table:table-cell>
              <table:table-cell office:value-type="float" office:value="0.606973244">
                <text:p>0.60697324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234741001">
                <text:p>0.234741001</text:p>
              </table:table-cell>
              <table:table-cell office:value-type="float" office:value="0.806306101">
                <text:p>0.806306101</text:p>
              </table:table-cell>
              <table:table-cell office:value-type="float" office:value="0.668042382">
                <text:p>0.668042382</text:p>
              </table:table-cell>
              <table:table-cell office:value-type="float" office:value="0.566263862">
                <text:p>0.56626386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235189824">
                <text:p>0.235189824</text:p>
              </table:table-cell>
              <table:table-cell office:value-type="float" office:value="0.749920696">
                <text:p>0.749920696</text:p>
              </table:table-cell>
              <table:table-cell office:value-type="float" office:value="0.7726253">
                <text:p>0.7726253</text:p>
              </table:table-cell>
              <table:table-cell office:value-type="float" office:value="0.595667433">
                <text:p>0.59566743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235182671">
                <text:p>0.235182671</text:p>
              </table:table-cell>
              <table:table-cell office:value-type="float" office:value="0.761182995">
                <text:p>0.761182995</text:p>
              </table:table-cell>
              <table:table-cell office:value-type="float" office:value="0.760532708">
                <text:p>0.760532708</text:p>
              </table:table-cell>
              <table:table-cell office:value-type="float" office:value="0.578642557">
                <text:p>0.57864255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234567551">
                <text:p>0.234567551</text:p>
              </table:table-cell>
              <table:table-cell office:value-type="float" office:value="0.648865181">
                <text:p>0.648865181</text:p>
              </table:table-cell>
              <table:table-cell office:value-type="float" office:value="0.645073729">
                <text:p>0.645073729</text:p>
              </table:table-cell>
              <table:table-cell office:value-type="float" office:value="0.640406089">
                <text:p>0.64040608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234273104">
                <text:p>0.234273104</text:p>
              </table:table-cell>
              <table:table-cell office:value-type="float" office:value="0.676525316">
                <text:p>0.676525316</text:p>
              </table:table-cell>
              <table:table-cell office:value-type="float" office:value="0.635702686">
                <text:p>0.635702686</text:p>
              </table:table-cell>
              <table:table-cell office:value-type="float" office:value="0.624175146">
                <text:p>0.62417514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235027103">
                <text:p>0.235027103</text:p>
              </table:table-cell>
              <table:table-cell office:value-type="float" office:value="0.67606934">
                <text:p>0.67606934</text:p>
              </table:table-cell>
              <table:table-cell office:value-type="float" office:value="0.739301531">
                <text:p>0.739301531</text:p>
              </table:table-cell>
              <table:table-cell office:value-type="float" office:value="0.686476312">
                <text:p>0.68647631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233909516">
                <text:p>0.233909516</text:p>
              </table:table-cell>
              <table:table-cell office:value-type="float" office:value="0.783431623">
                <text:p>0.783431623</text:p>
              </table:table-cell>
              <table:table-cell office:value-type="float" office:value="0.629232005">
                <text:p>0.629232005</text:p>
              </table:table-cell>
              <table:table-cell office:value-type="float" office:value="0.588496398">
                <text:p>0.58849639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233794479">
                <text:p>0.233794479</text:p>
              </table:table-cell>
              <table:table-cell office:value-type="float" office:value="0.63850172">
                <text:p>0.63850172</text:p>
              </table:table-cell>
              <table:table-cell office:value-type="float" office:value="0.689830862">
                <text:p>0.689830862</text:p>
              </table:table-cell>
              <table:table-cell office:value-type="float" office:value="0.687738143">
                <text:p>0.68773814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23462954">
                <text:p>0.23462954</text:p>
              </table:table-cell>
              <table:table-cell office:value-type="float" office:value="0.709980215">
                <text:p>0.709980215</text:p>
              </table:table-cell>
              <table:table-cell office:value-type="float" office:value="0.757277102">
                <text:p>0.757277102</text:p>
              </table:table-cell>
              <table:table-cell office:value-type="float" office:value="0.614293291">
                <text:p>0.61429329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234949021">
                <text:p>0.234949021</text:p>
              </table:table-cell>
              <table:table-cell office:value-type="float" office:value="0.748768538">
                <text:p>0.748768538</text:p>
              </table:table-cell>
              <table:table-cell office:value-type="float" office:value="0.774065348">
                <text:p>0.774065348</text:p>
              </table:table-cell>
              <table:table-cell office:value-type="float" office:value="0.594071221">
                <text:p>0.59407122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234935312">
                <text:p>0.234935312</text:p>
              </table:table-cell>
              <table:table-cell office:value-type="float" office:value="0.772541853">
                <text:p>0.772541853</text:p>
              </table:table-cell>
              <table:table-cell office:value-type="float" office:value="0.749277562">
                <text:p>0.749277562</text:p>
              </table:table-cell>
              <table:table-cell office:value-type="float" office:value="0.576109359">
                <text:p>0.57610935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233781962">
                <text:p>0.233781962</text:p>
              </table:table-cell>
              <table:table-cell office:value-type="float" office:value="0.701391184">
                <text:p>0.701391184</text:p>
              </table:table-cell>
              <table:table-cell office:value-type="float" office:value="0.648576099">
                <text:p>0.648576099</text:p>
              </table:table-cell>
              <table:table-cell office:value-type="float" office:value="0.667832573">
                <text:p>0.66783257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234310059">
                <text:p>0.234310059</text:p>
              </table:table-cell>
              <table:table-cell office:value-type="float" office:value="0.638412909">
                <text:p>0.638412909</text:p>
              </table:table-cell>
              <table:table-cell office:value-type="float" office:value="0.676133713">
                <text:p>0.676133713</text:p>
              </table:table-cell>
              <table:table-cell office:value-type="float" office:value="0.663643558">
                <text:p>0.66364355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234581856">
                <text:p>0.234581856</text:p>
              </table:table-cell>
              <table:table-cell office:value-type="float" office:value="0.645838457">
                <text:p>0.645838457</text:p>
              </table:table-cell>
              <table:table-cell office:value-type="float" office:value="0.709466423">
                <text:p>0.709466423</text:p>
              </table:table-cell>
              <table:table-cell office:value-type="float" office:value="0.680508099">
                <text:p>0.6805080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233829049">
                <text:p>0.233829049</text:p>
              </table:table-cell>
              <table:table-cell office:value-type="float" office:value="0.775672886">
                <text:p>0.775672886</text:p>
              </table:table-cell>
              <table:table-cell office:value-type="float" office:value="0.626764968">
                <text:p>0.626764968</text:p>
              </table:table-cell>
              <table:table-cell office:value-type="float" office:value="0.594925355">
                <text:p>0.59492535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233957199">
                <text:p>0.233957199</text:p>
              </table:table-cell>
              <table:table-cell office:value-type="float" office:value="0.814704992">
                <text:p>0.814704992</text:p>
              </table:table-cell>
              <table:table-cell office:value-type="float" office:value="0.634570197">
                <text:p>0.634570197</text:p>
              </table:table-cell>
              <table:table-cell office:value-type="float" office:value="0.571739146">
                <text:p>0.57173914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234717159">
                <text:p>0.234717159</text:p>
              </table:table-cell>
              <table:table-cell office:value-type="float" office:value="0.70299455">
                <text:p>0.70299455</text:p>
              </table:table-cell>
              <table:table-cell office:value-type="float" office:value="0.749930829">
                <text:p>0.749930829</text:p>
              </table:table-cell>
              <table:table-cell office:value-type="float" office:value="0.661829789">
                <text:p>0.66182978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234590201">
                <text:p>0.234590201</text:p>
              </table:table-cell>
              <table:table-cell office:value-type="float" office:value="0.667100628">
                <text:p>0.667100628</text:p>
              </table:table-cell>
              <table:table-cell office:value-type="float" office:value="0.74461767">
                <text:p>0.74461767</text:p>
              </table:table-cell>
              <table:table-cell office:value-type="float" office:value="0.680059276">
                <text:p>0.68005927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234346418">
                <text:p>0.234346418</text:p>
              </table:table-cell>
              <table:table-cell office:value-type="float" office:value="0.684466444">
                <text:p>0.684466444</text:p>
              </table:table-cell>
              <table:table-cell office:value-type="float" office:value="0.651473481">
                <text:p>0.651473481</text:p>
              </table:table-cell>
              <table:table-cell office:value-type="float" office:value="0.648446756">
                <text:p>0.64844675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233391551">
                <text:p>0.233391551</text:p>
              </table:table-cell>
              <table:table-cell office:value-type="float" office:value="0.707114423">
                <text:p>0.707114423</text:p>
              </table:table-cell>
              <table:table-cell office:value-type="float" office:value="0.629689172">
                <text:p>0.629689172</text:p>
              </table:table-cell>
              <table:table-cell office:value-type="float" office:value="0.613072588">
                <text:p>0.61307258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234224228">
                <text:p>0.234224228</text:p>
              </table:table-cell>
              <table:table-cell office:value-type="float" office:value="0.646560269">
                <text:p>0.646560269</text:p>
              </table:table-cell>
              <table:table-cell office:value-type="float" office:value="0.70751139">
                <text:p>0.70751139</text:p>
              </table:table-cell>
              <table:table-cell office:value-type="float" office:value="0.679885826">
                <text:p>0.67988582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233645467">
                <text:p>0.233645467</text:p>
              </table:table-cell>
              <table:table-cell office:value-type="float" office:value="0.640046673">
                <text:p>0.640046673</text:p>
              </table:table-cell>
              <table:table-cell office:value-type="float" office:value="0.677821717">
                <text:p>0.677821717</text:p>
              </table:table-cell>
              <table:table-cell office:value-type="float" office:value="0.663340171">
                <text:p>0.66334017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235151081">
                <text:p>0.235151081</text:p>
              </table:table-cell>
              <table:table-cell office:value-type="float" office:value="0.720163074">
                <text:p>0.720163074</text:p>
              </table:table-cell>
              <table:table-cell office:value-type="float" office:value="0.773604008">
                <text:p>0.773604008</text:p>
              </table:table-cell>
              <table:table-cell office:value-type="float" office:value="0.5775655">
                <text:p>0.577565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234724907">
                <text:p>0.234724907</text:p>
              </table:table-cell>
              <table:table-cell office:value-type="float" office:value="0.660704453">
                <text:p>0.660704453</text:p>
              </table:table-cell>
              <table:table-cell office:value-type="float" office:value="0.730533687">
                <text:p>0.730533687</text:p>
              </table:table-cell>
              <table:table-cell office:value-type="float" office:value="0.691951596">
                <text:p>0.6919515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234770207">
                <text:p>0.234770207</text:p>
              </table:table-cell>
              <table:table-cell office:value-type="float" office:value="0.699473107">
                <text:p>0.699473107</text:p>
              </table:table-cell>
              <table:table-cell office:value-type="float" office:value="0.750427336">
                <text:p>0.750427336</text:p>
              </table:table-cell>
              <table:table-cell office:value-type="float" office:value="0.66405185">
                <text:p>0.6640518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234463243">
                <text:p>0.234463243</text:p>
              </table:table-cell>
              <table:table-cell office:value-type="float" office:value="0.750642508">
                <text:p>0.750642508</text:p>
              </table:table-cell>
              <table:table-cell office:value-type="float" office:value="0.751462668">
                <text:p>0.751462668</text:p>
              </table:table-cell>
              <table:table-cell office:value-type="float" office:value="0.577573249">
                <text:p>0.57757324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234610466">
                <text:p>0.234610466</text:p>
              </table:table-cell>
              <table:table-cell office:value-type="float" office:value="0.808319546">
                <text:p>0.808319546</text:p>
              </table:table-cell>
              <table:table-cell office:value-type="float" office:value="0.642026739">
                <text:p>0.642026739</text:p>
              </table:table-cell>
              <table:table-cell office:value-type="float" office:value="0.566714474">
                <text:p>0.56671447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233395724">
                <text:p>0.233395724</text:p>
              </table:table-cell>
              <table:table-cell office:value-type="float" office:value="0.692697846">
                <text:p>0.692697846</text:p>
              </table:table-cell>
              <table:table-cell office:value-type="float" office:value="0.635652022">
                <text:p>0.635652022</text:p>
              </table:table-cell>
              <table:table-cell office:value-type="float" office:value="0.65179475">
                <text:p>0.6517947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233855275">
                <text:p>0.233855275</text:p>
              </table:table-cell>
              <table:table-cell office:value-type="float" office:value="0.766550394">
                <text:p>0.766550394</text:p>
              </table:table-cell>
              <table:table-cell office:value-type="float" office:value="0.628213957">
                <text:p>0.628213957</text:p>
              </table:table-cell>
              <table:table-cell office:value-type="float" office:value="0.594491433">
                <text:p>0.59449143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234444169">
                <text:p>0.234444169</text:p>
              </table:table-cell>
              <table:table-cell office:value-type="float" office:value="0.813885428">
                <text:p>0.813885428</text:p>
              </table:table-cell>
              <table:table-cell office:value-type="float" office:value="0.633518175">
                <text:p>0.633518175</text:p>
              </table:table-cell>
              <table:table-cell office:value-type="float" office:value="0.56553907">
                <text:p>0.5655390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234851865">
                <text:p>0.234851865</text:p>
              </table:table-cell>
              <table:table-cell office:value-type="float" office:value="0.794288611">
                <text:p>0.794288611</text:p>
              </table:table-cell>
              <table:table-cell office:value-type="float" office:value="0.689649068">
                <text:p>0.689649068</text:p>
              </table:table-cell>
              <table:table-cell office:value-type="float" office:value="0.572540232">
                <text:p>0.57254023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235053329">
                <text:p>0.235053329</text:p>
              </table:table-cell>
              <table:table-cell office:value-type="float" office:value="0.786323045">
                <text:p>0.786323045</text:p>
              </table:table-cell>
              <table:table-cell office:value-type="float" office:value="0.699448669">
                <text:p>0.699448669</text:p>
              </table:table-cell>
              <table:table-cell office:value-type="float" office:value="0.571059653">
                <text:p>0.57105965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34282045">
                <text:p>0.234282045</text:p>
              </table:table-cell>
              <table:table-cell office:value-type="float" office:value="0.809174873">
                <text:p>0.809174873</text:p>
              </table:table-cell>
              <table:table-cell office:value-type="float" office:value="0.636877493">
                <text:p>0.636877493</text:p>
              </table:table-cell>
              <table:table-cell office:value-type="float" office:value="0.566709109">
                <text:p>0.56670910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234178333">
                <text:p>0.234178333</text:p>
              </table:table-cell>
              <table:table-cell office:value-type="float" office:value="0.642429071">
                <text:p>0.642429071</text:p>
              </table:table-cell>
              <table:table-cell office:value-type="float" office:value="0.695664966">
                <text:p>0.695664966</text:p>
              </table:table-cell>
              <table:table-cell office:value-type="float" office:value="0.672243318">
                <text:p>0.67224331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234727291">
                <text:p>0.234727291</text:p>
              </table:table-cell>
              <table:table-cell office:value-type="float" office:value="0.675638995">
                <text:p>0.675638995</text:p>
              </table:table-cell>
              <table:table-cell office:value-type="float" office:value="0.738786547">
                <text:p>0.738786547</text:p>
              </table:table-cell>
              <table:table-cell office:value-type="float" office:value="0.684018217">
                <text:p>0.68401821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234562187">
                <text:p>0.234562187</text:p>
              </table:table-cell>
              <table:table-cell office:value-type="float" office:value="0.661816676">
                <text:p>0.661816676</text:p>
              </table:table-cell>
              <table:table-cell office:value-type="float" office:value="0.730211822">
                <text:p>0.730211822</text:p>
              </table:table-cell>
              <table:table-cell office:value-type="float" office:value="0.692185246">
                <text:p>0.69218524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234681992">
                <text:p>0.234681992</text:p>
              </table:table-cell>
              <table:table-cell office:value-type="float" office:value="0.661410768">
                <text:p>0.661410768</text:p>
              </table:table-cell>
              <table:table-cell office:value-type="float" office:value="0.746520251">
                <text:p>0.746520251</text:p>
              </table:table-cell>
              <table:table-cell office:value-type="float" office:value="0.641102867">
                <text:p>0.64110286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23422244">
                <text:p>0.23422244</text:p>
              </table:table-cell>
              <table:table-cell office:value-type="float" office:value="0.810248948">
                <text:p>0.810248948</text:p>
              </table:table-cell>
              <table:table-cell office:value-type="float" office:value="0.627508834">
                <text:p>0.627508834</text:p>
              </table:table-cell>
              <table:table-cell office:value-type="float" office:value="0.569564172">
                <text:p>0.56956417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233808784">
                <text:p>0.233808784</text:p>
              </table:table-cell>
              <table:table-cell office:value-type="float" office:value="0.660645444">
                <text:p>0.660645444</text:p>
              </table:table-cell>
              <table:table-cell office:value-type="float" office:value="0.640108662">
                <text:p>0.640108662</text:p>
              </table:table-cell>
              <table:table-cell office:value-type="float" office:value="0.636169986">
                <text:p>0.63616998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234485297">
                <text:p>0.234485297</text:p>
              </table:table-cell>
              <table:table-cell office:value-type="float" office:value="0.655717332">
                <text:p>0.655717332</text:p>
              </table:table-cell>
              <table:table-cell office:value-type="float" office:value="0.720439043">
                <text:p>0.720439043</text:p>
              </table:table-cell>
              <table:table-cell office:value-type="float" office:value="0.690308892">
                <text:p>0.69030889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234928159">
                <text:p>0.234928159</text:p>
              </table:table-cell>
              <table:table-cell office:value-type="float" office:value="0.777564141">
                <text:p>0.777564141</text:p>
              </table:table-cell>
              <table:table-cell office:value-type="float" office:value="0.738092749">
                <text:p>0.738092749</text:p>
              </table:table-cell>
              <table:table-cell office:value-type="float" office:value="0.575826237">
                <text:p>0.57582623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234217076">
                <text:p>0.234217076</text:p>
              </table:table-cell>
              <table:table-cell office:value-type="float" office:value="0.80704043">
                <text:p>0.80704043</text:p>
              </table:table-cell>
              <table:table-cell office:value-type="float" office:value="0.647456723">
                <text:p>0.647456723</text:p>
              </table:table-cell>
              <table:table-cell office:value-type="float" office:value="0.568199821">
                <text:p>0.56819982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34230189">
                <text:p>0.234230189</text:p>
              </table:table-cell>
              <table:table-cell office:value-type="float" office:value="0.658567626">
                <text:p>0.658567626</text:p>
              </table:table-cell>
              <table:table-cell office:value-type="float" office:value="0.731010524">
                <text:p>0.731010524</text:p>
              </table:table-cell>
              <table:table-cell office:value-type="float" office:value="0.684650026">
                <text:p>0.68465002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234234361">
                <text:p>0.234234361</text:p>
              </table:table-cell>
              <table:table-cell office:value-type="float" office:value="0.70561775">
                <text:p>0.70561775</text:p>
              </table:table-cell>
              <table:table-cell office:value-type="float" office:value="0.774048063">
                <text:p>0.774048063</text:p>
              </table:table-cell>
              <table:table-cell office:value-type="float" office:value="0.576624939">
                <text:p>0.57662493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234615235">
                <text:p>0.234615235</text:p>
              </table:table-cell>
              <table:table-cell office:value-type="float" office:value="0.683987222">
                <text:p>0.683987222</text:p>
              </table:table-cell>
              <table:table-cell office:value-type="float" office:value="0.743095963">
                <text:p>0.743095963</text:p>
              </table:table-cell>
              <table:table-cell office:value-type="float" office:value="0.679056725">
                <text:p>0.67905672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23419979">
                <text:p>0.23419979</text:p>
              </table:table-cell>
              <table:table-cell office:value-type="float" office:value="0.640034752">
                <text:p>0.640034752</text:p>
              </table:table-cell>
              <table:table-cell office:value-type="float" office:value="0.687953316">
                <text:p>0.687953316</text:p>
              </table:table-cell>
              <table:table-cell office:value-type="float" office:value="0.670500478">
                <text:p>0.67050047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234602718">
                <text:p>0.234602718</text:p>
              </table:table-cell>
              <table:table-cell office:value-type="float" office:value="0.639887528">
                <text:p>0.639887528</text:p>
              </table:table-cell>
              <table:table-cell office:value-type="float" office:value="0.682435117">
                <text:p>0.682435117</text:p>
              </table:table-cell>
              <table:table-cell office:value-type="float" office:value="0.664770086">
                <text:p>0.66477008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233751563">
                <text:p>0.233751563</text:p>
              </table:table-cell>
              <table:table-cell office:value-type="float" office:value="0.660781939">
                <text:p>0.660781939</text:p>
              </table:table-cell>
              <table:table-cell office:value-type="float" office:value="0.659394343">
                <text:p>0.659394343</text:p>
              </table:table-cell>
              <table:table-cell office:value-type="float" office:value="0.652726966">
                <text:p>0.6527269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234395294">
                <text:p>0.234395294</text:p>
              </table:table-cell>
              <table:table-cell office:value-type="float" office:value="0.680465183">
                <text:p>0.680465183</text:p>
              </table:table-cell>
              <table:table-cell office:value-type="float" office:value="0.748905629">
                <text:p>0.748905629</text:p>
              </table:table-cell>
              <table:table-cell office:value-type="float" office:value="0.647351223">
                <text:p>0.64735122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234730272">
                <text:p>0.234730272</text:p>
              </table:table-cell>
              <table:table-cell office:value-type="float" office:value="0.797028041">
                <text:p>0.797028041</text:p>
              </table:table-cell>
              <table:table-cell office:value-type="float" office:value="0.665115793">
                <text:p>0.665115793</text:p>
              </table:table-cell>
              <table:table-cell office:value-type="float" office:value="0.567831465">
                <text:p>0.56783146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233484534">
                <text:p>0.233484534</text:p>
              </table:table-cell>
              <table:table-cell office:value-type="float" office:value="0.671604952">
                <text:p>0.671604952</text:p>
              </table:table-cell>
              <table:table-cell office:value-type="float" office:value="0.751606316">
                <text:p>0.751606316</text:p>
              </table:table-cell>
              <table:table-cell office:value-type="float" office:value="0.617636516">
                <text:p>0.61763651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23462656">
                <text:p>0.23462656</text:p>
              </table:table-cell>
              <table:table-cell office:value-type="float" office:value="0.761749835">
                <text:p>0.761749835</text:p>
              </table:table-cell>
              <table:table-cell office:value-type="float" office:value="0.768979879">
                <text:p>0.768979879</text:p>
              </table:table-cell>
              <table:table-cell office:value-type="float" office:value="0.586776207">
                <text:p>0.5867762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234906105">
                <text:p>0.234906105</text:p>
              </table:table-cell>
              <table:table-cell office:value-type="float" office:value="0.759829969">
                <text:p>0.759829969</text:p>
              </table:table-cell>
              <table:table-cell office:value-type="float" office:value="0.754686684">
                <text:p>0.754686684</text:p>
              </table:table-cell>
              <table:table-cell office:value-type="float" office:value="0.574840376">
                <text:p>0.57484037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233643679">
                <text:p>0.233643679</text:p>
              </table:table-cell>
              <table:table-cell office:value-type="float" office:value="0.637762027">
                <text:p>0.637762027</text:p>
              </table:table-cell>
              <table:table-cell office:value-type="float" office:value="0.653687793">
                <text:p>0.653687793</text:p>
              </table:table-cell>
              <table:table-cell office:value-type="float" office:value="0.653321821">
                <text:p>0.65332182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234469203">
                <text:p>0.234469203</text:p>
              </table:table-cell>
              <table:table-cell office:value-type="float" office:value="0.72347888">
                <text:p>0.72347888</text:p>
              </table:table-cell>
              <table:table-cell office:value-type="float" office:value="0.762575956">
                <text:p>0.762575956</text:p>
              </table:table-cell>
              <table:table-cell office:value-type="float" office:value="0.621423199">
                <text:p>0.6214231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234892396">
                <text:p>0.234892396</text:p>
              </table:table-cell>
              <table:table-cell office:value-type="float" office:value="0.772590133">
                <text:p>0.772590133</text:p>
              </table:table-cell>
              <table:table-cell office:value-type="float" office:value="0.744775026">
                <text:p>0.744775026</text:p>
              </table:table-cell>
              <table:table-cell office:value-type="float" office:value="0.57648606">
                <text:p>0.5764860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234901337">
                <text:p>0.234901337</text:p>
              </table:table-cell>
              <table:table-cell office:value-type="float" office:value="0.736630051">
                <text:p>0.736630051</text:p>
              </table:table-cell>
              <table:table-cell office:value-type="float" office:value="0.76560566">
                <text:p>0.76560566</text:p>
              </table:table-cell>
              <table:table-cell office:value-type="float" office:value="0.61389394">
                <text:p>0.6138939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234988956">
                <text:p>0.234988956</text:p>
              </table:table-cell>
              <table:table-cell office:value-type="float" office:value="0.728905884">
                <text:p>0.728905884</text:p>
              </table:table-cell>
              <table:table-cell office:value-type="float" office:value="0.764195414">
                <text:p>0.764195414</text:p>
              </table:table-cell>
              <table:table-cell office:value-type="float" office:value="0.624232963">
                <text:p>0.62423296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233297972">
                <text:p>0.233297972</text:p>
              </table:table-cell>
              <table:table-cell office:value-type="float" office:value="0.807182289">
                <text:p>0.807182289</text:p>
              </table:table-cell>
              <table:table-cell office:value-type="float" office:value="0.628430322">
                <text:p>0.628430322</text:p>
              </table:table-cell>
              <table:table-cell office:value-type="float" office:value="0.625785664">
                <text:p>0.62578566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234633712">
                <text:p>0.234633712</text:p>
              </table:table-cell>
              <table:table-cell office:value-type="float" office:value="0.740969865">
                <text:p>0.740969865</text:p>
              </table:table-cell>
              <table:table-cell office:value-type="float" office:value="0.769596192">
                <text:p>0.769596192</text:p>
              </table:table-cell>
              <table:table-cell office:value-type="float" office:value="0.602232886">
                <text:p>0.60223288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234494833">
                <text:p>0.234494833</text:p>
              </table:table-cell>
              <table:table-cell office:value-type="float" office:value="0.671533426">
                <text:p>0.671533426</text:p>
              </table:table-cell>
              <table:table-cell office:value-type="float" office:value="0.733967511">
                <text:p>0.733967511</text:p>
              </table:table-cell>
              <table:table-cell office:value-type="float" office:value="0.690440618">
                <text:p>0.69044061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234987764">
                <text:p>0.234987764</text:p>
              </table:table-cell>
              <table:table-cell office:value-type="float" office:value="0.764049383">
                <text:p>0.764049383</text:p>
              </table:table-cell>
              <table:table-cell office:value-type="float" office:value="0.764188858">
                <text:p>0.764188858</text:p>
              </table:table-cell>
              <table:table-cell office:value-type="float" office:value="0.575714776">
                <text:p>0.57571477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234638481">
                <text:p>0.234638481</text:p>
              </table:table-cell>
              <table:table-cell office:value-type="float" office:value="0.741304844">
                <text:p>0.741304844</text:p>
              </table:table-cell>
              <table:table-cell office:value-type="float" office:value="0.773214194">
                <text:p>0.773214194</text:p>
              </table:table-cell>
              <table:table-cell office:value-type="float" office:value="0.59423871">
                <text:p>0.5942387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234048394">
                <text:p>0.234048394</text:p>
              </table:table-cell>
              <table:table-cell office:value-type="float" office:value="0.729850022">
                <text:p>0.729850022</text:p>
              </table:table-cell>
              <table:table-cell office:value-type="float" office:value="0.633206443">
                <text:p>0.633206443</text:p>
              </table:table-cell>
              <table:table-cell office:value-type="float" office:value="0.626850203">
                <text:p>0.62685020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234651594">
                <text:p>0.234651594</text:p>
              </table:table-cell>
              <table:table-cell office:value-type="float" office:value="0.663343151">
                <text:p>0.663343151</text:p>
              </table:table-cell>
              <table:table-cell office:value-type="float" office:value="0.732984034">
                <text:p>0.732984034</text:p>
              </table:table-cell>
              <table:table-cell office:value-type="float" office:value="0.692042791">
                <text:p>0.69204279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234024553">
                <text:p>0.234024553</text:p>
              </table:table-cell>
              <table:table-cell office:value-type="float" office:value="0.708623017">
                <text:p>0.708623017</text:p>
              </table:table-cell>
              <table:table-cell office:value-type="float" office:value="0.630843715">
                <text:p>0.630843715</text:p>
              </table:table-cell>
              <table:table-cell office:value-type="float" office:value="0.613463594">
                <text:p>0.61346359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234589605">
                <text:p>0.234589605</text:p>
              </table:table-cell>
              <table:table-cell office:value-type="float" office:value="0.675014338">
                <text:p>0.675014338</text:p>
              </table:table-cell>
              <table:table-cell office:value-type="float" office:value="0.747860163">
                <text:p>0.747860163</text:p>
              </table:table-cell>
              <table:table-cell office:value-type="float" office:value="0.671528062">
                <text:p>0.67152806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234390525">
                <text:p>0.234390525</text:p>
              </table:table-cell>
              <table:table-cell office:value-type="float" office:value="0.678461871">
                <text:p>0.678461871</text:p>
              </table:table-cell>
              <table:table-cell office:value-type="float" office:value="0.760125012">
                <text:p>0.760125012</text:p>
              </table:table-cell>
              <table:table-cell office:value-type="float" office:value="0.578446457">
                <text:p>0.57844645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234895973">
                <text:p>0.234895973</text:p>
              </table:table-cell>
              <table:table-cell office:value-type="float" office:value="0.750709862">
                <text:p>0.750709862</text:p>
              </table:table-cell>
              <table:table-cell office:value-type="float" office:value="0.772852394">
                <text:p>0.772852394</text:p>
              </table:table-cell>
              <table:table-cell office:value-type="float" office:value="0.592494082">
                <text:p>0.59249408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234711794">
                <text:p>0.234711794</text:p>
              </table:table-cell>
              <table:table-cell office:value-type="float" office:value="0.681203685">
                <text:p>0.681203685</text:p>
              </table:table-cell>
              <table:table-cell office:value-type="float" office:value="0.742133944">
                <text:p>0.742133944</text:p>
              </table:table-cell>
              <table:table-cell office:value-type="float" office:value="0.681557737">
                <text:p>0.681557737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234918026">
                <text:p>0.234918026</text:p>
              </table:table-cell>
              <table:table-cell office:value-type="float" office:value="0.752936095">
                <text:p>0.752936095</text:p>
              </table:table-cell>
              <table:table-cell office:value-type="float" office:value="0.772463175">
                <text:p>0.772463175</text:p>
              </table:table-cell>
              <table:table-cell office:value-type="float" office:value="0.59851892">
                <text:p>0.5985189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234617619">
                <text:p>0.234617619</text:p>
              </table:table-cell>
              <table:table-cell office:value-type="float" office:value="0.710094656">
                <text:p>0.710094656</text:p>
              </table:table-cell>
              <table:table-cell office:value-type="float" office:value="0.761405916">
                <text:p>0.761405916</text:p>
              </table:table-cell>
              <table:table-cell office:value-type="float" office:value="0.630419926">
                <text:p>0.6304199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233719377">
                <text:p>0.233719377</text:p>
              </table:table-cell>
              <table:table-cell office:value-type="float" office:value="0.684977255">
                <text:p>0.684977255</text:p>
              </table:table-cell>
              <table:table-cell office:value-type="float" office:value="0.6341476">
                <text:p>0.6341476</text:p>
              </table:table-cell>
              <table:table-cell office:value-type="float" office:value="0.621850565">
                <text:p>0.62185056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233880905">
                <text:p>0.233880905</text:p>
              </table:table-cell>
              <table:table-cell office:value-type="float" office:value="0.641487913">
                <text:p>0.641487913</text:p>
              </table:table-cell>
              <table:table-cell office:value-type="float" office:value="0.663354476">
                <text:p>0.663354476</text:p>
              </table:table-cell>
              <table:table-cell office:value-type="float" office:value="0.667570313">
                <text:p>0.667570313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234147934">
                <text:p>0.234147934</text:p>
              </table:table-cell>
              <table:table-cell office:value-type="float" office:value="0.69240936">
                <text:p>0.69240936</text:p>
              </table:table-cell>
              <table:table-cell office:value-type="float" office:value="0.764089318">
                <text:p>0.764089318</text:p>
              </table:table-cell>
              <table:table-cell office:value-type="float" office:value="0.603978706">
                <text:p>0.60397870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3424509">
                <text:p>0.23424509</text:p>
              </table:table-cell>
              <table:table-cell office:value-type="float" office:value="0.650159794">
                <text:p>0.650159794</text:p>
              </table:table-cell>
              <table:table-cell office:value-type="float" office:value="0.70976981">
                <text:p>0.70976981</text:p>
              </table:table-cell>
              <table:table-cell office:value-type="float" office:value="0.682518564">
                <text:p>0.68251856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233790902">
                <text:p>0.233790902</text:p>
              </table:table-cell>
              <table:table-cell office:value-type="float" office:value="0.790429806">
                <text:p>0.790429806</text:p>
              </table:table-cell>
              <table:table-cell office:value-type="float" office:value="0.626936034">
                <text:p>0.626936034</text:p>
              </table:table-cell>
              <table:table-cell office:value-type="float" office:value="0.5806864">
                <text:p>0.580686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233598379">
                <text:p>0.233598379</text:p>
              </table:table-cell>
              <table:table-cell office:value-type="float" office:value="0.76639721">
                <text:p>0.76639721</text:p>
              </table:table-cell>
              <table:table-cell office:value-type="float" office:value="0.63175805">
                <text:p>0.63175805</text:p>
              </table:table-cell>
              <table:table-cell office:value-type="float" office:value="0.649945217">
                <text:p>0.64994521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234295158">
                <text:p>0.234295158</text:p>
              </table:table-cell>
              <table:table-cell office:value-type="float" office:value="0.653473217">
                <text:p>0.653473217</text:p>
              </table:table-cell>
              <table:table-cell office:value-type="float" office:value="0.708001936">
                <text:p>0.708001936</text:p>
              </table:table-cell>
              <table:table-cell office:value-type="float" office:value="0.68149396">
                <text:p>0.6814939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233532218">
                <text:p>0.233532218</text:p>
              </table:table-cell>
              <table:table-cell office:value-type="float" office:value="0.705564106">
                <text:p>0.705564106</text:p>
              </table:table-cell>
              <table:table-cell office:value-type="float" office:value="0.631285385">
                <text:p>0.631285385</text:p>
              </table:table-cell>
              <table:table-cell office:value-type="float" office:value="0.613498165">
                <text:p>0.61349816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234036474">
                <text:p>0.234036474</text:p>
              </table:table-cell>
              <table:table-cell office:value-type="float" office:value="0.803604818">
                <text:p>0.803604818</text:p>
              </table:table-cell>
              <table:table-cell office:value-type="float" office:value="0.656161983">
                <text:p>0.656161983</text:p>
              </table:table-cell>
              <table:table-cell office:value-type="float" office:value="0.569561788">
                <text:p>0.56956178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234473972">
                <text:p>0.234473972</text:p>
              </table:table-cell>
              <table:table-cell office:value-type="float" office:value="0.786371921">
                <text:p>0.786371921</text:p>
              </table:table-cell>
              <table:table-cell office:value-type="float" office:value="0.724997011">
                <text:p>0.724997011</text:p>
              </table:table-cell>
              <table:table-cell office:value-type="float" office:value="0.575825641">
                <text:p>0.57582564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3494306">
                <text:p>0.23494306</text:p>
              </table:table-cell>
              <table:table-cell office:value-type="float" office:value="0.742190569">
                <text:p>0.742190569</text:p>
              </table:table-cell>
              <table:table-cell office:value-type="float" office:value="0.770198199">
                <text:p>0.770198199</text:p>
              </table:table-cell>
              <table:table-cell office:value-type="float" office:value="0.603596044">
                <text:p>0.60359604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3485723">
                <text:p>0.23485723</text:p>
              </table:table-cell>
              <table:table-cell office:value-type="float" office:value="0.756614298">
                <text:p>0.756614298</text:p>
              </table:table-cell>
              <table:table-cell office:value-type="float" office:value="0.741969435">
                <text:p>0.741969435</text:p>
              </table:table-cell>
              <table:table-cell office:value-type="float" office:value="0.572501489">
                <text:p>0.57250148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234730868">
                <text:p>0.234730868</text:p>
              </table:table-cell>
              <table:table-cell office:value-type="float" office:value="0.794069266">
                <text:p>0.794069266</text:p>
              </table:table-cell>
              <table:table-cell office:value-type="float" office:value="0.690164648">
                <text:p>0.690164648</text:p>
              </table:table-cell>
              <table:table-cell office:value-type="float" office:value="0.572829911">
                <text:p>0.57282991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234656958">
                <text:p>0.234656958</text:p>
              </table:table-cell>
              <table:table-cell office:value-type="float" office:value="0.807788468">
                <text:p>0.807788468</text:p>
              </table:table-cell>
              <table:table-cell office:value-type="float" office:value="0.64400621">
                <text:p>0.64400621</text:p>
              </table:table-cell>
              <table:table-cell office:value-type="float" office:value="0.566519566">
                <text:p>0.56651956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34086541">
                <text:p>0.234086541</text:p>
              </table:table-cell>
              <table:table-cell office:value-type="float" office:value="0.662260731">
                <text:p>0.662260731</text:p>
              </table:table-cell>
              <table:table-cell office:value-type="float" office:value="0.72777578">
                <text:p>0.72777578</text:p>
              </table:table-cell>
              <table:table-cell office:value-type="float" office:value="0.691849076">
                <text:p>0.69184907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33751563">
                <text:p>0.233751563</text:p>
              </table:table-cell>
              <table:table-cell office:value-type="float" office:value="0.648234564">
                <text:p>0.648234564</text:p>
              </table:table-cell>
              <table:table-cell office:value-type="float" office:value="0.708314265">
                <text:p>0.708314265</text:p>
              </table:table-cell>
              <table:table-cell office:value-type="float" office:value="0.67991384">
                <text:p>0.679913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234267144">
                <text:p>0.234267144</text:p>
              </table:table-cell>
              <table:table-cell office:value-type="float" office:value="0.655251223">
                <text:p>0.655251223</text:p>
              </table:table-cell>
              <table:table-cell office:value-type="float" office:value="0.71460494">
                <text:p>0.71460494</text:p>
              </table:table-cell>
              <table:table-cell office:value-type="float" office:value="0.685807548">
                <text:p>0.68580754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234705834">
                <text:p>0.234705834</text:p>
              </table:table-cell>
              <table:table-cell office:value-type="float" office:value="0.645994621">
                <text:p>0.645994621</text:p>
              </table:table-cell>
              <table:table-cell office:value-type="float" office:value="0.705208266">
                <text:p>0.705208266</text:p>
              </table:table-cell>
              <table:table-cell office:value-type="float" office:value="0.677698931">
                <text:p>0.67769893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34328536">
                <text:p>0.234328536</text:p>
              </table:table-cell>
              <table:table-cell office:value-type="float" office:value="0.668541869">
                <text:p>0.668541869</text:p>
              </table:table-cell>
              <table:table-cell office:value-type="float" office:value="0.751239151">
                <text:p>0.751239151</text:p>
              </table:table-cell>
              <table:table-cell office:value-type="float" office:value="0.62181957">
                <text:p>0.621819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34699277">
                <text:p>0.234699277</text:p>
              </table:table-cell>
              <table:table-cell office:value-type="float" office:value="0.788385366">
                <text:p>0.788385366</text:p>
              </table:table-cell>
              <table:table-cell office:value-type="float" office:value="0.721170988">
                <text:p>0.721170988</text:p>
              </table:table-cell>
              <table:table-cell office:value-type="float" office:value="0.573929021">
                <text:p>0.573929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